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T11" style:parent-style-name="DefaultParagraphFont" style:family="text">
      <style:text-properties fo:language="fr" fo:country="CA"/>
    </style:style>
    <style:style style:name="T12" style:parent-style-name="DefaultParagraphFont" style:family="text">
      <style:text-properties fo:language="en" fo:country="US"/>
    </style:style>
    <style:style style:name="T13" style:parent-style-name="DefaultParagraphFont" style:family="text">
      <style:text-properties fo:language="fr" fo:country="CA"/>
    </style:style>
    <style:style style:name="P14" style:parent-style-name="TableContents" style:family="paragraph">
      <style:text-properties fo:language="fr" fo:country="CA"/>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text-properties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style>
    <style:style style:name="T26" style:parent-style-name="DefaultParagraphFont" style:family="text">
      <style:text-properties fo:language="fr" fo:country="CA"/>
    </style:style>
    <style:style style:name="T27" style:parent-style-name="DefaultParagraphFont" style:family="text">
      <style:text-properties fo:font-style="italic" style:font-style-asian="italic" style:font-style-complex="italic" fo:language="fr" fo:country="CA"/>
    </style:style>
    <style:style style:name="T28" style:parent-style-name="DefaultParagraphFont" style:family="text">
      <style:text-properties fo:language="fr" fo:country="CA"/>
    </style:style>
    <style:style style:name="T29" style:parent-style-name="DefaultParagraphFont" style:family="text">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font-style="italic" style:font-style-asian="italic" style:font-style-complex="italic"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text-properties fo:language="fr" fo:country="CA"/>
    </style:style>
    <style:style style:name="P35" style:parent-style-name="enum" style:family="paragraph">
      <style:paragraph-properties fo:text-align="justify"/>
      <style:text-properties fo:language="fr" fo:country="CA"/>
    </style:style>
    <style:style style:name="P36" style:parent-style-name="Textbody" style:family="paragraph">
      <style:paragraph-properties fo:text-align="justify"/>
      <style:text-properties fo:language="fr" fo:country="CA"/>
    </style:style>
    <style:style style:name="P37" style:parent-style-name="Heading1" style:family="paragraph">
      <style:text-properties fo:language="fr" fo:country="CA"/>
    </style:style>
    <style:style style:name="P38" style:parent-style-name="Standard" style:family="paragraph">
      <style:paragraph-properties fo:text-align="justify"/>
      <style:text-properties fo:language="fr" fo:country="CA"/>
    </style:style>
    <style:style style:name="P39" style:parent-style-name="Standard" style:family="paragraph">
      <style:paragraph-properties fo:text-align="justify"/>
      <style:text-properties fo:language="fr" fo:country="CA"/>
    </style:style>
    <style:style style:name="P40" style:parent-style-name="Standard" style:family="paragraph">
      <style:paragraph-properties fo:text-align="justify"/>
    </style:style>
    <style:style style:name="T41" style:parent-style-name="DefaultParagraphFont" style:family="text">
      <style:text-properties fo:language="fr" fo:country="CA"/>
    </style:style>
    <style:style style:name="T42" style:parent-style-name="DefaultParagraphFont" style:family="text">
      <style:text-properties fo:language="fr" fo:country="CA"/>
    </style:style>
    <style:style style:name="T43" style:parent-style-name="DefaultParagraphFont" style:family="text">
      <style:text-properties fo:language="fr" fo:country="CA"/>
    </style:style>
    <style:style style:name="T44" style:parent-style-name="DefaultParagraphFont" style:family="text">
      <style:text-properties fo:language="fr" fo:country="CA"/>
    </style:style>
    <style:style style:name="T45" style:parent-style-name="DefaultParagraphFont" style:family="text">
      <style:text-properties fo:language="fr" fo:country="CA"/>
    </style:style>
    <style:style style:name="T46" style:parent-style-name="DefaultParagraphFont" style:family="text">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DefaultParagraphFont" style:family="text">
      <style:text-properties fo:language="fr" fo:country="CA"/>
    </style:style>
    <style:style style:name="T52" style:parent-style-name="DefaultParagraphFont" style:family="text">
      <style:text-properties fo:language="fr" fo:country="CA"/>
    </style:style>
    <style:style style:name="P53" style:parent-style-name="Standard" style:family="paragraph">
      <style:paragraph-properties fo:text-align="justify"/>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text-properties fo:language="fr" fo:country="CA"/>
    </style:style>
    <style:style style:name="P56" style:parent-style-name="Standard" style:family="paragraph">
      <style:paragraph-properties fo:text-align="justify"/>
    </style:style>
    <style:style style:name="T57" style:parent-style-name="DefaultParagraphFont" style:family="text">
      <style:text-properties fo:language="fr" fo:country="CA"/>
    </style:style>
    <style:style style:name="T58" style:parent-style-name="DefaultParagraphFont" style:family="text">
      <style:text-properties fo:language="fr" fo:country="CA"/>
    </style:style>
    <style:style style:name="T59" style:parent-style-name="DefaultParagraphFon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Heading1" style:family="paragraph">
      <style:text-properties fo:language="fr" fo:country="CA"/>
    </style:style>
    <style:style style:name="P62" style:parent-style-name="Heading1" style:family="paragraph">
      <style:paragraph-properties fo:break-before="page"/>
      <style:text-properties fo:language="fr" fo:country="CA"/>
    </style:style>
    <style:style style:name="P63" style:parent-style-name="Standard" style:family="paragraph">
      <style:text-properties fo:language="fr" fo:country="CA"/>
    </style:style>
    <style:style style:name="P64" style:parent-style-name="Standard" style:family="paragraph">
      <style:text-properties fo:language="fr" fo:country="CA"/>
    </style:style>
    <style:style style:name="P65" style:parent-style-name="Heading2" style:family="paragraph">
      <style:text-properties fo:language="fr" fo:country="CA"/>
    </style:style>
    <style:style style:name="P66" style:parent-style-name="Standard" style:family="paragraph">
      <style:text-properties fo:language="fr" fo:country="CA"/>
    </style:style>
    <style:style style:name="P67" style:parent-style-name="Heading2" style:family="paragraph">
      <style:text-properties fo:language="fr" fo:country="CA"/>
    </style:style>
    <style:style style:name="T68" style:parent-style-name="DefaultParagraphFont" style:family="text">
      <style:text-properties fo:language="fr" fo:country="CA"/>
    </style:style>
    <style:style style:name="T69" style:parent-style-name="DefaultParagraphFont" style:family="text">
      <style:text-properties fo:language="fr" fo:country="CA"/>
    </style:style>
    <style:style style:name="T70" style:parent-style-name="DefaultParagraphFont" style:family="text">
      <style:text-properties fo:language="fr" fo:country="CA"/>
    </style:style>
    <style:style style:name="T71" style:parent-style-name="DefaultParagraphFont" style:family="text">
      <style:text-properties fo:language="fr" fo:country="CA"/>
    </style:style>
    <style:style style:name="T72" style:parent-style-name="DefaultParagraphFont" style:family="text">
      <style:text-properties fo:language="fr" fo:country="CA"/>
    </style:style>
    <style:style style:name="T73" style:parent-style-name="DefaultParagraphFont" style:family="text">
      <style:text-properties fo:language="fr" fo:country="CA"/>
    </style:style>
    <style:style style:name="T74" style:parent-style-name="DefaultParagraphFont" style:family="text">
      <style:text-properties fo:language="fr" fo:country="CA"/>
    </style:style>
    <style:style style:name="T75" style:parent-style-name="DefaultParagraphFont" style:family="text">
      <style:text-properties fo:language="fr" fo:country="CA"/>
    </style:style>
    <style:style style:name="T76" style:parent-style-name="DefaultParagraphFont" style:family="text">
      <style:text-properties fo:language="fr" fo:country="CA"/>
    </style:style>
    <style:style style:name="P77" style:parent-style-name="Heading2" style:family="paragraph">
      <style:text-properties fo:language="fr" fo:country="CA"/>
    </style:style>
    <style:style style:name="P78" style:parent-style-name="Textbody" style:family="paragraph">
      <style:text-properties fo:language="fr" fo:country="CA"/>
    </style:style>
    <style:style style:name="P79" style:parent-style-name="Textbody" style:family="paragraph">
      <style:paragraph-properties fo:text-align="justify" fo:margin-left="0.3937in" fo:margin-right="0.4333in">
        <style:tab-stops/>
      </style:paragraph-properties>
    </style:style>
    <style:style style:name="T80" style:parent-style-name="DefaultParagraphFont" style:family="text">
      <style:text-properties fo:language="fr" fo:country="CA"/>
    </style:style>
    <style:style style:name="T81" style:parent-style-name="DefaultParagraphFont" style:family="text">
      <style:text-properties fo:language="fr" fo:country="CA"/>
    </style:style>
    <style:style style:name="T82" style:parent-style-name="DefaultParagraphFont" style:family="text">
      <style:text-properties fo:language="fr" fo:country="CA"/>
    </style:style>
    <style:style style:name="P83" style:parent-style-name="Textbody" style:family="paragraph">
      <style:text-properties fo:language="fr" fo:country="CA"/>
    </style:style>
    <style:style style:name="P84" style:parent-style-name="Heading1" style:family="paragraph">
      <style:text-properties fo:language="fr" fo:country="CA"/>
    </style:style>
    <style:style style:name="P85" style:parent-style-name="Heading1" style:family="paragraph">
      <style:paragraph-properties fo:break-before="page"/>
      <style:text-properties fo:language="fr" fo:country="CA"/>
    </style:style>
    <style:style style:name="P86" style:parent-style-name="Standard" style:family="paragraph">
      <style:text-properties fo:language="fr" fo:country="CA"/>
    </style:style>
    <style:style style:name="P87" style:parent-style-name="Standard" style:family="paragraph">
      <style:paragraph-properties fo:text-align="justify"/>
      <style:text-properties fo:language="fr" fo:country="CA"/>
    </style:style>
    <style:style style:name="P88" style:parent-style-name="Textbody" style:family="paragraph">
      <style:paragraph-properties fo:text-align="justify"/>
      <style:text-properties fo:language="fr" fo:country="CA"/>
    </style:style>
    <style:style style:name="P89" style:parent-style-name="Textbody" style:family="paragraph">
      <style:paragraph-properties fo:text-align="justify" fo:margin-bottom="0in"/>
      <style:text-properties style:font-name="Courier" fo:font-size="8pt" style:font-size-asian="8pt" style:font-size-complex="8pt"/>
    </style:style>
    <style:style style:name="P90" style:parent-style-name="Textbody" style:family="paragraph">
      <style:paragraph-properties fo:text-align="justify" fo:margin-bottom="0in"/>
      <style:text-properties style:font-name="Courier" fo:font-size="8pt" style:font-size-asian="8pt" style:font-size-complex="8pt"/>
    </style:style>
    <style:style style:name="P91" style:parent-style-name="Textbody" style:family="paragraph">
      <style:paragraph-properties fo:text-align="justify" fo:margin-bottom="0in"/>
    </style:style>
    <style:style style:name="T92" style:parent-style-name="DefaultParagraphFont" style:family="text">
      <style:text-properties style:font-name="Courier" fo:font-size="8pt" style:font-size-asian="8pt" style:font-size-complex="8pt"/>
    </style:style>
    <style:style style:name="T93" style:parent-style-name="DefaultParagraphFont" style:family="text">
      <style:text-properties style:font-name="Courier" fo:font-size="8pt" style:font-size-asian="8pt" style:font-size-complex="8pt" fo:language="fr" fo:country="CA"/>
    </style:style>
    <style:style style:name="P94" style:parent-style-name="Textbody" style:family="paragraph">
      <style:paragraph-properties fo:text-align="justify" fo:margin-bottom="0in"/>
      <style:text-properties style:font-name="Courier" fo:font-size="8pt" style:font-size-asian="8pt" style:font-size-complex="8pt" fo:language="fr" fo:country="CA"/>
    </style:style>
    <style:style style:name="P95" style:parent-style-name="Textbody" style:family="paragraph">
      <style:paragraph-properties fo:text-align="justify" fo:margin-bottom="0in"/>
      <style:text-properties style:font-name="Courier" fo:font-size="8pt" style:font-size-asian="8pt" style:font-size-complex="8pt" fo:language="fr" fo:country="CA"/>
    </style:style>
    <style:style style:name="P96" style:parent-style-name="Textbody" style:family="paragraph">
      <style:paragraph-properties fo:text-align="justify" fo:margin-bottom="0in"/>
      <style:text-properties style:font-name="Courier" fo:font-size="8pt" style:font-size-asian="8pt" style:font-size-complex="8pt" fo:language="fr" fo:country="CA"/>
    </style:style>
    <style:style style:name="P97" style:parent-style-name="Textbody" style:family="paragraph">
      <style:paragraph-properties fo:text-align="justify" fo:margin-bottom="0in"/>
    </style:style>
    <style:style style:name="T98" style:parent-style-name="DefaultParagraphFont" style:family="text">
      <style:text-properties style:font-name="Courier" fo:font-size="8pt" style:font-size-asian="8pt" style:font-size-complex="8pt" fo:language="fr" fo:country="CA"/>
    </style:style>
    <style:style style:name="T99" style:parent-style-name="DefaultParagraphFont" style:family="text">
      <style:text-properties style:font-name="Courier" fo:font-size="8pt" style:font-size-asian="8pt" style:font-size-complex="8pt"/>
    </style:style>
    <style:style style:name="P100" style:parent-style-name="Textbody" style:family="paragraph">
      <style:paragraph-properties fo:text-align="justify" fo:margin-bottom="0in"/>
    </style:style>
    <style:style style:name="T101" style:parent-style-name="DefaultParagraphFont" style:family="text">
      <style:text-properties style:font-name="Courier" fo:font-size="8pt" style:font-size-asian="8pt" style:font-size-complex="8pt"/>
    </style:style>
    <style:style style:name="T102" style:parent-style-name="DefaultParagraphFont" style:family="text">
      <style:text-properties style:font-name="Courier" fo:font-size="8pt" style:font-size-asian="8pt" style:font-size-complex="8pt" fo:language="fr" fo:country="CA"/>
    </style:style>
    <style:style style:name="P103" style:parent-style-name="Textbody" style:family="paragraph">
      <style:paragraph-properties fo:text-align="justify" fo:margin-bottom="0in"/>
      <style:text-properties style:font-name="Courier" fo:font-size="8pt" style:font-size-asian="8pt" style:font-size-complex="8pt" fo:language="fr" fo:country="CA"/>
    </style:style>
    <style:style style:name="P104" style:parent-style-name="Textbody" style:family="paragraph">
      <style:paragraph-properties fo:text-align="justify" fo:margin-bottom="0in"/>
    </style:style>
    <style:style style:name="T105" style:parent-style-name="DefaultParagraphFont" style:family="text">
      <style:text-properties style:font-name="Courier" fo:font-size="8pt" style:font-size-asian="8pt" style:font-size-complex="8pt" fo:language="fr" fo:country="CA"/>
    </style:style>
    <style:style style:name="T106" style:parent-style-name="DefaultParagraphFont" style:family="text">
      <style:text-properties style:font-name="Courier" fo:font-size="8pt" style:font-size-asian="8pt" style:font-size-complex="8pt" fo:language="fr" fo:country="CA"/>
    </style:style>
    <style:style style:name="T107" style:parent-style-name="DefaultParagraphFont" style:family="text">
      <style:text-properties style:font-name="Courier" fo:font-size="8pt" style:font-size-asian="8pt" style:font-size-complex="8pt"/>
    </style:style>
    <style:style style:name="T108" style:parent-style-name="DefaultParagraphFont" style:family="text">
      <style:text-properties style:font-name="Courier" fo:font-size="8pt" style:font-size-asian="8pt" style:font-size-complex="8pt"/>
    </style:style>
    <style:style style:name="P109" style:parent-style-name="Textbody" style:family="paragraph">
      <style:paragraph-properties fo:text-align="justify" fo:margin-bottom="0in"/>
      <style:text-properties style:font-name="Courier" fo:font-size="8pt" style:font-size-asian="8pt" style:font-size-complex="8pt"/>
    </style:style>
    <style:style style:name="P110" style:parent-style-name="Textbody" style:family="paragraph">
      <style:paragraph-properties fo:text-align="justify" fo:margin-bottom="0in"/>
      <style:text-properties style:font-name="Courier" fo:font-size="8pt" style:font-size-asian="8pt" style:font-size-complex="8pt"/>
    </style:style>
    <style:style style:name="P111" style:parent-style-name="Textbody" style:family="paragraph">
      <style:paragraph-properties fo:text-align="justify" fo:margin-bottom="0in"/>
      <style:text-properties style:font-name="Courier" fo:font-size="8pt" style:font-size-asian="8pt" style:font-size-complex="8pt"/>
    </style:style>
    <style:style style:name="P112" style:parent-style-name="Textbody" style:family="paragraph">
      <style:paragraph-properties fo:text-align="justify" fo:margin-bottom="0in"/>
      <style:text-properties style:font-name="Courier" fo:font-size="8pt" style:font-size-asian="8pt" style:font-size-complex="8pt"/>
    </style:style>
    <style:style style:name="P113" style:parent-style-name="Textbody" style:family="paragraph">
      <style:paragraph-properties fo:text-align="justify" fo:margin-bottom="0in"/>
      <style:text-properties style:font-name="Courier" fo:font-size="8pt" style:font-size-asian="8pt" style:font-size-complex="8pt" fo:language="fr" fo:country="CA"/>
    </style:style>
    <style:style style:name="P114" style:parent-style-name="Textbody" style:family="paragraph">
      <style:paragraph-properties fo:text-align="justify" fo:margin-bottom="0in"/>
      <style:text-properties style:font-name="Courier" fo:font-size="8pt" style:font-size-asian="8pt" style:font-size-complex="8pt" fo:language="fr" fo:country="CA"/>
    </style:style>
    <style:style style:name="T115" style:parent-style-name="DefaultParagraphFont" style:family="text">
      <style:text-properties fo:language="fr" fo:country="CA"/>
    </style:style>
    <style:style style:name="T116" style:parent-style-name="DefaultParagraphFont" style:family="text">
      <style:text-properties fo:language="fr" fo:country="CA"/>
    </style:style>
    <style:style style:name="T117" style:parent-style-name="DefaultParagraphFont" style:family="text">
      <style:text-properties fo:font-style="italic" style:font-style-asian="italic" style:font-style-complex="italic" fo:language="fr" fo:country="CA"/>
    </style:style>
    <style:style style:name="T118" style:parent-style-name="DefaultParagraphFont" style:family="text">
      <style:text-properties fo:language="fr" fo:country="CA"/>
    </style:style>
    <style:style style:name="T119" style:parent-style-name="DefaultParagraphFont" style:family="text">
      <style:text-properties fo:font-style="italic" style:font-style-asian="italic" style:font-style-complex="italic" fo:language="fr" fo:country="CA"/>
    </style:style>
    <style:style style:name="T120" style:parent-style-name="DefaultParagraphFont" style:family="text">
      <style:text-properties fo:language="fr" fo:country="CA"/>
    </style:style>
    <style:style style:name="T121" style:parent-style-name="DefaultParagraphFont" style:family="text">
      <style:text-properties fo:font-style="italic" style:font-style-asian="italic" style:font-style-complex="italic" fo:language="fr" fo:country="CA"/>
    </style:style>
    <style:style style:name="T122" style:parent-style-name="DefaultParagraphFont" style:family="text">
      <style:text-properties fo:language="fr" fo:country="CA"/>
    </style:style>
    <style:style style:name="T123" style:parent-style-name="DefaultParagraphFont" style:family="text">
      <style:text-properties fo:font-style="italic" style:font-style-asian="italic" style:font-style-complex="italic" fo:language="fr" fo:country="CA"/>
    </style:style>
    <style:style style:name="T124" style:parent-style-name="DefaultParagraphFont" style:family="text">
      <style:text-properties fo:language="fr" fo:country="CA"/>
    </style:style>
    <style:style style:name="P125" style:parent-style-name="Heading1" style:family="paragraph">
      <style:paragraph-properties fo:break-before="page"/>
    </style:style>
    <style:style style:name="TableColumn127" style:family="table-column">
      <style:table-column-properties style:column-width="0.4743in" style:use-optimal-column-width="false"/>
    </style:style>
    <style:style style:name="TableColumn128" style:family="table-column">
      <style:table-column-properties style:column-width="0.5486in" style:use-optimal-column-width="false"/>
    </style:style>
    <style:style style:name="Table126" style:family="table">
      <style:table-properties style:width="1.0229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paragraph-properties fo:text-align="center"/>
    </style:style>
    <style:style style:name="P134" style:parent-style-name="Standard" style:family="paragraph">
      <style:paragraph-properties fo:text-align="justify"/>
      <style:text-properties fo:font-style="italic" style:font-style-asian="italic" style:font-style-complex="italic" fo:language="fr" fo:country="CA"/>
    </style:style>
    <style:style style:name="P135" style:parent-style-name="Heading3" style:family="paragraph">
      <style:text-properties fo:language="fr" fo:country="CA"/>
    </style:style>
    <style:style style:name="T136" style:parent-style-name="DefaultParagraphFont" style:family="text">
      <style:text-properties fo:language="fr" fo:country="CA"/>
    </style:style>
    <style:style style:name="T137" style:parent-style-name="DefaultParagraphFont" style:family="text">
      <style:text-properties fo:font-style="italic" style:font-style-asian="italic" style:font-style-complex="italic" fo:language="fr" fo:country="CA"/>
    </style:style>
    <style:style style:name="P138" style:parent-style-name="Heading1" style:family="paragraph">
      <style:paragraph-properties fo:break-before="page"/>
    </style:style>
    <style:style style:name="TableColumn140" style:family="table-column">
      <style:table-column-properties style:column-width="0.4743in" style:use-optimal-column-width="false"/>
    </style:style>
    <style:style style:name="TableColumn141" style:family="table-column">
      <style:table-column-properties style:column-width="0.5486in" style:use-optimal-column-width="false"/>
    </style:style>
    <style:style style:name="Table139" style:family="table">
      <style:table-properties style:width="1.0229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fo:text-align="center"/>
    </style:style>
    <style:style style:name="P147" style:parent-style-name="Heading3" style:family="paragraph">
      <style:text-properties fo:language="fr" fo:country="CA"/>
    </style:style>
    <style:style style:name="P148" style:parent-style-name="Textbody" style:family="paragraph">
      <style:text-properties fo:language="fr" fo:country="CA"/>
    </style:style>
    <style:style style:name="P149" style:parent-style-name="Textbody" style:family="paragraph">
      <style:text-properties fo:language="en" fo:country="US"/>
    </style:style>
    <style:style style:name="P150" style:parent-style-name="Textbody" style:family="paragraph">
      <style:text-properties style:font-style-complex="italic" fo:language="fr" fo:country="CA"/>
    </style:style>
    <style:style style:name="T151" style:parent-style-name="DefaultParagraphFont" style:family="text">
      <style:text-properties style:font-style-complex="italic" fo:language="fr" fo:country="CA"/>
    </style:style>
    <style:style style:name="T152" style:parent-style-name="DefaultParagraphFont" style:family="text">
      <style:text-properties fo:font-style="italic" style:font-style-asian="italic" style:font-style-complex="italic" fo:language="fr" fo:country="CA"/>
    </style:style>
    <style:style style:name="T153" style:parent-style-name="DefaultParagraphFont" style:family="text">
      <style:text-properties style:font-style-complex="italic" fo:language="fr" fo:country="CA"/>
    </style:style>
    <style:style style:name="T154" style:parent-style-name="DefaultParagraphFont" style:family="text">
      <style:text-properties fo:font-style="italic" style:font-style-asian="italic" style:font-style-complex="italic" fo:language="fr" fo:country="CA"/>
    </style:style>
    <style:style style:name="T155" style:parent-style-name="DefaultParagraphFont" style:family="text">
      <style:text-properties style:font-style-complex="italic" fo:language="fr" fo:country="CA"/>
    </style:style>
    <style:style style:name="T156" style:parent-style-name="DefaultParagraphFont" style:family="text">
      <style:text-properties style:font-style-complex="italic" fo:language="fr" fo:country="CA"/>
    </style:style>
    <style:style style:name="T157" style:parent-style-name="DefaultParagraphFont" style:family="text">
      <style:text-properties style:font-style-complex="italic" fo:language="fr" fo:country="CA"/>
    </style:style>
    <style:style style:name="P158" style:parent-style-name="Textbody" style:family="paragraph">
      <style:text-properties style:font-style-complex="italic" fo:language="fr" fo:country="CA"/>
    </style:style>
    <style:style style:name="P159" style:parent-style-name="Textbody" style:family="paragraph">
      <style:text-properties style:font-style-complex="italic" fo:language="fr" fo:country="CA"/>
    </style:style>
    <style:style style:name="P160" style:parent-style-name="Textbody" style:family="paragraph">
      <style:text-properties style:font-style-complex="italic" fo:language="fr" fo:country="CA"/>
    </style:style>
    <style:style style:name="T161" style:parent-style-name="DefaultParagraphFont" style:family="text">
      <style:text-properties style:font-style-complex="italic" fo:language="fr" fo:country="CA"/>
    </style:style>
    <style:style style:name="T162" style:parent-style-name="DefaultParagraphFont" style:family="text">
      <style:text-properties fo:font-style="italic" style:font-style-asian="italic" style:font-style-complex="italic" fo:language="fr" fo:country="CA"/>
    </style:style>
    <style:style style:name="T163" style:parent-style-name="DefaultParagraphFont" style:family="text">
      <style:text-properties style:font-style-complex="italic" fo:language="fr" fo:country="CA"/>
    </style:style>
    <style:style style:name="T164" style:parent-style-name="DefaultParagraphFont" style:family="text">
      <style:text-properties fo:font-style="italic" style:font-style-asian="italic" style:font-style-complex="italic" fo:language="fr" fo:country="CA"/>
    </style:style>
    <style:style style:name="T165" style:parent-style-name="DefaultParagraphFont" style:family="text">
      <style:text-properties style:font-style-complex="italic" fo:language="fr" fo:country="CA"/>
    </style:style>
    <style:style style:name="T166" style:parent-style-name="DefaultParagraphFont" style:family="text">
      <style:text-properties style:font-style-complex="italic" fo:language="fr" fo:country="CA"/>
    </style:style>
    <style:style style:name="T167" style:parent-style-name="DefaultParagraphFont" style:family="text">
      <style:text-properties style:font-style-complex="italic" fo:language="fr" fo:country="CA"/>
    </style:style>
    <style:style style:name="T168" style:parent-style-name="DefaultParagraphFont" style:family="text">
      <style:text-properties style:font-style-complex="italic" fo:language="fr" fo:country="CA"/>
    </style:style>
    <style:style style:name="T169" style:parent-style-name="DefaultParagraphFont" style:family="text">
      <style:text-properties fo:font-style="italic" style:font-style-asian="italic" style:font-style-complex="italic" fo:language="fr" fo:country="CA"/>
    </style:style>
    <style:style style:name="T170" style:parent-style-name="DefaultParagraphFont" style:family="text">
      <style:text-properties style:font-style-complex="italic" fo:language="fr" fo:country="CA"/>
    </style:style>
    <style:style style:name="T171" style:parent-style-name="DefaultParagraphFont" style:family="text">
      <style:text-properties fo:font-style="italic" style:font-style-asian="italic" style:font-style-complex="italic" fo:language="fr" fo:country="CA"/>
    </style:style>
    <style:style style:name="T172" style:parent-style-name="DefaultParagraphFont" style:family="text">
      <style:text-properties style:font-style-complex="italic" fo:language="fr" fo:country="CA"/>
    </style:style>
    <style:style style:name="T173" style:parent-style-name="DefaultParagraphFont" style:family="text">
      <style:text-properties fo:font-style="italic" style:font-style-asian="italic" style:font-style-complex="italic" fo:language="fr" fo:country="CA"/>
    </style:style>
    <style:style style:name="T174" style:parent-style-name="DefaultParagraphFont" style:family="text">
      <style:text-properties style:font-style-complex="italic" fo:language="fr" fo:country="CA"/>
    </style:style>
    <style:style style:name="T175" style:parent-style-name="DefaultParagraphFont" style:family="text">
      <style:text-properties fo:font-style="italic" style:font-style-asian="italic" style:font-style-complex="italic" fo:language="fr" fo:country="CA"/>
    </style:style>
    <style:style style:name="T176" style:parent-style-name="DefaultParagraphFont" style:family="text">
      <style:text-properties fo:font-style="italic" style:font-style-asian="italic" style:font-style-complex="italic" style:text-position="super 66.6%" fo:language="fr" fo:country="CA"/>
    </style:style>
    <style:style style:name="T177" style:parent-style-name="DefaultParagraphFont" style:family="text">
      <style:text-properties style:font-style-complex="italic" fo:language="fr" fo:country="CA"/>
    </style:style>
    <style:style style:name="T178" style:parent-style-name="DefaultParagraphFont" style:family="text">
      <style:text-properties style:font-style-complex="italic" fo:language="fr" fo:country="CA"/>
    </style:style>
    <style:style style:name="T179" style:parent-style-name="DefaultParagraphFont" style:family="text">
      <style:text-properties style:font-style-complex="italic" fo:language="fr" fo:country="CA"/>
    </style:style>
    <style:style style:name="T180" style:parent-style-name="DefaultParagraphFont" style:family="text">
      <style:text-properties style:font-style-complex="italic" fo:language="fr" fo:country="CA"/>
    </style:style>
    <style:style style:name="T181" style:parent-style-name="DefaultParagraphFont" style:family="text">
      <style:text-properties fo:font-style="italic" style:font-style-asian="italic" style:font-style-complex="italic" fo:language="fr" fo:country="CA"/>
    </style:style>
    <style:style style:name="T182" style:parent-style-name="DefaultParagraphFont" style:family="text">
      <style:text-properties style:font-style-complex="italic" fo:language="fr" fo:country="CA"/>
    </style:style>
    <style:style style:name="T183" style:parent-style-name="DefaultParagraphFont" style:family="text">
      <style:text-properties style:font-style-complex="italic" fo:language="fr" fo:country="CA"/>
    </style:style>
    <style:style style:name="T184" style:parent-style-name="DefaultParagraphFont" style:family="text">
      <style:text-properties fo:font-style="italic" style:font-style-asian="italic" style:font-style-complex="italic" fo:language="fr" fo:country="CA"/>
    </style:style>
    <style:style style:name="T185" style:parent-style-name="DefaultParagraphFont" style:family="text">
      <style:text-properties style:font-style-complex="italic" fo:language="fr" fo:country="CA"/>
    </style:style>
    <style:style style:name="T186" style:parent-style-name="DefaultParagraphFont" style:family="text">
      <style:text-properties style:font-style-complex="italic" fo:language="fr" fo:country="CA"/>
    </style:style>
    <style:style style:name="T187" style:parent-style-name="DefaultParagraphFont" style:family="text">
      <style:text-properties fo:font-style="italic" style:font-style-asian="italic" style:font-style-complex="italic" fo:language="fr" fo:country="CA"/>
    </style:style>
    <style:style style:name="T188" style:parent-style-name="DefaultParagraphFont" style:family="text">
      <style:text-properties fo:font-style="italic" style:font-style-asian="italic" style:font-style-complex="italic" style:text-position="super 66.6%" fo:language="fr" fo:country="CA"/>
    </style:style>
    <style:style style:name="T189" style:parent-style-name="DefaultParagraphFont" style:family="text">
      <style:text-properties style:font-style-complex="italic" fo:language="fr" fo:country="CA"/>
    </style:style>
    <style:style style:name="P190" style:parent-style-name="Textbody" style:family="paragraph">
      <style:text-properties style:font-style-complex="italic" fo:language="fr" fo:country="CA"/>
    </style:style>
    <style:style style:name="P191" style:parent-style-name="Textbody" style:family="paragraph">
      <style:text-properties style:font-style-complex="italic" fo:language="fr" fo:country="CA"/>
    </style:style>
    <style:style style:name="T192" style:parent-style-name="DefaultParagraphFont" style:family="text">
      <style:text-properties style:font-style-complex="italic" fo:language="fr" fo:country="CA"/>
    </style:style>
    <style:style style:name="T193" style:parent-style-name="DefaultParagraphFont" style:family="text">
      <style:text-properties style:font-style-complex="italic" fo:language="fr" fo:country="CA"/>
    </style:style>
    <style:style style:name="T194" style:parent-style-name="DefaultParagraphFont" style:family="text">
      <style:text-properties style:font-style-complex="italic" fo:language="fr" fo:country="CA"/>
    </style:style>
    <style:style style:name="T195" style:parent-style-name="DefaultParagraphFont" style:family="text">
      <style:text-properties style:font-style-complex="italic" fo:language="fr" fo:country="CA"/>
    </style:style>
    <style:style style:name="T196" style:parent-style-name="DefaultParagraphFont" style:family="text">
      <style:text-properties fo:font-style="italic" style:font-style-asian="italic" style:font-style-complex="italic" fo:language="fr" fo:country="CA"/>
    </style:style>
    <style:style style:name="T197" style:parent-style-name="DefaultParagraphFont" style:family="text">
      <style:text-properties style:font-style-complex="italic" fo:language="fr" fo:country="CA"/>
    </style:style>
    <style:style style:name="T198" style:parent-style-name="DefaultParagraphFont" style:family="text">
      <style:text-properties style:font-style-complex="italic" fo:language="fr" fo:country="CA"/>
    </style:style>
    <style:style style:name="T199" style:parent-style-name="DefaultParagraphFont" style:family="text">
      <style:text-properties fo:font-style="italic" style:font-style-asian="italic" style:font-style-complex="italic" fo:language="fr" fo:country="CA"/>
    </style:style>
    <style:style style:name="T200" style:parent-style-name="DefaultParagraphFont" style:family="text">
      <style:text-properties style:font-style-complex="italic" fo:language="fr" fo:country="CA"/>
    </style:style>
    <style:style style:name="T201" style:parent-style-name="DefaultParagraphFont" style:family="text">
      <style:text-properties fo:font-style="italic" style:font-style-asian="italic" style:font-style-complex="italic" fo:language="fr" fo:country="CA"/>
    </style:style>
    <style:style style:name="T202" style:parent-style-name="DefaultParagraphFont" style:family="text">
      <style:text-properties style:font-style-complex="italic" fo:language="fr" fo:country="CA"/>
    </style:style>
    <style:style style:name="T203" style:parent-style-name="DefaultParagraphFont" style:family="text">
      <style:text-properties style:font-style-complex="italic" fo:language="fr" fo:country="CA"/>
    </style:style>
    <style:style style:name="T204" style:parent-style-name="DefaultParagraphFont" style:family="text">
      <style:text-properties style:font-style-complex="italic" fo:language="fr" fo:country="CA"/>
    </style:style>
    <style:style style:name="T205" style:parent-style-name="DefaultParagraphFont" style:family="text">
      <style:text-properties style:font-style-complex="italic" fo:language="fr" fo:country="CA"/>
    </style:style>
    <style:style style:name="T206" style:parent-style-name="DefaultParagraphFont" style:family="text">
      <style:text-properties fo:font-style="italic" style:font-style-asian="italic" style:font-style-complex="italic" fo:language="fr" fo:country="CA"/>
    </style:style>
    <style:style style:name="T207" style:parent-style-name="DefaultParagraphFont" style:family="text">
      <style:text-properties style:font-style-complex="italic" fo:language="fr" fo:country="CA"/>
    </style:style>
    <style:style style:name="P208" style:parent-style-name="Textbody" style:family="paragraph">
      <style:paragraph-properties fo:margin-top="0.1666in"/>
    </style:style>
    <style:style style:name="T209" style:parent-style-name="DefaultParagraphFont" style:family="text">
      <style:text-properties style:font-style-complex="italic" fo:language="fr" fo:country="CA"/>
    </style:style>
    <style:style style:name="T210" style:parent-style-name="DefaultParagraphFont" style:family="text">
      <style:text-properties fo:font-style="italic" style:font-style-asian="italic" style:font-style-complex="italic" fo:language="fr" fo:country="CA"/>
    </style:style>
    <style:style style:name="T211" style:parent-style-name="DefaultParagraphFont" style:family="text">
      <style:text-properties style:font-style-complex="italic" fo:language="fr" fo:country="CA"/>
    </style:style>
    <style:style style:name="T212" style:parent-style-name="DefaultParagraphFont" style:family="text">
      <style:text-properties fo:font-style="italic" style:font-style-asian="italic" style:font-style-complex="italic" fo:language="fr" fo:country="CA"/>
    </style:style>
    <style:style style:name="T213" style:parent-style-name="DefaultParagraphFont" style:family="text">
      <style:text-properties style:font-style-complex="italic" fo:language="fr" fo:country="CA"/>
    </style:style>
    <style:style style:name="T214" style:parent-style-name="DefaultParagraphFont" style:family="text">
      <style:text-properties fo:font-style="italic" style:font-style-asian="italic" style:font-style-complex="italic" fo:language="fr" fo:country="CA"/>
    </style:style>
    <style:style style:name="T215" style:parent-style-name="DefaultParagraphFont" style:family="text">
      <style:text-properties style:font-style-complex="italic" fo:language="fr" fo:country="CA"/>
    </style:style>
    <style:style style:name="T216" style:parent-style-name="DefaultParagraphFont" style:family="text">
      <style:text-properties fo:font-style="italic" style:font-style-asian="italic" style:font-style-complex="italic" fo:language="fr" fo:country="CA"/>
    </style:style>
    <style:style style:name="T217" style:parent-style-name="DefaultParagraphFont" style:family="text">
      <style:text-properties style:font-style-complex="italic" fo:language="fr" fo:country="CA"/>
    </style:style>
    <style:style style:name="T218" style:parent-style-name="DefaultParagraphFont" style:family="text">
      <style:text-properties fo:font-style="italic" style:font-style-asian="italic" style:font-style-complex="italic" fo:language="fr" fo:country="CA"/>
    </style:style>
    <style:style style:name="T219" style:parent-style-name="DefaultParagraphFont" style:family="text">
      <style:text-properties style:font-style-complex="italic" fo:language="fr" fo:country="CA"/>
    </style:style>
    <style:style style:name="T220" style:parent-style-name="DefaultParagraphFont" style:family="text">
      <style:text-properties fo:font-style="italic" style:font-style-asian="italic" style:font-style-complex="italic" fo:language="fr" fo:country="CA"/>
    </style:style>
    <style:style style:name="T221" style:parent-style-name="DefaultParagraphFont" style:family="text">
      <style:text-properties style:font-style-complex="italic" fo:language="fr" fo:country="CA"/>
    </style:style>
    <style:style style:name="T222" style:parent-style-name="DefaultParagraphFont" style:family="text">
      <style:text-properties fo:font-style="italic" style:font-style-asian="italic" style:font-style-complex="italic" fo:language="fr" fo:country="CA"/>
    </style:style>
    <style:style style:name="T223" style:parent-style-name="DefaultParagraphFont" style:family="text">
      <style:text-properties fo:font-style="italic" style:font-style-asian="italic" style:font-style-complex="italic" style:text-position="super 66.6%" fo:language="fr" fo:country="CA"/>
    </style:style>
    <style:style style:name="T224" style:parent-style-name="DefaultParagraphFont" style:family="text">
      <style:text-properties style:font-style-complex="italic" fo:language="fr" fo:country="CA"/>
    </style:style>
    <style:style style:name="T225" style:parent-style-name="DefaultParagraphFont" style:family="text">
      <style:text-properties style:font-style-complex="italic" fo:language="fr" fo:country="CA"/>
    </style:style>
    <style:style style:name="T226" style:parent-style-name="DefaultParagraphFont" style:family="text">
      <style:text-properties fo:font-style="italic" style:font-style-asian="italic" style:font-style-complex="italic" fo:language="fr" fo:country="CA"/>
    </style:style>
    <style:style style:name="T227" style:parent-style-name="DefaultParagraphFont" style:family="text">
      <style:text-properties style:font-style-complex="italic" fo:language="fr" fo:country="CA"/>
    </style:style>
    <style:style style:name="T228" style:parent-style-name="DefaultParagraphFont" style:family="text">
      <style:text-properties style:font-style-complex="italic" fo:language="fr" fo:country="CA"/>
    </style:style>
    <style:style style:name="T229" style:parent-style-name="DefaultParagraphFont" style:family="text">
      <style:text-properties fo:font-style="italic" style:font-style-asian="italic" style:font-style-complex="italic" fo:language="fr" fo:country="CA"/>
    </style:style>
    <style:style style:name="T230" style:parent-style-name="DefaultParagraphFont" style:family="text">
      <style:text-properties style:font-style-complex="italic" fo:language="fr" fo:country="CA"/>
    </style:style>
    <style:style style:name="P231" style:parent-style-name="Textbody" style:family="paragraph">
      <style:paragraph-properties fo:margin-top="0.1666in"/>
    </style:style>
    <style:style style:name="T232" style:parent-style-name="DefaultParagraphFont" style:family="text">
      <style:text-properties style:font-style-complex="italic" fo:language="fr" fo:country="CA"/>
    </style:style>
    <style:style style:name="T233" style:parent-style-name="DefaultParagraphFont" style:family="text">
      <style:text-properties fo:font-style="italic" style:font-style-asian="italic" style:font-style-complex="italic" fo:language="fr" fo:country="CA"/>
    </style:style>
    <style:style style:name="T234" style:parent-style-name="DefaultParagraphFont" style:family="text">
      <style:text-properties fo:font-style="italic" style:font-style-asian="italic" style:font-style-complex="italic" style:text-position="super 66.6%" fo:language="fr" fo:country="CA"/>
    </style:style>
    <style:style style:name="T235" style:parent-style-name="DefaultParagraphFont" style:family="text">
      <style:text-properties style:font-style-complex="italic" fo:language="fr" fo:country="CA"/>
    </style:style>
    <style:style style:name="P236" style:parent-style-name="Textbody" style:family="paragraph">
      <style:text-properties style:font-style-complex="italic" fo:language="fr" fo:country="CA"/>
    </style:style>
    <style:style style:name="P237" style:parent-style-name="Heading3" style:family="paragraph">
      <style:text-properties fo:language="fr" fo:country="CA"/>
    </style:style>
    <style:style style:name="P238" style:parent-style-name="Textbody" style:family="paragraph">
      <style:text-properties fo:font-style="italic" style:font-style-asian="italic" style:font-style-complex="italic" fo:language="fr" fo:country="CA"/>
    </style:style>
    <style:style style:name="P239" style:parent-style-name="Heading3" style:family="paragraph">
      <style:text-properties fo:language="fr" fo:country="CA"/>
    </style:style>
    <style:style style:name="P240" style:parent-style-name="Textbody" style:family="paragraph">
      <style:text-properties fo:language="fr" fo:country="CA"/>
    </style:style>
    <style:style style:name="P241" style:parent-style-name="Heading3" style:family="paragraph">
      <style:text-properties fo:language="fr" fo:country="CA"/>
    </style:style>
    <style:style style:name="P242" style:parent-style-name="Textbody" style:family="paragraph">
      <style:text-properties fo:font-style="italic" style:font-style-asian="italic" style:font-style-complex="italic" fo:language="fr" fo:country="CA"/>
    </style:style>
    <style:style style:name="P243" style:parent-style-name="Heading1" style:family="paragraph">
      <style:paragraph-properties fo:break-before="page"/>
      <style:text-properties fo:language="fr" fo:country="CA"/>
    </style:style>
    <style:style style:name="P244" style:parent-style-name="Heading3" style:family="paragraph">
      <style:text-properties fo:language="fr" fo:country="CA"/>
    </style:style>
    <style:style style:name="TableColumn246" style:family="table-column">
      <style:table-column-properties style:column-width="0.4743in" style:use-optimal-column-width="false"/>
    </style:style>
    <style:style style:name="TableColumn247" style:family="table-column">
      <style:table-column-properties style:column-width="0.5486in" style:use-optimal-column-width="false"/>
    </style:style>
    <style:style style:name="Table245" style:family="table">
      <style:table-properties style:width="1.0229in" fo:margin-left="0in" table:align="left"/>
    </style:style>
    <style:style style:name="TableRow248" style:family="table-row">
      <style:table-row-properties style:use-optimal-row-height="false"/>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0.0034in solid #000000" style:writing-mode="lr-tb" fo:padding-top="0.0381in" fo:padding-left="0.0381in" fo:padding-bottom="0.0381in" fo:padding-right="0.0381in"/>
    </style:style>
    <style:style style:name="P252" style:parent-style-name="TableContents" style:family="paragraph">
      <style:paragraph-properties fo:text-align="center"/>
    </style:style>
    <style:style style:name="P253" style:parent-style-name="Standard" style:family="paragraph">
      <style:text-properties fo:language="fr" fo:country="CA"/>
    </style:style>
    <style:style style:name="P254" style:parent-style-name="Standard" style:family="paragraph">
      <style:text-properties fo:language="fr" fo:country="CA"/>
    </style:style>
    <style:style style:name="P255" style:parent-style-name="Standard" style:family="paragraph">
      <style:text-properties fo:language="fr" fo:country="CA"/>
    </style:style>
    <style:style style:name="P256" style:parent-style-name="Standard" style:family="paragraph">
      <style:text-properties fo:language="fr" fo:country="CA"/>
    </style:style>
    <style:style style:name="P257" style:parent-style-name="Standard" style:family="paragraph">
      <style:text-properties fo:language="fr" fo:country="CA"/>
    </style:style>
    <style:style style:name="P258" style:parent-style-name="Standard" style:family="paragraph">
      <style:text-properties fo:language="fr" fo:country="CA"/>
    </style:style>
    <style:style style:name="P259" style:parent-style-name="Standard" style:family="paragraph">
      <style:text-properties fo:language="fr" fo:country="CA"/>
    </style:style>
    <style:style style:name="P260" style:parent-style-name="Standard" style:family="paragraph">
      <style:text-properties fo:language="fr" fo:country="CA"/>
    </style:style>
    <style:style style:name="TableColumn262" style:family="table-column">
      <style:table-column-properties style:column-width="0.4743in" style:use-optimal-column-width="false"/>
    </style:style>
    <style:style style:name="TableColumn263" style:family="table-column">
      <style:table-column-properties style:column-width="0.5486in" style:use-optimal-column-width="false"/>
    </style:style>
    <style:style style:name="Table261" style:family="table">
      <style:table-properties style:width="1.0229in" fo:margin-left="0in" table:align="left"/>
    </style:style>
    <style:style style:name="TableRow264" style:family="table-row">
      <style:table-row-properties style:use-optimal-row-height="false"/>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0.0034in solid #000000" style:writing-mode="lr-tb" fo:padding-top="0.0381in" fo:padding-left="0.0381in" fo:padding-bottom="0.0381in" fo:padding-right="0.0381in"/>
    </style:style>
    <style:style style:name="P268" style:parent-style-name="TableContents" style:family="paragraph">
      <style:paragraph-properties fo:text-align="center"/>
    </style:style>
    <style:style style:name="TableColumn270" style:family="table-column">
      <style:table-column-properties style:column-width="0.4743in" style:use-optimal-column-width="false"/>
    </style:style>
    <style:style style:name="TableColumn271" style:family="table-column">
      <style:table-column-properties style:column-width="0.5486in" style:use-optimal-column-width="false"/>
    </style:style>
    <style:style style:name="Table269" style:family="table">
      <style:table-properties style:width="1.0229in" fo:margin-left="0in" table:align="left"/>
    </style:style>
    <style:style style:name="TableRow272" style:family="table-row">
      <style:table-row-properties style:use-optimal-row-height="false"/>
    </style:style>
    <style:style style:name="TableCell2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style>
    <style:style style:name="TableCell275" style:family="table-cell">
      <style:table-cell-properties fo:border="0.0034in solid #000000" style:writing-mode="lr-tb" fo:padding-top="0.0381in" fo:padding-left="0.0381in" fo:padding-bottom="0.0381in" fo:padding-right="0.0381in"/>
    </style:style>
    <style:style style:name="P276" style:parent-style-name="TableContents" style:family="paragraph">
      <style:paragraph-properties fo:text-align="center"/>
    </style:style>
    <style:style style:name="P277" style:parent-style-name="Textbody" style:family="paragraph">
      <style:text-properties fo:color="#000000"/>
    </style:style>
    <style:style style:name="P278" style:parent-style-name="Textbody" style:family="paragraph">
      <style:text-properties fo:color="#000000"/>
    </style:style>
    <style:style style:name="TableColumn280" style:family="table-column">
      <style:table-column-properties style:column-width="0.4708in" style:use-optimal-column-width="false"/>
    </style:style>
    <style:style style:name="Table279" style:family="table">
      <style:table-properties style:width="0.4708in" fo:margin-left="0in" table:align="left"/>
    </style:style>
    <style:style style:name="TableRow281" style:family="table-row">
      <style:table-row-properties style:use-optimal-row-height="false"/>
    </style:style>
    <style:style style:name="TableCell282" style:family="table-cell">
      <style:table-cell-properties fo:border="0.0034in solid #000000" style:writing-mode="lr-tb" fo:padding-top="0.0381in" fo:padding-left="0.0381in" fo:padding-bottom="0.0381in" fo:padding-right="0.0381in"/>
    </style:style>
    <style:style style:name="P283" style:parent-style-name="TableContents" style:family="paragraph">
      <style:paragraph-properties fo:text-align="center"/>
    </style:style>
    <style:style style:name="P284" style:parent-style-name="Textbody" style:family="paragraph"/>
    <style:style style:name="T285" style:parent-style-name="DefaultParagraphFont" style:family="text">
      <style:text-properties fo:language="fr" fo:country="CA"/>
    </style:style>
    <style:style style:family="graphic" style:name="a12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1">
      <style:graphic-properties/>
    </style:style>
    <style:style style:family="graphic" style:name="a80">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8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9">
      <style:graphic-properties/>
    </style:style>
    <style:style style:family="graphic" style:name="a14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5">
      <style:graphic-properties/>
    </style:style>
    <style:style style:family="graphic" style:name="a5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6">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8">
      <style:graphic-properties/>
    </style:style>
    <style:style style:family="graphic" style:name="a5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9">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0">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0">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
      <style:graphic-properties/>
    </style:style>
    <style:style style:family="graphic" style:name="a10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0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5">
      <style:graphic-properties/>
    </style:style>
    <style:style style:family="graphic" style:name="a1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6">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8">
      <style:graphic-properties/>
    </style:style>
    <style:style style:family="graphic" style:name="a13">
      <style:graphic-properties/>
    </style:style>
    <style:style style:family="graphic" style:name="a109">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4">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0">
      <style:graphic-properties/>
    </style:style>
    <style:style style:family="graphic" style:name="a11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1">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1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3">
      <style:graphic-properties/>
    </style:style>
    <style:style style:family="graphic" style:name="a164">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6">
      <style:graphic-properties/>
    </style:style>
    <style:style style:family="graphic" style:name="a77">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9">
      <style:graphic-properties/>
    </style:style>
    <style:style style:family="graphic" style:name="a12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office:automatic-styles>
  <office:body>
    <office:text text:use-soft-page-breaks="true">
      <text:p text:style-name="P1">INF4705 – Analyse et conception d’algorithmes</text:p>
      <text:p text:style-name="P2">TP2 – Hiver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TableContents"><text:span text:style-name="T11">El Hage, L</text:span><text:span text:style-name="T12">é</text:span><text:span text:style-name="T13">a, 1783934</text:span></text:p>
            <text:p text:style-name="P14">Eid, Salim, 1786419</text:p>
          </table:table-cell>
        </table:table-row>
        <table:table-row table:style-name="TableRow15">
          <table:table-cell table:style-name="TableCell16">
            <text:p text:style-name="P17">Note finale / 13</text:p>
          </table:table-cell>
          <table:table-cell table:style-name="TableCell18">
            <text:p text:style-name="TableContents">0</text:p>
          </table:table-cell>
        </table:table-row>
      </table:table>
      <text:p text:style-name="Standard"/>
      <text:h text:style-name="Heading1" text:outline-level="1">Informations<text:s/>techniques</text:h>
      <text:list text:style-name="LFO1" text:continue-numbering="true">
        <text:list-item>
          <text:p text:style-name="P19">Répondez directement dans ce document ODT avec LibreOffice. Veuillez ne pas inclure le texte en italique servant de directive.</text:p>
        </text:list-item>
        <text:list-item>
          <text:p text:style-name="P20">La correction se fait à même le rapport.</text:p>
        </text:list-item>
        <text:list-item>
          <text:p text:style-name="P21">Avant votre cinquième séance de laboratoire, vous devez faire une remise électronique en suivant les instructions suivantes:</text:p>
          <text:list text:continue-numbering="true">
            <text:list-item>
              <text:p text:style-name="P22">Le dossier remis doit se nommer matricule1_matricule2_tp2 et doit être compressé sous format zip.</text:p>
            </text:list-item>
            <text:list-item>
              <text:p text:style-name="P23">À la racine de ce dernier, on doit retrouver :</text:p>
              <text:list text:continue-numbering="true">
                <text:list-item>
                  <text:p text:style-name="P24">Ce rapport sous format ODT.</text:p>
                </text:list-item>
                <text:list-item>
                  <text:p text:style-name="P25"><text:span text:style-name="T26">Un script nommé<text:s/></text:span><text:span text:style-name="T27">tp.sh</text:span><text:span text:style-name="T28"><text:s/>servant à exé</text:span><text:span text:style-name="T29">cuter les différents algorithmes du TP. L’interface du script est décrite à la fin du rapport.</text:span></text:p>
                </text:list-item>
                <text:list-item>
                  <text:p text:style-name="P30"><text:span text:style-name="T31">Un fichier texte nommé<text:s/></text:span><text:span text:style-name="T32">emails.txt</text:span><text:span text:style-name="T33"><text:s/>contenant le courriel de chaque membre de l’équipe</text:span></text:p>
                </text:list-item>
                <text:list-item>
                  <text:p text:style-name="P34">Le code source et les exécutables</text:p>
                </text:list-item>
              </text:list>
            </text:list-item>
          </text:list>
        </text:list-item>
        <text:list-item>
          <text:p text:style-name="P35">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6">Si vous utilisez des extraits de codes<text:s/>(programmes) trouvés sur Internet, vous devez en mentionner la source, sinon vous serez sanctionnés pour plagiat.</text:p>
        </text:list-item>
      </text:list>
      <text:h text:style-name="P37" text:outline-level="1">Mise en situation</text:h>
      <text:p text:style-name="P38"><text:tab/>Ce travail pratique se répartit sur deux séances de laboratoire et porte sur l'analyse et la conception d'algorithmes développés suivant différents patrons de conception.</text:p>
      <text:p text:style-name="P39"/>
      <text:soft-page-break/>
      <text:p text:style-name="P40"><text:span text:style-name="T41"><text:tab/>Vous participez à une compétition dont le principal objectif est de construire la tour la plus haute avec les blocs de béton étant à votre disposition. <text:s/>Vous devez les empiler afin que votre tour soit la pl</text:span><text:span text:style-name="T42">us haute possible. Vous disposez d'un ensemble de blocs de dimensions variées, qui sont définies comme suit : <text:s/>hauteur<text:s/></text:span><draw:g draw:name="Group 1" draw:id="id6" draw:style-name="a6" text:anchor-type="as-char"><svg:title>TexMaths</svg:title><svg:desc>12§display§$h_{bloc}$§svg§600§FALSE§</svg:desc><draw:custom-shape svg:x="0in" svg:y="0in" svg:width="0.27254in" svg:height="0.14009in" draw:id="id0" draw:style-name="a0" draw:name="Freeform: Shape 2"><svg:title/><svg:desc/><text:p text:style-name="Normal"/><draw:enhanced-geometry draw:type="non-primitive" svg:viewBox="0 0 810 358" draw:enhanced-path="M ?f3 ?f2 L ?f0 ?f2 ?f0 ?f0 ?f1 ?f0 ?f1 ?f2 Z N" draw:text-areas="?f8 ?f10 ?f9 ?f11"><draw:equation draw:name="f0" draw:formula="0"/><draw:equation draw:name="f1" draw:formula="810"/><draw:equation draw:name="f2" draw:formula="358"/><draw:equation draw:name="f3" draw:formula="405"/><draw:equation draw:name="f4" draw:formula="?f2 - ?f0"/><draw:equation draw:name="f5" draw:formula="?f1 - ?f0"/><draw:equation draw:name="f6" draw:formula="?f5 / 810"/><draw:equation draw:name="f7" draw:formula="?f4 / 358"/><draw:equation draw:name="f8" draw:formula="?f0 / ?f6"/><draw:equation draw:name="f9" draw:formula="?f1 / ?f6"/><draw:equation draw:name="f10" draw:formula="?f0 / ?f7"/><draw:equation draw:name="f11" draw:formula="?f2 / ?f7"/></draw:enhanced-geometry></draw:custom-shape><draw:custom-shape svg:x="0.00511in" svg:y="0in" svg:width="0.27254in" svg:height="0.11509in" draw:id="id1" draw:style-name="a1" draw:name="Freeform: Shape 3"><svg:title/><svg:desc/><text:p text:style-name="Normal"/><draw:enhanced-geometry draw:type="non-primitive" svg:viewBox="0 0 214 294" draw:enhanced-path="M ?f4 ?f5 C ?f4 ?f6 ?f7 ?f6 ?f1 ?f6 L ?f1 ?f3 C ?f8 ?f3 ?f9 ?f10 ?f11 ?f10 ?f12 ?f10 ?f13 ?f3 ?f14 ?f3 L ?f14 ?f6 C ?f15 ?f6 ?f16 ?f6 ?f16 ?f5 L ?f16 ?f17 C ?f16 ?f18 ?f19 ?f20 ?f21 ?f20 ?f22 ?f20 ?f23 ?f18 ?f23 ?f24 L ?f23 ?f5 C ?f23 ?f6 ?f22 ?f6 ?f25 ?f6 L ?f25 ?f3 C ?f26 ?f3 ?f27 ?f10 ?f28 ?f10 ?f29 ?f10 ?f30 ?f3 ?f2 ?f3 L ?f2 ?f6 C ?f31 ?f6 ?f32 ?f6 ?f0 ?f33 L ?f0 ?f34 C ?f0 ?f23 ?f0 ?f35 ?f36 ?f37 ?f38 ?f39 ?f40 ?f41 ?f42 ?f41 ?f43 ?f41 ?f44 ?f45 ?f46 ?f47 L ?f46 ?f1 ?f1 ?f48 ?f1 ?f49 C ?f50 ?f49 ?f4 ?f51 ?f4 ?f52 Z N" draw:text-areas="?f57 ?f59 ?f58 ?f60"><draw:equation draw:name="f0" draw:formula="180"/><draw:equation draw:name="f1" draw:formula="0"/><draw:equation draw:name="f2" draw:formula="214"/><draw:equation draw:name="f3" draw:formula="294"/><draw:equation draw:name="f4" draw:formula="34"/><draw:equation draw:name="f5" draw:formula="262"/><draw:equation draw:name="f6" draw:formula="281"/><draw:equation draw:name="f7" draw:formula="29"/><draw:equation draw:name="f8" draw:formula="14"/><draw:equation draw:name="f9" draw:formula="36"/><draw:equation draw:name="f10" draw:formula="293"/><draw:equation draw:name="f11" draw:formula="48"/><draw:equation draw:name="f12" draw:formula="59"/><draw:equation draw:name="f13" draw:formula="82"/><draw:equation draw:name="f14" draw:formula="96"/><draw:equation draw:name="f15" draw:formula="67"/><draw:equation draw:name="f16" draw:formula="62"/><draw:equation draw:name="f17" draw:formula="184"/><draw:equation draw:name="f18" draw:formula="139"/><draw:equation draw:name="f19" draw:formula="93"/><draw:equation draw:name="f20" draw:formula="116"/><draw:equation draw:name="f21" draw:formula="120"/><draw:equation draw:name="f22" draw:formula="147"/><draw:equation draw:name="f23" draw:formula="151"/><draw:equation draw:name="f24" draw:formula="163"/><draw:equation draw:name="f25" draw:formula="118"/><draw:equation draw:name="f26" draw:formula="133"/><draw:equation draw:name="f27" draw:formula="155"/><draw:equation draw:name="f28" draw:formula="166"/><draw:equation draw:name="f29" draw:formula="177"/><draw:equation draw:name="f30" draw:formula="199"/><draw:equation draw:name="f31" draw:formula="191"/><draw:equation draw:name="f32" draw:formula="181"/><draw:equation draw:name="f33" draw:formula="268"/><draw:equation draw:name="f34" draw:formula="187"/><draw:equation draw:name="f35" draw:formula="138"/><draw:equation draw:name="f36" draw:formula="167"/><draw:equation draw:name="f37" draw:formula="122"/><draw:equation draw:name="f38" draw:formula="161"/><draw:equation draw:name="f39" draw:formula="115"/><draw:equation draw:name="f40" draw:formula="148"/><draw:equation draw:name="f41" draw:formula="107"/><draw:equation draw:name="f42" draw:formula="123"/><draw:equation draw:name="f43" draw:formula="87"/><draw:equation draw:name="f44" draw:formula="68"/><draw:equation draw:name="f45" draw:formula="132"/><draw:equation draw:name="f46" draw:formula="61"/><draw:equation draw:name="f47" draw:formula="149"/><draw:equation draw:name="f48" draw:formula="5"/><draw:equation draw:name="f49" draw:formula="18"/><draw:equation draw:name="f50" draw:formula="30"/><draw:equation draw:name="f51" draw:formula="20"/><draw:equation draw:name="f52" draw:formula="42"/><draw:equation draw:name="f53" draw:formula="?f3 - ?f1"/><draw:equation draw:name="f54" draw:formula="?f2 - ?f1"/><draw:equation draw:name="f55" draw:formula="?f54 / 214"/><draw:equation draw:name="f56" draw:formula="?f53 / 294"/><draw:equation draw:name="f57" draw:formula="?f1 / ?f55"/><draw:equation draw:name="f58" draw:formula="?f2 / ?f55"/><draw:equation draw:name="f59" draw:formula="?f1 / ?f56"/><draw:equation draw:name="f60" draw:formula="?f3 / ?f56"/></draw:enhanced-geometry></draw:custom-shape><draw:custom-shape svg:x="0.09992in" svg:y="0.06017in" svg:width="0.27254in" svg:height="0.09843in" draw:id="id2" draw:style-name="a2" draw:name="Freeform: Shape 4"><svg:title/><svg:desc/><text:p text:style-name="Normal"/><draw:enhanced-geometry draw:type="non-primitive" svg:viewBox="0 0 121 209" draw:enhanced-path="M ?f3 ?f4 C ?f3 ?f4 ?f5 ?f6 ?f5 ?f7 ?f5 ?f8 ?f3 ?f0 ?f9 ?f0 ?f10 ?f0 ?f11 ?f8 ?f12 ?f8 ?f13 ?f7 ?f14 ?f7 ?f14 ?f15 ?f14 ?f13 ?f13 ?f13 ?f16 ?f13 ?f17 ?f13 ?f17 ?f18 ?f17 ?f16 ?f17 ?f19 ?f20 ?f17 ?f21 ?f22 L ?f23 ?f24 C ?f16 ?f25 ?f8 ?f26 ?f27 ?f28 ?f0 ?f29 ?f0 ?f30 ?f0 ?f31 ?f0 ?f32 ?f33 ?f2 ?f34 ?f2 ?f35 ?f2 ?f1 ?f36 ?f1 ?f37 ?f1 ?f38 ?f39 ?f40 ?f40 ?f40 ?f5 ?f40 ?f41 ?f42 ?f43 ?f44 Z M ?f34 ?f45 C ?f20 ?f45 ?f23 ?f46 ?f23 ?f47 ?f23 ?f31 ?f48 ?f49 ?f17 ?f50 ?f51 ?f52 ?f51 ?f53 ?f22 ?f54 ?f55 ?f38 ?f56 ?f42 ?f40 ?f42 ?f57 ?f42 ?f39 ?f58 ?f39 ?f59 ?f39 ?f37 ?f38 ?f60 ?f35 ?f61 ?f62 ?f63 ?f3 ?f45 ?f34 ?f45 Z N" draw:text-areas="?f68 ?f70 ?f69 ?f71"><draw:equation draw:name="f0" draw:formula="0"/><draw:equation draw:name="f1" draw:formula="121"/><draw:equation draw:name="f2" draw:formula="209"/><draw:equation draw:name="f3" draw:formula="59"/><draw:equation draw:name="f4" draw:formula="8"/><draw:equation draw:name="f5" draw:formula="60"/><draw:equation draw:name="f6" draw:formula="5"/><draw:equation draw:name="f7" draw:formula="4"/><draw:equation draw:name="f8" draw:formula="2"/><draw:equation draw:name="f9" draw:formula="55"/><draw:equation draw:name="f10" draw:formula="49"/><draw:equation draw:name="f11" draw:formula="25"/><draw:equation draw:name="f12" draw:formula="17"/><draw:equation draw:name="f13" draw:formula="14"/><draw:equation draw:name="f14" draw:formula="11"/><draw:equation draw:name="f15" draw:formula="10"/><draw:equation draw:name="f16" draw:formula="18"/><draw:equation draw:name="f17" draw:formula="32"/><draw:equation draw:name="f18" draw:formula="16"/><draw:equation draw:name="f19" draw:formula="20"/><draw:equation draw:name="f20" draw:formula="30"/><draw:equation draw:name="f21" draw:formula="28"/><draw:equation draw:name="f22" draw:formula="40"/><draw:equation draw:name="f23" draw:formula="22"/><draw:equation draw:name="f24" draw:formula="66"/><draw:equation draw:name="f25" draw:formula="77"/><draw:equation draw:name="f26" draw:formula="142"/><draw:equation draw:name="f27" draw:formula="1"/><draw:equation draw:name="f28" draw:formula="145"/><draw:equation draw:name="f29" draw:formula="152"/><draw:equation draw:name="f30" draw:formula="156"/><draw:equation draw:name="f31" draw:formula="160"/><draw:equation draw:name="f32" draw:formula="190"/><draw:equation draw:name="f33" draw:formula="19"/><draw:equation draw:name="f34" draw:formula="44"/><draw:equation draw:name="f35" draw:formula="82"/><draw:equation draw:name="f36" draw:formula="169"/><draw:equation draw:name="f37" draw:formula="125"/><draw:equation draw:name="f38" draw:formula="90"/><draw:equation draw:name="f39" draw:formula="97"/><draw:equation draw:name="f40" draw:formula="76"/><draw:equation draw:name="f41" draw:formula="48"/><draw:equation draw:name="f42" draw:formula="84"/><draw:equation draw:name="f43" draw:formula="38"/><draw:equation draw:name="f44" draw:formula="91"/><draw:equation draw:name="f45" draw:formula="200"/><draw:equation draw:name="f46" draw:formula="188"/><draw:equation draw:name="f47" draw:formula="170"/><draw:equation draw:name="f48" draw:formula="24"/><draw:equation draw:name="f49" draw:formula="149"/><draw:equation draw:name="f50" draw:formula="116"/><draw:equation draw:name="f51" draw:formula="34"/><draw:equation draw:name="f52" draw:formula="110"/><draw:equation draw:name="f53" draw:formula="109"/><draw:equation draw:name="f54" draw:formula="103"/><draw:equation draw:name="f55" draw:formula="50"/><draw:equation draw:name="f56" draw:formula="65"/><draw:equation draw:name="f57" draw:formula="87"/><draw:equation draw:name="f58" draw:formula="92"/><draw:equation draw:name="f59" draw:formula="113"/><draw:equation draw:name="f60" draw:formula="155"/><draw:equation draw:name="f61" draw:formula="172"/><draw:equation draw:name="f62" draw:formula="74"/><draw:equation draw:name="f63" draw:formula="186"/><draw:equation draw:name="f64" draw:formula="?f2 - ?f0"/><draw:equation draw:name="f65" draw:formula="?f1 - ?f0"/><draw:equation draw:name="f66" draw:formula="?f65 / 121"/><draw:equation draw:name="f67" draw:formula="?f64 / 209"/><draw:equation draw:name="f68" draw:formula="?f0 / ?f66"/><draw:equation draw:name="f69" draw:formula="?f1 / ?f66"/><draw:equation draw:name="f70" draw:formula="?f0 / ?f67"/><draw:equation draw:name="f71" draw:formula="?f2 / ?f67"/></draw:enhanced-geometry></draw:custom-shape><draw:custom-shape svg:x="0.15777in" svg:y="0.06014in" svg:width="0.27254in" svg:height="0.09843in" draw:id="id3" draw:style-name="a3" draw:name="Freeform: Shape 5"><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1"/><draw:equation draw:name="f27" draw:formula="200"/><draw:equation draw:name="f28" draw:formula="17"/><draw:equation draw:name="f29" draw:formula="48"/><draw:equation draw:name="f30" draw:formula="206"/><draw:equation draw:name="f31" draw:formula="55"/><draw:equation draw:name="f32" draw:formula="193"/><draw:equation draw:name="f33" draw:formula="182"/><draw:equation draw:name="f34" draw:formula="164"/><draw:equation draw:name="f35" draw:formula="163"/><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0.20018in" svg:y="0.09001in" svg:width="0.27254in" svg:height="0.09843in" draw:id="id4" draw:style-name="a4" draw:name="Freeform: Shape 6"><svg:title/><svg:desc/><text:p text:style-name="Normal"/><draw:enhanced-geometry draw:type="non-primitive" svg:viewBox="0 0 139 134" draw:enhanced-path="M ?f1 ?f3 C ?f1 ?f4 ?f5 ?f0 ?f6 ?f0 ?f7 ?f0 ?f0 ?f7 ?f0 ?f8 ?f0 ?f9 ?f10 ?f2 ?f11 ?f2 ?f12 ?f2 ?f1 ?f13 ?f1 ?f3 Z M ?f11 ?f14 C ?f15 ?f14 ?f16 ?f17 ?f16 ?f18 ?f16 ?f19 ?f20 ?f3 ?f7 ?f21 ?f22 ?f23 ?f24 ?f25 ?f6 ?f25 ?f26 ?f25 ?f5 ?f4 ?f5 ?f7 ?f5 ?f27 ?f9 ?f28 ?f29 ?f30 ?f31 ?f17 ?f32 ?f14 ?f11 ?f14 Z N" draw:text-areas="?f37 ?f39 ?f38 ?f40"><draw:equation draw:name="f0" draw:formula="0"/><draw:equation draw:name="f1" draw:formula="139"/><draw:equation draw:name="f2" draw:formula="134"/><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6"/><draw:equation draw:name="f18" draw:formula="92"/><draw:equation draw:name="f19" draw:formula="80"/><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9"/><draw:equation draw:name="f30" draw:formula="98"/><draw:equation draw:name="f31" draw:formula="88"/><draw:equation draw:name="f32" draw:formula="70"/><draw:equation draw:name="f33" draw:formula="?f2 - ?f0"/><draw:equation draw:name="f34" draw:formula="?f1 - ?f0"/><draw:equation draw:name="f35" draw:formula="?f34 / 139"/><draw:equation draw:name="f36" draw:formula="?f33 / 134"/><draw:equation draw:name="f37" draw:formula="?f0 / ?f35"/><draw:equation draw:name="f38" draw:formula="?f1 / ?f35"/><draw:equation draw:name="f39" draw:formula="?f0 / ?f36"/><draw:equation draw:name="f40" draw:formula="?f2 / ?f36"/></draw:enhanced-geometry></draw:custom-shape><draw:custom-shape svg:x="0.26586in" svg:y="0.09004in" svg:width="0.27254in" svg:height="0.09843in" draw:id="id5" draw:style-name="a5" draw:name="Freeform: Shape 7"><svg:title/><svg:desc/><text:p text:style-name="Normal"/><draw:enhanced-geometry draw:type="non-primitive" svg:viewBox="0 0 130 134"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12 ?f39 ?f23 ?f4 ?f40 ?f41 ?f20 ?f41 ?f42 ?f41 ?f43 ?f41 ?f3 ?f4 Z N" draw:text-areas="?f48 ?f50 ?f49 ?f51"><draw:equation draw:name="f0" draw:formula="0"/><draw:equation draw:name="f1" draw:formula="130"/><draw:equation draw:name="f2" draw:formula="134"/><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7"/><draw:equation draw:name="f21" draw:formula="83"/><draw:equation draw:name="f22" draw:formula="18"/><draw:equation draw:name="f23" draw:formula="55"/><draw:equation draw:name="f24" draw:formula="106"/><draw:equation draw:name="f25" draw:formula="104"/><draw:equation draw:name="f26" draw:formula="98"/><draw:equation draw:name="f27" draw:formula="96"/><draw:equation draw:name="f28" draw:formula="124"/><draw:equation draw:name="f29" draw:formula="123"/><draw:equation draw:name="f30" draw:formula="121"/><draw:equation draw:name="f31" draw:formula="119"/><draw:equation draw:name="f32" draw:formula="61"/><draw:equation draw:name="f33" draw:formula="35"/><draw:equation draw:name="f34" draw:formula="25"/><draw:equation draw:name="f35" draw:formula="92"/><draw:equation draw:name="f36" draw:formula="84"/><draw:equation draw:name="f37" draw:formula="29"/><draw:equation draw:name="f38" draw:formula="52"/><draw:equation draw:name="f39" draw:formula="31"/><draw:equation draw:name="f40" draw:formula="71"/><draw:equation draw:name="f41" draw:formula="8"/><draw:equation draw:name="f42" draw:formula="90"/><draw:equation draw:name="f43" draw:formula="105"/><draw:equation draw:name="f44" draw:formula="?f2 - ?f0"/><draw:equation draw:name="f45" draw:formula="?f1 - ?f0"/><draw:equation draw:name="f46" draw:formula="?f45 / 130"/><draw:equation draw:name="f47" draw:formula="?f44 / 134"/><draw:equation draw:name="f48" draw:formula="?f0 / ?f46"/><draw:equation draw:name="f49" draw:formula="?f1 / ?f46"/><draw:equation draw:name="f50" draw:formula="?f0 / ?f47"/><draw:equation draw:name="f51" draw:formula="?f2 / ?f47"/></draw:enhanced-geometry></draw:custom-shape></draw:g><text:span text:style-name="T43">, largeur<text:s/></text:span><draw:g draw:name="Group 8" draw:id="id13" draw:style-name="a13" text:anchor-type="as-char"><svg:title>TexMaths</svg:title><svg:desc>12§display§$l_{bloc}$§svg§600§FALSE§</svg:desc><draw:custom-shape svg:x="0in" svg:y="0in" svg:width="0.27205in" svg:height="0.14055in" draw:id="id7" draw:style-name="a7" draw:name="Freeform: Shape 9"><svg:title/><svg:desc/><text:p text:style-name="Normal"/><draw:enhanced-geometry draw:type="non-primitive" svg:viewBox="0 0 692 358" draw:enhanced-path="M ?f3 ?f2 L ?f0 ?f2 ?f0 ?f0 ?f1 ?f0 ?f1 ?f2 Z N" draw:text-areas="?f8 ?f10 ?f9 ?f11"><draw:equation draw:name="f0" draw:formula="0"/><draw:equation draw:name="f1" draw:formula="692"/><draw:equation draw:name="f2" draw:formula="358"/><draw:equation draw:name="f3" draw:formula="345"/><draw:equation draw:name="f4" draw:formula="?f2 - ?f0"/><draw:equation draw:name="f5" draw:formula="?f1 - ?f0"/><draw:equation draw:name="f6" draw:formula="?f5 / 692"/><draw:equation draw:name="f7" draw:formula="?f4 / 358"/><draw:equation draw:name="f8" draw:formula="?f0 / ?f6"/><draw:equation draw:name="f9" draw:formula="?f1 / ?f6"/><draw:equation draw:name="f10" draw:formula="?f0 / ?f7"/><draw:equation draw:name="f11" draw:formula="?f2 / ?f7"/></draw:enhanced-geometry></draw:custom-shape><draw:custom-shape svg:x="0.0055in" svg:y="0in" svg:width="0.27254in" svg:height="0.11509in" draw:id="id8" draw:style-name="a8" draw:name="Freeform: Shape 10"><svg:title/><svg:desc/><text:p text:style-name="Normal"/><draw:enhanced-geometry draw:type="non-primitive" svg:viewBox="0 0 95 294" draw:enhanced-path="M ?f3 ?f0 L ?f0 ?f4 ?f0 ?f5 C ?f6 ?f5 ?f7 ?f8 ?f7 ?f9 L ?f7 ?f10 C ?f7 ?f11 ?f12 ?f11 ?f0 ?f11 L ?f0 ?f2 C ?f13 ?f2 ?f14 ?f15 ?f16 ?f15 ?f17 ?f15 ?f18 ?f2 ?f1 ?f2 L ?f1 ?f11 C ?f19 ?f11 ?f3 ?f11 ?f3 ?f10 Z N" draw:text-areas="?f24 ?f26 ?f25 ?f27"><draw:equation draw:name="f0" draw:formula="0"/><draw:equation draw:name="f1" draw:formula="95"/><draw:equation draw:name="f2" draw:formula="294"/><draw:equation draw:name="f3" draw:formula="61"/><draw:equation draw:name="f4" draw:formula="5"/><draw:equation draw:name="f5" draw:formula="18"/><draw:equation draw:name="f6" draw:formula="30"/><draw:equation draw:name="f7" draw:formula="34"/><draw:equation draw:name="f8" draw:formula="20"/><draw:equation draw:name="f9" draw:formula="42"/><draw:equation draw:name="f10" draw:formula="262"/><draw:equation draw:name="f11" draw:formula="281"/><draw:equation draw:name="f12" draw:formula="29"/><draw:equation draw:name="f13" draw:formula="14"/><draw:equation draw:name="f14" draw:formula="37"/><draw:equation draw:name="f15" draw:formula="293"/><draw:equation draw:name="f16" draw:formula="48"/><draw:equation draw:name="f17" draw:formula="58"/><draw:equation draw:name="f18" draw:formula="79"/><draw:equation draw:name="f19" draw:formula="66"/><draw:equation draw:name="f20" draw:formula="?f2 - ?f0"/><draw:equation draw:name="f21" draw:formula="?f1 - ?f0"/><draw:equation draw:name="f22" draw:formula="?f21 / 95"/><draw:equation draw:name="f23" draw:formula="?f20 / 294"/><draw:equation draw:name="f24" draw:formula="?f0 / ?f22"/><draw:equation draw:name="f25" draw:formula="?f1 / ?f22"/><draw:equation draw:name="f26" draw:formula="?f0 / ?f23"/><draw:equation draw:name="f27" draw:formula="?f2 / ?f23"/></draw:enhanced-geometry></draw:custom-shape><draw:custom-shape svg:x="0.05388in" svg:y="0.06017in" svg:width="0.27254in" svg:height="0.09843in" draw:id="id9" draw:style-name="a9" draw:name="Freeform: Shape 11"><svg:title/><svg:desc/><text:p text:style-name="Normal"/><draw:enhanced-geometry draw:type="non-primitive" svg:viewBox="0 0 121 209" draw:enhanced-path="M ?f3 ?f4 C ?f3 ?f4 ?f5 ?f6 ?f5 ?f7 ?f5 ?f8 ?f3 ?f0 ?f9 ?f0 ?f10 ?f0 ?f11 ?f8 ?f12 ?f8 ?f13 ?f7 ?f14 ?f7 ?f14 ?f15 ?f14 ?f13 ?f13 ?f13 ?f16 ?f13 ?f17 ?f13 ?f17 ?f18 ?f17 ?f16 ?f17 ?f19 ?f20 ?f17 ?f21 ?f22 L ?f23 ?f24 C ?f16 ?f25 ?f8 ?f26 ?f27 ?f28 ?f0 ?f29 ?f0 ?f30 ?f0 ?f31 ?f0 ?f32 ?f33 ?f2 ?f34 ?f2 ?f35 ?f2 ?f1 ?f36 ?f1 ?f37 ?f1 ?f38 ?f39 ?f40 ?f40 ?f40 ?f5 ?f40 ?f41 ?f42 ?f43 ?f44 Z M ?f34 ?f45 C ?f20 ?f45 ?f23 ?f46 ?f23 ?f47 ?f23 ?f31 ?f48 ?f49 ?f17 ?f50 ?f51 ?f52 ?f51 ?f53 ?f22 ?f54 ?f55 ?f38 ?f56 ?f42 ?f40 ?f42 ?f57 ?f42 ?f39 ?f58 ?f39 ?f59 ?f39 ?f37 ?f38 ?f60 ?f35 ?f61 ?f62 ?f63 ?f3 ?f45 ?f34 ?f45 Z N" draw:text-areas="?f68 ?f70 ?f69 ?f71"><draw:equation draw:name="f0" draw:formula="0"/><draw:equation draw:name="f1" draw:formula="121"/><draw:equation draw:name="f2" draw:formula="209"/><draw:equation draw:name="f3" draw:formula="59"/><draw:equation draw:name="f4" draw:formula="8"/><draw:equation draw:name="f5" draw:formula="60"/><draw:equation draw:name="f6" draw:formula="5"/><draw:equation draw:name="f7" draw:formula="4"/><draw:equation draw:name="f8" draw:formula="2"/><draw:equation draw:name="f9" draw:formula="55"/><draw:equation draw:name="f10" draw:formula="49"/><draw:equation draw:name="f11" draw:formula="25"/><draw:equation draw:name="f12" draw:formula="17"/><draw:equation draw:name="f13" draw:formula="14"/><draw:equation draw:name="f14" draw:formula="11"/><draw:equation draw:name="f15" draw:formula="10"/><draw:equation draw:name="f16" draw:formula="18"/><draw:equation draw:name="f17" draw:formula="32"/><draw:equation draw:name="f18" draw:formula="16"/><draw:equation draw:name="f19" draw:formula="20"/><draw:equation draw:name="f20" draw:formula="30"/><draw:equation draw:name="f21" draw:formula="28"/><draw:equation draw:name="f22" draw:formula="40"/><draw:equation draw:name="f23" draw:formula="22"/><draw:equation draw:name="f24" draw:formula="66"/><draw:equation draw:name="f25" draw:formula="77"/><draw:equation draw:name="f26" draw:formula="142"/><draw:equation draw:name="f27" draw:formula="1"/><draw:equation draw:name="f28" draw:formula="145"/><draw:equation draw:name="f29" draw:formula="152"/><draw:equation draw:name="f30" draw:formula="156"/><draw:equation draw:name="f31" draw:formula="160"/><draw:equation draw:name="f32" draw:formula="190"/><draw:equation draw:name="f33" draw:formula="19"/><draw:equation draw:name="f34" draw:formula="44"/><draw:equation draw:name="f35" draw:formula="82"/><draw:equation draw:name="f36" draw:formula="169"/><draw:equation draw:name="f37" draw:formula="125"/><draw:equation draw:name="f38" draw:formula="90"/><draw:equation draw:name="f39" draw:formula="97"/><draw:equation draw:name="f40" draw:formula="76"/><draw:equation draw:name="f41" draw:formula="48"/><draw:equation draw:name="f42" draw:formula="84"/><draw:equation draw:name="f43" draw:formula="38"/><draw:equation draw:name="f44" draw:formula="91"/><draw:equation draw:name="f45" draw:formula="200"/><draw:equation draw:name="f46" draw:formula="188"/><draw:equation draw:name="f47" draw:formula="170"/><draw:equation draw:name="f48" draw:formula="24"/><draw:equation draw:name="f49" draw:formula="149"/><draw:equation draw:name="f50" draw:formula="116"/><draw:equation draw:name="f51" draw:formula="34"/><draw:equation draw:name="f52" draw:formula="110"/><draw:equation draw:name="f53" draw:formula="109"/><draw:equation draw:name="f54" draw:formula="103"/><draw:equation draw:name="f55" draw:formula="50"/><draw:equation draw:name="f56" draw:formula="65"/><draw:equation draw:name="f57" draw:formula="86"/><draw:equation draw:name="f58" draw:formula="92"/><draw:equation draw:name="f59" draw:formula="113"/><draw:equation draw:name="f60" draw:formula="155"/><draw:equation draw:name="f61" draw:formula="172"/><draw:equation draw:name="f62" draw:formula="74"/><draw:equation draw:name="f63" draw:formula="186"/><draw:equation draw:name="f64" draw:formula="?f2 - ?f0"/><draw:equation draw:name="f65" draw:formula="?f1 - ?f0"/><draw:equation draw:name="f66" draw:formula="?f65 / 121"/><draw:equation draw:name="f67" draw:formula="?f64 / 209"/><draw:equation draw:name="f68" draw:formula="?f0 / ?f66"/><draw:equation draw:name="f69" draw:formula="?f1 / ?f66"/><draw:equation draw:name="f70" draw:formula="?f0 / ?f67"/><draw:equation draw:name="f71" draw:formula="?f2 / ?f67"/></draw:enhanced-geometry></draw:custom-shape><draw:custom-shape svg:x="0.1114in" svg:y="0.06014in" svg:width="0.27254in" svg:height="0.09843in" draw:id="id10" draw:style-name="a10" draw:name="Freeform: Shape 12"><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1"/><draw:equation draw:name="f27" draw:formula="200"/><draw:equation draw:name="f28" draw:formula="17"/><draw:equation draw:name="f29" draw:formula="48"/><draw:equation draw:name="f30" draw:formula="206"/><draw:equation draw:name="f31" draw:formula="55"/><draw:equation draw:name="f32" draw:formula="193"/><draw:equation draw:name="f33" draw:formula="182"/><draw:equation draw:name="f34" draw:formula="164"/><draw:equation draw:name="f35" draw:formula="163"/><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0.15408in" svg:y="0.09001in" svg:width="0.27254in" svg:height="0.09843in" draw:id="id11" draw:style-name="a11" draw:name="Freeform: Shape 13"><svg:title/><svg:desc/><text:p text:style-name="Normal"/><draw:enhanced-geometry draw:type="non-primitive" svg:viewBox="0 0 139 134" draw:enhanced-path="M ?f1 ?f3 C ?f1 ?f4 ?f5 ?f0 ?f6 ?f0 ?f7 ?f0 ?f0 ?f7 ?f0 ?f8 ?f0 ?f9 ?f10 ?f2 ?f11 ?f2 ?f12 ?f2 ?f1 ?f13 ?f1 ?f3 Z M ?f11 ?f14 C ?f15 ?f14 ?f16 ?f17 ?f16 ?f18 ?f16 ?f19 ?f20 ?f3 ?f7 ?f21 ?f22 ?f23 ?f24 ?f25 ?f6 ?f25 ?f26 ?f25 ?f5 ?f4 ?f5 ?f7 ?f5 ?f27 ?f28 ?f29 ?f30 ?f30 ?f31 ?f17 ?f32 ?f14 ?f11 ?f14 Z N" draw:text-areas="?f37 ?f39 ?f38 ?f40"><draw:equation draw:name="f0" draw:formula="0"/><draw:equation draw:name="f1" draw:formula="139"/><draw:equation draw:name="f2" draw:formula="134"/><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6"/><draw:equation draw:name="f18" draw:formula="92"/><draw:equation draw:name="f19" draw:formula="80"/><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111"/><draw:equation draw:name="f29" draw:formula="78"/><draw:equation draw:name="f30" draw:formula="98"/><draw:equation draw:name="f31" draw:formula="88"/><draw:equation draw:name="f32" draw:formula="70"/><draw:equation draw:name="f33" draw:formula="?f2 - ?f0"/><draw:equation draw:name="f34" draw:formula="?f1 - ?f0"/><draw:equation draw:name="f35" draw:formula="?f34 / 139"/><draw:equation draw:name="f36" draw:formula="?f33 / 134"/><draw:equation draw:name="f37" draw:formula="?f0 / ?f35"/><draw:equation draw:name="f38" draw:formula="?f1 / ?f35"/><draw:equation draw:name="f39" draw:formula="?f0 / ?f36"/><draw:equation draw:name="f40" draw:formula="?f2 / ?f36"/></draw:enhanced-geometry></draw:custom-shape><draw:custom-shape svg:x="0.21996in" svg:y="0.09004in" svg:width="0.27254in" svg:height="0.09843in" draw:id="id12" draw:style-name="a12" draw:name="Freeform: Shape 14"><svg:title/><svg:desc/><text:p text:style-name="Normal"/><draw:enhanced-geometry draw:type="non-primitive" svg:viewBox="0 0 129 134" draw:enhanced-path="M ?f3 ?f4 C ?f5 ?f6 ?f7 ?f8 ?f7 ?f9 ?f7 ?f10 ?f11 ?f12 ?f13 ?f12 ?f14 ?f12 ?f15 ?f16 ?f15 ?f17 ?f15 ?f18 ?f19 ?f0 ?f20 ?f0 ?f10 ?f0 ?f0 ?f16 ?f0 ?f21 ?f0 ?f13 ?f22 ?f2 ?f23 ?f2 ?f24 ?f2 ?f1 ?f25 ?f1 ?f5 ?f1 ?f26 ?f15 ?f27 ?f28 ?f27 ?f29 ?f27 ?f30 ?f27 ?f31 ?f26 ?f27 ?f15 ?f32 ?f15 ?f23 ?f15 ?f33 ?f15 ?f34 ?f35 ?f34 ?f36 ?f34 ?f37 ?f38 ?f39 ?f12 ?f40 ?f23 ?f4 ?f41 ?f42 ?f20 ?f42 ?f43 ?f42 ?f25 ?f42 ?f3 ?f4 Z N" draw:text-areas="?f48 ?f50 ?f49 ?f51"><draw:equation draw:name="f0" draw:formula="0"/><draw:equation draw:name="f1" draw:formula="129"/><draw:equation draw:name="f2" draw:formula="134"/><draw:equation draw:name="f3" draw:formula="111"/><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6"/><draw:equation draw:name="f21" draw:formula="83"/><draw:equation draw:name="f22" draw:formula="18"/><draw:equation draw:name="f23" draw:formula="55"/><draw:equation draw:name="f24" draw:formula="105"/><draw:equation draw:name="f25" draw:formula="104"/><draw:equation draw:name="f26" draw:formula="98"/><draw:equation draw:name="f27" draw:formula="96"/><draw:equation draw:name="f28" draw:formula="123"/><draw:equation draw:name="f29" draw:formula="122"/><draw:equation draw:name="f30" draw:formula="121"/><draw:equation draw:name="f31" draw:formula="119"/><draw:equation draw:name="f32" draw:formula="61"/><draw:equation draw:name="f33" draw:formula="35"/><draw:equation draw:name="f34" draw:formula="25"/><draw:equation draw:name="f35" draw:formula="112"/><draw:equation draw:name="f36" draw:formula="92"/><draw:equation draw:name="f37" draw:formula="84"/><draw:equation draw:name="f38" draw:formula="29"/><draw:equation draw:name="f39" draw:formula="52"/><draw:equation draw:name="f40" draw:formula="31"/><draw:equation draw:name="f41" draw:formula="71"/><draw:equation draw:name="f42" draw:formula="8"/><draw:equation draw:name="f43" draw:formula="90"/><draw:equation draw:name="f44" draw:formula="?f2 - ?f0"/><draw:equation draw:name="f45" draw:formula="?f1 - ?f0"/><draw:equation draw:name="f46" draw:formula="?f45 / 129"/><draw:equation draw:name="f47" draw:formula="?f44 / 134"/><draw:equation draw:name="f48" draw:formula="?f0 / ?f46"/><draw:equation draw:name="f49" draw:formula="?f1 / ?f46"/><draw:equation draw:name="f50" draw:formula="?f0 / ?f47"/><draw:equation draw:name="f51" draw:formula="?f2 / ?f47"/></draw:enhanced-geometry></draw:custom-shape></draw:g><text:span text:style-name="T44">et <text:s/>profondeur<text:s/></text:span><draw:g draw:name="Group 15" draw:id="id20" draw:style-name="a20" text:anchor-type="as-char"><svg:title>TexMaths</svg:title><svg:desc>12§display§$p_{bloc}$§svg§600§FALSE§</svg:desc><draw:custom-shape svg:x="0in" svg:y="0.00197in" svg:width="0.27254in" svg:height="0.10398in" draw:id="id14" draw:style-name="a14" draw:name="Freeform: Shape 16"><svg:title/><svg:desc/><text:p text:style-name="Normal"/><draw:enhanced-geometry draw:type="non-primitive" svg:viewBox="0 0 810 266" draw:enhanced-path="M ?f3 ?f2 L ?f0 ?f2 ?f0 ?f0 ?f1 ?f0 ?f1 ?f2 Z N" draw:text-areas="?f8 ?f10 ?f9 ?f11"><draw:equation draw:name="f0" draw:formula="0"/><draw:equation draw:name="f1" draw:formula="810"/><draw:equation draw:name="f2" draw:formula="266"/><draw:equation draw:name="f3" draw:formula="405"/><draw:equation draw:name="f4" draw:formula="?f2 - ?f0"/><draw:equation draw:name="f5" draw:formula="?f1 - ?f0"/><draw:equation draw:name="f6" draw:formula="?f5 / 810"/><draw:equation draw:name="f7" draw:formula="?f4 / 266"/><draw:equation draw:name="f8" draw:formula="?f0 / ?f6"/><draw:equation draw:name="f9" draw:formula="?f1 / ?f6"/><draw:equation draw:name="f10" draw:formula="?f0 / ?f7"/><draw:equation draw:name="f11" draw:formula="?f2 / ?f7"/></draw:enhanced-geometry></draw:custom-shape><draw:custom-shape svg:x="0.00472in" svg:y="0in" svg:width="0.27254in" svg:height="0.10606in" draw:id="id15" draw:style-name="a15" draw:name="Freeform: Shape 17"><svg:title/><svg:desc/><text:p text:style-name="Normal"/><draw:enhanced-geometry draw:type="non-primitive" svg:viewBox="0 0 209 271" draw:enhanced-path="M ?f3 ?f4 L ?f3 ?f0 ?f0 ?f5 ?f0 ?f6 C ?f7 ?f6 ?f8 ?f9 ?f8 ?f10 L ?f8 ?f11 C ?f8 ?f12 ?f13 ?f12 ?f0 ?f12 L ?f0 ?f2 C ?f14 ?f15 ?f16 ?f17 ?f18 ?f17 ?f19 ?f17 ?f20 ?f15 ?f21 ?f2 L ?f21 ?f12 C ?f22 ?f12 ?f23 ?f12 ?f23 ?f11 L ?f23 ?f24 ?f23 ?f25 C ?f26 ?f27 ?f28 ?f29 ?f30 ?f29 ?f24 ?f29 ?f1 ?f31 ?f1 ?f21 ?f1 ?f32 ?f33 ?f0 ?f34 ?f0 ?f35 ?f0 ?f36 ?f37 ?f3 ?f4 Z M ?f23 ?f38 L ?f23 ?f39 C ?f40 ?f41 ?f21 ?f42 ?f43 ?f42 ?f44 ?f42 ?f45 ?f18 ?f45 ?f21 ?f45 ?f44 ?f46 ?f47 ?f48 ?f47 ?f21 ?f47 ?f49 ?f45 ?f50 ?f51 ?f23 ?f44 ?f23 ?f44 ?f23 ?f38 Z N" draw:text-areas="?f56 ?f58 ?f57 ?f59"><draw:equation draw:name="f0" draw:formula="0"/><draw:equation draw:name="f1" draw:formula="209"/><draw:equation draw:name="f2" draw:formula="271"/><draw:equation draw:name="f3" draw:formula="61"/><draw:equation draw:name="f4" draw:formula="28"/><draw:equation draw:name="f5" draw:formula="5"/><draw:equation draw:name="f6" draw:formula="18"/><draw:equation draw:name="f7" draw:formula="30"/><draw:equation draw:name="f8" draw:formula="34"/><draw:equation draw:name="f9" draw:formula="20"/><draw:equation draw:name="f10" draw:formula="38"/><draw:equation draw:name="f11" draw:formula="238"/><draw:equation draw:name="f12" draw:formula="257"/><draw:equation draw:name="f13" draw:formula="29"/><draw:equation draw:name="f14" draw:formula="14"/><draw:equation draw:name="f15" draw:formula="269"/><draw:equation draw:name="f16" draw:formula="36"/><draw:equation draw:name="f17" draw:formula="268"/><draw:equation draw:name="f18" draw:formula="48"/><draw:equation draw:name="f19" draw:formula="59"/><draw:equation draw:name="f20" draw:formula="81"/><draw:equation draw:name="f21" draw:formula="96"/><draw:equation draw:name="f22" draw:formula="67"/><draw:equation draw:name="f23" draw:formula="62"/><draw:equation draw:name="f24" draw:formula="166"/><draw:equation draw:name="f25" draw:formula="162"/><draw:equation draw:name="f26" draw:formula="65"/><draw:equation draw:name="f27" draw:formula="170"/><draw:equation draw:name="f28" draw:formula="83"/><draw:equation draw:name="f29" draw:formula="192"/><draw:equation draw:name="f30" draw:formula="114"/><draw:equation draw:name="f31" draw:formula="150"/><draw:equation draw:name="f32" draw:formula="42"/><draw:equation draw:name="f33" draw:formula="168"/><draw:equation draw:name="f34" draw:formula="120"/><draw:equation draw:name="f35" draw:formula="88"/><draw:equation draw:name="f36" draw:formula="70"/><draw:equation draw:name="f37" draw:formula="19"/><draw:equation draw:name="f38" draw:formula="140"/><draw:equation draw:name="f39" draw:formula="45"/><draw:equation draw:name="f40" draw:formula="74"/><draw:equation draw:name="f41" draw:formula="23"/><draw:equation draw:name="f42" draw:formula="11"/><draw:equation draw:name="f43" draw:formula="118"/><draw:equation draw:name="f44" draw:formula="148"/><draw:equation draw:name="f45" draw:formula="174"/><draw:equation draw:name="f46" draw:formula="144"/><draw:equation draw:name="f47" draw:formula="183"/><draw:equation draw:name="f48" draw:formula="113"/><draw:equation draw:name="f49" draw:formula="79"/><draw:equation draw:name="f50" draw:formula="68"/><draw:equation draw:name="f51" draw:formula="158"/><draw:equation draw:name="f52" draw:formula="?f2 - ?f0"/><draw:equation draw:name="f53" draw:formula="?f1 - ?f0"/><draw:equation draw:name="f54" draw:formula="?f53 / 209"/><draw:equation draw:name="f55" draw:formula="?f52 / 271"/><draw:equation draw:name="f56" draw:formula="?f0 / ?f54"/><draw:equation draw:name="f57" draw:formula="?f1 / ?f54"/><draw:equation draw:name="f58" draw:formula="?f0 / ?f55"/><draw:equation draw:name="f59" draw:formula="?f2 / ?f55"/></draw:enhanced-geometry></draw:custom-shape><draw:custom-shape svg:x="0.09992in" svg:y="0.01763in" svg:width="0.27254in" svg:height="0.09843in" draw:id="id16" draw:style-name="a16" draw:name="Freeform: Shape 18"><svg:title/><svg:desc/><text:p text:style-name="Normal"/><draw:enhanced-geometry draw:type="non-primitive" svg:viewBox="0 0 121 209" draw:enhanced-path="M ?f3 ?f4 C ?f3 ?f4 ?f5 ?f6 ?f5 ?f7 ?f5 ?f8 ?f3 ?f0 ?f9 ?f0 ?f10 ?f0 ?f11 ?f8 ?f12 ?f8 ?f13 ?f7 ?f14 ?f7 ?f14 ?f15 ?f14 ?f13 ?f13 ?f13 ?f16 ?f13 ?f17 ?f13 ?f17 ?f18 ?f17 ?f16 ?f17 ?f19 ?f20 ?f17 ?f21 ?f22 L ?f23 ?f24 C ?f16 ?f25 ?f8 ?f26 ?f27 ?f28 ?f0 ?f29 ?f0 ?f30 ?f0 ?f31 ?f0 ?f32 ?f33 ?f2 ?f34 ?f2 ?f35 ?f2 ?f1 ?f36 ?f1 ?f37 ?f1 ?f38 ?f39 ?f40 ?f40 ?f40 ?f5 ?f40 ?f41 ?f42 ?f43 ?f44 Z M ?f34 ?f45 C ?f20 ?f45 ?f23 ?f46 ?f23 ?f47 ?f23 ?f31 ?f48 ?f49 ?f17 ?f50 ?f51 ?f52 ?f51 ?f53 ?f22 ?f54 ?f55 ?f38 ?f56 ?f42 ?f40 ?f42 ?f57 ?f42 ?f39 ?f58 ?f39 ?f59 ?f39 ?f37 ?f38 ?f60 ?f35 ?f61 ?f62 ?f63 ?f3 ?f45 ?f34 ?f45 Z N" draw:text-areas="?f68 ?f70 ?f69 ?f71"><draw:equation draw:name="f0" draw:formula="0"/><draw:equation draw:name="f1" draw:formula="121"/><draw:equation draw:name="f2" draw:formula="209"/><draw:equation draw:name="f3" draw:formula="59"/><draw:equation draw:name="f4" draw:formula="8"/><draw:equation draw:name="f5" draw:formula="60"/><draw:equation draw:name="f6" draw:formula="5"/><draw:equation draw:name="f7" draw:formula="4"/><draw:equation draw:name="f8" draw:formula="2"/><draw:equation draw:name="f9" draw:formula="55"/><draw:equation draw:name="f10" draw:formula="49"/><draw:equation draw:name="f11" draw:formula="25"/><draw:equation draw:name="f12" draw:formula="17"/><draw:equation draw:name="f13" draw:formula="14"/><draw:equation draw:name="f14" draw:formula="11"/><draw:equation draw:name="f15" draw:formula="10"/><draw:equation draw:name="f16" draw:formula="18"/><draw:equation draw:name="f17" draw:formula="32"/><draw:equation draw:name="f18" draw:formula="16"/><draw:equation draw:name="f19" draw:formula="20"/><draw:equation draw:name="f20" draw:formula="30"/><draw:equation draw:name="f21" draw:formula="28"/><draw:equation draw:name="f22" draw:formula="40"/><draw:equation draw:name="f23" draw:formula="22"/><draw:equation draw:name="f24" draw:formula="66"/><draw:equation draw:name="f25" draw:formula="77"/><draw:equation draw:name="f26" draw:formula="142"/><draw:equation draw:name="f27" draw:formula="1"/><draw:equation draw:name="f28" draw:formula="146"/><draw:equation draw:name="f29" draw:formula="153"/><draw:equation draw:name="f30" draw:formula="156"/><draw:equation draw:name="f31" draw:formula="160"/><draw:equation draw:name="f32" draw:formula="190"/><draw:equation draw:name="f33" draw:formula="19"/><draw:equation draw:name="f34" draw:formula="44"/><draw:equation draw:name="f35" draw:formula="82"/><draw:equation draw:name="f36" draw:formula="170"/><draw:equation draw:name="f37" draw:formula="125"/><draw:equation draw:name="f38" draw:formula="90"/><draw:equation draw:name="f39" draw:formula="97"/><draw:equation draw:name="f40" draw:formula="76"/><draw:equation draw:name="f41" draw:formula="48"/><draw:equation draw:name="f42" draw:formula="84"/><draw:equation draw:name="f43" draw:formula="38"/><draw:equation draw:name="f44" draw:formula="91"/><draw:equation draw:name="f45" draw:formula="201"/><draw:equation draw:name="f46" draw:formula="189"/><draw:equation draw:name="f47" draw:formula="171"/><draw:equation draw:name="f48" draw:formula="24"/><draw:equation draw:name="f49" draw:formula="149"/><draw:equation draw:name="f50" draw:formula="117"/><draw:equation draw:name="f51" draw:formula="34"/><draw:equation draw:name="f52" draw:formula="111"/><draw:equation draw:name="f53" draw:formula="109"/><draw:equation draw:name="f54" draw:formula="103"/><draw:equation draw:name="f55" draw:formula="50"/><draw:equation draw:name="f56" draw:formula="65"/><draw:equation draw:name="f57" draw:formula="87"/><draw:equation draw:name="f58" draw:formula="93"/><draw:equation draw:name="f59" draw:formula="113"/><draw:equation draw:name="f60" draw:formula="155"/><draw:equation draw:name="f61" draw:formula="172"/><draw:equation draw:name="f62" draw:formula="74"/><draw:equation draw:name="f63" draw:formula="186"/><draw:equation draw:name="f64" draw:formula="?f2 - ?f0"/><draw:equation draw:name="f65" draw:formula="?f1 - ?f0"/><draw:equation draw:name="f66" draw:formula="?f65 / 121"/><draw:equation draw:name="f67" draw:formula="?f64 / 209"/><draw:equation draw:name="f68" draw:formula="?f0 / ?f66"/><draw:equation draw:name="f69" draw:formula="?f1 / ?f66"/><draw:equation draw:name="f70" draw:formula="?f0 / ?f67"/><draw:equation draw:name="f71" draw:formula="?f2 / ?f67"/></draw:enhanced-geometry></draw:custom-shape><draw:custom-shape svg:x="0.15777in" svg:y="0.0177in" svg:width="0.27254in" svg:height="0.09843in" draw:id="id17" draw:style-name="a17" draw:name="Freeform: Shape 19"><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2"/><draw:equation draw:name="f27" draw:formula="201"/><draw:equation draw:name="f28" draw:formula="17"/><draw:equation draw:name="f29" draw:formula="48"/><draw:equation draw:name="f30" draw:formula="207"/><draw:equation draw:name="f31" draw:formula="55"/><draw:equation draw:name="f32" draw:formula="194"/><draw:equation draw:name="f33" draw:formula="183"/><draw:equation draw:name="f34" draw:formula="165"/><draw:equation draw:name="f35" draw:formula="164"/><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0.20018in" svg:y="0.04718in" svg:width="0.27254in" svg:height="0.09843in" draw:id="id18" draw:style-name="a18" draw:name="Freeform: Shape 20"><svg:title/><svg:desc/><text:p text:style-name="Normal"/><draw:enhanced-geometry draw:type="non-primitive" svg:viewBox="0 0 139 135" draw:enhanced-path="M ?f1 ?f3 C ?f1 ?f4 ?f5 ?f0 ?f6 ?f0 ?f7 ?f0 ?f0 ?f7 ?f0 ?f8 ?f0 ?f9 ?f10 ?f2 ?f11 ?f2 ?f12 ?f2 ?f1 ?f13 ?f1 ?f3 Z M ?f11 ?f14 C ?f15 ?f14 ?f16 ?f17 ?f16 ?f18 ?f16 ?f19 ?f20 ?f3 ?f7 ?f21 ?f22 ?f23 ?f24 ?f25 ?f6 ?f25 ?f26 ?f25 ?f5 ?f4 ?f5 ?f7 ?f5 ?f27 ?f9 ?f28 ?f29 ?f29 ?f30 ?f17 ?f31 ?f14 ?f11 ?f14 Z N" draw:text-areas="?f36 ?f38 ?f37 ?f39"><draw:equation draw:name="f0" draw:formula="0"/><draw:equation draw:name="f1" draw:formula="139"/><draw:equation draw:name="f2" draw:formula="135"/><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7"/><draw:equation draw:name="f18" draw:formula="93"/><draw:equation draw:name="f19" draw:formula="81"/><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9"/><draw:equation draw:name="f30" draw:formula="88"/><draw:equation draw:name="f31" draw:formula="70"/><draw:equation draw:name="f32" draw:formula="?f2 - ?f0"/><draw:equation draw:name="f33" draw:formula="?f1 - ?f0"/><draw:equation draw:name="f34" draw:formula="?f33 / 139"/><draw:equation draw:name="f35" draw:formula="?f32 / 135"/><draw:equation draw:name="f36" draw:formula="?f0 / ?f34"/><draw:equation draw:name="f37" draw:formula="?f1 / ?f34"/><draw:equation draw:name="f38" draw:formula="?f0 / ?f35"/><draw:equation draw:name="f39" draw:formula="?f2 / ?f35"/></draw:enhanced-geometry></draw:custom-shape><draw:custom-shape svg:x="0.26586in" svg:y="0.04709in" svg:width="0.27254in" svg:height="0.09843in" draw:id="id19" draw:style-name="a19" draw:name="Freeform: Shape 21"><svg:title/><svg:desc/><text:p text:style-name="Normal"/><draw:enhanced-geometry draw:type="non-primitive" svg:viewBox="0 0 130 135"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39 ?f40 ?f23 ?f4 ?f41 ?f42 ?f20 ?f42 ?f43 ?f42 ?f25 ?f42 ?f3 ?f4 Z N" draw:text-areas="?f48 ?f50 ?f49 ?f51"><draw:equation draw:name="f0" draw:formula="0"/><draw:equation draw:name="f1" draw:formula="130"/><draw:equation draw:name="f2" draw:formula="135"/><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5"/><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7"/><draw:equation draw:name="f21" draw:formula="83"/><draw:equation draw:name="f22" draw:formula="18"/><draw:equation draw:name="f23" draw:formula="55"/><draw:equation draw:name="f24" draw:formula="106"/><draw:equation draw:name="f25" draw:formula="105"/><draw:equation draw:name="f26" draw:formula="99"/><draw:equation draw:name="f27" draw:formula="96"/><draw:equation draw:name="f28" draw:formula="124"/><draw:equation draw:name="f29" draw:formula="123"/><draw:equation draw:name="f30" draw:formula="121"/><draw:equation draw:name="f31" draw:formula="119"/><draw:equation draw:name="f32" draw:formula="61"/><draw:equation draw:name="f33" draw:formula="35"/><draw:equation draw:name="f34" draw:formula="25"/><draw:equation draw:name="f35" draw:formula="93"/><draw:equation draw:name="f36" draw:formula="84"/><draw:equation draw:name="f37" draw:formula="29"/><draw:equation draw:name="f38" draw:formula="52"/><draw:equation draw:name="f39" draw:formula="44"/><draw:equation draw:name="f40" draw:formula="31"/><draw:equation draw:name="f41" draw:formula="71"/><draw:equation draw:name="f42" draw:formula="8"/><draw:equation draw:name="f43" draw:formula="90"/><draw:equation draw:name="f44" draw:formula="?f2 - ?f0"/><draw:equation draw:name="f45" draw:formula="?f1 - ?f0"/><draw:equation draw:name="f46" draw:formula="?f45 / 130"/><draw:equation draw:name="f47" draw:formula="?f44 / 135"/><draw:equation draw:name="f48" draw:formula="?f0 / ?f46"/><draw:equation draw:name="f49" draw:formula="?f1 / ?f46"/><draw:equation draw:name="f50" draw:formula="?f0 / ?f47"/><draw:equation draw:name="f51" draw:formula="?f2 / ?f47"/></draw:enhanced-geometry></draw:custom-shape></draw:g><text:span text:style-name="T45">. <text:s/>Afin de garantir la stabilité de votre tour, vous<text:s/></text:span><text:span text:style-name="T46">devez vous assurer que le bloc que vous ajoutez sur votre tour repose entièrement sur le précédent.</text:span></text:p>
      <text:p text:style-name="P47"/>
      <text:p text:style-name="P48">Plus formellement, vous devez respecter la règle suivante:</text:p>
      <text:p text:style-name="P49"/>
      <text:p text:style-name="P50"><text:span text:style-name="T51"><text:tab/></text:span><text:span text:style-name="T52"><text:tab/></text:span><draw:g draw:name="Group 22" draw:id="id76" draw:style-name="a76" text:anchor-type="as-char"><svg:title>TexMaths</svg:title><svg:desc>12§display§$$l_{nouveauBloc} &lt; l_{blocReceveur} \mbox{ et } p_{nouveauBloc} &lt; p_{blocReceveur}$$§svg§600§FALSE§</svg:desc><draw:custom-shape svg:x="0in" svg:y="0in" svg:width="0.27254in" svg:height="0.14704in" draw:id="id21" draw:style-name="a21" draw:name="Freeform: Shape 23"><svg:title/><svg:desc/><text:p text:style-name="Normal"/><draw:enhanced-geometry draw:type="non-primitive" svg:viewBox="0 0 10489 376" draw:enhanced-path="M ?f3 ?f2 L ?f0 ?f2 ?f0 ?f0 ?f1 ?f0 ?f1 ?f2 Z N" draw:text-areas="?f8 ?f10 ?f9 ?f11"><draw:equation draw:name="f0" draw:formula="0"/><draw:equation draw:name="f1" draw:formula="10489"/><draw:equation draw:name="f2" draw:formula="376"/><draw:equation draw:name="f3" draw:formula="5244"/><draw:equation draw:name="f4" draw:formula="?f2 - ?f0"/><draw:equation draw:name="f5" draw:formula="?f1 - ?f0"/><draw:equation draw:name="f6" draw:formula="?f5 / 10489"/><draw:equation draw:name="f7" draw:formula="?f4 / 376"/><draw:equation draw:name="f8" draw:formula="?f0 / ?f6"/><draw:equation draw:name="f9" draw:formula="?f1 / ?f6"/><draw:equation draw:name="f10" draw:formula="?f0 / ?f7"/><draw:equation draw:name="f11" draw:formula="?f2 / ?f7"/></draw:enhanced-geometry></draw:custom-shape><draw:custom-shape svg:x="0.00709in" svg:y="0in" svg:width="0.27254in" svg:height="0.11648in" draw:id="id22" draw:style-name="a22" draw:name="Freeform: Shape 24"><svg:title/><svg:desc/><text:p text:style-name="Normal"/><draw:enhanced-geometry draw:type="non-primitive" svg:viewBox="0 0 91 299" draw:enhanced-path="M ?f1 ?f3 C ?f1 ?f3 ?f1 ?f0 ?f4 ?f0 ?f5 ?f0 ?f6 ?f7 ?f8 ?f3 ?f9 ?f3 ?f10 ?f3 ?f10 ?f11 ?f10 ?f12 ?f9 ?f12 ?f13 ?f12 ?f14 ?f12 ?f15 ?f16 ?f15 ?f10 L ?f14 ?f8 ?f17 ?f18 C ?f19 ?f20 ?f0 ?f21 ?f0 ?f22 ?f0 ?f23 ?f24 ?f2 ?f25 ?f2 ?f26 ?f2 ?f27 ?f28 ?f29 ?f30 ?f31 ?f22 ?f32 ?f33 ?f32 ?f34 ?f32 ?f35 ?f36 ?f35 ?f31 ?f35 ?f37 ?f35 ?f37 ?f38 ?f39 ?f40 ?f41 ?f42 ?f15 ?f43 ?f44 ?f43 ?f45 ?f43 ?f45 ?f46 ?f45 ?f47 ?f45 ?f22 ?f45 ?f48 ?f9 ?f20 Z N" draw:text-areas="?f53 ?f55 ?f54 ?f56"><draw:equation draw:name="f0" draw:formula="0"/><draw:equation draw:name="f1" draw:formula="91"/><draw:equation draw:name="f2" draw:formula="299"/><draw:equation draw:name="f3" draw:formula="5"/><draw:equation draw:name="f4" draw:formula="86"/><draw:equation draw:name="f5" draw:formula="76"/><draw:equation draw:name="f6" draw:formula="44"/><draw:equation draw:name="f7" draw:formula="4"/><draw:equation draw:name="f8" draw:formula="34"/><draw:equation draw:name="f9" draw:formula="30"/><draw:equation draw:name="f10" draw:formula="25"/><draw:equation draw:name="f11" draw:formula="13"/><draw:equation draw:name="f12" draw:formula="18"/><draw:equation draw:name="f13" draw:formula="36"/><draw:equation draw:name="f14" draw:formula="56"/><draw:equation draw:name="f15" draw:formula="58"/><draw:equation draw:name="f16" draw:formula="22"/><draw:equation draw:name="f17" draw:formula="2"/><draw:equation draw:name="f18" draw:formula="245"/><draw:equation draw:name="f19" draw:formula="1"/><draw:equation draw:name="f20" draw:formula="250"/><draw:equation draw:name="f21" draw:formula="254"/><draw:equation draw:name="f22" draw:formula="260"/><draw:equation draw:name="f23" draw:formula="284"/><draw:equation draw:name="f24" draw:formula="19"/><draw:equation draw:name="f25" draw:formula="38"/><draw:equation draw:name="f26" draw:formula="53"/><draw:equation draw:name="f27" draw:formula="64"/><draw:equation draw:name="f28" draw:formula="291"/><draw:equation draw:name="f29" draw:formula="71"/><draw:equation draw:name="f30" draw:formula="275"/><draw:equation draw:name="f31" draw:formula="79"/><draw:equation draw:name="f32" draw:formula="84"/><draw:equation draw:name="f33" draw:formula="234"/><draw:equation draw:name="f34" draw:formula="233"/><draw:equation draw:name="f35" draw:formula="230"/><draw:equation draw:name="f36" draw:formula="80"/><draw:equation draw:name="f37" draw:formula="74"/><draw:equation draw:name="f38" draw:formula="231"/><draw:equation draw:name="f39" draw:formula="73"/><draw:equation draw:name="f40" draw:formula="237"/><draw:equation draw:name="f41" draw:formula="65"/><draw:equation draw:name="f42" draw:formula="264"/><draw:equation draw:name="f43" draw:formula="290"/><draw:equation draw:name="f44" draw:formula="40"/><draw:equation draw:name="f45" draw:formula="28"/><draw:equation draw:name="f46" draw:formula="277"/><draw:equation draw:name="f47" draw:formula="271"/><draw:equation draw:name="f48" draw:formula="258"/><draw:equation draw:name="f49" draw:formula="?f2 - ?f0"/><draw:equation draw:name="f50" draw:formula="?f1 - ?f0"/><draw:equation draw:name="f51" draw:formula="?f50 / 91"/><draw:equation draw:name="f52" draw:formula="?f49 / 299"/><draw:equation draw:name="f53" draw:formula="?f0 / ?f51"/><draw:equation draw:name="f54" draw:formula="?f1 / ?f51"/><draw:equation draw:name="f55" draw:formula="?f0 / ?f52"/><draw:equation draw:name="f56" draw:formula="?f2 / ?f52"/></draw:enhanced-geometry></draw:custom-shape><draw:custom-shape svg:x="0.05472in" svg:y="0.08867in" svg:width="0.27254in" svg:height="0.09843in" draw:id="id23" draw:style-name="a23" draw:name="Freeform: Shape 25"><svg:title/><svg:desc/><text:p text:style-name="Normal"/><draw:enhanced-geometry draw:type="non-primitive" svg:viewBox="0 0 181 135" draw:enhanced-path="M ?f3 ?f4 C ?f5 ?f6 ?f7 ?f8 ?f7 ?f9 ?f7 ?f10 ?f11 ?f2 ?f12 ?f2 ?f13 ?f2 ?f14 ?f10 ?f15 ?f16 ?f17 ?f9 ?f18 ?f19 ?f20 ?f21 ?f22 ?f23 ?f24 ?f25 ?f26 ?f27 ?f28 ?f29 ?f30 ?f31 ?f32 ?f33 ?f34 ?f35 ?f36 ?f22 ?f37 ?f38 ?f39 ?f40 ?f41 ?f42 ?f19 ?f42 ?f43 ?f42 ?f43 ?f40 ?f43 ?f44 ?f43 ?f20 ?f45 ?f46 ?f19 ?f47 ?f48 ?f49 ?f50 ?f23 ?f50 ?f21 ?f50 ?f9 ?f8 ?f2 ?f51 ?f2 ?f52 ?f2 ?f1 ?f53 ?f1 ?f54 ?f1 ?f55 ?f56 ?f55 ?f57 ?f55 ?f58 ?f55 ?f58 ?f59 ?f60 ?f25 ?f61 ?f62 ?f63 ?f64 ?f51 ?f64 ?f65 ?f64 ?f43 ?f66 ?f43 ?f19 ?f43 ?f21 ?f65 ?f67 ?f51 ?f68 ?f69 ?f27 ?f70 ?f35 ?f70 ?f71 ?f70 ?f72 ?f43 ?f0 ?f73 ?f0 ?f68 ?f0 ?f74 ?f75 ?f76 ?f77 ?f78 ?f79 ?f20 ?f0 ?f71 ?f0 ?f5 ?f0 ?f80 ?f81 ?f82 ?f75 ?f83 ?f77 ?f0 ?f18 ?f0 ?f84 ?f0 ?f85 ?f83 ?f85 ?f72 ?f85 ?f81 ?f85 ?f81 ?f22 ?f86 ?f15 ?f75 ?f3 ?f5 ?f42 ?f71 ?f42 ?f15 ?f42 ?f87 ?f80 ?f87 ?f3 ?f87 ?f44 ?f15 ?f14 ?f88 ?f22 ?f38 ?f28 ?f71 ?f89 ?f90 ?f91 Z N" draw:text-areas="?f96 ?f98 ?f97 ?f99"><draw:equation draw:name="f0" draw:formula="0"/><draw:equation draw:name="f1" draw:formula="181"/><draw:equation draw:name="f2" draw:formula="135"/><draw:equation draw:name="f3" draw:formula="23"/><draw:equation draw:name="f4" draw:formula="113"/><draw:equation draw:name="f5" draw:formula="22"/><draw:equation draw:name="f6" draw:formula="117"/><draw:equation draw:name="f7" draw:formula="19"/><draw:equation draw:name="f8" draw:formula="124"/><draw:equation draw:name="f9" draw:formula="125"/><draw:equation draw:name="f10" draw:formula="131"/><draw:equation draw:name="f11" draw:formula="25"/><draw:equation draw:name="f12" draw:formula="30"/><draw:equation draw:name="f13" draw:formula="35"/><draw:equation draw:name="f14" draw:formula="40"/><draw:equation draw:name="f15" draw:formula="41"/><draw:equation draw:name="f16" draw:formula="127"/><draw:equation draw:name="f17" draw:formula="42"/><draw:equation draw:name="f18" draw:formula="44"/><draw:equation draw:name="f19" draw:formula="115"/><draw:equation draw:name="f20" draw:formula="47"/><draw:equation draw:name="f21" draw:formula="109"/><draw:equation draw:name="f22" draw:formula="48"/><draw:equation draw:name="f23" draw:formula="103"/><draw:equation draw:name="f24" draw:formula="52"/><draw:equation draw:name="f25" draw:formula="90"/><draw:equation draw:name="f26" draw:formula="53"/><draw:equation draw:name="f27" draw:formula="83"/><draw:equation draw:name="f28" draw:formula="55"/><draw:equation draw:name="f29" draw:formula="76"/><draw:equation draw:name="f30" draw:formula="56"/><draw:equation draw:name="f31" draw:formula="70"/><draw:equation draw:name="f32" draw:formula="58"/><draw:equation draw:name="f33" draw:formula="63"/><draw:equation draw:name="f34" draw:formula="61"/><draw:equation draw:name="f35" draw:formula="50"/><draw:equation draw:name="f36" draw:formula="62"/><draw:equation draw:name="f37" draw:formula="71"/><draw:equation draw:name="f38" draw:formula="36"/><draw:equation draw:name="f39" draw:formula="79"/><draw:equation draw:name="f40" draw:formula="24"/><draw:equation draw:name="f41" draw:formula="92"/><draw:equation draw:name="f42" draw:formula="8"/><draw:equation draw:name="f43" draw:formula="132"/><draw:equation draw:name="f44" draw:formula="29"/><draw:equation draw:name="f45" draw:formula="120"/><draw:equation draw:name="f46" draw:formula="81"/><draw:equation draw:name="f47" draw:formula="93"/><draw:equation draw:name="f48" draw:formula="112"/><draw:equation draw:name="f49" draw:formula="101"/><draw:equation draw:name="f50" draw:formula="110"/><draw:equation draw:name="f51" draw:formula="139"/><draw:equation draw:name="f52" draw:formula="168"/><draw:equation draw:name="f53" draw:formula="94"/><draw:equation draw:name="f54" draw:formula="89"/><draw:equation draw:name="f55" draw:formula="85"/><draw:equation draw:name="f56" draw:formula="178"/><draw:equation draw:name="f57" draw:formula="176"/><draw:equation draw:name="f58" draw:formula="173"/><draw:equation draw:name="f59" draw:formula="87"/><draw:equation draw:name="f60" draw:formula="172"/><draw:equation draw:name="f61" draw:formula="164"/><draw:equation draw:name="f62" draw:formula="114"/><draw:equation draw:name="f63" draw:formula="151"/><draw:equation draw:name="f64" draw:formula="126"/><draw:equation draw:name="f65" draw:formula="133"/><draw:equation draw:name="f66" draw:formula="123"/><draw:equation draw:name="f67" draw:formula="105"/><draw:equation draw:name="f68" draw:formula="91"/><draw:equation draw:name="f69" draw:formula="143"/><draw:equation draw:name="f70" draw:formula="155"/><draw:equation draw:name="f71" draw:formula="34"/><draw:equation draw:name="f72" draw:formula="5"/><draw:equation draw:name="f73" draw:formula="116"/><draw:equation draw:name="f74" draw:formula="74"/><draw:equation draw:name="f75" draw:formula="16"/><draw:equation draw:name="f76" draw:formula="66"/><draw:equation draw:name="f77" draw:formula="28"/><draw:equation draw:name="f78" draw:formula="64"/><draw:equation draw:name="f79" draw:formula="6"/><draw:equation draw:name="f80" draw:formula="14"/><draw:equation draw:name="f81" draw:formula="10"/><draw:equation draw:name="f82" draw:formula="11"/><draw:equation draw:name="f83" draw:formula="4"/><draw:equation draw:name="f84" draw:formula="46"/><draw:equation draw:name="f85" draw:formula="49"/><draw:equation draw:name="f86" draw:formula="12"/><draw:equation draw:name="f87" draw:formula="43"/><draw:equation draw:name="f88" draw:formula="38"/><draw:equation draw:name="f89" draw:formula="69"/><draw:equation draw:name="f90" draw:formula="31"/><draw:equation draw:name="f91" draw:formula="75"/><draw:equation draw:name="f92" draw:formula="?f2 - ?f0"/><draw:equation draw:name="f93" draw:formula="?f1 - ?f0"/><draw:equation draw:name="f94" draw:formula="?f93 / 181"/><draw:equation draw:name="f95" draw:formula="?f92 / 135"/><draw:equation draw:name="f96" draw:formula="?f0 / ?f94"/><draw:equation draw:name="f97" draw:formula="?f1 / ?f94"/><draw:equation draw:name="f98" draw:formula="?f0 / ?f95"/><draw:equation draw:name="f99" draw:formula="?f2 / ?f95"/></draw:enhanced-geometry></draw:custom-shape><draw:custom-shape svg:x="0.13896in" svg:y="0.08884in" svg:width="0.27254in" svg:height="0.09843in" draw:id="id24" draw:style-name="a24" draw:name="Freeform: Shape 26"><svg:title/><svg:desc/><text:p text:style-name="Normal"/><draw:enhanced-geometry draw:type="non-primitive" svg:viewBox="0 0 139 135" draw:enhanced-path="M ?f1 ?f3 C ?f1 ?f4 ?f5 ?f0 ?f6 ?f0 ?f7 ?f0 ?f0 ?f7 ?f0 ?f8 ?f0 ?f9 ?f10 ?f2 ?f11 ?f2 ?f12 ?f2 ?f1 ?f13 ?f1 ?f3 Z M ?f11 ?f14 C ?f15 ?f14 ?f16 ?f17 ?f16 ?f18 ?f16 ?f19 ?f20 ?f3 ?f7 ?f21 ?f22 ?f23 ?f24 ?f25 ?f6 ?f25 ?f26 ?f25 ?f5 ?f4 ?f5 ?f7 ?f5 ?f27 ?f9 ?f28 ?f29 ?f30 ?f31 ?f17 ?f32 ?f14 ?f11 ?f14 Z N" draw:text-areas="?f37 ?f39 ?f38 ?f40"><draw:equation draw:name="f0" draw:formula="0"/><draw:equation draw:name="f1" draw:formula="139"/><draw:equation draw:name="f2" draw:formula="135"/><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7"/><draw:equation draw:name="f18" draw:formula="93"/><draw:equation draw:name="f19" draw:formula="81"/><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8"/><draw:equation draw:name="f30" draw:formula="99"/><draw:equation draw:name="f31" draw:formula="88"/><draw:equation draw:name="f32" draw:formula="70"/><draw:equation draw:name="f33" draw:formula="?f2 - ?f0"/><draw:equation draw:name="f34" draw:formula="?f1 - ?f0"/><draw:equation draw:name="f35" draw:formula="?f34 / 139"/><draw:equation draw:name="f36" draw:formula="?f33 / 135"/><draw:equation draw:name="f37" draw:formula="?f0 / ?f35"/><draw:equation draw:name="f38" draw:formula="?f1 / ?f35"/><draw:equation draw:name="f39" draw:formula="?f0 / ?f36"/><draw:equation draw:name="f40" draw:formula="?f2 / ?f36"/></draw:enhanced-geometry></draw:custom-shape><draw:custom-shape svg:x="0.20273in" svg:y="0.08876in" svg:width="0.27254in" svg:height="0.09843in" draw:id="id25" draw:style-name="a25" draw:name="Freeform: Shape 27"><svg:title/><svg:desc/><text:p text:style-name="Normal"/><draw:enhanced-geometry draw:type="non-primitive" svg:viewBox="0 0 173 135" draw:enhanced-path="M ?f3 ?f4 C ?f5 ?f6 ?f7 ?f8 ?f9 ?f8 ?f8 ?f10 ?f11 ?f12 ?f13 ?f12 ?f14 ?f12 ?f14 ?f9 ?f14 ?f8 ?f14 ?f15 ?f16 ?f17 ?f18 ?f19 ?f20 ?f21 ?f13 ?f22 ?f13 ?f23 ?f13 ?f24 ?f16 ?f0 ?f25 ?f0 ?f26 ?f0 ?f0 ?f19 ?f0 ?f27 ?f0 ?f28 ?f29 ?f28 ?f30 ?f28 ?f24 ?f28 ?f24 ?f31 ?f32 ?f33 ?f34 ?f35 ?f36 ?f37 ?f38 ?f37 ?f39 ?f37 ?f28 ?f40 ?f28 ?f41 ?f28 ?f23 ?f39 ?f42 ?f33 ?f43 ?f44 ?f45 ?f44 ?f6 ?f44 ?f46 ?f44 ?f47 ?f44 ?f48 ?f49 ?f50 ?f31 ?f51 ?f52 ?f2 ?f20 ?f2 ?f6 ?f2 ?f53 ?f50 ?f7 ?f48 ?f48 ?f54 ?f55 ?f2 ?f56 ?f2 ?f57 ?f2 ?f58 ?f59 ?f60 ?f61 ?f62 ?f9 ?f1 ?f11 ?f1 ?f6 ?f1 ?f63 ?f62 ?f63 ?f62 ?f63 ?f64 ?f63 ?f64 ?f65 ?f66 ?f67 ?f68 ?f7 ?f69 ?f12 ?f70 ?f12 ?f51 ?f12 ?f71 ?f61 ?f71 ?f3 ?f71 ?f9 ?f51 ?f46 ?f55 ?f72 ?f73 ?f45 ?f70 ?f18 ?f74 ?f75 L ?f76 ?f21 C ?f57 ?f77 ?f69 ?f78 ?f69 ?f40 ?f69 ?f79 ?f76 ?f80 ?f81 ?f80 ?f51 ?f80 ?f71 ?f40 ?f82 ?f83 Z N" draw:text-areas="?f88 ?f90 ?f89 ?f91"><draw:equation draw:name="f0" draw:formula="0"/><draw:equation draw:name="f1" draw:formula="173"/><draw:equation draw:name="f2" draw:formula="135"/><draw:equation draw:name="f3" draw:formula="112"/><draw:equation draw:name="f4" draw:formula="83"/><draw:equation draw:name="f5" draw:formula="110"/><draw:equation draw:name="f6" draw:formula="89"/><draw:equation draw:name="f7" draw:formula="108"/><draw:equation draw:name="f8" draw:formula="101"/><draw:equation draw:name="f9" draw:formula="107"/><draw:equation draw:name="f10" draw:formula="111"/><draw:equation draw:name="f11" draw:formula="90"/><draw:equation draw:name="f12" draw:formula="126"/><draw:equation draw:name="f13" draw:formula="71"/><draw:equation draw:name="f14" draw:formula="50"/><draw:equation draw:name="f15" draw:formula="84"/><draw:equation draw:name="f16" draw:formula="59"/><draw:equation draw:name="f17" draw:formula="63"/><draw:equation draw:name="f18" draw:formula="67"/><draw:equation draw:name="f19" draw:formula="41"/><draw:equation draw:name="f20" draw:formula="70"/><draw:equation draw:name="f21" draw:formula="35"/><draw:equation draw:name="f22" draw:formula="30"/><draw:equation draw:name="f23" draw:formula="25"/><draw:equation draw:name="f24" draw:formula="10"/><draw:equation draw:name="f25" draw:formula="43"/><draw:equation draw:name="f26" draw:formula="13"/><draw:equation draw:name="f27" draw:formula="46"/><draw:equation draw:name="f28" draw:formula="49"/><draw:equation draw:name="f29" draw:formula="4"/><draw:equation draw:name="f30" draw:formula="5"/><draw:equation draw:name="f31" draw:formula="48"/><draw:equation draw:name="f32" draw:formula="11"/><draw:equation draw:name="f33" draw:formula="44"/><draw:equation draw:name="f34" draw:formula="18"/><draw:equation draw:name="f35" draw:formula="20"/><draw:equation draw:name="f36" draw:formula="31"/><draw:equation draw:name="f37" draw:formula="8"/><draw:equation draw:name="f38" draw:formula="42"/><draw:equation draw:name="f39" draw:formula="47"/><draw:equation draw:name="f40" draw:formula="12"/><draw:equation draw:name="f41" draw:formula="19"/><draw:equation draw:name="f42" draw:formula="32"/><draw:equation draw:name="f43" draw:formula="38"/><draw:equation draw:name="f44" draw:formula="29"/><draw:equation draw:name="f45" draw:formula="81"/><draw:equation draw:name="f46" draw:formula="96"/><draw:equation draw:name="f47" draw:formula="102"/><draw:equation draw:name="f48" draw:formula="115"/><draw:equation draw:name="f49" draw:formula="40"/><draw:equation draw:name="f50" draw:formula="125"/><draw:equation draw:name="f51" draw:formula="132"/><draw:equation draw:name="f52" draw:formula="60"/><draw:equation draw:name="f53" draw:formula="98"/><draw:equation draw:name="f54" draw:formula="133"/><draw:equation draw:name="f55" draw:formula="134"/><draw:equation draw:name="f56" draw:formula="138"/><draw:equation draw:name="f57" draw:formula="149"/><draw:equation draw:name="f58" draw:formula="156"/><draw:equation draw:name="f59" draw:formula="129"/><draw:equation draw:name="f60" draw:formula="162"/><draw:equation draw:name="f61" draw:formula="119"/><draw:equation draw:name="f62" draw:formula="168"/><draw:equation draw:name="f63" draw:formula="85"/><draw:equation draw:name="f64" draw:formula="163"/><draw:equation draw:name="f65" draw:formula="87"/><draw:equation draw:name="f66" draw:formula="161"/><draw:equation draw:name="f67" draw:formula="94"/><draw:equation draw:name="f68" draw:formula="157"/><draw:equation draw:name="f69" draw:formula="152"/><draw:equation draw:name="f70" draw:formula="139"/><draw:equation draw:name="f71" draw:formula="130"/><draw:equation draw:name="f72" draw:formula="88"/><draw:equation draw:name="f73" draw:formula="136"/><draw:equation draw:name="f74" draw:formula="140"/><draw:equation draw:name="f75" draw:formula="61"/><draw:equation draw:name="f76" draw:formula="148"/><draw:equation draw:name="f77" draw:formula="28"/><draw:equation draw:name="f78" draw:formula="14"/><draw:equation draw:name="f79" draw:formula="6"/><draw:equation draw:name="f80" draw:formula="2"/><draw:equation draw:name="f81" draw:formula="143"/><draw:equation draw:name="f82" draw:formula="127"/><draw:equation draw:name="f83" draw:formula="22"/><draw:equation draw:name="f84" draw:formula="?f2 - ?f0"/><draw:equation draw:name="f85" draw:formula="?f1 - ?f0"/><draw:equation draw:name="f86" draw:formula="?f85 / 173"/><draw:equation draw:name="f87" draw:formula="?f84 / 135"/><draw:equation draw:name="f88" draw:formula="?f0 / ?f86"/><draw:equation draw:name="f89" draw:formula="?f1 / ?f86"/><draw:equation draw:name="f90" draw:formula="?f0 / ?f87"/><draw:equation draw:name="f91" draw:formula="?f2 / ?f87"/></draw:enhanced-geometry></draw:custom-shape><draw:custom-shape svg:x="0.28106in" svg:y="0.08876in" svg:width="0.27254in" svg:height="0.09843in" draw:id="id26" draw:style-name="a26" draw:name="Freeform: Shape 28"><svg:title/><svg:desc/><text:p text:style-name="Normal"/><draw:enhanced-geometry draw:type="non-primitive" svg:viewBox="0 0 145 135" draw:enhanced-path="M ?f1 ?f3 C ?f1 ?f0 ?f4 ?f0 ?f5 ?f0 ?f6 ?f0 ?f7 ?f8 ?f7 ?f9 ?f7 ?f10 ?f11 ?f12 ?f13 ?f14 ?f15 ?f16 ?f5 ?f17 ?f5 ?f18 ?f5 ?f19 ?f20 ?f21 ?f22 ?f21 ?f23 ?f21 ?f23 ?f24 ?f23 ?f25 ?f23 ?f26 ?f27 ?f28 ?f29 ?f30 ?f28 ?f31 ?f32 ?f33 ?f32 ?f34 ?f32 ?f35 ?f36 ?f0 ?f37 ?f0 ?f38 ?f0 ?f0 ?f39 ?f0 ?f40 ?f0 ?f18 ?f41 ?f18 ?f42 ?f18 ?f43 ?f18 ?f43 ?f44 ?f35 ?f45 ?f46 ?f10 ?f47 ?f8 ?f30 ?f8 ?f48 ?f8 ?f18 ?f49 ?f18 ?f50 ?f18 ?f34 ?f48 ?f51 ?f45 ?f52 ?f33 ?f32 ?f16 ?f53 ?f16 ?f54 ?f16 ?f55 ?f56 ?f2 ?f57 ?f2 ?f15 ?f2 ?f1 ?f44 ?f1 ?f3 Z N" draw:text-areas="?f62 ?f64 ?f63 ?f65"><draw:equation draw:name="f0" draw:formula="0"/><draw:equation draw:name="f1" draw:formula="145"/><draw:equation draw:name="f2" draw:formula="135"/><draw:equation draw:name="f3" draw:formula="24"/><draw:equation draw:name="f4" draw:formula="131"/><draw:equation draw:name="f5" draw:formula="130"/><draw:equation draw:name="f6" draw:formula="122"/><draw:equation draw:name="f7" draw:formula="114"/><draw:equation draw:name="f8" draw:formula="8"/><draw:equation draw:name="f9" draw:formula="16"/><draw:equation draw:name="f10" draw:formula="20"/><draw:equation draw:name="f11" draw:formula="116"/><draw:equation draw:name="f12" draw:formula="23"/><draw:equation draw:name="f13" draw:formula="119"/><draw:equation draw:name="f14" draw:formula="25"/><draw:equation draw:name="f15" draw:formula="124"/><draw:equation draw:name="f16" draw:formula="29"/><draw:equation draw:name="f17" draw:formula="37"/><draw:equation draw:name="f18" draw:formula="49"/><draw:equation draw:name="f19" draw:formula="63"/><draw:equation draw:name="f20" draw:formula="110"/><draw:equation draw:name="f21" draw:formula="126"/><draw:equation draw:name="f22" draw:formula="76"/><draw:equation draw:name="f23" draw:formula="50"/><draw:equation draw:name="f24" draw:formula="105"/><draw:equation draw:name="f25" draw:formula="100"/><draw:equation draw:name="f26" draw:formula="87"/><draw:equation draw:name="f27" draw:formula="56"/><draw:equation draw:name="f28" draw:formula="70"/><draw:equation draw:name="f29" draw:formula="67"/><draw:equation draw:name="f30" draw:formula="42"/><draw:equation draw:name="f31" draw:formula="36"/><draw:equation draw:name="f32" draw:formula="72"/><draw:equation draw:name="f33" draw:formula="31"/><draw:equation draw:name="f34" draw:formula="26"/><draw:equation draw:name="f35" draw:formula="11"/><draw:equation draw:name="f36" draw:formula="59"/><draw:equation draw:name="f37" draw:formula="43"/><draw:equation draw:name="f38" draw:formula="13"/><draw:equation draw:name="f39" draw:formula="41"/><draw:equation draw:name="f40" draw:formula="46"/><draw:equation draw:name="f41" draw:formula="4"/><draw:equation draw:name="f42" draw:formula="5"/><draw:equation draw:name="f43" draw:formula="10"/><draw:equation draw:name="f44" draw:formula="48"/><draw:equation draw:name="f45" draw:formula="44"/><draw:equation draw:name="f46" draw:formula="18"/><draw:equation draw:name="f47" draw:formula="30"/><draw:equation draw:name="f48" draw:formula="47"/><draw:equation draw:name="f49" draw:formula="12"/><draw:equation draw:name="f50" draw:formula="19"/><draw:equation draw:name="f51" draw:formula="32"/><draw:equation draw:name="f52" draw:formula="40"/><draw:equation draw:name="f53" draw:formula="85"/><draw:equation draw:name="f54" draw:formula="96"/><draw:equation draw:name="f55" draw:formula="125"/><draw:equation draw:name="f56" draw:formula="52"/><draw:equation draw:name="f57" draw:formula="74"/><draw:equation draw:name="f58" draw:formula="?f2 - ?f0"/><draw:equation draw:name="f59" draw:formula="?f1 - ?f0"/><draw:equation draw:name="f60" draw:formula="?f59 / 145"/><draw:equation draw:name="f61" draw:formula="?f58 / 135"/><draw:equation draw:name="f62" draw:formula="?f0 / ?f60"/><draw:equation draw:name="f63" draw:formula="?f1 / ?f60"/><draw:equation draw:name="f64" draw:formula="?f0 / ?f61"/><draw:equation draw:name="f65" draw:formula="?f2 / ?f61"/></draw:enhanced-geometry></draw:custom-shape><draw:custom-shape svg:x="0.35388in" svg:y="0.08876in" svg:width="0.27254in" svg:height="0.09843in" draw:id="id27" draw:style-name="a27" draw:name="Freeform: Shape 29"><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0.41608in" svg:y="0.08876in" svg:width="0.27254in" svg:height="0.09843in" draw:id="id28" draw:style-name="a28" draw:name="Freeform: Shape 30"><svg:title/><svg:desc/><text:p text:style-name="Normal"/><draw:enhanced-geometry draw:type="non-primitive" svg:viewBox="0 0 151 135" draw:enhanced-path="M ?f3 ?f4 C ?f5 ?f6 ?f7 ?f0 ?f8 ?f0 ?f9 ?f0 ?f0 ?f10 ?f0 ?f11 ?f0 ?f12 ?f13 ?f2 ?f14 ?f2 ?f15 ?f2 ?f16 ?f17 ?f18 ?f12 ?f19 ?f20 ?f21 ?f2 ?f22 ?f2 ?f23 ?f2 ?f24 ?f25 ?f26 ?f27 ?f28 ?f29 ?f1 ?f30 ?f1 ?f31 ?f1 ?f11 ?f28 ?f11 ?f28 ?f11 ?f32 ?f11 ?f32 ?f33 ?f34 ?f35 ?f36 ?f3 ?f20 ?f37 ?f27 ?f37 ?f38 ?f37 ?f39 ?f40 ?f39 ?f38 ?f39 ?f29 ?f38 ?f41 ?f42 ?f18 ?f43 ?f44 ?f27 ?f45 ?f40 ?f15 L ?f37 ?f9 C ?f25 ?f46 ?f20 ?f47 ?f20 ?f48 ?f20 ?f49 ?f37 ?f50 ?f51 ?f50 ?f52 ?f50 ?f39 ?f53 ?f3 ?f4 Z M ?f31 ?f35 C ?f54 ?f55 ?f56 ?f3 ?f57 ?f12 ?f58 ?f59 ?f60 ?f37 ?f61 ?f37 ?f62 ?f37 ?f63 ?f27 ?f63 ?f64 ?f63 ?f65 ?f66 ?f67 ?f68 ?f69 ?f70 ?f71 ?f72 ?f49 ?f8 ?f49 ?f64 ?f49 ?f73 ?f46 ?f73 ?f62 ?f73 ?f74 ?f73 ?f69 ?f55 ?f9 Z N" draw:text-areas="?f79 ?f81 ?f80 ?f82"><draw:equation draw:name="f0" draw:formula="0"/><draw:equation draw:name="f1" draw:formula="151"/><draw:equation draw:name="f2" draw:formula="135"/><draw:equation draw:name="f3" draw:formula="108"/><draw:equation draw:name="f4" draw:formula="18"/><draw:equation draw:name="f5" draw:formula="101"/><draw:equation draw:name="f6" draw:formula="7"/><draw:equation draw:name="f7" draw:formula="91"/><draw:equation draw:name="f8" draw:formula="77"/><draw:equation draw:name="f9" draw:formula="38"/><draw:equation draw:name="f10" draw:formula="42"/><draw:equation draw:name="f11" draw:formula="85"/><draw:equation draw:name="f12" draw:formula="114"/><draw:equation draw:name="f13" draw:formula="19"/><draw:equation draw:name="f14" draw:formula="44"/><draw:equation draw:name="f15" draw:formula="61"/><draw:equation draw:name="f16" draw:formula="76"/><draw:equation draw:name="f17" draw:formula="125"/><draw:equation draw:name="f18" draw:formula="88"/><draw:equation draw:name="f19" draw:formula="92"/><draw:equation draw:name="f20" draw:formula="131"/><draw:equation draw:name="f21" draw:formula="110"/><draw:equation draw:name="f22" draw:formula="118"/><draw:equation draw:name="f23" draw:formula="128"/><draw:equation draw:name="f24" draw:formula="136"/><draw:equation draw:name="f25" draw:formula="127"/><draw:equation draw:name="f26" draw:formula="142"/><draw:equation draw:name="f27" draw:formula="119"/><draw:equation draw:name="f28" draw:formula="148"/><draw:equation draw:name="f29" draw:formula="107"/><draw:equation draw:name="f30" draw:formula="90"/><draw:equation draw:name="f31" draw:formula="89"/><draw:equation draw:name="f32" draw:formula="143"/><draw:equation draw:name="f33" draw:formula="87"/><draw:equation draw:name="f34" draw:formula="140"/><draw:equation draw:name="f35" draw:formula="94"/><draw:equation draw:name="f36" draw:formula="137"/><draw:equation draw:name="f37" draw:formula="126"/><draw:equation draw:name="f38" draw:formula="112"/><draw:equation draw:name="f39" draw:formula="109"/><draw:equation draw:name="f40" draw:formula="120"/><draw:equation draw:name="f41" draw:formula="96"/><draw:equation draw:name="f42" draw:formula="113"/><draw:equation draw:name="f43" draw:formula="115"/><draw:equation draw:name="f44" draw:formula="81"/><draw:equation draw:name="f45" draw:formula="67"/><draw:equation draw:name="f46" draw:formula="31"/><draw:equation draw:name="f47" draw:formula="17"/><draw:equation draw:name="f48" draw:formula="16"/><draw:equation draw:name="f49" draw:formula="8"/><draw:equation draw:name="f50" draw:formula="6"/><draw:equation draw:name="f51" draw:formula="121"/><draw:equation draw:name="f52" draw:formula="116"/><draw:equation draw:name="f53" draw:formula="10"/><draw:equation draw:name="f54" draw:formula="86"/><draw:equation draw:name="f55" draw:formula="102"/><draw:equation draw:name="f56" draw:formula="79"/><draw:equation draw:name="f57" draw:formula="73"/><draw:equation draw:name="f58" draw:formula="71"/><draw:equation draw:name="f59" draw:formula="117"/><draw:equation draw:name="f60" draw:formula="59"/><draw:equation draw:name="f61" draw:formula="46"/><draw:equation draw:name="f62" draw:formula="35"/><draw:equation draw:name="f63" draw:formula="24"/><draw:equation draw:name="f64" draw:formula="97"/><draw:equation draw:name="f65" draw:formula="82"/><draw:equation draw:name="f66" draw:formula="32"/><draw:equation draw:name="f67" draw:formula="48"/><draw:equation draw:name="f68" draw:formula="40"/><draw:equation draw:name="f69" draw:formula="37"/><draw:equation draw:name="f70" draw:formula="53"/><draw:equation draw:name="f71" draw:formula="13"/><draw:equation draw:name="f72" draw:formula="68"/><draw:equation draw:name="f73" draw:formula="103"/><draw:equation draw:name="f74" draw:formula="36"/><draw:equation draw:name="f75" draw:formula="?f2 - ?f0"/><draw:equation draw:name="f76" draw:formula="?f1 - ?f0"/><draw:equation draw:name="f77" draw:formula="?f76 / 151"/><draw:equation draw:name="f78" draw:formula="?f75 / 135"/><draw:equation draw:name="f79" draw:formula="?f0 / ?f77"/><draw:equation draw:name="f80" draw:formula="?f1 / ?f77"/><draw:equation draw:name="f81" draw:formula="?f0 / ?f78"/><draw:equation draw:name="f82" draw:formula="?f2 / ?f78"/></draw:enhanced-geometry></draw:custom-shape><draw:custom-shape svg:x="0.48654in" svg:y="0.08876in" svg:width="0.27254in" svg:height="0.09843in" draw:id="id29" draw:style-name="a29" draw:name="Freeform: Shape 31"><svg:title/><svg:desc/><text:p text:style-name="Normal"/><draw:enhanced-geometry draw:type="non-primitive" svg:viewBox="0 0 173 135" draw:enhanced-path="M ?f3 ?f4 C ?f5 ?f6 ?f7 ?f8 ?f9 ?f8 ?f8 ?f10 ?f11 ?f12 ?f13 ?f12 ?f14 ?f12 ?f14 ?f9 ?f14 ?f8 ?f14 ?f15 ?f16 ?f17 ?f18 ?f19 ?f20 ?f21 ?f13 ?f22 ?f13 ?f23 ?f13 ?f24 ?f16 ?f0 ?f25 ?f0 ?f26 ?f0 ?f0 ?f19 ?f0 ?f27 ?f0 ?f28 ?f29 ?f28 ?f30 ?f28 ?f24 ?f28 ?f24 ?f31 ?f32 ?f33 ?f34 ?f35 ?f36 ?f37 ?f38 ?f37 ?f39 ?f37 ?f28 ?f40 ?f28 ?f41 ?f28 ?f23 ?f39 ?f42 ?f33 ?f43 ?f44 ?f45 ?f44 ?f6 ?f44 ?f46 ?f44 ?f47 ?f44 ?f48 ?f49 ?f50 ?f31 ?f51 ?f52 ?f2 ?f20 ?f2 ?f6 ?f2 ?f53 ?f50 ?f7 ?f48 ?f48 ?f54 ?f55 ?f2 ?f56 ?f2 ?f57 ?f2 ?f58 ?f59 ?f60 ?f61 ?f62 ?f9 ?f1 ?f11 ?f1 ?f6 ?f1 ?f63 ?f62 ?f63 ?f62 ?f63 ?f64 ?f63 ?f64 ?f65 ?f66 ?f67 ?f68 ?f7 ?f69 ?f12 ?f70 ?f12 ?f51 ?f12 ?f71 ?f61 ?f71 ?f3 ?f71 ?f9 ?f51 ?f46 ?f55 ?f72 ?f73 ?f45 ?f70 ?f18 ?f74 ?f75 L ?f76 ?f21 C ?f57 ?f77 ?f69 ?f78 ?f69 ?f40 ?f69 ?f79 ?f76 ?f80 ?f81 ?f80 ?f51 ?f80 ?f71 ?f40 ?f82 ?f83 Z N" draw:text-areas="?f88 ?f90 ?f89 ?f91"><draw:equation draw:name="f0" draw:formula="0"/><draw:equation draw:name="f1" draw:formula="173"/><draw:equation draw:name="f2" draw:formula="135"/><draw:equation draw:name="f3" draw:formula="112"/><draw:equation draw:name="f4" draw:formula="83"/><draw:equation draw:name="f5" draw:formula="110"/><draw:equation draw:name="f6" draw:formula="89"/><draw:equation draw:name="f7" draw:formula="108"/><draw:equation draw:name="f8" draw:formula="101"/><draw:equation draw:name="f9" draw:formula="107"/><draw:equation draw:name="f10" draw:formula="111"/><draw:equation draw:name="f11" draw:formula="90"/><draw:equation draw:name="f12" draw:formula="126"/><draw:equation draw:name="f13" draw:formula="71"/><draw:equation draw:name="f14" draw:formula="50"/><draw:equation draw:name="f15" draw:formula="84"/><draw:equation draw:name="f16" draw:formula="59"/><draw:equation draw:name="f17" draw:formula="63"/><draw:equation draw:name="f18" draw:formula="67"/><draw:equation draw:name="f19" draw:formula="41"/><draw:equation draw:name="f20" draw:formula="70"/><draw:equation draw:name="f21" draw:formula="35"/><draw:equation draw:name="f22" draw:formula="30"/><draw:equation draw:name="f23" draw:formula="25"/><draw:equation draw:name="f24" draw:formula="10"/><draw:equation draw:name="f25" draw:formula="43"/><draw:equation draw:name="f26" draw:formula="13"/><draw:equation draw:name="f27" draw:formula="46"/><draw:equation draw:name="f28" draw:formula="49"/><draw:equation draw:name="f29" draw:formula="4"/><draw:equation draw:name="f30" draw:formula="5"/><draw:equation draw:name="f31" draw:formula="48"/><draw:equation draw:name="f32" draw:formula="11"/><draw:equation draw:name="f33" draw:formula="44"/><draw:equation draw:name="f34" draw:formula="18"/><draw:equation draw:name="f35" draw:formula="20"/><draw:equation draw:name="f36" draw:formula="31"/><draw:equation draw:name="f37" draw:formula="8"/><draw:equation draw:name="f38" draw:formula="42"/><draw:equation draw:name="f39" draw:formula="47"/><draw:equation draw:name="f40" draw:formula="12"/><draw:equation draw:name="f41" draw:formula="19"/><draw:equation draw:name="f42" draw:formula="32"/><draw:equation draw:name="f43" draw:formula="38"/><draw:equation draw:name="f44" draw:formula="29"/><draw:equation draw:name="f45" draw:formula="81"/><draw:equation draw:name="f46" draw:formula="96"/><draw:equation draw:name="f47" draw:formula="102"/><draw:equation draw:name="f48" draw:formula="115"/><draw:equation draw:name="f49" draw:formula="40"/><draw:equation draw:name="f50" draw:formula="125"/><draw:equation draw:name="f51" draw:formula="132"/><draw:equation draw:name="f52" draw:formula="60"/><draw:equation draw:name="f53" draw:formula="98"/><draw:equation draw:name="f54" draw:formula="133"/><draw:equation draw:name="f55" draw:formula="134"/><draw:equation draw:name="f56" draw:formula="138"/><draw:equation draw:name="f57" draw:formula="149"/><draw:equation draw:name="f58" draw:formula="156"/><draw:equation draw:name="f59" draw:formula="129"/><draw:equation draw:name="f60" draw:formula="162"/><draw:equation draw:name="f61" draw:formula="119"/><draw:equation draw:name="f62" draw:formula="168"/><draw:equation draw:name="f63" draw:formula="85"/><draw:equation draw:name="f64" draw:formula="163"/><draw:equation draw:name="f65" draw:formula="87"/><draw:equation draw:name="f66" draw:formula="161"/><draw:equation draw:name="f67" draw:formula="94"/><draw:equation draw:name="f68" draw:formula="157"/><draw:equation draw:name="f69" draw:formula="152"/><draw:equation draw:name="f70" draw:formula="139"/><draw:equation draw:name="f71" draw:formula="130"/><draw:equation draw:name="f72" draw:formula="88"/><draw:equation draw:name="f73" draw:formula="136"/><draw:equation draw:name="f74" draw:formula="140"/><draw:equation draw:name="f75" draw:formula="61"/><draw:equation draw:name="f76" draw:formula="148"/><draw:equation draw:name="f77" draw:formula="28"/><draw:equation draw:name="f78" draw:formula="14"/><draw:equation draw:name="f79" draw:formula="6"/><draw:equation draw:name="f80" draw:formula="2"/><draw:equation draw:name="f81" draw:formula="143"/><draw:equation draw:name="f82" draw:formula="127"/><draw:equation draw:name="f83" draw:formula="22"/><draw:equation draw:name="f84" draw:formula="?f2 - ?f0"/><draw:equation draw:name="f85" draw:formula="?f1 - ?f0"/><draw:equation draw:name="f86" draw:formula="?f85 / 173"/><draw:equation draw:name="f87" draw:formula="?f84 / 135"/><draw:equation draw:name="f88" draw:formula="?f0 / ?f86"/><draw:equation draw:name="f89" draw:formula="?f1 / ?f86"/><draw:equation draw:name="f90" draw:formula="?f0 / ?f87"/><draw:equation draw:name="f91" draw:formula="?f2 / ?f87"/></draw:enhanced-geometry></draw:custom-shape><draw:custom-shape svg:x="0.56842in" svg:y="0.0597in" svg:width="0.27254in" svg:height="0.09843in" draw:id="id30" draw:style-name="a30" draw:name="Freeform: Shape 32"><svg:title/><svg:desc/><text:p text:style-name="Normal"/><draw:enhanced-geometry draw:type="non-primitive" svg:viewBox="0 0 227 203" draw:enhanced-path="M ?f4 ?f0 C ?f5 ?f6 ?f7 ?f8 ?f9 ?f8 ?f10 ?f8 ?f1 ?f8 ?f1 ?f11 ?f1 ?f3 ?f10 ?f3 ?f9 ?f3 L ?f12 ?f3 C ?f13 ?f3 ?f14 ?f15 ?f14 ?f16 ?f14 ?f17 ?f18 ?f19 ?f20 ?f21 ?f22 ?f23 ?f2 ?f24 ?f2 ?f25 ?f2 ?f26 ?f27 ?f1 ?f28 ?f1 L ?f29 ?f1 C ?f30 ?f1 ?f31 ?f1 ?f31 ?f32 ?f31 ?f33 ?f30 ?f33 ?f29 ?f33 ?f29 ?f33 ?f34 ?f33 ?f35 ?f33 ?f36 ?f37 ?f36 ?f37 ?f36 ?f38 ?f36 ?f38 ?f36 ?f39 ?f40 ?f41 Z M ?f42 ?f43 L ?f44 ?f45 C ?f46 ?f37 ?f46 ?f33 ?f47 ?f33 L ?f20 ?f33 C ?f48 ?f33 ?f11 ?f49 ?f11 ?f25 ?f11 ?f50 ?f15 ?f43 ?f51 ?f43 Z M ?f35 ?f8 C ?f52 ?f8 ?f52 ?f8 ?f52 ?f6 ?f52 ?f53 ?f52 ?f54 ?f55 ?f56 L ?f57 ?f58 ?f59 ?f58 C ?f60 ?f58 ?f61 ?f62 ?f61 ?f63 ?f61 ?f64 ?f65 ?f8 ?f66 ?f8 Z N" draw:text-areas="?f71 ?f73 ?f72 ?f74"><draw:equation draw:name="f0" draw:formula="180"/><draw:equation draw:name="f1" draw:formula="0"/><draw:equation draw:name="f2" draw:formula="227"/><draw:equation draw:name="f3" draw:formula="203"/><draw:equation draw:name="f4" draw:formula="35"/><draw:equation draw:name="f5" draw:formula="32"/><draw:equation draw:name="f6" draw:formula="190"/><draw:equation draw:name="f7" draw:formula="31"/><draw:equation draw:name="f8" draw:formula="192"/><draw:equation draw:name="f9" draw:formula="8"/><draw:equation draw:name="f10" draw:formula="4"/><draw:equation draw:name="f11" draw:formula="198"/><draw:equation draw:name="f12" draw:formula="124"/><draw:equation draw:name="f13" draw:formula="174"/><draw:equation draw:name="f14" draw:formula="212"/><draw:equation draw:name="f15" draw:formula="170"/><draw:equation draw:name="f16" draw:formula="139"/><draw:equation draw:name="f17" draw:formula="118"/><draw:equation draw:name="f18" draw:formula="193"/><draw:equation draw:name="f19" draw:formula="100"/><draw:equation draw:name="f20" draw:formula="161"/><draw:equation draw:name="f21" draw:formula="97"/><draw:equation draw:name="f22" draw:formula="197"/><draw:equation draw:name="f23" draw:formula="90"/><draw:equation draw:name="f24" draw:formula="67"/><draw:equation draw:name="f25" draw:formula="42"/><draw:equation draw:name="f26" draw:formula="19"/><draw:equation draw:name="f27" draw:formula="204"/><draw:equation draw:name="f28" draw:formula="166"/><draw:equation draw:name="f29" draw:formula="58"/><draw:equation draw:name="f30" draw:formula="52"/><draw:equation draw:name="f31" draw:formula="48"/><draw:equation draw:name="f32" draw:formula="6"/><draw:equation draw:name="f33" draw:formula="11"/><draw:equation draw:name="f34" draw:formula="64"/><draw:equation draw:name="f35" draw:formula="68"/><draw:equation draw:name="f36" draw:formula="76"/><draw:equation draw:name="f37" draw:formula="12"/><draw:equation draw:name="f38" draw:formula="16"/><draw:equation draw:name="f39" draw:formula="18"/><draw:equation draw:name="f40" draw:formula="74"/><draw:equation draw:name="f41" draw:formula="22"/><draw:equation draw:name="f42" draw:formula="83"/><draw:equation draw:name="f43" draw:formula="94"/><draw:equation draw:name="f44" draw:formula="101"/><draw:equation draw:name="f45" draw:formula="20"/><draw:equation draw:name="f46" draw:formula="103"/><draw:equation draw:name="f47" draw:formula="115"/><draw:equation draw:name="f48" draw:formula="191"/><draw:equation draw:name="f49" draw:formula="30"/><draw:equation draw:name="f50" draw:formula="66"/><draw:equation draw:name="f51" draw:formula="131"/><draw:equation draw:name="f52" draw:formula="59"/><draw:equation draw:name="f53" draw:formula="189"/><draw:equation draw:name="f54" draw:formula="188"/><draw:equation draw:name="f55" draw:formula="60"/><draw:equation draw:name="f56" draw:formula="183"/><draw:equation draw:name="f57" draw:formula="80"/><draw:equation draw:name="f58" draw:formula="102"/><draw:equation draw:name="f59" draw:formula="143"/><draw:equation draw:name="f60" draw:formula="172"/><draw:equation draw:name="f61" draw:formula="182"/><draw:equation draw:name="f62" draw:formula="120"/><draw:equation draw:name="f63" draw:formula="137"/><draw:equation draw:name="f64" draw:formula="167"/><draw:equation draw:name="f65" draw:formula="152"/><draw:equation draw:name="f66" draw:formula="116"/><draw:equation draw:name="f67" draw:formula="?f3 - ?f1"/><draw:equation draw:name="f68" draw:formula="?f2 - ?f1"/><draw:equation draw:name="f69" draw:formula="?f68 / 227"/><draw:equation draw:name="f70" draw:formula="?f67 / 203"/><draw:equation draw:name="f71" draw:formula="?f1 / ?f69"/><draw:equation draw:name="f72" draw:formula="?f2 / ?f69"/><draw:equation draw:name="f73" draw:formula="?f1 / ?f70"/><draw:equation draw:name="f74" draw:formula="?f3 / ?f70"/></draw:enhanced-geometry></draw:custom-shape><draw:custom-shape svg:x="0.67274in" svg:y="0.0597in" svg:width="0.27254in" svg:height="0.09843in" draw:id="id31" draw:style-name="a31" draw:name="Freeform: Shape 33"><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2"/><draw:equation draw:name="f27" draw:formula="201"/><draw:equation draw:name="f28" draw:formula="17"/><draw:equation draw:name="f29" draw:formula="48"/><draw:equation draw:name="f30" draw:formula="207"/><draw:equation draw:name="f31" draw:formula="55"/><draw:equation draw:name="f32" draw:formula="194"/><draw:equation draw:name="f33" draw:formula="183"/><draw:equation draw:name="f34" draw:formula="165"/><draw:equation draw:name="f35" draw:formula="164"/><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0.71564in" svg:y="0.08876in" svg:width="0.27254in" svg:height="0.09843in" draw:id="id32" draw:style-name="a32" draw:name="Freeform: Shape 34"><svg:title/><svg:desc/><text:p text:style-name="Normal"/><draw:enhanced-geometry draw:type="non-primitive" svg:viewBox="0 0 139 135" draw:enhanced-path="M ?f1 ?f3 C ?f1 ?f4 ?f5 ?f0 ?f6 ?f0 ?f7 ?f0 ?f0 ?f7 ?f0 ?f8 ?f0 ?f9 ?f10 ?f2 ?f11 ?f2 ?f12 ?f2 ?f1 ?f13 ?f1 ?f3 Z M ?f11 ?f14 C ?f15 ?f14 ?f16 ?f17 ?f16 ?f18 ?f16 ?f19 ?f20 ?f3 ?f7 ?f21 ?f22 ?f23 ?f24 ?f25 ?f6 ?f25 ?f26 ?f25 ?f5 ?f4 ?f5 ?f7 ?f5 ?f27 ?f9 ?f28 ?f29 ?f30 ?f31 ?f17 ?f32 ?f14 ?f11 ?f14 Z N" draw:text-areas="?f37 ?f39 ?f38 ?f40"><draw:equation draw:name="f0" draw:formula="0"/><draw:equation draw:name="f1" draw:formula="139"/><draw:equation draw:name="f2" draw:formula="135"/><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7"/><draw:equation draw:name="f18" draw:formula="93"/><draw:equation draw:name="f19" draw:formula="81"/><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8"/><draw:equation draw:name="f30" draw:formula="99"/><draw:equation draw:name="f31" draw:formula="88"/><draw:equation draw:name="f32" draw:formula="70"/><draw:equation draw:name="f33" draw:formula="?f2 - ?f0"/><draw:equation draw:name="f34" draw:formula="?f1 - ?f0"/><draw:equation draw:name="f35" draw:formula="?f34 / 139"/><draw:equation draw:name="f36" draw:formula="?f33 / 135"/><draw:equation draw:name="f37" draw:formula="?f0 / ?f35"/><draw:equation draw:name="f38" draw:formula="?f1 / ?f35"/><draw:equation draw:name="f39" draw:formula="?f0 / ?f36"/><draw:equation draw:name="f40" draw:formula="?f2 / ?f36"/></draw:enhanced-geometry></draw:custom-shape><draw:custom-shape svg:x="0.78138in" svg:y="0.08876in" svg:width="0.27254in" svg:height="0.09843in" draw:id="id33" draw:style-name="a33" draw:name="Freeform: Shape 35"><svg:title/><svg:desc/><text:p text:style-name="Normal"/><draw:enhanced-geometry draw:type="non-primitive" svg:viewBox="0 0 130 135"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12 ?f39 ?f23 ?f4 ?f40 ?f41 ?f20 ?f41 ?f42 ?f41 ?f43 ?f41 ?f3 ?f4 Z N" draw:text-areas="?f48 ?f50 ?f49 ?f51"><draw:equation draw:name="f0" draw:formula="0"/><draw:equation draw:name="f1" draw:formula="130"/><draw:equation draw:name="f2" draw:formula="135"/><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6"/><draw:equation draw:name="f21" draw:formula="83"/><draw:equation draw:name="f22" draw:formula="18"/><draw:equation draw:name="f23" draw:formula="55"/><draw:equation draw:name="f24" draw:formula="106"/><draw:equation draw:name="f25" draw:formula="105"/><draw:equation draw:name="f26" draw:formula="99"/><draw:equation draw:name="f27" draw:formula="96"/><draw:equation draw:name="f28" draw:formula="124"/><draw:equation draw:name="f29" draw:formula="122"/><draw:equation draw:name="f30" draw:formula="121"/><draw:equation draw:name="f31" draw:formula="119"/><draw:equation draw:name="f32" draw:formula="61"/><draw:equation draw:name="f33" draw:formula="35"/><draw:equation draw:name="f34" draw:formula="25"/><draw:equation draw:name="f35" draw:formula="93"/><draw:equation draw:name="f36" draw:formula="84"/><draw:equation draw:name="f37" draw:formula="29"/><draw:equation draw:name="f38" draw:formula="52"/><draw:equation draw:name="f39" draw:formula="31"/><draw:equation draw:name="f40" draw:formula="71"/><draw:equation draw:name="f41" draw:formula="8"/><draw:equation draw:name="f42" draw:formula="90"/><draw:equation draw:name="f43" draw:formula="104"/><draw:equation draw:name="f44" draw:formula="?f2 - ?f0"/><draw:equation draw:name="f45" draw:formula="?f1 - ?f0"/><draw:equation draw:name="f46" draw:formula="?f45 / 130"/><draw:equation draw:name="f47" draw:formula="?f44 / 135"/><draw:equation draw:name="f48" draw:formula="?f0 / ?f46"/><draw:equation draw:name="f49" draw:formula="?f1 / ?f46"/><draw:equation draw:name="f50" draw:formula="?f0 / ?f47"/><draw:equation draw:name="f51" draw:formula="?f2 / ?f47"/></draw:enhanced-geometry></draw:custom-shape><draw:custom-shape svg:x="0.90144in" svg:y="0.02514in" svg:width="0.27254in" svg:height="0.09843in" draw:id="id34" draw:style-name="a34" draw:name="Freeform: Shape 36"><svg:title/><svg:desc/><text:p text:style-name="Normal"/><draw:enhanced-geometry draw:type="non-primitive" svg:viewBox="0 0 259 246" draw:enhanced-path="M ?f3 ?f4 C ?f5 ?f6 ?f1 ?f7 ?f1 ?f8 ?f1 ?f9 ?f5 ?f0 ?f3 ?f0 ?f10 ?f0 ?f11 ?f0 ?f12 ?f13 L ?f8 ?f14 C ?f9 ?f15 ?f0 ?f16 ?f0 ?f17 ?f0 ?f18 ?f9 ?f19 ?f8 ?f20 L ?f12 ?f21 C ?f11 ?f2 ?f10 ?f2 ?f3 ?f2 ?f5 ?f2 ?f1 ?f21 ?f1 ?f22 ?f1 ?f23 ?f5 ?f24 ?f3 ?f25 L ?f26 ?f17 Z N" draw:text-areas="?f31 ?f33 ?f32 ?f34"><draw:equation draw:name="f0" draw:formula="0"/><draw:equation draw:name="f1" draw:formula="259"/><draw:equation draw:name="f2" draw:formula="246"/><draw:equation draw:name="f3" draw:formula="251"/><draw:equation draw:name="f4" draw:formula="18"/><draw:equation draw:name="f5" draw:formula="256"/><draw:equation draw:name="f6" draw:formula="16"/><draw:equation draw:name="f7" draw:formula="13"/><draw:equation draw:name="f8" draw:formula="8"/><draw:equation draw:name="f9" draw:formula="4"/><draw:equation draw:name="f10" draw:formula="250"/><draw:equation draw:name="f11" draw:formula="248"/><draw:equation draw:name="f12" draw:formula="242"/><draw:equation draw:name="f13" draw:formula="2"/><draw:equation draw:name="f14" draw:formula="114"/><draw:equation draw:name="f15" draw:formula="115"/><draw:equation draw:name="f16" draw:formula="118"/><draw:equation draw:name="f17" draw:formula="123"/><draw:equation draw:name="f18" draw:formula="129"/><draw:equation draw:name="f19" draw:formula="130"/><draw:equation draw:name="f20" draw:formula="132"/><draw:equation draw:name="f21" draw:formula="243"/><draw:equation draw:name="f22" draw:formula="238"/><draw:equation draw:name="f23" draw:formula="233"/><draw:equation draw:name="f24" draw:formula="231"/><draw:equation draw:name="f25" draw:formula="228"/><draw:equation draw:name="f26" draw:formula="29"/><draw:equation draw:name="f27" draw:formula="?f2 - ?f0"/><draw:equation draw:name="f28" draw:formula="?f1 - ?f0"/><draw:equation draw:name="f29" draw:formula="?f28 / 259"/><draw:equation draw:name="f30" draw:formula="?f27 / 246"/><draw:equation draw:name="f31" draw:formula="?f0 / ?f29"/><draw:equation draw:name="f32" draw:formula="?f1 / ?f29"/><draw:equation draw:name="f33" draw:formula="?f0 / ?f30"/><draw:equation draw:name="f34" draw:formula="?f2 / ?f30"/></draw:enhanced-geometry></draw:custom-shape><draw:custom-shape svg:x="1.07031in" svg:y="0in" svg:width="0.27254in" svg:height="0.11718in" draw:id="id35" draw:style-name="a35" draw:name="Freeform: Shape 37"><svg:title/><svg:desc/><text:p text:style-name="Normal"/><draw:enhanced-geometry draw:type="non-primitive" svg:viewBox="0 0 91 299" draw:enhanced-path="M ?f1 ?f3 C ?f1 ?f3 ?f1 ?f0 ?f4 ?f0 ?f5 ?f0 ?f6 ?f7 ?f8 ?f3 ?f9 ?f3 ?f10 ?f3 ?f10 ?f11 ?f10 ?f12 ?f9 ?f12 ?f13 ?f12 ?f14 ?f12 ?f15 ?f16 ?f15 ?f10 L ?f14 ?f8 ?f17 ?f18 C ?f19 ?f20 ?f0 ?f21 ?f0 ?f22 ?f0 ?f23 ?f24 ?f2 ?f25 ?f2 ?f26 ?f2 ?f27 ?f28 ?f29 ?f30 ?f31 ?f22 ?f32 ?f33 ?f32 ?f34 ?f32 ?f35 ?f36 ?f35 ?f31 ?f35 ?f37 ?f35 ?f37 ?f38 ?f39 ?f40 ?f41 ?f42 ?f15 ?f43 ?f44 ?f43 ?f45 ?f43 ?f45 ?f46 ?f45 ?f47 ?f45 ?f22 ?f45 ?f48 ?f9 ?f20 Z N" draw:text-areas="?f53 ?f55 ?f54 ?f56"><draw:equation draw:name="f0" draw:formula="0"/><draw:equation draw:name="f1" draw:formula="91"/><draw:equation draw:name="f2" draw:formula="299"/><draw:equation draw:name="f3" draw:formula="5"/><draw:equation draw:name="f4" draw:formula="86"/><draw:equation draw:name="f5" draw:formula="76"/><draw:equation draw:name="f6" draw:formula="44"/><draw:equation draw:name="f7" draw:formula="4"/><draw:equation draw:name="f8" draw:formula="34"/><draw:equation draw:name="f9" draw:formula="30"/><draw:equation draw:name="f10" draw:formula="25"/><draw:equation draw:name="f11" draw:formula="13"/><draw:equation draw:name="f12" draw:formula="18"/><draw:equation draw:name="f13" draw:formula="36"/><draw:equation draw:name="f14" draw:formula="56"/><draw:equation draw:name="f15" draw:formula="58"/><draw:equation draw:name="f16" draw:formula="22"/><draw:equation draw:name="f17" draw:formula="2"/><draw:equation draw:name="f18" draw:formula="245"/><draw:equation draw:name="f19" draw:formula="1"/><draw:equation draw:name="f20" draw:formula="250"/><draw:equation draw:name="f21" draw:formula="254"/><draw:equation draw:name="f22" draw:formula="260"/><draw:equation draw:name="f23" draw:formula="284"/><draw:equation draw:name="f24" draw:formula="19"/><draw:equation draw:name="f25" draw:formula="38"/><draw:equation draw:name="f26" draw:formula="53"/><draw:equation draw:name="f27" draw:formula="64"/><draw:equation draw:name="f28" draw:formula="291"/><draw:equation draw:name="f29" draw:formula="71"/><draw:equation draw:name="f30" draw:formula="275"/><draw:equation draw:name="f31" draw:formula="79"/><draw:equation draw:name="f32" draw:formula="84"/><draw:equation draw:name="f33" draw:formula="234"/><draw:equation draw:name="f34" draw:formula="233"/><draw:equation draw:name="f35" draw:formula="230"/><draw:equation draw:name="f36" draw:formula="80"/><draw:equation draw:name="f37" draw:formula="74"/><draw:equation draw:name="f38" draw:formula="231"/><draw:equation draw:name="f39" draw:formula="73"/><draw:equation draw:name="f40" draw:formula="237"/><draw:equation draw:name="f41" draw:formula="65"/><draw:equation draw:name="f42" draw:formula="264"/><draw:equation draw:name="f43" draw:formula="290"/><draw:equation draw:name="f44" draw:formula="40"/><draw:equation draw:name="f45" draw:formula="28"/><draw:equation draw:name="f46" draw:formula="277"/><draw:equation draw:name="f47" draw:formula="271"/><draw:equation draw:name="f48" draw:formula="258"/><draw:equation draw:name="f49" draw:formula="?f2 - ?f0"/><draw:equation draw:name="f50" draw:formula="?f1 - ?f0"/><draw:equation draw:name="f51" draw:formula="?f50 / 91"/><draw:equation draw:name="f52" draw:formula="?f49 / 299"/><draw:equation draw:name="f53" draw:formula="?f0 / ?f51"/><draw:equation draw:name="f54" draw:formula="?f1 / ?f51"/><draw:equation draw:name="f55" draw:formula="?f0 / ?f52"/><draw:equation draw:name="f56" draw:formula="?f2 / ?f52"/></draw:enhanced-geometry></draw:custom-shape><draw:custom-shape svg:x="1.11991in" svg:y="0.0597in" svg:width="0.27254in" svg:height="0.09843in" draw:id="id36" draw:style-name="a36" draw:name="Freeform: Shape 38"><svg:title/><svg:desc/><text:p text:style-name="Normal"/><draw:enhanced-geometry draw:type="non-primitive" svg:viewBox="0 0 121 209" draw:enhanced-path="M ?f3 ?f4 C ?f3 ?f4 ?f5 ?f6 ?f5 ?f7 ?f5 ?f8 ?f3 ?f0 ?f9 ?f0 ?f10 ?f0 ?f11 ?f8 ?f12 ?f8 ?f13 ?f7 ?f14 ?f7 ?f14 ?f15 ?f14 ?f13 ?f13 ?f13 ?f16 ?f13 ?f17 ?f13 ?f17 ?f18 ?f17 ?f16 ?f17 ?f19 ?f20 ?f17 ?f21 ?f22 L ?f23 ?f24 C ?f16 ?f25 ?f8 ?f26 ?f27 ?f28 ?f0 ?f29 ?f0 ?f30 ?f0 ?f31 ?f0 ?f32 ?f33 ?f2 ?f34 ?f2 ?f35 ?f2 ?f1 ?f36 ?f1 ?f37 ?f1 ?f38 ?f39 ?f40 ?f40 ?f40 ?f5 ?f40 ?f41 ?f42 ?f43 ?f44 Z M ?f34 ?f45 C ?f20 ?f45 ?f23 ?f46 ?f23 ?f47 ?f23 ?f31 ?f48 ?f49 ?f17 ?f50 ?f51 ?f52 ?f51 ?f53 ?f22 ?f54 ?f55 ?f38 ?f56 ?f42 ?f40 ?f42 ?f57 ?f42 ?f39 ?f58 ?f39 ?f59 ?f39 ?f37 ?f38 ?f60 ?f35 ?f61 ?f62 ?f63 ?f3 ?f45 ?f34 ?f45 Z N" draw:text-areas="?f68 ?f70 ?f69 ?f71"><draw:equation draw:name="f0" draw:formula="0"/><draw:equation draw:name="f1" draw:formula="121"/><draw:equation draw:name="f2" draw:formula="209"/><draw:equation draw:name="f3" draw:formula="59"/><draw:equation draw:name="f4" draw:formula="8"/><draw:equation draw:name="f5" draw:formula="60"/><draw:equation draw:name="f6" draw:formula="5"/><draw:equation draw:name="f7" draw:formula="4"/><draw:equation draw:name="f8" draw:formula="2"/><draw:equation draw:name="f9" draw:formula="55"/><draw:equation draw:name="f10" draw:formula="49"/><draw:equation draw:name="f11" draw:formula="25"/><draw:equation draw:name="f12" draw:formula="17"/><draw:equation draw:name="f13" draw:formula="14"/><draw:equation draw:name="f14" draw:formula="11"/><draw:equation draw:name="f15" draw:formula="10"/><draw:equation draw:name="f16" draw:formula="18"/><draw:equation draw:name="f17" draw:formula="32"/><draw:equation draw:name="f18" draw:formula="16"/><draw:equation draw:name="f19" draw:formula="20"/><draw:equation draw:name="f20" draw:formula="30"/><draw:equation draw:name="f21" draw:formula="28"/><draw:equation draw:name="f22" draw:formula="40"/><draw:equation draw:name="f23" draw:formula="22"/><draw:equation draw:name="f24" draw:formula="66"/><draw:equation draw:name="f25" draw:formula="77"/><draw:equation draw:name="f26" draw:formula="142"/><draw:equation draw:name="f27" draw:formula="1"/><draw:equation draw:name="f28" draw:formula="145"/><draw:equation draw:name="f29" draw:formula="153"/><draw:equation draw:name="f30" draw:formula="156"/><draw:equation draw:name="f31" draw:formula="160"/><draw:equation draw:name="f32" draw:formula="190"/><draw:equation draw:name="f33" draw:formula="19"/><draw:equation draw:name="f34" draw:formula="44"/><draw:equation draw:name="f35" draw:formula="82"/><draw:equation draw:name="f36" draw:formula="170"/><draw:equation draw:name="f37" draw:formula="125"/><draw:equation draw:name="f38" draw:formula="90"/><draw:equation draw:name="f39" draw:formula="97"/><draw:equation draw:name="f40" draw:formula="76"/><draw:equation draw:name="f41" draw:formula="48"/><draw:equation draw:name="f42" draw:formula="84"/><draw:equation draw:name="f43" draw:formula="38"/><draw:equation draw:name="f44" draw:formula="91"/><draw:equation draw:name="f45" draw:formula="201"/><draw:equation draw:name="f46" draw:formula="189"/><draw:equation draw:name="f47" draw:formula="171"/><draw:equation draw:name="f48" draw:formula="24"/><draw:equation draw:name="f49" draw:formula="149"/><draw:equation draw:name="f50" draw:formula="117"/><draw:equation draw:name="f51" draw:formula="34"/><draw:equation draw:name="f52" draw:formula="111"/><draw:equation draw:name="f53" draw:formula="109"/><draw:equation draw:name="f54" draw:formula="103"/><draw:equation draw:name="f55" draw:formula="50"/><draw:equation draw:name="f56" draw:formula="65"/><draw:equation draw:name="f57" draw:formula="86"/><draw:equation draw:name="f58" draw:formula="93"/><draw:equation draw:name="f59" draw:formula="113"/><draw:equation draw:name="f60" draw:formula="155"/><draw:equation draw:name="f61" draw:formula="172"/><draw:equation draw:name="f62" draw:formula="74"/><draw:equation draw:name="f63" draw:formula="186"/><draw:equation draw:name="f64" draw:formula="?f2 - ?f0"/><draw:equation draw:name="f65" draw:formula="?f1 - ?f0"/><draw:equation draw:name="f66" draw:formula="?f65 / 121"/><draw:equation draw:name="f67" draw:formula="?f64 / 209"/><draw:equation draw:name="f68" draw:formula="?f0 / ?f66"/><draw:equation draw:name="f69" draw:formula="?f1 / ?f66"/><draw:equation draw:name="f70" draw:formula="?f0 / ?f67"/><draw:equation draw:name="f71" draw:formula="?f2 / ?f67"/></draw:enhanced-geometry></draw:custom-shape><draw:custom-shape svg:x="1.17817in" svg:y="0.0597in" svg:width="0.27254in" svg:height="0.09843in" draw:id="id37" draw:style-name="a37" draw:name="Freeform: Shape 39"><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2"/><draw:equation draw:name="f27" draw:formula="201"/><draw:equation draw:name="f28" draw:formula="17"/><draw:equation draw:name="f29" draw:formula="48"/><draw:equation draw:name="f30" draw:formula="207"/><draw:equation draw:name="f31" draw:formula="55"/><draw:equation draw:name="f32" draw:formula="194"/><draw:equation draw:name="f33" draw:formula="183"/><draw:equation draw:name="f34" draw:formula="165"/><draw:equation draw:name="f35" draw:formula="164"/><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1.22068in" svg:y="0.08876in" svg:width="0.27254in" svg:height="0.09843in" draw:id="id38" draw:style-name="a38" draw:name="Freeform: Shape 40"><svg:title/><svg:desc/><text:p text:style-name="Normal"/><draw:enhanced-geometry draw:type="non-primitive" svg:viewBox="0 0 139 135" draw:enhanced-path="M ?f1 ?f3 C ?f1 ?f4 ?f5 ?f0 ?f6 ?f0 ?f7 ?f0 ?f0 ?f7 ?f0 ?f8 ?f0 ?f9 ?f10 ?f2 ?f11 ?f2 ?f12 ?f2 ?f1 ?f13 ?f1 ?f3 Z M ?f11 ?f14 C ?f15 ?f14 ?f16 ?f17 ?f16 ?f18 ?f16 ?f19 ?f20 ?f3 ?f7 ?f21 ?f22 ?f23 ?f24 ?f25 ?f6 ?f25 ?f26 ?f25 ?f5 ?f4 ?f5 ?f7 ?f5 ?f27 ?f9 ?f28 ?f29 ?f30 ?f31 ?f17 ?f32 ?f14 ?f11 ?f14 Z N" draw:text-areas="?f37 ?f39 ?f38 ?f40"><draw:equation draw:name="f0" draw:formula="0"/><draw:equation draw:name="f1" draw:formula="139"/><draw:equation draw:name="f2" draw:formula="135"/><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7"/><draw:equation draw:name="f18" draw:formula="93"/><draw:equation draw:name="f19" draw:formula="81"/><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8"/><draw:equation draw:name="f30" draw:formula="99"/><draw:equation draw:name="f31" draw:formula="88"/><draw:equation draw:name="f32" draw:formula="70"/><draw:equation draw:name="f33" draw:formula="?f2 - ?f0"/><draw:equation draw:name="f34" draw:formula="?f1 - ?f0"/><draw:equation draw:name="f35" draw:formula="?f34 / 139"/><draw:equation draw:name="f36" draw:formula="?f33 / 135"/><draw:equation draw:name="f37" draw:formula="?f0 / ?f35"/><draw:equation draw:name="f38" draw:formula="?f1 / ?f35"/><draw:equation draw:name="f39" draw:formula="?f0 / ?f36"/><draw:equation draw:name="f40" draw:formula="?f2 / ?f36"/></draw:enhanced-geometry></draw:custom-shape><draw:custom-shape svg:x="1.28603in" svg:y="0.08876in" svg:width="0.27254in" svg:height="0.09843in" draw:id="id39" draw:style-name="a39" draw:name="Freeform: Shape 41"><svg:title/><svg:desc/><text:p text:style-name="Normal"/><draw:enhanced-geometry draw:type="non-primitive" svg:viewBox="0 0 130 135"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12 ?f39 ?f23 ?f4 ?f40 ?f41 ?f20 ?f41 ?f42 ?f41 ?f43 ?f41 ?f3 ?f4 Z N" draw:text-areas="?f48 ?f50 ?f49 ?f51"><draw:equation draw:name="f0" draw:formula="0"/><draw:equation draw:name="f1" draw:formula="130"/><draw:equation draw:name="f2" draw:formula="135"/><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6"/><draw:equation draw:name="f21" draw:formula="83"/><draw:equation draw:name="f22" draw:formula="18"/><draw:equation draw:name="f23" draw:formula="55"/><draw:equation draw:name="f24" draw:formula="106"/><draw:equation draw:name="f25" draw:formula="105"/><draw:equation draw:name="f26" draw:formula="99"/><draw:equation draw:name="f27" draw:formula="96"/><draw:equation draw:name="f28" draw:formula="124"/><draw:equation draw:name="f29" draw:formula="122"/><draw:equation draw:name="f30" draw:formula="121"/><draw:equation draw:name="f31" draw:formula="119"/><draw:equation draw:name="f32" draw:formula="61"/><draw:equation draw:name="f33" draw:formula="35"/><draw:equation draw:name="f34" draw:formula="25"/><draw:equation draw:name="f35" draw:formula="93"/><draw:equation draw:name="f36" draw:formula="84"/><draw:equation draw:name="f37" draw:formula="29"/><draw:equation draw:name="f38" draw:formula="52"/><draw:equation draw:name="f39" draw:formula="31"/><draw:equation draw:name="f40" draw:formula="71"/><draw:equation draw:name="f41" draw:formula="8"/><draw:equation draw:name="f42" draw:formula="90"/><draw:equation draw:name="f43" draw:formula="104"/><draw:equation draw:name="f44" draw:formula="?f2 - ?f0"/><draw:equation draw:name="f45" draw:formula="?f1 - ?f0"/><draw:equation draw:name="f46" draw:formula="?f45 / 130"/><draw:equation draw:name="f47" draw:formula="?f44 / 135"/><draw:equation draw:name="f48" draw:formula="?f0 / ?f46"/><draw:equation draw:name="f49" draw:formula="?f1 / ?f46"/><draw:equation draw:name="f50" draw:formula="?f0 / ?f47"/><draw:equation draw:name="f51" draw:formula="?f2 / ?f47"/></draw:enhanced-geometry></draw:custom-shape><draw:custom-shape svg:x="1.34665in" svg:y="0.0597in" svg:width="0.27254in" svg:height="0.09843in" draw:id="id40" draw:style-name="a40" draw:name="Freeform: Shape 42"><svg:title/><svg:desc/><text:p text:style-name="Normal"/><draw:enhanced-geometry draw:type="non-primitive" svg:viewBox="0 0 230 209" draw:enhanced-path="M ?f4 ?f5 C ?f6 ?f7 ?f8 ?f7 ?f9 ?f10 L ?f11 ?f10 C ?f12 ?f10 ?f13 ?f10 ?f13 ?f14 ?f13 ?f15 ?f16 ?f17 ?f18 ?f19 ?f20 ?f21 ?f22 ?f23 ?f24 ?f23 L ?f19 ?f23 Z M ?f25 ?f4 C ?f26 ?f27 ?f28 ?f17 ?f28 ?f29 ?f28 ?f5 ?f13 ?f1 ?f30 ?f1 L ?f31 ?f1 C ?f32 ?f1 ?f33 ?f1 ?f33 ?f34 ?f33 ?f10 ?f32 ?f10 ?f31 ?f10 ?f31 ?f10 ?f35 ?f10 ?f36 ?f10 ?f37 ?f7 ?f37 ?f7 ?f37 ?f38 ?f37 ?f38 ?f37 ?f39 ?f40 ?f41 L ?f42 ?f0 C ?f43 ?f44 ?f43 ?f13 ?f45 ?f13 ?f46 ?f13 ?f1 ?f13 ?f1 ?f47 ?f1 ?f48 ?f49 ?f50 ?f51 ?f50 ?f10 ?f50 ?f52 ?f48 ?f53 ?f48 ?f54 ?f48 ?f55 ?f48 ?f56 ?f48 ?f57 ?f48 ?f58 ?f48 ?f59 ?f48 ?f36 ?f48 ?f37 ?f50 ?f60 ?f50 ?f19 ?f50 ?f61 ?f50 ?f61 ?f62 ?f61 ?f13 ?f63 ?f13 ?f64 ?f13 ?f65 ?f13 ?f17 ?f13 ?f66 ?f13 ?f67 ?f26 ?f67 ?f44 ?f67 ?f68 ?f67 ?f68 ?f67 ?f69 ?f59 ?f0 L ?f70 ?f71 ?f72 ?f71 C ?f73 ?f71 ?f12 ?f74 ?f12 ?f75 ?f12 ?f76 ?f25 ?f77 ?f78 ?f79 ?f30 ?f80 ?f81 ?f18 ?f81 ?f82 ?f81 ?f83 ?f84 ?f3 ?f13 ?f3 ?f85 ?f3 ?f2 ?f0 ?f2 ?f86 ?f2 ?f86 ?f2 ?f87 ?f88 ?f87 ?f28 ?f87 ?f89 ?f90 ?f89 ?f91 ?f92 ?f93 ?f94 ?f95 ?f96 ?f95 ?f69 ?f95 ?f0 ?f62 ?f0 ?f97 ?f0 ?f86 ?f98 ?f99 ?f97 ?f100 ?f101 ?f102 ?f101 ?f103 ?f101 ?f104 ?f101 ?f105 ?f101 ?f106 ?f107 ?f108 ?f84 ?f109 ?f110 ?f111 ?f25 ?f4 Z N" draw:text-areas="?f116 ?f118 ?f117 ?f119"><draw:equation draw:name="f0" draw:formula="180"/><draw:equation draw:name="f1" draw:formula="0"/><draw:equation draw:name="f2" draw:formula="230"/><draw:equation draw:name="f3" draw:formula="209"/><draw:equation draw:name="f4" draw:formula="102"/><draw:equation draw:name="f5" draw:formula="20"/><draw:equation draw:name="f6" draw:formula="103"/><draw:equation draw:name="f7" draw:formula="12"/><draw:equation draw:name="f8" draw:formula="104"/><draw:equation draw:name="f9" draw:formula="110"/><draw:equation draw:name="f10" draw:formula="11"/><draw:equation draw:name="f11" draw:formula="130"/><draw:equation draw:name="f12" draw:formula="157"/><draw:equation draw:name="f13" draw:formula="192"/><draw:equation draw:name="f14" draw:formula="41"/><draw:equation draw:name="f15" draw:formula="54"/><draw:equation draw:name="f16" draw:formula="186"/><draw:equation draw:name="f17" draw:formula="72"/><draw:equation draw:name="f18" draw:formula="172"/><draw:equation draw:name="f19" draw:formula="83"/><draw:equation draw:name="f20" draw:formula="160"/><draw:equation draw:name="f21" draw:formula="93"/><draw:equation draw:name="f22" draw:formula="142"/><draw:equation draw:name="f23" draw:formula="97"/><draw:equation draw:name="f24" draw:formula="121"/><draw:equation draw:name="f25" draw:formula="155"/><draw:equation draw:name="f26" draw:formula="191"/><draw:equation draw:name="f27" draw:formula="94"/><draw:equation draw:name="f28" draw:formula="222"/><draw:equation draw:name="f29" draw:formula="46"/><draw:equation draw:name="f30" draw:formula="149"/><draw:equation draw:name="f31" draw:formula="58"/><draw:equation draw:name="f32" draw:formula="52"/><draw:equation draw:name="f33" draw:formula="48"/><draw:equation draw:name="f34" draw:formula="6"/><draw:equation draw:name="f35" draw:formula="64"/><draw:equation draw:name="f36" draw:formula="68"/><draw:equation draw:name="f37" draw:formula="76"/><draw:equation draw:name="f38" draw:formula="16"/><draw:equation draw:name="f39" draw:formula="18"/><draw:equation draw:name="f40" draw:formula="74"/><draw:equation draw:name="f41" draw:formula="22"/><draw:equation draw:name="f42" draw:formula="35"/><draw:equation draw:name="f43" draw:formula="32"/><draw:equation draw:name="f44" draw:formula="190"/><draw:equation draw:name="f45" draw:formula="8"/><draw:equation draw:name="f46" draw:formula="4"/><draw:equation draw:name="f47" draw:formula="198"/><draw:equation draw:name="f48" draw:formula="202"/><draw:equation draw:name="f49" draw:formula="2"/><draw:equation draw:name="f50" draw:formula="203"/><draw:equation draw:name="f51" draw:formula="5"/><draw:equation draw:name="f52" draw:formula="17"/><draw:equation draw:name="f53" draw:formula="23"/><draw:equation draw:name="f54" draw:formula="29"/><draw:equation draw:name="f55" draw:formula="37"/><draw:equation draw:name="f56" draw:formula="43"/><draw:equation draw:name="f57" draw:formula="49"/><draw:equation draw:name="f58" draw:formula="55"/><draw:equation draw:name="f59" draw:formula="61"/><draw:equation draw:name="f60" draw:formula="82"/><draw:equation draw:name="f61" draw:formula="88"/><draw:equation draw:name="f62" draw:formula="197"/><draw:equation draw:name="f63" draw:formula="85"/><draw:equation draw:name="f64" draw:formula="78"/><draw:equation draw:name="f65" draw:formula="73"/><draw:equation draw:name="f66" draw:formula="67"/><draw:equation draw:name="f67" draw:formula="60"/><draw:equation draw:name="f68" draw:formula="188"/><draw:equation draw:name="f69" draw:formula="185"/><draw:equation draw:name="f70" draw:formula="80"/><draw:equation draw:name="f71" draw:formula="106"/><draw:equation draw:name="f72" draw:formula="120"/><draw:equation draw:name="f73" draw:formula="146"/><draw:equation draw:name="f74" draw:formula="118"/><draw:equation draw:name="f75" draw:formula="132"/><draw:equation draw:name="f76" draw:formula="136"/><draw:equation draw:name="f77" draw:formula="147"/><draw:equation draw:name="f78" draw:formula="152"/><draw:equation draw:name="f79" draw:formula="153"/><draw:equation draw:name="f80" draw:formula="167"/><draw:equation draw:name="f81" draw:formula="148"/><draw:equation draw:name="f82" draw:formula="177"/><draw:equation draw:name="f83" draw:formula="200"/><draw:equation draw:name="f84" draw:formula="169"/><draw:equation draw:name="f85" draw:formula="220"/><draw:equation draw:name="f86" draw:formula="174"/><draw:equation draw:name="f87" draw:formula="171"/><draw:equation draw:name="f88" draw:formula="226"/><draw:equation draw:name="f89" draw:formula="221"/><draw:equation draw:name="f90" draw:formula="173"/><draw:equation draw:name="f91" draw:formula="176"/><draw:equation draw:name="f92" draw:formula="216"/><draw:equation draw:name="f93" draw:formula="189"/><draw:equation draw:name="f94" draw:formula="205"/><draw:equation draw:name="f95" draw:formula="201"/><draw:equation draw:name="f96" draw:formula="193"/><draw:equation draw:name="f97" draw:formula="182"/><draw:equation draw:name="f98" draw:formula="181"/><draw:equation draw:name="f99" draw:formula="159"/><draw:equation draw:name="f100" draw:formula="150"/><draw:equation draw:name="f101" draw:formula="184"/><draw:equation draw:name="f102" draw:formula="143"/><draw:equation draw:name="f103" draw:formula="139"/><draw:equation draw:name="f104" draw:formula="137"/><draw:equation draw:name="f105" draw:formula="133"/><draw:equation draw:name="f106" draw:formula="124"/><draw:equation draw:name="f107" draw:formula="175"/><draw:equation draw:name="f108" draw:formula="114"/><draw:equation draw:name="f109" draw:formula="108"/><draw:equation draw:name="f110" draw:formula="162"/><draw:equation draw:name="f111" draw:formula="105"/><draw:equation draw:name="f112" draw:formula="?f3 - ?f1"/><draw:equation draw:name="f113" draw:formula="?f2 - ?f1"/><draw:equation draw:name="f114" draw:formula="?f113 / 230"/><draw:equation draw:name="f115" draw:formula="?f112 / 209"/><draw:equation draw:name="f116" draw:formula="?f1 / ?f114"/><draw:equation draw:name="f117" draw:formula="?f2 / ?f114"/><draw:equation draw:name="f118" draw:formula="?f1 / ?f115"/><draw:equation draw:name="f119" draw:formula="?f3 / ?f115"/></draw:enhanced-geometry></draw:custom-shape><draw:custom-shape svg:x="1.44663in" svg:y="0.08876in" svg:width="0.27254in" svg:height="0.09843in" draw:id="id41" draw:style-name="a41" draw:name="Freeform: Shape 43"><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1.50922in" svg:y="0.08876in" svg:width="0.27254in" svg:height="0.09843in" draw:id="id42" draw:style-name="a42" draw:name="Freeform: Shape 44"><svg:title/><svg:desc/><text:p text:style-name="Normal"/><draw:enhanced-geometry draw:type="non-primitive" svg:viewBox="0 0 130 135"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12 ?f39 ?f23 ?f4 ?f40 ?f41 ?f20 ?f41 ?f42 ?f41 ?f43 ?f41 ?f3 ?f4 Z N" draw:text-areas="?f48 ?f50 ?f49 ?f51"><draw:equation draw:name="f0" draw:formula="0"/><draw:equation draw:name="f1" draw:formula="130"/><draw:equation draw:name="f2" draw:formula="135"/><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6"/><draw:equation draw:name="f21" draw:formula="83"/><draw:equation draw:name="f22" draw:formula="18"/><draw:equation draw:name="f23" draw:formula="55"/><draw:equation draw:name="f24" draw:formula="106"/><draw:equation draw:name="f25" draw:formula="105"/><draw:equation draw:name="f26" draw:formula="99"/><draw:equation draw:name="f27" draw:formula="96"/><draw:equation draw:name="f28" draw:formula="124"/><draw:equation draw:name="f29" draw:formula="122"/><draw:equation draw:name="f30" draw:formula="121"/><draw:equation draw:name="f31" draw:formula="119"/><draw:equation draw:name="f32" draw:formula="61"/><draw:equation draw:name="f33" draw:formula="35"/><draw:equation draw:name="f34" draw:formula="25"/><draw:equation draw:name="f35" draw:formula="93"/><draw:equation draw:name="f36" draw:formula="84"/><draw:equation draw:name="f37" draw:formula="29"/><draw:equation draw:name="f38" draw:formula="52"/><draw:equation draw:name="f39" draw:formula="31"/><draw:equation draw:name="f40" draw:formula="71"/><draw:equation draw:name="f41" draw:formula="8"/><draw:equation draw:name="f42" draw:formula="90"/><draw:equation draw:name="f43" draw:formula="104"/><draw:equation draw:name="f44" draw:formula="?f2 - ?f0"/><draw:equation draw:name="f45" draw:formula="?f1 - ?f0"/><draw:equation draw:name="f46" draw:formula="?f45 / 130"/><draw:equation draw:name="f47" draw:formula="?f44 / 135"/><draw:equation draw:name="f48" draw:formula="?f0 / ?f46"/><draw:equation draw:name="f49" draw:formula="?f1 / ?f46"/><draw:equation draw:name="f50" draw:formula="?f0 / ?f47"/><draw:equation draw:name="f51" draw:formula="?f2 / ?f47"/></draw:enhanced-geometry></draw:custom-shape><draw:custom-shape svg:x="1.56906in" svg:y="0.08876in" svg:width="0.27254in" svg:height="0.09843in" draw:id="id43" draw:style-name="a43" draw:name="Freeform: Shape 45"><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1.62968in" svg:y="0.08876in" svg:width="0.27254in" svg:height="0.09843in" draw:id="id44" draw:style-name="a44" draw:name="Freeform: Shape 46"><svg:title/><svg:desc/><text:p text:style-name="Normal"/><draw:enhanced-geometry draw:type="non-primitive" svg:viewBox="0 0 145 135" draw:enhanced-path="M ?f1 ?f3 C ?f1 ?f0 ?f4 ?f0 ?f5 ?f0 ?f6 ?f0 ?f7 ?f8 ?f7 ?f9 ?f7 ?f10 ?f11 ?f12 ?f13 ?f14 ?f15 ?f16 ?f5 ?f17 ?f5 ?f18 ?f5 ?f19 ?f20 ?f21 ?f22 ?f21 ?f23 ?f21 ?f23 ?f24 ?f23 ?f25 ?f23 ?f26 ?f27 ?f28 ?f29 ?f30 ?f28 ?f31 ?f32 ?f33 ?f32 ?f34 ?f32 ?f35 ?f36 ?f0 ?f37 ?f0 ?f38 ?f0 ?f0 ?f39 ?f0 ?f40 ?f0 ?f18 ?f41 ?f18 ?f42 ?f18 ?f43 ?f18 ?f43 ?f44 ?f35 ?f45 ?f46 ?f10 ?f47 ?f8 ?f30 ?f8 ?f48 ?f8 ?f18 ?f49 ?f18 ?f50 ?f18 ?f34 ?f48 ?f51 ?f45 ?f52 ?f33 ?f32 ?f16 ?f53 ?f16 ?f54 ?f16 ?f55 ?f56 ?f2 ?f57 ?f2 ?f15 ?f2 ?f1 ?f44 ?f1 ?f3 Z N" draw:text-areas="?f62 ?f64 ?f63 ?f65"><draw:equation draw:name="f0" draw:formula="0"/><draw:equation draw:name="f1" draw:formula="145"/><draw:equation draw:name="f2" draw:formula="135"/><draw:equation draw:name="f3" draw:formula="24"/><draw:equation draw:name="f4" draw:formula="131"/><draw:equation draw:name="f5" draw:formula="130"/><draw:equation draw:name="f6" draw:formula="122"/><draw:equation draw:name="f7" draw:formula="114"/><draw:equation draw:name="f8" draw:formula="8"/><draw:equation draw:name="f9" draw:formula="16"/><draw:equation draw:name="f10" draw:formula="20"/><draw:equation draw:name="f11" draw:formula="116"/><draw:equation draw:name="f12" draw:formula="23"/><draw:equation draw:name="f13" draw:formula="119"/><draw:equation draw:name="f14" draw:formula="25"/><draw:equation draw:name="f15" draw:formula="124"/><draw:equation draw:name="f16" draw:formula="29"/><draw:equation draw:name="f17" draw:formula="37"/><draw:equation draw:name="f18" draw:formula="49"/><draw:equation draw:name="f19" draw:formula="63"/><draw:equation draw:name="f20" draw:formula="110"/><draw:equation draw:name="f21" draw:formula="126"/><draw:equation draw:name="f22" draw:formula="76"/><draw:equation draw:name="f23" draw:formula="50"/><draw:equation draw:name="f24" draw:formula="105"/><draw:equation draw:name="f25" draw:formula="100"/><draw:equation draw:name="f26" draw:formula="87"/><draw:equation draw:name="f27" draw:formula="56"/><draw:equation draw:name="f28" draw:formula="70"/><draw:equation draw:name="f29" draw:formula="67"/><draw:equation draw:name="f30" draw:formula="42"/><draw:equation draw:name="f31" draw:formula="36"/><draw:equation draw:name="f32" draw:formula="72"/><draw:equation draw:name="f33" draw:formula="31"/><draw:equation draw:name="f34" draw:formula="26"/><draw:equation draw:name="f35" draw:formula="11"/><draw:equation draw:name="f36" draw:formula="59"/><draw:equation draw:name="f37" draw:formula="43"/><draw:equation draw:name="f38" draw:formula="13"/><draw:equation draw:name="f39" draw:formula="41"/><draw:equation draw:name="f40" draw:formula="46"/><draw:equation draw:name="f41" draw:formula="4"/><draw:equation draw:name="f42" draw:formula="5"/><draw:equation draw:name="f43" draw:formula="10"/><draw:equation draw:name="f44" draw:formula="48"/><draw:equation draw:name="f45" draw:formula="44"/><draw:equation draw:name="f46" draw:formula="18"/><draw:equation draw:name="f47" draw:formula="30"/><draw:equation draw:name="f48" draw:formula="47"/><draw:equation draw:name="f49" draw:formula="12"/><draw:equation draw:name="f50" draw:formula="19"/><draw:equation draw:name="f51" draw:formula="32"/><draw:equation draw:name="f52" draw:formula="40"/><draw:equation draw:name="f53" draw:formula="85"/><draw:equation draw:name="f54" draw:formula="96"/><draw:equation draw:name="f55" draw:formula="125"/><draw:equation draw:name="f56" draw:formula="52"/><draw:equation draw:name="f57" draw:formula="74"/><draw:equation draw:name="f58" draw:formula="?f2 - ?f0"/><draw:equation draw:name="f59" draw:formula="?f1 - ?f0"/><draw:equation draw:name="f60" draw:formula="?f59 / 145"/><draw:equation draw:name="f61" draw:formula="?f58 / 135"/><draw:equation draw:name="f62" draw:formula="?f0 / ?f60"/><draw:equation draw:name="f63" draw:formula="?f1 / ?f60"/><draw:equation draw:name="f64" draw:formula="?f0 / ?f61"/><draw:equation draw:name="f65" draw:formula="?f2 / ?f61"/></draw:enhanced-geometry></draw:custom-shape><draw:custom-shape svg:x="1.7025in" svg:y="0.08876in" svg:width="0.27254in" svg:height="0.09843in" draw:id="id45" draw:style-name="a45" draw:name="Freeform: Shape 47"><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1.76312in" svg:y="0.08876in" svg:width="0.27254in" svg:height="0.09843in" draw:id="id46" draw:style-name="a46" draw:name="Freeform: Shape 48"><svg:title/><svg:desc/><text:p text:style-name="Normal"/><draw:enhanced-geometry draw:type="non-primitive" svg:viewBox="0 0 173 135" draw:enhanced-path="M ?f3 ?f4 C ?f5 ?f6 ?f7 ?f8 ?f9 ?f8 ?f8 ?f10 ?f11 ?f12 ?f13 ?f12 ?f14 ?f12 ?f14 ?f9 ?f14 ?f8 ?f14 ?f15 ?f16 ?f17 ?f18 ?f19 ?f20 ?f21 ?f13 ?f22 ?f13 ?f23 ?f13 ?f24 ?f16 ?f0 ?f25 ?f0 ?f26 ?f0 ?f0 ?f19 ?f0 ?f27 ?f0 ?f28 ?f29 ?f28 ?f30 ?f28 ?f24 ?f28 ?f24 ?f31 ?f32 ?f33 ?f34 ?f35 ?f36 ?f37 ?f38 ?f37 ?f39 ?f37 ?f28 ?f40 ?f28 ?f41 ?f28 ?f23 ?f39 ?f42 ?f33 ?f43 ?f44 ?f45 ?f44 ?f6 ?f44 ?f46 ?f44 ?f47 ?f44 ?f48 ?f49 ?f50 ?f31 ?f51 ?f52 ?f2 ?f20 ?f2 ?f6 ?f2 ?f53 ?f50 ?f7 ?f48 ?f48 ?f54 ?f55 ?f2 ?f56 ?f2 ?f57 ?f2 ?f58 ?f59 ?f60 ?f61 ?f62 ?f9 ?f1 ?f11 ?f1 ?f6 ?f1 ?f63 ?f62 ?f63 ?f62 ?f63 ?f64 ?f63 ?f64 ?f65 ?f66 ?f67 ?f68 ?f7 ?f69 ?f12 ?f70 ?f12 ?f51 ?f12 ?f71 ?f61 ?f71 ?f3 ?f71 ?f9 ?f51 ?f46 ?f55 ?f72 ?f73 ?f45 ?f70 ?f18 ?f74 ?f75 L ?f76 ?f21 C ?f57 ?f77 ?f69 ?f78 ?f69 ?f40 ?f69 ?f79 ?f76 ?f80 ?f81 ?f80 ?f51 ?f80 ?f71 ?f40 ?f82 ?f83 Z N" draw:text-areas="?f88 ?f90 ?f89 ?f91"><draw:equation draw:name="f0" draw:formula="0"/><draw:equation draw:name="f1" draw:formula="173"/><draw:equation draw:name="f2" draw:formula="135"/><draw:equation draw:name="f3" draw:formula="112"/><draw:equation draw:name="f4" draw:formula="83"/><draw:equation draw:name="f5" draw:formula="110"/><draw:equation draw:name="f6" draw:formula="89"/><draw:equation draw:name="f7" draw:formula="108"/><draw:equation draw:name="f8" draw:formula="101"/><draw:equation draw:name="f9" draw:formula="107"/><draw:equation draw:name="f10" draw:formula="111"/><draw:equation draw:name="f11" draw:formula="90"/><draw:equation draw:name="f12" draw:formula="126"/><draw:equation draw:name="f13" draw:formula="71"/><draw:equation draw:name="f14" draw:formula="50"/><draw:equation draw:name="f15" draw:formula="84"/><draw:equation draw:name="f16" draw:formula="59"/><draw:equation draw:name="f17" draw:formula="63"/><draw:equation draw:name="f18" draw:formula="67"/><draw:equation draw:name="f19" draw:formula="41"/><draw:equation draw:name="f20" draw:formula="70"/><draw:equation draw:name="f21" draw:formula="35"/><draw:equation draw:name="f22" draw:formula="30"/><draw:equation draw:name="f23" draw:formula="25"/><draw:equation draw:name="f24" draw:formula="10"/><draw:equation draw:name="f25" draw:formula="43"/><draw:equation draw:name="f26" draw:formula="13"/><draw:equation draw:name="f27" draw:formula="46"/><draw:equation draw:name="f28" draw:formula="49"/><draw:equation draw:name="f29" draw:formula="4"/><draw:equation draw:name="f30" draw:formula="5"/><draw:equation draw:name="f31" draw:formula="48"/><draw:equation draw:name="f32" draw:formula="11"/><draw:equation draw:name="f33" draw:formula="44"/><draw:equation draw:name="f34" draw:formula="18"/><draw:equation draw:name="f35" draw:formula="20"/><draw:equation draw:name="f36" draw:formula="31"/><draw:equation draw:name="f37" draw:formula="8"/><draw:equation draw:name="f38" draw:formula="42"/><draw:equation draw:name="f39" draw:formula="47"/><draw:equation draw:name="f40" draw:formula="12"/><draw:equation draw:name="f41" draw:formula="19"/><draw:equation draw:name="f42" draw:formula="32"/><draw:equation draw:name="f43" draw:formula="38"/><draw:equation draw:name="f44" draw:formula="29"/><draw:equation draw:name="f45" draw:formula="81"/><draw:equation draw:name="f46" draw:formula="96"/><draw:equation draw:name="f47" draw:formula="102"/><draw:equation draw:name="f48" draw:formula="115"/><draw:equation draw:name="f49" draw:formula="40"/><draw:equation draw:name="f50" draw:formula="125"/><draw:equation draw:name="f51" draw:formula="132"/><draw:equation draw:name="f52" draw:formula="60"/><draw:equation draw:name="f53" draw:formula="98"/><draw:equation draw:name="f54" draw:formula="133"/><draw:equation draw:name="f55" draw:formula="134"/><draw:equation draw:name="f56" draw:formula="138"/><draw:equation draw:name="f57" draw:formula="149"/><draw:equation draw:name="f58" draw:formula="156"/><draw:equation draw:name="f59" draw:formula="129"/><draw:equation draw:name="f60" draw:formula="162"/><draw:equation draw:name="f61" draw:formula="119"/><draw:equation draw:name="f62" draw:formula="168"/><draw:equation draw:name="f63" draw:formula="85"/><draw:equation draw:name="f64" draw:formula="163"/><draw:equation draw:name="f65" draw:formula="87"/><draw:equation draw:name="f66" draw:formula="161"/><draw:equation draw:name="f67" draw:formula="94"/><draw:equation draw:name="f68" draw:formula="157"/><draw:equation draw:name="f69" draw:formula="152"/><draw:equation draw:name="f70" draw:formula="139"/><draw:equation draw:name="f71" draw:formula="130"/><draw:equation draw:name="f72" draw:formula="88"/><draw:equation draw:name="f73" draw:formula="136"/><draw:equation draw:name="f74" draw:formula="140"/><draw:equation draw:name="f75" draw:formula="61"/><draw:equation draw:name="f76" draw:formula="148"/><draw:equation draw:name="f77" draw:formula="28"/><draw:equation draw:name="f78" draw:formula="14"/><draw:equation draw:name="f79" draw:formula="6"/><draw:equation draw:name="f80" draw:formula="2"/><draw:equation draw:name="f81" draw:formula="143"/><draw:equation draw:name="f82" draw:formula="127"/><draw:equation draw:name="f83" draw:formula="22"/><draw:equation draw:name="f84" draw:formula="?f2 - ?f0"/><draw:equation draw:name="f85" draw:formula="?f1 - ?f0"/><draw:equation draw:name="f86" draw:formula="?f85 / 173"/><draw:equation draw:name="f87" draw:formula="?f84 / 135"/><draw:equation draw:name="f88" draw:formula="?f0 / ?f86"/><draw:equation draw:name="f89" draw:formula="?f1 / ?f86"/><draw:equation draw:name="f90" draw:formula="?f0 / ?f87"/><draw:equation draw:name="f91" draw:formula="?f2 / ?f87"/></draw:enhanced-geometry></draw:custom-shape><draw:custom-shape svg:x="1.84185in" svg:y="0.08876in" svg:width="0.27254in" svg:height="0.09843in" draw:id="id47" draw:style-name="a47" draw:name="Freeform: Shape 49"><svg:title/><svg:desc/><text:p text:style-name="Normal"/><draw:enhanced-geometry draw:type="non-primitive" svg:viewBox="0 0 138 135" draw:enhanced-path="M ?f3 ?f4 C ?f3 ?f5 ?f6 ?f7 ?f6 ?f8 ?f9 ?f10 ?f11 ?f12 ?f13 ?f14 ?f15 ?f16 ?f17 ?f18 ?f19 ?f18 ?f20 ?f18 ?f21 ?f18 ?f22 ?f23 ?f24 ?f25 ?f26 ?f12 ?f26 ?f27 ?f26 ?f28 ?f29 ?f30 ?f22 ?f30 ?f31 ?f30 ?f1 ?f32 ?f1 ?f33 ?f1 ?f34 ?f22 ?f0 ?f19 ?f0 ?f35 ?f0 ?f36 ?f34 ?f9 ?f33 ?f37 ?f38 ?f8 ?f0 ?f32 ?f0 ?f39 ?f0 ?f25 ?f40 ?f41 ?f25 ?f42 ?f43 ?f0 ?f44 ?f0 ?f45 ?f0 ?f46 ?f42 ?f46 ?f47 ?f46 ?f48 ?f46 ?f48 ?f49 ?f23 ?f8 ?f25 ?f39 ?f33 ?f18 ?f50 ?f18 ?f8 ?f18 ?f51 ?f16 ?f51 ?f39 ?f51 ?f27 ?f8 ?f30 ?f10 ?f49 ?f28 ?f52 ?f50 ?f53 ?f54 ?f55 L ?f39 ?f56 C ?f33 ?f57 ?f58 ?f59 ?f58 ?f60 ?f58 ?f61 ?f62 ?f2 ?f63 ?f2 ?f50 ?f2 ?f30 ?f64 ?f7 ?f65 ?f51 ?f59 ?f45 ?f66 ?f49 ?f67 Z N" draw:text-areas="?f72 ?f74 ?f73 ?f75"><draw:equation draw:name="f0" draw:formula="0"/><draw:equation draw:name="f1" draw:formula="138"/><draw:equation draw:name="f2" draw:formula="135"/><draw:equation draw:name="f3" draw:formula="56"/><draw:equation draw:name="f4" draw:formula="71"/><draw:equation draw:name="f5" draw:formula="70"/><draw:equation draw:name="f6" draw:formula="64"/><draw:equation draw:name="f7" draw:formula="42"/><draw:equation draw:name="f8" draw:formula="41"/><draw:equation draw:name="f9" draw:formula="65"/><draw:equation draw:name="f10" draw:formula="38"/><draw:equation draw:name="f11" draw:formula="73"/><draw:equation draw:name="f12" draw:formula="24"/><draw:equation draw:name="f13" draw:formula="83"/><draw:equation draw:name="f14" draw:formula="17"/><draw:equation draw:name="f15" draw:formula="85"/><draw:equation draw:name="f16" draw:formula="14"/><draw:equation draw:name="f17" draw:formula="94"/><draw:equation draw:name="f18" draw:formula="8"/><draw:equation draw:name="f19" draw:formula="107"/><draw:equation draw:name="f20" draw:formula="109"/><draw:equation draw:name="f21" draw:formula="118"/><draw:equation draw:name="f22" draw:formula="122"/><draw:equation draw:name="f23" draw:formula="12"/><draw:equation draw:name="f24" draw:formula="114"/><draw:equation draw:name="f25" draw:formula="16"/><draw:equation draw:name="f26" draw:formula="110"/><draw:equation draw:name="f27" draw:formula="29"/><draw:equation draw:name="f28" draw:formula="36"/><draw:equation draw:name="f29" draw:formula="115"/><draw:equation draw:name="f30" draw:formula="40"/><draw:equation draw:name="f31" draw:formula="128"/><draw:equation draw:name="f32" draw:formula="35"/><draw:equation draw:name="f33" draw:formula="22"/><draw:equation draw:name="f34" draw:formula="6"/><draw:equation draw:name="f35" draw:formula="91"/><draw:equation draw:name="f36" draw:formula="78"/><draw:equation draw:name="f37" draw:formula="60"/><draw:equation draw:name="f38" draw:formula="2"/><draw:equation draw:name="f39" draw:formula="23"/><draw:equation draw:name="f40" draw:formula="7"/><draw:equation draw:name="f41" draw:formula="11"/><draw:equation draw:name="f42" draw:formula="4"/><draw:equation draw:name="f43" draw:formula="26"/><draw:equation draw:name="f44" draw:formula="44"/><draw:equation draw:name="f45" draw:formula="46"/><draw:equation draw:name="f46" draw:formula="49"/><draw:equation draw:name="f47" draw:formula="5"/><draw:equation draw:name="f48" draw:formula="10"/><draw:equation draw:name="f49" draw:formula="48"/><draw:equation draw:name="f50" draw:formula="34"/><draw:equation draw:name="f51" draw:formula="43"/><draw:equation draw:name="f52" draw:formula="55"/><draw:equation draw:name="f53" draw:formula="69"/><draw:equation draw:name="f54" draw:formula="32"/><draw:equation draw:name="f55" draw:formula="75"/><draw:equation draw:name="f56" draw:formula="113"/><draw:equation draw:name="f57" draw:formula="117"/><draw:equation draw:name="f58" draw:formula="19"/><draw:equation draw:name="f59" draw:formula="124"/><draw:equation draw:name="f60" draw:formula="125"/><draw:equation draw:name="f61" draw:formula="131"/><draw:equation draw:name="f62" draw:formula="25"/><draw:equation draw:name="f63" draw:formula="30"/><draw:equation draw:name="f64" draw:formula="132"/><draw:equation draw:name="f65" draw:formula="126"/><draw:equation draw:name="f66" draw:formula="111"/><draw:equation draw:name="f67" draw:formula="103"/><draw:equation draw:name="f68" draw:formula="?f2 - ?f0"/><draw:equation draw:name="f69" draw:formula="?f1 - ?f0"/><draw:equation draw:name="f70" draw:formula="?f69 / 138"/><draw:equation draw:name="f71" draw:formula="?f68 / 135"/><draw:equation draw:name="f72" draw:formula="?f0 / ?f70"/><draw:equation draw:name="f73" draw:formula="?f1 / ?f70"/><draw:equation draw:name="f74" draw:formula="?f0 / ?f71"/><draw:equation draw:name="f75" draw:formula="?f2 / ?f71"/></draw:enhanced-geometry></draw:custom-shape><draw:custom-shape svg:x="1.96978in" svg:y="0.04124in" svg:width="0.27254in" svg:height="0.09843in" draw:id="id48" draw:style-name="a48" draw:name="Freeform: Shape 50"><svg:title/><svg:desc/><text:p text:style-name="Normal"/><draw:enhanced-geometry draw:type="non-primitive" svg:viewBox="0 0 164 195" draw:enhanced-path="M ?f3 ?f4 C ?f5 ?f6 ?f7 ?f8 ?f9 ?f8 ?f10 ?f8 ?f11 ?f12 ?f11 ?f4 Z M ?f13 ?f14 L ?f15 ?f14 C ?f16 ?f14 ?f1 ?f14 ?f1 ?f4 ?f1 ?f17 ?f18 ?f0 ?f9 ?f0 ?f19 ?f0 ?f0 ?f20 ?f0 ?f21 ?f0 ?f15 ?f22 ?f2 ?f23 ?f2 ?f24 ?f2 ?f1 ?f25 ?f1 ?f26 ?f1 ?f27 ?f28 ?f29 ?f30 ?f29 ?f31 ?f29 ?f31 ?f11 ?f15 ?f32 ?f33 ?f34 ?f35 ?f34 ?f36 ?f34 ?f7 ?f34 ?f37 ?f38 ?f39 ?f40 ?f13 ?f27 ?f13 ?f41 ?f13 ?f14 Z N" draw:text-areas="?f46 ?f48 ?f47 ?f49"><draw:equation draw:name="f0" draw:formula="0"/><draw:equation draw:name="f1" draw:formula="164"/><draw:equation draw:name="f2" draw:formula="195"/><draw:equation draw:name="f3" draw:formula="36"/><draw:equation draw:name="f4" draw:formula="83"/><draw:equation draw:name="f5" draw:formula="38"/><draw:equation draw:name="f6" draw:formula="20"/><draw:equation draw:name="f7" draw:formula="74"/><draw:equation draw:name="f8" draw:formula="10"/><draw:equation draw:name="f9" draw:formula="89"/><draw:equation draw:name="f10" draw:formula="132"/><draw:equation draw:name="f11" draw:formula="137"/><draw:equation draw:name="f12" draw:formula="67"/><draw:equation draw:name="f13" draw:formula="35"/><draw:equation draw:name="f14" draw:formula="93"/><draw:equation draw:name="f15" draw:formula="154"/><draw:equation draw:name="f16" draw:formula="163"/><draw:equation draw:name="f17" draw:formula="41"/><draw:equation draw:name="f18" draw:formula="142"/><draw:equation draw:name="f19" draw:formula="40"/><draw:equation draw:name="f20" draw:formula="43"/><draw:equation draw:name="f21" draw:formula="97"/><draw:equation draw:name="f22" draw:formula="44"/><draw:equation draw:name="f23" draw:formula="94"/><draw:equation draw:name="f24" draw:formula="145"/><draw:equation draw:name="f25" draw:formula="148"/><draw:equation draw:name="f26" draw:formula="139"/><draw:equation draw:name="f27" draw:formula="136"/><draw:equation draw:name="f28" draw:formula="161"/><draw:equation draw:name="f29" draw:formula="135"/><draw:equation draw:name="f30" draw:formula="158"/><draw:equation draw:name="f31" draw:formula="155"/><draw:equation draw:name="f32" draw:formula="141"/><draw:equation draw:name="f33" draw:formula="138"/><draw:equation draw:name="f34" draw:formula="184"/><draw:equation draw:name="f35" draw:formula="101"/><draw:equation draw:name="f36" draw:formula="96"/><draw:equation draw:name="f37" draw:formula="58"/><draw:equation draw:name="f38" draw:formula="172"/><draw:equation draw:name="f39" draw:formula="48"/><draw:equation draw:name="f40" draw:formula="156"/><draw:equation draw:name="f41" draw:formula="107"/><draw:equation draw:name="f42" draw:formula="?f2 - ?f0"/><draw:equation draw:name="f43" draw:formula="?f1 - ?f0"/><draw:equation draw:name="f44" draw:formula="?f43 / 164"/><draw:equation draw:name="f45" draw:formula="?f42 / 195"/><draw:equation draw:name="f46" draw:formula="?f0 / ?f44"/><draw:equation draw:name="f47" draw:formula="?f1 / ?f44"/><draw:equation draw:name="f48" draw:formula="?f0 / ?f45"/><draw:equation draw:name="f49" draw:formula="?f2 / ?f45"/></draw:enhanced-geometry></draw:custom-shape><draw:custom-shape svg:x="2.04182in" svg:y="0.01335in" svg:width="0.27254in" svg:height="0.10398in" draw:id="id49" draw:style-name="a49" draw:name="Freeform: Shape 51"><svg:title/><svg:desc/><text:p text:style-name="Normal"/><draw:enhanced-geometry draw:type="non-primitive" svg:viewBox="0 0 133 266" draw:enhanced-path="M ?f3 ?f4 L ?f5 ?f4 ?f5 ?f6 ?f3 ?f6 ?f3 ?f0 ?f7 ?f0 C ?f8 ?f9 ?f10 ?f11 ?f0 ?f12 L ?f0 ?f4 ?f13 ?f4 ?f13 ?f14 C ?f13 ?f15 ?f16 ?f2 ?f4 ?f2 ?f17 ?f2 ?f1 ?f18 ?f1 ?f14 L ?f1 ?f19 ?f20 ?f19 ?f20 ?f14 C ?f20 ?f21 ?f22 ?f23 ?f24 ?f23 ?f3 ?f23 ?f3 ?f25 ?f3 ?f26 Z N" draw:text-areas="?f31 ?f33 ?f32 ?f34"><draw:equation draw:name="f0" draw:formula="0"/><draw:equation draw:name="f1" draw:formula="133"/><draw:equation draw:name="f2" draw:formula="266"/><draw:equation draw:name="f3" draw:formula="66"/><draw:equation draw:name="f4" draw:formula="91"/><draw:equation draw:name="f5" draw:formula="126"/><draw:equation draw:name="f6" draw:formula="78"/><draw:equation draw:name="f7" draw:formula="55"/><draw:equation draw:name="f8" draw:formula="54"/><draw:equation draw:name="f9" draw:formula="35"/><draw:equation draw:name="f10" draw:formula="42"/><draw:equation draw:name="f11" draw:formula="81"/><draw:equation draw:name="f12" draw:formula="82"/><draw:equation draw:name="f13" draw:formula="36"/><draw:equation draw:name="f14" draw:formula="208"/><draw:equation draw:name="f15" draw:formula="261"/><draw:equation draw:name="f16" draw:formula="76"/><draw:equation draw:name="f17" draw:formula="121"/><draw:equation draw:name="f18" draw:formula="236"/><draw:equation draw:name="f19" draw:formula="184"/><draw:equation draw:name="f20" draw:formula="122"/><draw:equation draw:name="f21" draw:formula="239"/><draw:equation draw:name="f22" draw:formula="110"/><draw:equation draw:name="f23" draw:formula="255"/><draw:equation draw:name="f24" draw:formula="94"/><draw:equation draw:name="f25" draw:formula="216"/><draw:equation draw:name="f26" draw:formula="209"/><draw:equation draw:name="f27" draw:formula="?f2 - ?f0"/><draw:equation draw:name="f28" draw:formula="?f1 - ?f0"/><draw:equation draw:name="f29" draw:formula="?f28 / 133"/><draw:equation draw:name="f30" draw:formula="?f27 / 266"/><draw:equation draw:name="f31" draw:formula="?f0 / ?f29"/><draw:equation draw:name="f32" draw:formula="?f1 / ?f29"/><draw:equation draw:name="f33" draw:formula="?f0 / ?f30"/><draw:equation draw:name="f34" draw:formula="?f2 / ?f30"/></draw:enhanced-geometry></draw:custom-shape><draw:custom-shape svg:x="2.15362in" svg:y="0.04202in" svg:width="0.27254in" svg:height="0.10606in" draw:id="id50" draw:style-name="a50" draw:name="Freeform: Shape 52"><svg:title/><svg:desc/><text:p text:style-name="Normal"/><draw:enhanced-geometry draw:type="non-primitive" svg:viewBox="0 0 221 271" draw:enhanced-path="M ?f3 ?f4 C ?f5 ?f6 ?f5 ?f7 ?f8 ?f7 ?f9 ?f7 ?f0 ?f7 ?f0 ?f10 ?f0 ?f11 ?f12 ?f2 ?f13 ?f2 ?f14 ?f2 ?f5 ?f11 ?f15 ?f11 ?f16 ?f11 ?f17 ?f2 ?f18 ?f2 ?f19 ?f2 ?f20 ?f2 ?f20 ?f21 ?f20 ?f7 ?f22 ?f7 ?f23 ?f7 ?f24 ?f7 ?f24 ?f6 ?f24 ?f25 ?f24 ?f26 ?f27 ?f28 ?f23 ?f29 ?f19 ?f30 ?f31 ?f32 ?f33 ?f32 ?f34 ?f32 ?f1 ?f35 ?f1 ?f36 ?f1 ?f37 ?f38 ?f0 ?f39 ?f0 ?f40 ?f0 ?f41 ?f42 ?f43 ?f44 ?f45 ?f46 ?f22 ?f0 ?f47 ?f0 ?f48 ?f0 ?f49 ?f14 ?f50 ?f51 ?f3 ?f52 ?f53 ?f54 ?f53 ?f55 ?f53 ?f17 ?f44 ?f17 ?f3 ?f17 ?f56 ?f17 ?f56 ?f17 ?f50 ?f57 ?f58 ?f59 ?f16 ?f8 ?f17 ?f8 ?f27 ?f8 ?f18 ?f60 ?f18 ?f5 ?f18 ?f52 ?f61 ?f49 ?f23 ?f62 Z M ?f63 ?f16 C ?f64 ?f49 ?f65 ?f44 ?f35 ?f66 ?f40 ?f67 ?f68 ?f8 ?f69 ?f8 ?f70 ?f8 ?f71 ?f51 ?f71 ?f72 ?f71 ?f73 ?f28 ?f74 ?f75 ?f76 ?f77 ?f78 ?f79 ?f80 ?f33 ?f80 ?f20 ?f80 ?f19 ?f81 ?f19 ?f82 ?f19 ?f40 ?f19 ?f83 ?f22 ?f84 Z N" draw:text-areas="?f89 ?f91 ?f90 ?f92"><draw:equation draw:name="f0" draw:formula="0"/><draw:equation draw:name="f1" draw:formula="221"/><draw:equation draw:name="f2" draw:formula="271"/><draw:equation draw:name="f3" draw:formula="32"/><draw:equation draw:name="f4" draw:formula="239"/><draw:equation draw:name="f5" draw:formula="29"/><draw:equation draw:name="f6" draw:formula="254"/><draw:equation draw:name="f7" draw:formula="257"/><draw:equation draw:name="f8" draw:formula="10"/><draw:equation draw:name="f9" draw:formula="5"/><draw:equation draw:name="f10" draw:formula="264"/><draw:equation draw:name="f11" draw:formula="268"/><draw:equation draw:name="f12" draw:formula="2"/><draw:equation draw:name="f13" draw:formula="6"/><draw:equation draw:name="f14" draw:formula="17"/><draw:equation draw:name="f15" draw:formula="41"/><draw:equation draw:name="f16" draw:formula="55"/><draw:equation draw:name="f17" draw:formula="70"/><draw:equation draw:name="f18" draw:formula="83"/><draw:equation draw:name="f19" draw:formula="85"/><draw:equation draw:name="f20" draw:formula="91"/><draw:equation draw:name="f21" draw:formula="261"/><draw:equation draw:name="f22" draw:formula="86"/><draw:equation draw:name="f23" draw:formula="80"/><draw:equation draw:name="f24" draw:formula="59"/><draw:equation draw:name="f25" draw:formula="250"/><draw:equation draw:name="f26" draw:formula="245"/><draw:equation draw:name="f27" draw:formula="77"/><draw:equation draw:name="f28" draw:formula="176"/><draw:equation draw:name="f29" draw:formula="165"/><draw:equation draw:name="f30" draw:formula="178"/><draw:equation draw:name="f31" draw:formula="97"/><draw:equation draw:name="f32" draw:formula="192"/><draw:equation draw:name="f33" draw:formula="119"/><draw:equation draw:name="f34" draw:formula="168"/><draw:equation draw:name="f35" draw:formula="130"/><draw:equation draw:name="f36" draw:formula="67"/><draw:equation draw:name="f37" draw:formula="28"/><draw:equation draw:name="f38" draw:formula="197"/><draw:equation draw:name="f39" draw:formula="164"/><draw:equation draw:name="f40" draw:formula="144"/><draw:equation draw:name="f41" draw:formula="124"/><draw:equation draw:name="f42" draw:formula="16"/><draw:equation draw:name="f43" draw:formula="109"/><draw:equation draw:name="f44" draw:formula="31"/><draw:equation draw:name="f45" draw:formula="106"/><draw:equation draw:name="f46" draw:formula="8"/><draw:equation draw:name="f47" draw:formula="71"/><draw:equation draw:name="f48" draw:formula="52"/><draw:equation draw:name="f49" draw:formula="43"/><draw:equation draw:name="f50" draw:formula="40"/><draw:equation draw:name="f51" draw:formula="24"/><draw:equation draw:name="f52" draw:formula="38"/><draw:equation draw:name="f53" draw:formula="26"/><draw:equation draw:name="f54" draw:formula="64"/><draw:equation draw:name="f55" draw:formula="65"/><draw:equation draw:name="f56" draw:formula="36"/><draw:equation draw:name="f57" draw:formula="60"/><draw:equation draw:name="f58" draw:formula="47"/><draw:equation draw:name="f59" draw:formula="30"/><draw:equation draw:name="f60" draw:formula="13"/><draw:equation draw:name="f61" draw:formula="82"/><draw:equation draw:name="f62" draw:formula="50"/><draw:equation draw:name="f63" draw:formula="107"/><draw:equation draw:name="f64" draw:formula="110"/><draw:equation draw:name="f65" draw:formula="121"/><draw:equation draw:name="f66" draw:formula="25"/><draw:equation draw:name="f67" draw:formula="12"/><draw:equation draw:name="f68" draw:formula="156"/><draw:equation draw:name="f69" draw:formula="163"/><draw:equation draw:name="f70" draw:formula="181"/><draw:equation draw:name="f71" draw:formula="191"/><draw:equation draw:name="f72" draw:formula="49"/><draw:equation draw:name="f73" draw:formula="75"/><draw:equation draw:name="f74" draw:formula="123"/><draw:equation draw:name="f75" draw:formula="169"/><draw:equation draw:name="f76" draw:formula="139"/><draw:equation draw:name="f77" draw:formula="155"/><draw:equation draw:name="f78" draw:formula="170"/><draw:equation draw:name="f79" draw:formula="134"/><draw:equation draw:name="f80" draw:formula="183"/><draw:equation draw:name="f81" draw:formula="148"/><draw:equation draw:name="f82" draw:formula="145"/><draw:equation draw:name="f83" draw:formula="143"/><draw:equation draw:name="f84" draw:formula="138"/><draw:equation draw:name="f85" draw:formula="?f2 - ?f0"/><draw:equation draw:name="f86" draw:formula="?f1 - ?f0"/><draw:equation draw:name="f87" draw:formula="?f86 / 221"/><draw:equation draw:name="f88" draw:formula="?f85 / 271"/><draw:equation draw:name="f89" draw:formula="?f0 / ?f87"/><draw:equation draw:name="f90" draw:formula="?f1 / ?f87"/><draw:equation draw:name="f91" draw:formula="?f0 / ?f88"/><draw:equation draw:name="f92" draw:formula="?f2 / ?f88"/></draw:enhanced-geometry></draw:custom-shape><draw:custom-shape svg:x="2.24809in" svg:y="0.08876in" svg:width="0.27254in" svg:height="0.09843in" draw:id="id51" draw:style-name="a51" draw:name="Freeform: Shape 53"><svg:title/><svg:desc/><text:p text:style-name="Normal"/><draw:enhanced-geometry draw:type="non-primitive" svg:viewBox="0 0 181 135" draw:enhanced-path="M ?f3 ?f4 C ?f5 ?f6 ?f7 ?f8 ?f7 ?f9 ?f7 ?f10 ?f11 ?f2 ?f12 ?f2 ?f13 ?f2 ?f14 ?f10 ?f15 ?f16 ?f17 ?f9 ?f18 ?f19 ?f20 ?f21 ?f22 ?f23 ?f24 ?f25 ?f26 ?f27 ?f28 ?f29 ?f30 ?f31 ?f32 ?f33 ?f34 ?f35 ?f36 ?f22 ?f37 ?f38 ?f39 ?f40 ?f41 ?f42 ?f19 ?f42 ?f43 ?f42 ?f43 ?f40 ?f43 ?f44 ?f43 ?f20 ?f45 ?f46 ?f19 ?f47 ?f48 ?f49 ?f50 ?f23 ?f50 ?f21 ?f50 ?f9 ?f8 ?f2 ?f51 ?f2 ?f52 ?f2 ?f1 ?f53 ?f1 ?f54 ?f1 ?f55 ?f56 ?f55 ?f57 ?f55 ?f58 ?f55 ?f58 ?f59 ?f60 ?f25 ?f61 ?f62 ?f63 ?f64 ?f51 ?f64 ?f65 ?f64 ?f43 ?f66 ?f43 ?f19 ?f43 ?f21 ?f65 ?f67 ?f51 ?f68 ?f69 ?f27 ?f70 ?f35 ?f70 ?f71 ?f70 ?f72 ?f43 ?f0 ?f73 ?f0 ?f68 ?f0 ?f74 ?f75 ?f76 ?f77 ?f78 ?f79 ?f20 ?f0 ?f71 ?f0 ?f5 ?f0 ?f80 ?f81 ?f82 ?f75 ?f83 ?f77 ?f0 ?f18 ?f0 ?f84 ?f0 ?f85 ?f83 ?f85 ?f72 ?f85 ?f81 ?f85 ?f81 ?f22 ?f86 ?f15 ?f75 ?f3 ?f5 ?f42 ?f71 ?f42 ?f15 ?f42 ?f87 ?f80 ?f87 ?f3 ?f87 ?f44 ?f15 ?f14 ?f88 ?f22 ?f38 ?f28 ?f71 ?f89 ?f90 ?f91 Z N" draw:text-areas="?f96 ?f98 ?f97 ?f99"><draw:equation draw:name="f0" draw:formula="0"/><draw:equation draw:name="f1" draw:formula="181"/><draw:equation draw:name="f2" draw:formula="135"/><draw:equation draw:name="f3" draw:formula="23"/><draw:equation draw:name="f4" draw:formula="113"/><draw:equation draw:name="f5" draw:formula="22"/><draw:equation draw:name="f6" draw:formula="117"/><draw:equation draw:name="f7" draw:formula="19"/><draw:equation draw:name="f8" draw:formula="124"/><draw:equation draw:name="f9" draw:formula="125"/><draw:equation draw:name="f10" draw:formula="131"/><draw:equation draw:name="f11" draw:formula="25"/><draw:equation draw:name="f12" draw:formula="30"/><draw:equation draw:name="f13" draw:formula="35"/><draw:equation draw:name="f14" draw:formula="40"/><draw:equation draw:name="f15" draw:formula="41"/><draw:equation draw:name="f16" draw:formula="127"/><draw:equation draw:name="f17" draw:formula="42"/><draw:equation draw:name="f18" draw:formula="44"/><draw:equation draw:name="f19" draw:formula="115"/><draw:equation draw:name="f20" draw:formula="47"/><draw:equation draw:name="f21" draw:formula="109"/><draw:equation draw:name="f22" draw:formula="48"/><draw:equation draw:name="f23" draw:formula="103"/><draw:equation draw:name="f24" draw:formula="52"/><draw:equation draw:name="f25" draw:formula="90"/><draw:equation draw:name="f26" draw:formula="53"/><draw:equation draw:name="f27" draw:formula="83"/><draw:equation draw:name="f28" draw:formula="55"/><draw:equation draw:name="f29" draw:formula="76"/><draw:equation draw:name="f30" draw:formula="56"/><draw:equation draw:name="f31" draw:formula="70"/><draw:equation draw:name="f32" draw:formula="58"/><draw:equation draw:name="f33" draw:formula="63"/><draw:equation draw:name="f34" draw:formula="61"/><draw:equation draw:name="f35" draw:formula="50"/><draw:equation draw:name="f36" draw:formula="62"/><draw:equation draw:name="f37" draw:formula="71"/><draw:equation draw:name="f38" draw:formula="36"/><draw:equation draw:name="f39" draw:formula="79"/><draw:equation draw:name="f40" draw:formula="24"/><draw:equation draw:name="f41" draw:formula="92"/><draw:equation draw:name="f42" draw:formula="8"/><draw:equation draw:name="f43" draw:formula="132"/><draw:equation draw:name="f44" draw:formula="29"/><draw:equation draw:name="f45" draw:formula="120"/><draw:equation draw:name="f46" draw:formula="81"/><draw:equation draw:name="f47" draw:formula="93"/><draw:equation draw:name="f48" draw:formula="112"/><draw:equation draw:name="f49" draw:formula="101"/><draw:equation draw:name="f50" draw:formula="110"/><draw:equation draw:name="f51" draw:formula="139"/><draw:equation draw:name="f52" draw:formula="168"/><draw:equation draw:name="f53" draw:formula="94"/><draw:equation draw:name="f54" draw:formula="89"/><draw:equation draw:name="f55" draw:formula="85"/><draw:equation draw:name="f56" draw:formula="178"/><draw:equation draw:name="f57" draw:formula="176"/><draw:equation draw:name="f58" draw:formula="173"/><draw:equation draw:name="f59" draw:formula="87"/><draw:equation draw:name="f60" draw:formula="172"/><draw:equation draw:name="f61" draw:formula="164"/><draw:equation draw:name="f62" draw:formula="114"/><draw:equation draw:name="f63" draw:formula="151"/><draw:equation draw:name="f64" draw:formula="126"/><draw:equation draw:name="f65" draw:formula="133"/><draw:equation draw:name="f66" draw:formula="123"/><draw:equation draw:name="f67" draw:formula="105"/><draw:equation draw:name="f68" draw:formula="91"/><draw:equation draw:name="f69" draw:formula="143"/><draw:equation draw:name="f70" draw:formula="155"/><draw:equation draw:name="f71" draw:formula="34"/><draw:equation draw:name="f72" draw:formula="5"/><draw:equation draw:name="f73" draw:formula="116"/><draw:equation draw:name="f74" draw:formula="74"/><draw:equation draw:name="f75" draw:formula="16"/><draw:equation draw:name="f76" draw:formula="66"/><draw:equation draw:name="f77" draw:formula="28"/><draw:equation draw:name="f78" draw:formula="64"/><draw:equation draw:name="f79" draw:formula="6"/><draw:equation draw:name="f80" draw:formula="14"/><draw:equation draw:name="f81" draw:formula="10"/><draw:equation draw:name="f82" draw:formula="11"/><draw:equation draw:name="f83" draw:formula="4"/><draw:equation draw:name="f84" draw:formula="46"/><draw:equation draw:name="f85" draw:formula="49"/><draw:equation draw:name="f86" draw:formula="12"/><draw:equation draw:name="f87" draw:formula="43"/><draw:equation draw:name="f88" draw:formula="38"/><draw:equation draw:name="f89" draw:formula="69"/><draw:equation draw:name="f90" draw:formula="31"/><draw:equation draw:name="f91" draw:formula="75"/><draw:equation draw:name="f92" draw:formula="?f2 - ?f0"/><draw:equation draw:name="f93" draw:formula="?f1 - ?f0"/><draw:equation draw:name="f94" draw:formula="?f93 / 181"/><draw:equation draw:name="f95" draw:formula="?f92 / 135"/><draw:equation draw:name="f96" draw:formula="?f0 / ?f94"/><draw:equation draw:name="f97" draw:formula="?f1 / ?f94"/><draw:equation draw:name="f98" draw:formula="?f0 / ?f95"/><draw:equation draw:name="f99" draw:formula="?f2 / ?f95"/></draw:enhanced-geometry></draw:custom-shape><draw:custom-shape svg:x="2.33154in" svg:y="0.08876in" svg:width="0.27254in" svg:height="0.09843in" draw:id="id52" draw:style-name="a52" draw:name="Freeform: Shape 54"><svg:title/><svg:desc/><text:p text:style-name="Normal"/><draw:enhanced-geometry draw:type="non-primitive" svg:viewBox="0 0 139 135" draw:enhanced-path="M ?f1 ?f3 C ?f1 ?f4 ?f5 ?f0 ?f6 ?f0 ?f7 ?f0 ?f0 ?f7 ?f0 ?f8 ?f0 ?f9 ?f10 ?f2 ?f11 ?f2 ?f12 ?f2 ?f1 ?f13 ?f1 ?f3 Z M ?f11 ?f14 C ?f15 ?f14 ?f16 ?f17 ?f16 ?f18 ?f16 ?f19 ?f20 ?f3 ?f7 ?f21 ?f22 ?f23 ?f24 ?f25 ?f6 ?f25 ?f26 ?f25 ?f5 ?f4 ?f5 ?f7 ?f5 ?f27 ?f9 ?f28 ?f29 ?f30 ?f31 ?f17 ?f32 ?f14 ?f11 ?f14 Z N" draw:text-areas="?f37 ?f39 ?f38 ?f40"><draw:equation draw:name="f0" draw:formula="0"/><draw:equation draw:name="f1" draw:formula="139"/><draw:equation draw:name="f2" draw:formula="135"/><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7"/><draw:equation draw:name="f18" draw:formula="93"/><draw:equation draw:name="f19" draw:formula="81"/><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8"/><draw:equation draw:name="f30" draw:formula="99"/><draw:equation draw:name="f31" draw:formula="88"/><draw:equation draw:name="f32" draw:formula="70"/><draw:equation draw:name="f33" draw:formula="?f2 - ?f0"/><draw:equation draw:name="f34" draw:formula="?f1 - ?f0"/><draw:equation draw:name="f35" draw:formula="?f34 / 139"/><draw:equation draw:name="f36" draw:formula="?f33 / 135"/><draw:equation draw:name="f37" draw:formula="?f0 / ?f35"/><draw:equation draw:name="f38" draw:formula="?f1 / ?f35"/><draw:equation draw:name="f39" draw:formula="?f0 / ?f36"/><draw:equation draw:name="f40" draw:formula="?f2 / ?f36"/></draw:enhanced-geometry></draw:custom-shape><draw:custom-shape svg:x="2.39531in" svg:y="0.08876in" svg:width="0.27254in" svg:height="0.09843in" draw:id="id53" draw:style-name="a53" draw:name="Freeform: Shape 55"><svg:title/><svg:desc/><text:p text:style-name="Normal"/><draw:enhanced-geometry draw:type="non-primitive" svg:viewBox="0 0 173 135" draw:enhanced-path="M ?f3 ?f4 C ?f5 ?f6 ?f7 ?f8 ?f9 ?f8 ?f8 ?f10 ?f11 ?f12 ?f13 ?f12 ?f14 ?f12 ?f14 ?f9 ?f14 ?f8 ?f14 ?f15 ?f16 ?f17 ?f18 ?f19 ?f20 ?f21 ?f13 ?f22 ?f13 ?f23 ?f13 ?f24 ?f16 ?f0 ?f25 ?f0 ?f26 ?f0 ?f0 ?f19 ?f0 ?f27 ?f0 ?f28 ?f29 ?f28 ?f30 ?f28 ?f24 ?f28 ?f24 ?f31 ?f32 ?f33 ?f34 ?f35 ?f36 ?f37 ?f38 ?f37 ?f39 ?f37 ?f28 ?f40 ?f28 ?f41 ?f28 ?f23 ?f39 ?f42 ?f33 ?f43 ?f44 ?f45 ?f44 ?f6 ?f44 ?f46 ?f44 ?f47 ?f44 ?f48 ?f49 ?f50 ?f31 ?f51 ?f52 ?f2 ?f20 ?f2 ?f6 ?f2 ?f53 ?f50 ?f7 ?f48 ?f48 ?f54 ?f55 ?f2 ?f56 ?f2 ?f57 ?f2 ?f58 ?f59 ?f60 ?f61 ?f62 ?f9 ?f1 ?f11 ?f1 ?f6 ?f1 ?f63 ?f62 ?f63 ?f62 ?f63 ?f64 ?f63 ?f64 ?f65 ?f66 ?f67 ?f68 ?f7 ?f69 ?f12 ?f70 ?f12 ?f51 ?f12 ?f71 ?f61 ?f71 ?f3 ?f71 ?f9 ?f51 ?f46 ?f55 ?f72 ?f73 ?f45 ?f70 ?f18 ?f74 ?f75 L ?f76 ?f21 C ?f57 ?f77 ?f69 ?f78 ?f69 ?f40 ?f69 ?f79 ?f76 ?f80 ?f81 ?f80 ?f51 ?f80 ?f71 ?f40 ?f82 ?f83 Z N" draw:text-areas="?f88 ?f90 ?f89 ?f91"><draw:equation draw:name="f0" draw:formula="0"/><draw:equation draw:name="f1" draw:formula="173"/><draw:equation draw:name="f2" draw:formula="135"/><draw:equation draw:name="f3" draw:formula="112"/><draw:equation draw:name="f4" draw:formula="83"/><draw:equation draw:name="f5" draw:formula="110"/><draw:equation draw:name="f6" draw:formula="89"/><draw:equation draw:name="f7" draw:formula="108"/><draw:equation draw:name="f8" draw:formula="101"/><draw:equation draw:name="f9" draw:formula="107"/><draw:equation draw:name="f10" draw:formula="111"/><draw:equation draw:name="f11" draw:formula="90"/><draw:equation draw:name="f12" draw:formula="126"/><draw:equation draw:name="f13" draw:formula="71"/><draw:equation draw:name="f14" draw:formula="50"/><draw:equation draw:name="f15" draw:formula="84"/><draw:equation draw:name="f16" draw:formula="59"/><draw:equation draw:name="f17" draw:formula="63"/><draw:equation draw:name="f18" draw:formula="67"/><draw:equation draw:name="f19" draw:formula="41"/><draw:equation draw:name="f20" draw:formula="70"/><draw:equation draw:name="f21" draw:formula="35"/><draw:equation draw:name="f22" draw:formula="30"/><draw:equation draw:name="f23" draw:formula="25"/><draw:equation draw:name="f24" draw:formula="10"/><draw:equation draw:name="f25" draw:formula="43"/><draw:equation draw:name="f26" draw:formula="13"/><draw:equation draw:name="f27" draw:formula="46"/><draw:equation draw:name="f28" draw:formula="49"/><draw:equation draw:name="f29" draw:formula="4"/><draw:equation draw:name="f30" draw:formula="5"/><draw:equation draw:name="f31" draw:formula="48"/><draw:equation draw:name="f32" draw:formula="11"/><draw:equation draw:name="f33" draw:formula="44"/><draw:equation draw:name="f34" draw:formula="18"/><draw:equation draw:name="f35" draw:formula="20"/><draw:equation draw:name="f36" draw:formula="31"/><draw:equation draw:name="f37" draw:formula="8"/><draw:equation draw:name="f38" draw:formula="42"/><draw:equation draw:name="f39" draw:formula="47"/><draw:equation draw:name="f40" draw:formula="12"/><draw:equation draw:name="f41" draw:formula="19"/><draw:equation draw:name="f42" draw:formula="32"/><draw:equation draw:name="f43" draw:formula="38"/><draw:equation draw:name="f44" draw:formula="29"/><draw:equation draw:name="f45" draw:formula="81"/><draw:equation draw:name="f46" draw:formula="96"/><draw:equation draw:name="f47" draw:formula="102"/><draw:equation draw:name="f48" draw:formula="115"/><draw:equation draw:name="f49" draw:formula="40"/><draw:equation draw:name="f50" draw:formula="125"/><draw:equation draw:name="f51" draw:formula="132"/><draw:equation draw:name="f52" draw:formula="60"/><draw:equation draw:name="f53" draw:formula="98"/><draw:equation draw:name="f54" draw:formula="133"/><draw:equation draw:name="f55" draw:formula="134"/><draw:equation draw:name="f56" draw:formula="138"/><draw:equation draw:name="f57" draw:formula="149"/><draw:equation draw:name="f58" draw:formula="156"/><draw:equation draw:name="f59" draw:formula="129"/><draw:equation draw:name="f60" draw:formula="162"/><draw:equation draw:name="f61" draw:formula="119"/><draw:equation draw:name="f62" draw:formula="168"/><draw:equation draw:name="f63" draw:formula="85"/><draw:equation draw:name="f64" draw:formula="163"/><draw:equation draw:name="f65" draw:formula="87"/><draw:equation draw:name="f66" draw:formula="161"/><draw:equation draw:name="f67" draw:formula="94"/><draw:equation draw:name="f68" draw:formula="157"/><draw:equation draw:name="f69" draw:formula="152"/><draw:equation draw:name="f70" draw:formula="139"/><draw:equation draw:name="f71" draw:formula="130"/><draw:equation draw:name="f72" draw:formula="88"/><draw:equation draw:name="f73" draw:formula="136"/><draw:equation draw:name="f74" draw:formula="140"/><draw:equation draw:name="f75" draw:formula="61"/><draw:equation draw:name="f76" draw:formula="148"/><draw:equation draw:name="f77" draw:formula="28"/><draw:equation draw:name="f78" draw:formula="14"/><draw:equation draw:name="f79" draw:formula="6"/><draw:equation draw:name="f80" draw:formula="2"/><draw:equation draw:name="f81" draw:formula="143"/><draw:equation draw:name="f82" draw:formula="127"/><draw:equation draw:name="f83" draw:formula="22"/><draw:equation draw:name="f84" draw:formula="?f2 - ?f0"/><draw:equation draw:name="f85" draw:formula="?f1 - ?f0"/><draw:equation draw:name="f86" draw:formula="?f85 / 173"/><draw:equation draw:name="f87" draw:formula="?f84 / 135"/><draw:equation draw:name="f88" draw:formula="?f0 / ?f86"/><draw:equation draw:name="f89" draw:formula="?f1 / ?f86"/><draw:equation draw:name="f90" draw:formula="?f0 / ?f87"/><draw:equation draw:name="f91" draw:formula="?f2 / ?f87"/></draw:enhanced-geometry></draw:custom-shape><draw:custom-shape svg:x="2.47365in" svg:y="0.08876in" svg:width="0.27254in" svg:height="0.09843in" draw:id="id54" draw:style-name="a54" draw:name="Freeform: Shape 56"><svg:title/><svg:desc/><text:p text:style-name="Normal"/><draw:enhanced-geometry draw:type="non-primitive" svg:viewBox="0 0 145 135" draw:enhanced-path="M ?f1 ?f3 C ?f1 ?f0 ?f4 ?f0 ?f5 ?f0 ?f6 ?f0 ?f7 ?f8 ?f7 ?f9 ?f7 ?f10 ?f11 ?f12 ?f13 ?f14 ?f15 ?f16 ?f5 ?f17 ?f5 ?f18 ?f5 ?f19 ?f20 ?f21 ?f22 ?f21 ?f23 ?f21 ?f23 ?f24 ?f23 ?f25 ?f23 ?f26 ?f27 ?f28 ?f29 ?f30 ?f28 ?f31 ?f32 ?f33 ?f32 ?f34 ?f32 ?f35 ?f36 ?f0 ?f37 ?f0 ?f38 ?f0 ?f0 ?f39 ?f0 ?f40 ?f0 ?f18 ?f41 ?f18 ?f42 ?f18 ?f43 ?f18 ?f43 ?f44 ?f35 ?f45 ?f46 ?f10 ?f47 ?f8 ?f30 ?f8 ?f48 ?f8 ?f18 ?f49 ?f18 ?f50 ?f18 ?f34 ?f48 ?f51 ?f45 ?f52 ?f33 ?f32 ?f16 ?f53 ?f16 ?f54 ?f16 ?f55 ?f56 ?f2 ?f57 ?f2 ?f15 ?f2 ?f1 ?f44 ?f1 ?f3 Z N" draw:text-areas="?f62 ?f64 ?f63 ?f65"><draw:equation draw:name="f0" draw:formula="0"/><draw:equation draw:name="f1" draw:formula="145"/><draw:equation draw:name="f2" draw:formula="135"/><draw:equation draw:name="f3" draw:formula="24"/><draw:equation draw:name="f4" draw:formula="131"/><draw:equation draw:name="f5" draw:formula="130"/><draw:equation draw:name="f6" draw:formula="122"/><draw:equation draw:name="f7" draw:formula="114"/><draw:equation draw:name="f8" draw:formula="8"/><draw:equation draw:name="f9" draw:formula="16"/><draw:equation draw:name="f10" draw:formula="20"/><draw:equation draw:name="f11" draw:formula="116"/><draw:equation draw:name="f12" draw:formula="23"/><draw:equation draw:name="f13" draw:formula="119"/><draw:equation draw:name="f14" draw:formula="25"/><draw:equation draw:name="f15" draw:formula="124"/><draw:equation draw:name="f16" draw:formula="29"/><draw:equation draw:name="f17" draw:formula="37"/><draw:equation draw:name="f18" draw:formula="49"/><draw:equation draw:name="f19" draw:formula="63"/><draw:equation draw:name="f20" draw:formula="110"/><draw:equation draw:name="f21" draw:formula="126"/><draw:equation draw:name="f22" draw:formula="76"/><draw:equation draw:name="f23" draw:formula="50"/><draw:equation draw:name="f24" draw:formula="105"/><draw:equation draw:name="f25" draw:formula="100"/><draw:equation draw:name="f26" draw:formula="87"/><draw:equation draw:name="f27" draw:formula="56"/><draw:equation draw:name="f28" draw:formula="70"/><draw:equation draw:name="f29" draw:formula="67"/><draw:equation draw:name="f30" draw:formula="42"/><draw:equation draw:name="f31" draw:formula="36"/><draw:equation draw:name="f32" draw:formula="72"/><draw:equation draw:name="f33" draw:formula="31"/><draw:equation draw:name="f34" draw:formula="26"/><draw:equation draw:name="f35" draw:formula="11"/><draw:equation draw:name="f36" draw:formula="59"/><draw:equation draw:name="f37" draw:formula="43"/><draw:equation draw:name="f38" draw:formula="13"/><draw:equation draw:name="f39" draw:formula="41"/><draw:equation draw:name="f40" draw:formula="46"/><draw:equation draw:name="f41" draw:formula="4"/><draw:equation draw:name="f42" draw:formula="5"/><draw:equation draw:name="f43" draw:formula="10"/><draw:equation draw:name="f44" draw:formula="48"/><draw:equation draw:name="f45" draw:formula="44"/><draw:equation draw:name="f46" draw:formula="18"/><draw:equation draw:name="f47" draw:formula="30"/><draw:equation draw:name="f48" draw:formula="47"/><draw:equation draw:name="f49" draw:formula="12"/><draw:equation draw:name="f50" draw:formula="19"/><draw:equation draw:name="f51" draw:formula="32"/><draw:equation draw:name="f52" draw:formula="40"/><draw:equation draw:name="f53" draw:formula="85"/><draw:equation draw:name="f54" draw:formula="96"/><draw:equation draw:name="f55" draw:formula="125"/><draw:equation draw:name="f56" draw:formula="52"/><draw:equation draw:name="f57" draw:formula="74"/><draw:equation draw:name="f58" draw:formula="?f2 - ?f0"/><draw:equation draw:name="f59" draw:formula="?f1 - ?f0"/><draw:equation draw:name="f60" draw:formula="?f59 / 145"/><draw:equation draw:name="f61" draw:formula="?f58 / 135"/><draw:equation draw:name="f62" draw:formula="?f0 / ?f60"/><draw:equation draw:name="f63" draw:formula="?f1 / ?f60"/><draw:equation draw:name="f64" draw:formula="?f0 / ?f61"/><draw:equation draw:name="f65" draw:formula="?f2 / ?f61"/></draw:enhanced-geometry></draw:custom-shape><draw:custom-shape svg:x="2.54687in" svg:y="0.08876in" svg:width="0.27254in" svg:height="0.09843in" draw:id="id55" draw:style-name="a55" draw:name="Freeform: Shape 57"><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2.60867in" svg:y="0.08876in" svg:width="0.27254in" svg:height="0.09843in" draw:id="id56" draw:style-name="a56" draw:name="Freeform: Shape 58"><svg:title/><svg:desc/><text:p text:style-name="Normal"/><draw:enhanced-geometry draw:type="non-primitive" svg:viewBox="0 0 151 135" draw:enhanced-path="M ?f3 ?f4 C ?f5 ?f6 ?f7 ?f0 ?f8 ?f0 ?f9 ?f0 ?f0 ?f10 ?f0 ?f11 ?f0 ?f12 ?f13 ?f2 ?f14 ?f2 ?f15 ?f2 ?f16 ?f17 ?f18 ?f12 ?f19 ?f20 ?f21 ?f2 ?f22 ?f2 ?f23 ?f2 ?f24 ?f25 ?f26 ?f27 ?f28 ?f29 ?f1 ?f30 ?f1 ?f31 ?f1 ?f11 ?f28 ?f11 ?f28 ?f11 ?f32 ?f11 ?f32 ?f33 ?f34 ?f35 ?f36 ?f3 ?f20 ?f37 ?f27 ?f37 ?f38 ?f37 ?f39 ?f40 ?f39 ?f38 ?f39 ?f29 ?f38 ?f41 ?f42 ?f18 ?f43 ?f44 ?f27 ?f45 ?f40 ?f15 L ?f37 ?f9 C ?f25 ?f46 ?f20 ?f47 ?f20 ?f48 ?f20 ?f49 ?f37 ?f50 ?f51 ?f50 ?f52 ?f50 ?f39 ?f53 ?f3 ?f4 Z M ?f31 ?f35 C ?f54 ?f55 ?f56 ?f3 ?f57 ?f12 ?f58 ?f59 ?f60 ?f37 ?f61 ?f37 ?f62 ?f37 ?f63 ?f27 ?f63 ?f64 ?f63 ?f65 ?f66 ?f67 ?f68 ?f69 ?f70 ?f71 ?f72 ?f49 ?f8 ?f49 ?f64 ?f49 ?f73 ?f46 ?f73 ?f62 ?f73 ?f74 ?f73 ?f69 ?f55 ?f9 Z N" draw:text-areas="?f79 ?f81 ?f80 ?f82"><draw:equation draw:name="f0" draw:formula="0"/><draw:equation draw:name="f1" draw:formula="151"/><draw:equation draw:name="f2" draw:formula="135"/><draw:equation draw:name="f3" draw:formula="108"/><draw:equation draw:name="f4" draw:formula="18"/><draw:equation draw:name="f5" draw:formula="101"/><draw:equation draw:name="f6" draw:formula="7"/><draw:equation draw:name="f7" draw:formula="91"/><draw:equation draw:name="f8" draw:formula="77"/><draw:equation draw:name="f9" draw:formula="38"/><draw:equation draw:name="f10" draw:formula="42"/><draw:equation draw:name="f11" draw:formula="85"/><draw:equation draw:name="f12" draw:formula="114"/><draw:equation draw:name="f13" draw:formula="19"/><draw:equation draw:name="f14" draw:formula="44"/><draw:equation draw:name="f15" draw:formula="61"/><draw:equation draw:name="f16" draw:formula="76"/><draw:equation draw:name="f17" draw:formula="125"/><draw:equation draw:name="f18" draw:formula="88"/><draw:equation draw:name="f19" draw:formula="92"/><draw:equation draw:name="f20" draw:formula="131"/><draw:equation draw:name="f21" draw:formula="110"/><draw:equation draw:name="f22" draw:formula="118"/><draw:equation draw:name="f23" draw:formula="128"/><draw:equation draw:name="f24" draw:formula="136"/><draw:equation draw:name="f25" draw:formula="127"/><draw:equation draw:name="f26" draw:formula="142"/><draw:equation draw:name="f27" draw:formula="119"/><draw:equation draw:name="f28" draw:formula="148"/><draw:equation draw:name="f29" draw:formula="107"/><draw:equation draw:name="f30" draw:formula="90"/><draw:equation draw:name="f31" draw:formula="89"/><draw:equation draw:name="f32" draw:formula="143"/><draw:equation draw:name="f33" draw:formula="87"/><draw:equation draw:name="f34" draw:formula="140"/><draw:equation draw:name="f35" draw:formula="94"/><draw:equation draw:name="f36" draw:formula="137"/><draw:equation draw:name="f37" draw:formula="126"/><draw:equation draw:name="f38" draw:formula="112"/><draw:equation draw:name="f39" draw:formula="109"/><draw:equation draw:name="f40" draw:formula="120"/><draw:equation draw:name="f41" draw:formula="96"/><draw:equation draw:name="f42" draw:formula="113"/><draw:equation draw:name="f43" draw:formula="115"/><draw:equation draw:name="f44" draw:formula="81"/><draw:equation draw:name="f45" draw:formula="67"/><draw:equation draw:name="f46" draw:formula="31"/><draw:equation draw:name="f47" draw:formula="17"/><draw:equation draw:name="f48" draw:formula="16"/><draw:equation draw:name="f49" draw:formula="8"/><draw:equation draw:name="f50" draw:formula="6"/><draw:equation draw:name="f51" draw:formula="121"/><draw:equation draw:name="f52" draw:formula="116"/><draw:equation draw:name="f53" draw:formula="10"/><draw:equation draw:name="f54" draw:formula="86"/><draw:equation draw:name="f55" draw:formula="102"/><draw:equation draw:name="f56" draw:formula="79"/><draw:equation draw:name="f57" draw:formula="73"/><draw:equation draw:name="f58" draw:formula="71"/><draw:equation draw:name="f59" draw:formula="117"/><draw:equation draw:name="f60" draw:formula="59"/><draw:equation draw:name="f61" draw:formula="46"/><draw:equation draw:name="f62" draw:formula="35"/><draw:equation draw:name="f63" draw:formula="24"/><draw:equation draw:name="f64" draw:formula="97"/><draw:equation draw:name="f65" draw:formula="82"/><draw:equation draw:name="f66" draw:formula="32"/><draw:equation draw:name="f67" draw:formula="48"/><draw:equation draw:name="f68" draw:formula="40"/><draw:equation draw:name="f69" draw:formula="37"/><draw:equation draw:name="f70" draw:formula="53"/><draw:equation draw:name="f71" draw:formula="13"/><draw:equation draw:name="f72" draw:formula="68"/><draw:equation draw:name="f73" draw:formula="103"/><draw:equation draw:name="f74" draw:formula="36"/><draw:equation draw:name="f75" draw:formula="?f2 - ?f0"/><draw:equation draw:name="f76" draw:formula="?f1 - ?f0"/><draw:equation draw:name="f77" draw:formula="?f76 / 151"/><draw:equation draw:name="f78" draw:formula="?f75 / 135"/><draw:equation draw:name="f79" draw:formula="?f0 / ?f77"/><draw:equation draw:name="f80" draw:formula="?f1 / ?f77"/><draw:equation draw:name="f81" draw:formula="?f0 / ?f78"/><draw:equation draw:name="f82" draw:formula="?f2 / ?f78"/></draw:enhanced-geometry></draw:custom-shape><draw:custom-shape svg:x="2.67913in" svg:y="0.08876in" svg:width="0.27254in" svg:height="0.09843in" draw:id="id57" draw:style-name="a57" draw:name="Freeform: Shape 59"><svg:title/><svg:desc/><text:p text:style-name="Normal"/><draw:enhanced-geometry draw:type="non-primitive" svg:viewBox="0 0 173 135" draw:enhanced-path="M ?f3 ?f4 C ?f5 ?f6 ?f7 ?f8 ?f9 ?f8 ?f8 ?f10 ?f11 ?f12 ?f13 ?f12 ?f14 ?f12 ?f14 ?f9 ?f14 ?f8 ?f14 ?f15 ?f16 ?f17 ?f18 ?f19 ?f20 ?f21 ?f13 ?f22 ?f13 ?f23 ?f13 ?f24 ?f16 ?f0 ?f25 ?f0 ?f26 ?f0 ?f0 ?f19 ?f0 ?f27 ?f0 ?f28 ?f29 ?f28 ?f30 ?f28 ?f24 ?f28 ?f24 ?f31 ?f32 ?f33 ?f34 ?f35 ?f36 ?f37 ?f38 ?f37 ?f39 ?f37 ?f28 ?f40 ?f28 ?f41 ?f28 ?f23 ?f39 ?f42 ?f33 ?f43 ?f44 ?f45 ?f44 ?f6 ?f44 ?f46 ?f44 ?f47 ?f44 ?f48 ?f49 ?f50 ?f31 ?f51 ?f52 ?f2 ?f20 ?f2 ?f6 ?f2 ?f53 ?f50 ?f7 ?f48 ?f48 ?f54 ?f55 ?f2 ?f56 ?f2 ?f57 ?f2 ?f58 ?f59 ?f60 ?f61 ?f62 ?f9 ?f1 ?f11 ?f1 ?f6 ?f1 ?f63 ?f62 ?f63 ?f62 ?f63 ?f64 ?f63 ?f64 ?f65 ?f66 ?f67 ?f68 ?f7 ?f69 ?f12 ?f70 ?f12 ?f51 ?f12 ?f71 ?f61 ?f71 ?f3 ?f71 ?f9 ?f51 ?f46 ?f55 ?f72 ?f73 ?f45 ?f70 ?f18 ?f74 ?f75 L ?f76 ?f21 C ?f57 ?f77 ?f69 ?f78 ?f69 ?f40 ?f69 ?f79 ?f76 ?f80 ?f81 ?f80 ?f51 ?f80 ?f71 ?f40 ?f82 ?f83 Z N" draw:text-areas="?f88 ?f90 ?f89 ?f91"><draw:equation draw:name="f0" draw:formula="0"/><draw:equation draw:name="f1" draw:formula="173"/><draw:equation draw:name="f2" draw:formula="135"/><draw:equation draw:name="f3" draw:formula="112"/><draw:equation draw:name="f4" draw:formula="83"/><draw:equation draw:name="f5" draw:formula="110"/><draw:equation draw:name="f6" draw:formula="89"/><draw:equation draw:name="f7" draw:formula="108"/><draw:equation draw:name="f8" draw:formula="101"/><draw:equation draw:name="f9" draw:formula="107"/><draw:equation draw:name="f10" draw:formula="111"/><draw:equation draw:name="f11" draw:formula="90"/><draw:equation draw:name="f12" draw:formula="126"/><draw:equation draw:name="f13" draw:formula="71"/><draw:equation draw:name="f14" draw:formula="50"/><draw:equation draw:name="f15" draw:formula="84"/><draw:equation draw:name="f16" draw:formula="59"/><draw:equation draw:name="f17" draw:formula="63"/><draw:equation draw:name="f18" draw:formula="67"/><draw:equation draw:name="f19" draw:formula="41"/><draw:equation draw:name="f20" draw:formula="70"/><draw:equation draw:name="f21" draw:formula="35"/><draw:equation draw:name="f22" draw:formula="30"/><draw:equation draw:name="f23" draw:formula="25"/><draw:equation draw:name="f24" draw:formula="10"/><draw:equation draw:name="f25" draw:formula="43"/><draw:equation draw:name="f26" draw:formula="13"/><draw:equation draw:name="f27" draw:formula="46"/><draw:equation draw:name="f28" draw:formula="49"/><draw:equation draw:name="f29" draw:formula="4"/><draw:equation draw:name="f30" draw:formula="5"/><draw:equation draw:name="f31" draw:formula="48"/><draw:equation draw:name="f32" draw:formula="11"/><draw:equation draw:name="f33" draw:formula="44"/><draw:equation draw:name="f34" draw:formula="18"/><draw:equation draw:name="f35" draw:formula="20"/><draw:equation draw:name="f36" draw:formula="31"/><draw:equation draw:name="f37" draw:formula="8"/><draw:equation draw:name="f38" draw:formula="42"/><draw:equation draw:name="f39" draw:formula="47"/><draw:equation draw:name="f40" draw:formula="12"/><draw:equation draw:name="f41" draw:formula="19"/><draw:equation draw:name="f42" draw:formula="32"/><draw:equation draw:name="f43" draw:formula="38"/><draw:equation draw:name="f44" draw:formula="29"/><draw:equation draw:name="f45" draw:formula="81"/><draw:equation draw:name="f46" draw:formula="96"/><draw:equation draw:name="f47" draw:formula="102"/><draw:equation draw:name="f48" draw:formula="115"/><draw:equation draw:name="f49" draw:formula="40"/><draw:equation draw:name="f50" draw:formula="125"/><draw:equation draw:name="f51" draw:formula="132"/><draw:equation draw:name="f52" draw:formula="60"/><draw:equation draw:name="f53" draw:formula="98"/><draw:equation draw:name="f54" draw:formula="133"/><draw:equation draw:name="f55" draw:formula="134"/><draw:equation draw:name="f56" draw:formula="138"/><draw:equation draw:name="f57" draw:formula="149"/><draw:equation draw:name="f58" draw:formula="156"/><draw:equation draw:name="f59" draw:formula="129"/><draw:equation draw:name="f60" draw:formula="162"/><draw:equation draw:name="f61" draw:formula="119"/><draw:equation draw:name="f62" draw:formula="168"/><draw:equation draw:name="f63" draw:formula="85"/><draw:equation draw:name="f64" draw:formula="163"/><draw:equation draw:name="f65" draw:formula="87"/><draw:equation draw:name="f66" draw:formula="161"/><draw:equation draw:name="f67" draw:formula="94"/><draw:equation draw:name="f68" draw:formula="157"/><draw:equation draw:name="f69" draw:formula="152"/><draw:equation draw:name="f70" draw:formula="139"/><draw:equation draw:name="f71" draw:formula="130"/><draw:equation draw:name="f72" draw:formula="88"/><draw:equation draw:name="f73" draw:formula="136"/><draw:equation draw:name="f74" draw:formula="140"/><draw:equation draw:name="f75" draw:formula="61"/><draw:equation draw:name="f76" draw:formula="148"/><draw:equation draw:name="f77" draw:formula="28"/><draw:equation draw:name="f78" draw:formula="14"/><draw:equation draw:name="f79" draw:formula="6"/><draw:equation draw:name="f80" draw:formula="2"/><draw:equation draw:name="f81" draw:formula="143"/><draw:equation draw:name="f82" draw:formula="127"/><draw:equation draw:name="f83" draw:formula="22"/><draw:equation draw:name="f84" draw:formula="?f2 - ?f0"/><draw:equation draw:name="f85" draw:formula="?f1 - ?f0"/><draw:equation draw:name="f86" draw:formula="?f85 / 173"/><draw:equation draw:name="f87" draw:formula="?f84 / 135"/><draw:equation draw:name="f88" draw:formula="?f0 / ?f86"/><draw:equation draw:name="f89" draw:formula="?f1 / ?f86"/><draw:equation draw:name="f90" draw:formula="?f0 / ?f87"/><draw:equation draw:name="f91" draw:formula="?f2 / ?f87"/></draw:enhanced-geometry></draw:custom-shape><draw:custom-shape svg:x="2.76101in" svg:y="0.0597in" svg:width="0.27254in" svg:height="0.09843in" draw:id="id58" draw:style-name="a58" draw:name="Freeform: Shape 60"><svg:title/><svg:desc/><text:p text:style-name="Normal"/><draw:enhanced-geometry draw:type="non-primitive" svg:viewBox="0 0 227 203" draw:enhanced-path="M ?f4 ?f0 C ?f5 ?f6 ?f7 ?f8 ?f9 ?f8 ?f10 ?f8 ?f1 ?f8 ?f1 ?f11 ?f1 ?f3 ?f10 ?f3 ?f9 ?f3 L ?f12 ?f3 C ?f13 ?f3 ?f14 ?f15 ?f14 ?f16 ?f14 ?f17 ?f18 ?f19 ?f20 ?f21 ?f22 ?f23 ?f2 ?f24 ?f2 ?f25 ?f2 ?f26 ?f27 ?f1 ?f28 ?f1 L ?f29 ?f1 C ?f30 ?f1 ?f31 ?f1 ?f31 ?f32 ?f31 ?f33 ?f30 ?f33 ?f29 ?f33 ?f29 ?f33 ?f34 ?f33 ?f35 ?f33 ?f36 ?f37 ?f36 ?f37 ?f36 ?f38 ?f36 ?f38 ?f36 ?f39 ?f40 ?f41 Z M ?f42 ?f43 L ?f44 ?f45 C ?f46 ?f37 ?f46 ?f33 ?f47 ?f33 L ?f20 ?f33 C ?f48 ?f33 ?f11 ?f49 ?f11 ?f25 ?f11 ?f50 ?f15 ?f43 ?f51 ?f43 Z M ?f35 ?f8 C ?f52 ?f8 ?f52 ?f8 ?f52 ?f6 ?f52 ?f53 ?f52 ?f54 ?f55 ?f56 L ?f57 ?f58 ?f59 ?f58 C ?f60 ?f58 ?f61 ?f62 ?f61 ?f63 ?f61 ?f64 ?f65 ?f8 ?f66 ?f8 Z N" draw:text-areas="?f71 ?f73 ?f72 ?f74"><draw:equation draw:name="f0" draw:formula="180"/><draw:equation draw:name="f1" draw:formula="0"/><draw:equation draw:name="f2" draw:formula="227"/><draw:equation draw:name="f3" draw:formula="203"/><draw:equation draw:name="f4" draw:formula="35"/><draw:equation draw:name="f5" draw:formula="32"/><draw:equation draw:name="f6" draw:formula="190"/><draw:equation draw:name="f7" draw:formula="31"/><draw:equation draw:name="f8" draw:formula="192"/><draw:equation draw:name="f9" draw:formula="8"/><draw:equation draw:name="f10" draw:formula="4"/><draw:equation draw:name="f11" draw:formula="198"/><draw:equation draw:name="f12" draw:formula="124"/><draw:equation draw:name="f13" draw:formula="174"/><draw:equation draw:name="f14" draw:formula="212"/><draw:equation draw:name="f15" draw:formula="170"/><draw:equation draw:name="f16" draw:formula="139"/><draw:equation draw:name="f17" draw:formula="118"/><draw:equation draw:name="f18" draw:formula="193"/><draw:equation draw:name="f19" draw:formula="100"/><draw:equation draw:name="f20" draw:formula="161"/><draw:equation draw:name="f21" draw:formula="97"/><draw:equation draw:name="f22" draw:formula="197"/><draw:equation draw:name="f23" draw:formula="90"/><draw:equation draw:name="f24" draw:formula="67"/><draw:equation draw:name="f25" draw:formula="42"/><draw:equation draw:name="f26" draw:formula="19"/><draw:equation draw:name="f27" draw:formula="204"/><draw:equation draw:name="f28" draw:formula="166"/><draw:equation draw:name="f29" draw:formula="58"/><draw:equation draw:name="f30" draw:formula="52"/><draw:equation draw:name="f31" draw:formula="48"/><draw:equation draw:name="f32" draw:formula="6"/><draw:equation draw:name="f33" draw:formula="11"/><draw:equation draw:name="f34" draw:formula="64"/><draw:equation draw:name="f35" draw:formula="68"/><draw:equation draw:name="f36" draw:formula="76"/><draw:equation draw:name="f37" draw:formula="12"/><draw:equation draw:name="f38" draw:formula="16"/><draw:equation draw:name="f39" draw:formula="18"/><draw:equation draw:name="f40" draw:formula="74"/><draw:equation draw:name="f41" draw:formula="22"/><draw:equation draw:name="f42" draw:formula="83"/><draw:equation draw:name="f43" draw:formula="94"/><draw:equation draw:name="f44" draw:formula="101"/><draw:equation draw:name="f45" draw:formula="20"/><draw:equation draw:name="f46" draw:formula="103"/><draw:equation draw:name="f47" draw:formula="115"/><draw:equation draw:name="f48" draw:formula="191"/><draw:equation draw:name="f49" draw:formula="30"/><draw:equation draw:name="f50" draw:formula="66"/><draw:equation draw:name="f51" draw:formula="131"/><draw:equation draw:name="f52" draw:formula="59"/><draw:equation draw:name="f53" draw:formula="189"/><draw:equation draw:name="f54" draw:formula="188"/><draw:equation draw:name="f55" draw:formula="60"/><draw:equation draw:name="f56" draw:formula="183"/><draw:equation draw:name="f57" draw:formula="80"/><draw:equation draw:name="f58" draw:formula="102"/><draw:equation draw:name="f59" draw:formula="143"/><draw:equation draw:name="f60" draw:formula="172"/><draw:equation draw:name="f61" draw:formula="182"/><draw:equation draw:name="f62" draw:formula="120"/><draw:equation draw:name="f63" draw:formula="137"/><draw:equation draw:name="f64" draw:formula="167"/><draw:equation draw:name="f65" draw:formula="152"/><draw:equation draw:name="f66" draw:formula="116"/><draw:equation draw:name="f67" draw:formula="?f3 - ?f1"/><draw:equation draw:name="f68" draw:formula="?f2 - ?f1"/><draw:equation draw:name="f69" draw:formula="?f68 / 227"/><draw:equation draw:name="f70" draw:formula="?f67 / 203"/><draw:equation draw:name="f71" draw:formula="?f1 / ?f69"/><draw:equation draw:name="f72" draw:formula="?f2 / ?f69"/><draw:equation draw:name="f73" draw:formula="?f1 / ?f70"/><draw:equation draw:name="f74" draw:formula="?f3 / ?f70"/></draw:enhanced-geometry></draw:custom-shape><draw:custom-shape svg:x="2.86572in" svg:y="0.0597in" svg:width="0.27254in" svg:height="0.09843in" draw:id="id59" draw:style-name="a59" draw:name="Freeform: Shape 61"><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2"/><draw:equation draw:name="f27" draw:formula="201"/><draw:equation draw:name="f28" draw:formula="17"/><draw:equation draw:name="f29" draw:formula="48"/><draw:equation draw:name="f30" draw:formula="207"/><draw:equation draw:name="f31" draw:formula="55"/><draw:equation draw:name="f32" draw:formula="194"/><draw:equation draw:name="f33" draw:formula="183"/><draw:equation draw:name="f34" draw:formula="165"/><draw:equation draw:name="f35" draw:formula="164"/><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2.90823in" svg:y="0.08876in" svg:width="0.27254in" svg:height="0.09843in" draw:id="id60" draw:style-name="a60" draw:name="Freeform: Shape 62"><svg:title/><svg:desc/><text:p text:style-name="Normal"/><draw:enhanced-geometry draw:type="non-primitive" svg:viewBox="0 0 139 135" draw:enhanced-path="M ?f1 ?f3 C ?f1 ?f4 ?f5 ?f0 ?f6 ?f0 ?f7 ?f0 ?f0 ?f7 ?f0 ?f8 ?f0 ?f9 ?f10 ?f2 ?f11 ?f2 ?f12 ?f2 ?f1 ?f13 ?f1 ?f3 Z M ?f11 ?f14 C ?f15 ?f14 ?f16 ?f17 ?f16 ?f18 ?f16 ?f19 ?f20 ?f3 ?f7 ?f21 ?f22 ?f23 ?f24 ?f25 ?f6 ?f25 ?f26 ?f25 ?f5 ?f4 ?f5 ?f7 ?f5 ?f27 ?f9 ?f28 ?f29 ?f30 ?f31 ?f17 ?f32 ?f14 ?f11 ?f14 Z N" draw:text-areas="?f37 ?f39 ?f38 ?f40"><draw:equation draw:name="f0" draw:formula="0"/><draw:equation draw:name="f1" draw:formula="139"/><draw:equation draw:name="f2" draw:formula="135"/><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7"/><draw:equation draw:name="f18" draw:formula="93"/><draw:equation draw:name="f19" draw:formula="81"/><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8"/><draw:equation draw:name="f30" draw:formula="99"/><draw:equation draw:name="f31" draw:formula="88"/><draw:equation draw:name="f32" draw:formula="70"/><draw:equation draw:name="f33" draw:formula="?f2 - ?f0"/><draw:equation draw:name="f34" draw:formula="?f1 - ?f0"/><draw:equation draw:name="f35" draw:formula="?f34 / 139"/><draw:equation draw:name="f36" draw:formula="?f33 / 135"/><draw:equation draw:name="f37" draw:formula="?f0 / ?f35"/><draw:equation draw:name="f38" draw:formula="?f1 / ?f35"/><draw:equation draw:name="f39" draw:formula="?f0 / ?f36"/><draw:equation draw:name="f40" draw:formula="?f2 / ?f36"/></draw:enhanced-geometry></draw:custom-shape><draw:custom-shape svg:x="2.97397in" svg:y="0.08876in" svg:width="0.27254in" svg:height="0.09843in" draw:id="id61" draw:style-name="a61" draw:name="Freeform: Shape 63"><svg:title/><svg:desc/><text:p text:style-name="Normal"/><draw:enhanced-geometry draw:type="non-primitive" svg:viewBox="0 0 130 135"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12 ?f39 ?f23 ?f4 ?f40 ?f41 ?f20 ?f41 ?f42 ?f41 ?f43 ?f41 ?f3 ?f4 Z N" draw:text-areas="?f48 ?f50 ?f49 ?f51"><draw:equation draw:name="f0" draw:formula="0"/><draw:equation draw:name="f1" draw:formula="130"/><draw:equation draw:name="f2" draw:formula="135"/><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6"/><draw:equation draw:name="f21" draw:formula="83"/><draw:equation draw:name="f22" draw:formula="18"/><draw:equation draw:name="f23" draw:formula="55"/><draw:equation draw:name="f24" draw:formula="106"/><draw:equation draw:name="f25" draw:formula="105"/><draw:equation draw:name="f26" draw:formula="99"/><draw:equation draw:name="f27" draw:formula="96"/><draw:equation draw:name="f28" draw:formula="124"/><draw:equation draw:name="f29" draw:formula="122"/><draw:equation draw:name="f30" draw:formula="121"/><draw:equation draw:name="f31" draw:formula="119"/><draw:equation draw:name="f32" draw:formula="61"/><draw:equation draw:name="f33" draw:formula="35"/><draw:equation draw:name="f34" draw:formula="25"/><draw:equation draw:name="f35" draw:formula="93"/><draw:equation draw:name="f36" draw:formula="84"/><draw:equation draw:name="f37" draw:formula="29"/><draw:equation draw:name="f38" draw:formula="52"/><draw:equation draw:name="f39" draw:formula="31"/><draw:equation draw:name="f40" draw:formula="71"/><draw:equation draw:name="f41" draw:formula="8"/><draw:equation draw:name="f42" draw:formula="90"/><draw:equation draw:name="f43" draw:formula="104"/><draw:equation draw:name="f44" draw:formula="?f2 - ?f0"/><draw:equation draw:name="f45" draw:formula="?f1 - ?f0"/><draw:equation draw:name="f46" draw:formula="?f45 / 130"/><draw:equation draw:name="f47" draw:formula="?f44 / 135"/><draw:equation draw:name="f48" draw:formula="?f0 / ?f46"/><draw:equation draw:name="f49" draw:formula="?f1 / ?f46"/><draw:equation draw:name="f50" draw:formula="?f0 / ?f47"/><draw:equation draw:name="f51" draw:formula="?f2 / ?f47"/></draw:enhanced-geometry></draw:custom-shape><draw:custom-shape svg:x="3.09403in" svg:y="0.02514in" svg:width="0.27254in" svg:height="0.09843in" draw:id="id62" draw:style-name="a62" draw:name="Freeform: Shape 64"><svg:title/><svg:desc/><text:p text:style-name="Normal"/><draw:enhanced-geometry draw:type="non-primitive" svg:viewBox="0 0 259 246" draw:enhanced-path="M ?f3 ?f4 C ?f5 ?f6 ?f1 ?f7 ?f1 ?f8 ?f1 ?f9 ?f5 ?f0 ?f3 ?f0 ?f10 ?f0 ?f11 ?f0 ?f12 ?f13 L ?f8 ?f14 C ?f9 ?f15 ?f0 ?f16 ?f0 ?f17 ?f0 ?f18 ?f9 ?f19 ?f8 ?f20 L ?f12 ?f21 C ?f11 ?f2 ?f10 ?f2 ?f3 ?f2 ?f5 ?f2 ?f1 ?f21 ?f1 ?f22 ?f1 ?f23 ?f5 ?f24 ?f3 ?f25 L ?f26 ?f17 Z N" draw:text-areas="?f31 ?f33 ?f32 ?f34"><draw:equation draw:name="f0" draw:formula="0"/><draw:equation draw:name="f1" draw:formula="259"/><draw:equation draw:name="f2" draw:formula="246"/><draw:equation draw:name="f3" draw:formula="251"/><draw:equation draw:name="f4" draw:formula="18"/><draw:equation draw:name="f5" draw:formula="256"/><draw:equation draw:name="f6" draw:formula="16"/><draw:equation draw:name="f7" draw:formula="13"/><draw:equation draw:name="f8" draw:formula="8"/><draw:equation draw:name="f9" draw:formula="4"/><draw:equation draw:name="f10" draw:formula="250"/><draw:equation draw:name="f11" draw:formula="248"/><draw:equation draw:name="f12" draw:formula="242"/><draw:equation draw:name="f13" draw:formula="2"/><draw:equation draw:name="f14" draw:formula="114"/><draw:equation draw:name="f15" draw:formula="115"/><draw:equation draw:name="f16" draw:formula="118"/><draw:equation draw:name="f17" draw:formula="123"/><draw:equation draw:name="f18" draw:formula="129"/><draw:equation draw:name="f19" draw:formula="130"/><draw:equation draw:name="f20" draw:formula="132"/><draw:equation draw:name="f21" draw:formula="243"/><draw:equation draw:name="f22" draw:formula="238"/><draw:equation draw:name="f23" draw:formula="233"/><draw:equation draw:name="f24" draw:formula="231"/><draw:equation draw:name="f25" draw:formula="228"/><draw:equation draw:name="f26" draw:formula="29"/><draw:equation draw:name="f27" draw:formula="?f2 - ?f0"/><draw:equation draw:name="f28" draw:formula="?f1 - ?f0"/><draw:equation draw:name="f29" draw:formula="?f28 / 259"/><draw:equation draw:name="f30" draw:formula="?f27 / 246"/><draw:equation draw:name="f31" draw:formula="?f0 / ?f29"/><draw:equation draw:name="f32" draw:formula="?f1 / ?f29"/><draw:equation draw:name="f33" draw:formula="?f0 / ?f30"/><draw:equation draw:name="f34" draw:formula="?f2 / ?f30"/></draw:enhanced-geometry></draw:custom-shape><draw:custom-shape svg:x="3.2503in" svg:y="0.04202in" svg:width="0.27254in" svg:height="0.10606in" draw:id="id63" draw:style-name="a63" draw:name="Freeform: Shape 65"><svg:title/><svg:desc/><text:p text:style-name="Normal"/><draw:enhanced-geometry draw:type="non-primitive" svg:viewBox="0 0 221 271" draw:enhanced-path="M ?f3 ?f4 C ?f5 ?f6 ?f5 ?f7 ?f8 ?f7 ?f9 ?f7 ?f0 ?f7 ?f0 ?f10 ?f0 ?f11 ?f12 ?f2 ?f13 ?f2 ?f14 ?f2 ?f5 ?f11 ?f15 ?f11 ?f16 ?f11 ?f17 ?f2 ?f18 ?f2 ?f19 ?f2 ?f20 ?f2 ?f20 ?f21 ?f20 ?f7 ?f22 ?f7 ?f23 ?f7 ?f24 ?f7 ?f24 ?f6 ?f24 ?f25 ?f24 ?f26 ?f27 ?f28 ?f23 ?f29 ?f19 ?f30 ?f31 ?f32 ?f33 ?f32 ?f34 ?f32 ?f1 ?f35 ?f1 ?f36 ?f1 ?f37 ?f38 ?f0 ?f39 ?f0 ?f40 ?f0 ?f41 ?f42 ?f43 ?f44 ?f45 ?f46 ?f22 ?f0 ?f47 ?f0 ?f48 ?f0 ?f49 ?f14 ?f50 ?f51 ?f3 ?f52 ?f53 ?f54 ?f53 ?f55 ?f53 ?f17 ?f44 ?f17 ?f3 ?f17 ?f56 ?f17 ?f56 ?f17 ?f50 ?f57 ?f58 ?f59 ?f16 ?f8 ?f17 ?f8 ?f27 ?f8 ?f18 ?f60 ?f18 ?f5 ?f18 ?f52 ?f61 ?f49 ?f23 ?f62 Z M ?f63 ?f16 C ?f64 ?f49 ?f65 ?f44 ?f35 ?f66 ?f40 ?f67 ?f68 ?f8 ?f69 ?f8 ?f70 ?f8 ?f71 ?f51 ?f71 ?f72 ?f71 ?f73 ?f28 ?f74 ?f75 ?f76 ?f77 ?f78 ?f79 ?f80 ?f33 ?f80 ?f20 ?f80 ?f19 ?f81 ?f19 ?f82 ?f19 ?f40 ?f19 ?f83 ?f22 ?f84 Z N" draw:text-areas="?f89 ?f91 ?f90 ?f92"><draw:equation draw:name="f0" draw:formula="0"/><draw:equation draw:name="f1" draw:formula="221"/><draw:equation draw:name="f2" draw:formula="271"/><draw:equation draw:name="f3" draw:formula="32"/><draw:equation draw:name="f4" draw:formula="239"/><draw:equation draw:name="f5" draw:formula="29"/><draw:equation draw:name="f6" draw:formula="254"/><draw:equation draw:name="f7" draw:formula="257"/><draw:equation draw:name="f8" draw:formula="10"/><draw:equation draw:name="f9" draw:formula="5"/><draw:equation draw:name="f10" draw:formula="264"/><draw:equation draw:name="f11" draw:formula="268"/><draw:equation draw:name="f12" draw:formula="2"/><draw:equation draw:name="f13" draw:formula="6"/><draw:equation draw:name="f14" draw:formula="17"/><draw:equation draw:name="f15" draw:formula="41"/><draw:equation draw:name="f16" draw:formula="55"/><draw:equation draw:name="f17" draw:formula="70"/><draw:equation draw:name="f18" draw:formula="83"/><draw:equation draw:name="f19" draw:formula="85"/><draw:equation draw:name="f20" draw:formula="91"/><draw:equation draw:name="f21" draw:formula="261"/><draw:equation draw:name="f22" draw:formula="86"/><draw:equation draw:name="f23" draw:formula="80"/><draw:equation draw:name="f24" draw:formula="59"/><draw:equation draw:name="f25" draw:formula="250"/><draw:equation draw:name="f26" draw:formula="245"/><draw:equation draw:name="f27" draw:formula="77"/><draw:equation draw:name="f28" draw:formula="176"/><draw:equation draw:name="f29" draw:formula="165"/><draw:equation draw:name="f30" draw:formula="178"/><draw:equation draw:name="f31" draw:formula="97"/><draw:equation draw:name="f32" draw:formula="192"/><draw:equation draw:name="f33" draw:formula="119"/><draw:equation draw:name="f34" draw:formula="168"/><draw:equation draw:name="f35" draw:formula="130"/><draw:equation draw:name="f36" draw:formula="67"/><draw:equation draw:name="f37" draw:formula="28"/><draw:equation draw:name="f38" draw:formula="197"/><draw:equation draw:name="f39" draw:formula="164"/><draw:equation draw:name="f40" draw:formula="144"/><draw:equation draw:name="f41" draw:formula="124"/><draw:equation draw:name="f42" draw:formula="16"/><draw:equation draw:name="f43" draw:formula="109"/><draw:equation draw:name="f44" draw:formula="31"/><draw:equation draw:name="f45" draw:formula="106"/><draw:equation draw:name="f46" draw:formula="8"/><draw:equation draw:name="f47" draw:formula="71"/><draw:equation draw:name="f48" draw:formula="52"/><draw:equation draw:name="f49" draw:formula="43"/><draw:equation draw:name="f50" draw:formula="40"/><draw:equation draw:name="f51" draw:formula="24"/><draw:equation draw:name="f52" draw:formula="38"/><draw:equation draw:name="f53" draw:formula="26"/><draw:equation draw:name="f54" draw:formula="64"/><draw:equation draw:name="f55" draw:formula="65"/><draw:equation draw:name="f56" draw:formula="36"/><draw:equation draw:name="f57" draw:formula="60"/><draw:equation draw:name="f58" draw:formula="47"/><draw:equation draw:name="f59" draw:formula="30"/><draw:equation draw:name="f60" draw:formula="13"/><draw:equation draw:name="f61" draw:formula="82"/><draw:equation draw:name="f62" draw:formula="50"/><draw:equation draw:name="f63" draw:formula="107"/><draw:equation draw:name="f64" draw:formula="110"/><draw:equation draw:name="f65" draw:formula="121"/><draw:equation draw:name="f66" draw:formula="25"/><draw:equation draw:name="f67" draw:formula="12"/><draw:equation draw:name="f68" draw:formula="156"/><draw:equation draw:name="f69" draw:formula="163"/><draw:equation draw:name="f70" draw:formula="181"/><draw:equation draw:name="f71" draw:formula="191"/><draw:equation draw:name="f72" draw:formula="49"/><draw:equation draw:name="f73" draw:formula="75"/><draw:equation draw:name="f74" draw:formula="123"/><draw:equation draw:name="f75" draw:formula="169"/><draw:equation draw:name="f76" draw:formula="139"/><draw:equation draw:name="f77" draw:formula="155"/><draw:equation draw:name="f78" draw:formula="170"/><draw:equation draw:name="f79" draw:formula="134"/><draw:equation draw:name="f80" draw:formula="183"/><draw:equation draw:name="f81" draw:formula="148"/><draw:equation draw:name="f82" draw:formula="145"/><draw:equation draw:name="f83" draw:formula="143"/><draw:equation draw:name="f84" draw:formula="138"/><draw:equation draw:name="f85" draw:formula="?f2 - ?f0"/><draw:equation draw:name="f86" draw:formula="?f1 - ?f0"/><draw:equation draw:name="f87" draw:formula="?f86 / 221"/><draw:equation draw:name="f88" draw:formula="?f85 / 271"/><draw:equation draw:name="f89" draw:formula="?f0 / ?f87"/><draw:equation draw:name="f90" draw:formula="?f1 / ?f87"/><draw:equation draw:name="f91" draw:formula="?f0 / ?f88"/><draw:equation draw:name="f92" draw:formula="?f2 / ?f88"/></draw:enhanced-geometry></draw:custom-shape><draw:custom-shape svg:x="3.34675in" svg:y="0.0597in" svg:width="0.27254in" svg:height="0.09843in" draw:id="id64" draw:style-name="a64" draw:name="Freeform: Shape 66"><svg:title/><svg:desc/><text:p text:style-name="Normal"/><draw:enhanced-geometry draw:type="non-primitive" svg:viewBox="0 0 121 209" draw:enhanced-path="M ?f3 ?f4 C ?f3 ?f4 ?f5 ?f6 ?f5 ?f7 ?f5 ?f8 ?f3 ?f0 ?f9 ?f0 ?f10 ?f0 ?f11 ?f8 ?f12 ?f8 ?f13 ?f7 ?f14 ?f7 ?f14 ?f15 ?f14 ?f13 ?f13 ?f13 ?f16 ?f13 ?f17 ?f13 ?f17 ?f18 ?f17 ?f16 ?f17 ?f19 ?f20 ?f17 ?f21 ?f22 L ?f23 ?f24 C ?f16 ?f25 ?f8 ?f26 ?f27 ?f28 ?f0 ?f29 ?f0 ?f30 ?f0 ?f31 ?f0 ?f32 ?f33 ?f2 ?f34 ?f2 ?f35 ?f2 ?f1 ?f36 ?f1 ?f37 ?f1 ?f38 ?f39 ?f40 ?f40 ?f40 ?f5 ?f40 ?f41 ?f42 ?f43 ?f44 Z M ?f34 ?f45 C ?f20 ?f45 ?f23 ?f46 ?f23 ?f47 ?f23 ?f31 ?f48 ?f49 ?f17 ?f50 ?f51 ?f52 ?f51 ?f53 ?f22 ?f54 ?f55 ?f38 ?f56 ?f42 ?f40 ?f42 ?f57 ?f42 ?f39 ?f58 ?f39 ?f59 ?f39 ?f37 ?f38 ?f60 ?f35 ?f61 ?f62 ?f63 ?f3 ?f45 ?f34 ?f45 Z N" draw:text-areas="?f68 ?f70 ?f69 ?f71"><draw:equation draw:name="f0" draw:formula="0"/><draw:equation draw:name="f1" draw:formula="121"/><draw:equation draw:name="f2" draw:formula="209"/><draw:equation draw:name="f3" draw:formula="59"/><draw:equation draw:name="f4" draw:formula="8"/><draw:equation draw:name="f5" draw:formula="60"/><draw:equation draw:name="f6" draw:formula="5"/><draw:equation draw:name="f7" draw:formula="4"/><draw:equation draw:name="f8" draw:formula="2"/><draw:equation draw:name="f9" draw:formula="55"/><draw:equation draw:name="f10" draw:formula="49"/><draw:equation draw:name="f11" draw:formula="25"/><draw:equation draw:name="f12" draw:formula="17"/><draw:equation draw:name="f13" draw:formula="14"/><draw:equation draw:name="f14" draw:formula="11"/><draw:equation draw:name="f15" draw:formula="10"/><draw:equation draw:name="f16" draw:formula="18"/><draw:equation draw:name="f17" draw:formula="32"/><draw:equation draw:name="f18" draw:formula="16"/><draw:equation draw:name="f19" draw:formula="20"/><draw:equation draw:name="f20" draw:formula="30"/><draw:equation draw:name="f21" draw:formula="28"/><draw:equation draw:name="f22" draw:formula="40"/><draw:equation draw:name="f23" draw:formula="22"/><draw:equation draw:name="f24" draw:formula="66"/><draw:equation draw:name="f25" draw:formula="77"/><draw:equation draw:name="f26" draw:formula="142"/><draw:equation draw:name="f27" draw:formula="1"/><draw:equation draw:name="f28" draw:formula="145"/><draw:equation draw:name="f29" draw:formula="153"/><draw:equation draw:name="f30" draw:formula="156"/><draw:equation draw:name="f31" draw:formula="160"/><draw:equation draw:name="f32" draw:formula="190"/><draw:equation draw:name="f33" draw:formula="19"/><draw:equation draw:name="f34" draw:formula="44"/><draw:equation draw:name="f35" draw:formula="82"/><draw:equation draw:name="f36" draw:formula="170"/><draw:equation draw:name="f37" draw:formula="125"/><draw:equation draw:name="f38" draw:formula="90"/><draw:equation draw:name="f39" draw:formula="97"/><draw:equation draw:name="f40" draw:formula="76"/><draw:equation draw:name="f41" draw:formula="48"/><draw:equation draw:name="f42" draw:formula="84"/><draw:equation draw:name="f43" draw:formula="38"/><draw:equation draw:name="f44" draw:formula="91"/><draw:equation draw:name="f45" draw:formula="201"/><draw:equation draw:name="f46" draw:formula="189"/><draw:equation draw:name="f47" draw:formula="171"/><draw:equation draw:name="f48" draw:formula="24"/><draw:equation draw:name="f49" draw:formula="149"/><draw:equation draw:name="f50" draw:formula="117"/><draw:equation draw:name="f51" draw:formula="34"/><draw:equation draw:name="f52" draw:formula="111"/><draw:equation draw:name="f53" draw:formula="109"/><draw:equation draw:name="f54" draw:formula="103"/><draw:equation draw:name="f55" draw:formula="50"/><draw:equation draw:name="f56" draw:formula="65"/><draw:equation draw:name="f57" draw:formula="86"/><draw:equation draw:name="f58" draw:formula="93"/><draw:equation draw:name="f59" draw:formula="113"/><draw:equation draw:name="f60" draw:formula="155"/><draw:equation draw:name="f61" draw:formula="172"/><draw:equation draw:name="f62" draw:formula="74"/><draw:equation draw:name="f63" draw:formula="186"/><draw:equation draw:name="f64" draw:formula="?f2 - ?f0"/><draw:equation draw:name="f65" draw:formula="?f1 - ?f0"/><draw:equation draw:name="f66" draw:formula="?f65 / 121"/><draw:equation draw:name="f67" draw:formula="?f64 / 209"/><draw:equation draw:name="f68" draw:formula="?f0 / ?f66"/><draw:equation draw:name="f69" draw:formula="?f1 / ?f66"/><draw:equation draw:name="f70" draw:formula="?f0 / ?f67"/><draw:equation draw:name="f71" draw:formula="?f2 / ?f67"/></draw:enhanced-geometry></draw:custom-shape><draw:custom-shape svg:x="3.40461in" svg:y="0.0597in" svg:width="0.27254in" svg:height="0.09843in" draw:id="id65" draw:style-name="a65" draw:name="Freeform: Shape 67"><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2"/><draw:equation draw:name="f27" draw:formula="201"/><draw:equation draw:name="f28" draw:formula="17"/><draw:equation draw:name="f29" draw:formula="48"/><draw:equation draw:name="f30" draw:formula="207"/><draw:equation draw:name="f31" draw:formula="55"/><draw:equation draw:name="f32" draw:formula="194"/><draw:equation draw:name="f33" draw:formula="183"/><draw:equation draw:name="f34" draw:formula="165"/><draw:equation draw:name="f35" draw:formula="164"/><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3.44713in" svg:y="0.08876in" svg:width="0.27254in" svg:height="0.09843in" draw:id="id66" draw:style-name="a66" draw:name="Freeform: Shape 68"><svg:title/><svg:desc/><text:p text:style-name="Normal"/><draw:enhanced-geometry draw:type="non-primitive" svg:viewBox="0 0 139 135" draw:enhanced-path="M ?f1 ?f3 C ?f1 ?f4 ?f5 ?f0 ?f6 ?f0 ?f7 ?f0 ?f0 ?f7 ?f0 ?f8 ?f0 ?f9 ?f10 ?f2 ?f11 ?f2 ?f12 ?f2 ?f1 ?f13 ?f1 ?f3 Z M ?f11 ?f14 C ?f15 ?f14 ?f16 ?f17 ?f16 ?f18 ?f16 ?f19 ?f20 ?f3 ?f7 ?f21 ?f22 ?f23 ?f24 ?f25 ?f6 ?f25 ?f26 ?f25 ?f5 ?f4 ?f5 ?f7 ?f5 ?f27 ?f9 ?f28 ?f29 ?f30 ?f31 ?f17 ?f32 ?f14 ?f11 ?f14 Z N" draw:text-areas="?f37 ?f39 ?f38 ?f40"><draw:equation draw:name="f0" draw:formula="0"/><draw:equation draw:name="f1" draw:formula="139"/><draw:equation draw:name="f2" draw:formula="135"/><draw:equation draw:name="f3" draw:formula="52"/><draw:equation draw:name="f4" draw:formula="19"/><draw:equation draw:name="f5" draw:formula="115"/><draw:equation draw:name="f6" draw:formula="85"/><draw:equation draw:name="f7" draw:formula="42"/><draw:equation draw:name="f8" draw:formula="83"/><draw:equation draw:name="f9" draw:formula="112"/><draw:equation draw:name="f10" draw:formula="22"/><draw:equation draw:name="f11" draw:formula="54"/><draw:equation draw:name="f12" draw:formula="97"/><draw:equation draw:name="f13" draw:formula="95"/><draw:equation draw:name="f14" draw:formula="126"/><draw:equation draw:name="f15" draw:formula="40"/><draw:equation draw:name="f16" draw:formula="25"/><draw:equation draw:name="f17" draw:formula="117"/><draw:equation draw:name="f18" draw:formula="93"/><draw:equation draw:name="f19" draw:formula="81"/><draw:equation draw:name="f20" draw:formula="30"/><draw:equation draw:name="f21" draw:formula="35"/><draw:equation draw:name="f22" draw:formula="55"/><draw:equation draw:name="f23" draw:formula="16"/><draw:equation draw:name="f24" draw:formula="72"/><draw:equation draw:name="f25" draw:formula="8"/><draw:equation draw:name="f26" draw:formula="102"/><draw:equation draw:name="f27" draw:formula="48"/><draw:equation draw:name="f28" draw:formula="78"/><draw:equation draw:name="f29" draw:formula="98"/><draw:equation draw:name="f30" draw:formula="99"/><draw:equation draw:name="f31" draw:formula="88"/><draw:equation draw:name="f32" draw:formula="70"/><draw:equation draw:name="f33" draw:formula="?f2 - ?f0"/><draw:equation draw:name="f34" draw:formula="?f1 - ?f0"/><draw:equation draw:name="f35" draw:formula="?f34 / 139"/><draw:equation draw:name="f36" draw:formula="?f33 / 135"/><draw:equation draw:name="f37" draw:formula="?f0 / ?f35"/><draw:equation draw:name="f38" draw:formula="?f1 / ?f35"/><draw:equation draw:name="f39" draw:formula="?f0 / ?f36"/><draw:equation draw:name="f40" draw:formula="?f2 / ?f36"/></draw:enhanced-geometry></draw:custom-shape><draw:custom-shape svg:x="3.51286in" svg:y="0.08876in" svg:width="0.27254in" svg:height="0.09843in" draw:id="id67" draw:style-name="a67" draw:name="Freeform: Shape 69"><svg:title/><svg:desc/><text:p text:style-name="Normal"/><draw:enhanced-geometry draw:type="non-primitive" svg:viewBox="0 0 130 135"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12 ?f39 ?f23 ?f4 ?f40 ?f41 ?f20 ?f41 ?f42 ?f41 ?f43 ?f41 ?f3 ?f4 Z N" draw:text-areas="?f48 ?f50 ?f49 ?f51"><draw:equation draw:name="f0" draw:formula="0"/><draw:equation draw:name="f1" draw:formula="130"/><draw:equation draw:name="f2" draw:formula="135"/><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6"/><draw:equation draw:name="f21" draw:formula="83"/><draw:equation draw:name="f22" draw:formula="18"/><draw:equation draw:name="f23" draw:formula="55"/><draw:equation draw:name="f24" draw:formula="106"/><draw:equation draw:name="f25" draw:formula="105"/><draw:equation draw:name="f26" draw:formula="99"/><draw:equation draw:name="f27" draw:formula="96"/><draw:equation draw:name="f28" draw:formula="124"/><draw:equation draw:name="f29" draw:formula="122"/><draw:equation draw:name="f30" draw:formula="121"/><draw:equation draw:name="f31" draw:formula="119"/><draw:equation draw:name="f32" draw:formula="61"/><draw:equation draw:name="f33" draw:formula="35"/><draw:equation draw:name="f34" draw:formula="25"/><draw:equation draw:name="f35" draw:formula="93"/><draw:equation draw:name="f36" draw:formula="84"/><draw:equation draw:name="f37" draw:formula="29"/><draw:equation draw:name="f38" draw:formula="52"/><draw:equation draw:name="f39" draw:formula="31"/><draw:equation draw:name="f40" draw:formula="71"/><draw:equation draw:name="f41" draw:formula="8"/><draw:equation draw:name="f42" draw:formula="90"/><draw:equation draw:name="f43" draw:formula="104"/><draw:equation draw:name="f44" draw:formula="?f2 - ?f0"/><draw:equation draw:name="f45" draw:formula="?f1 - ?f0"/><draw:equation draw:name="f46" draw:formula="?f45 / 130"/><draw:equation draw:name="f47" draw:formula="?f44 / 135"/><draw:equation draw:name="f48" draw:formula="?f0 / ?f46"/><draw:equation draw:name="f49" draw:formula="?f1 / ?f46"/><draw:equation draw:name="f50" draw:formula="?f0 / ?f47"/><draw:equation draw:name="f51" draw:formula="?f2 / ?f47"/></draw:enhanced-geometry></draw:custom-shape><draw:custom-shape svg:x="3.57349in" svg:y="0.0597in" svg:width="0.27254in" svg:height="0.09843in" draw:id="id68" draw:style-name="a68" draw:name="Freeform: Shape 70"><svg:title/><svg:desc/><text:p text:style-name="Normal"/><draw:enhanced-geometry draw:type="non-primitive" svg:viewBox="0 0 230 209" draw:enhanced-path="M ?f4 ?f5 C ?f6 ?f7 ?f8 ?f7 ?f9 ?f10 L ?f11 ?f10 C ?f12 ?f10 ?f13 ?f10 ?f13 ?f14 ?f13 ?f15 ?f16 ?f17 ?f18 ?f19 ?f20 ?f21 ?f22 ?f23 ?f24 ?f23 L ?f19 ?f23 Z M ?f25 ?f4 C ?f26 ?f27 ?f28 ?f17 ?f28 ?f29 ?f28 ?f5 ?f13 ?f1 ?f30 ?f1 L ?f31 ?f1 C ?f32 ?f1 ?f33 ?f1 ?f33 ?f34 ?f33 ?f10 ?f32 ?f10 ?f31 ?f10 ?f31 ?f10 ?f35 ?f10 ?f36 ?f10 ?f37 ?f7 ?f37 ?f7 ?f37 ?f38 ?f37 ?f38 ?f37 ?f39 ?f40 ?f41 L ?f42 ?f0 C ?f43 ?f44 ?f43 ?f13 ?f45 ?f13 ?f46 ?f13 ?f1 ?f13 ?f1 ?f47 ?f1 ?f48 ?f49 ?f50 ?f51 ?f50 ?f10 ?f50 ?f52 ?f48 ?f53 ?f48 ?f54 ?f48 ?f55 ?f48 ?f56 ?f48 ?f57 ?f48 ?f58 ?f48 ?f59 ?f48 ?f36 ?f48 ?f37 ?f50 ?f60 ?f50 ?f19 ?f50 ?f61 ?f50 ?f61 ?f62 ?f61 ?f13 ?f63 ?f13 ?f64 ?f13 ?f65 ?f13 ?f17 ?f13 ?f66 ?f13 ?f67 ?f26 ?f67 ?f44 ?f67 ?f68 ?f67 ?f68 ?f67 ?f69 ?f59 ?f0 L ?f70 ?f71 ?f72 ?f71 C ?f73 ?f71 ?f12 ?f74 ?f12 ?f75 ?f12 ?f76 ?f25 ?f77 ?f78 ?f79 ?f30 ?f80 ?f81 ?f18 ?f81 ?f82 ?f81 ?f83 ?f84 ?f3 ?f13 ?f3 ?f85 ?f3 ?f2 ?f0 ?f2 ?f86 ?f2 ?f86 ?f2 ?f87 ?f88 ?f87 ?f28 ?f87 ?f89 ?f90 ?f89 ?f91 ?f92 ?f93 ?f94 ?f95 ?f96 ?f95 ?f69 ?f95 ?f0 ?f62 ?f0 ?f97 ?f0 ?f86 ?f98 ?f99 ?f97 ?f100 ?f101 ?f102 ?f101 ?f103 ?f101 ?f104 ?f101 ?f105 ?f101 ?f106 ?f107 ?f108 ?f84 ?f109 ?f110 ?f111 ?f25 ?f4 Z N" draw:text-areas="?f116 ?f118 ?f117 ?f119"><draw:equation draw:name="f0" draw:formula="180"/><draw:equation draw:name="f1" draw:formula="0"/><draw:equation draw:name="f2" draw:formula="230"/><draw:equation draw:name="f3" draw:formula="209"/><draw:equation draw:name="f4" draw:formula="102"/><draw:equation draw:name="f5" draw:formula="20"/><draw:equation draw:name="f6" draw:formula="103"/><draw:equation draw:name="f7" draw:formula="12"/><draw:equation draw:name="f8" draw:formula="104"/><draw:equation draw:name="f9" draw:formula="110"/><draw:equation draw:name="f10" draw:formula="11"/><draw:equation draw:name="f11" draw:formula="130"/><draw:equation draw:name="f12" draw:formula="157"/><draw:equation draw:name="f13" draw:formula="192"/><draw:equation draw:name="f14" draw:formula="41"/><draw:equation draw:name="f15" draw:formula="54"/><draw:equation draw:name="f16" draw:formula="186"/><draw:equation draw:name="f17" draw:formula="72"/><draw:equation draw:name="f18" draw:formula="172"/><draw:equation draw:name="f19" draw:formula="83"/><draw:equation draw:name="f20" draw:formula="160"/><draw:equation draw:name="f21" draw:formula="93"/><draw:equation draw:name="f22" draw:formula="142"/><draw:equation draw:name="f23" draw:formula="97"/><draw:equation draw:name="f24" draw:formula="121"/><draw:equation draw:name="f25" draw:formula="155"/><draw:equation draw:name="f26" draw:formula="191"/><draw:equation draw:name="f27" draw:formula="94"/><draw:equation draw:name="f28" draw:formula="222"/><draw:equation draw:name="f29" draw:formula="46"/><draw:equation draw:name="f30" draw:formula="149"/><draw:equation draw:name="f31" draw:formula="58"/><draw:equation draw:name="f32" draw:formula="52"/><draw:equation draw:name="f33" draw:formula="48"/><draw:equation draw:name="f34" draw:formula="6"/><draw:equation draw:name="f35" draw:formula="64"/><draw:equation draw:name="f36" draw:formula="68"/><draw:equation draw:name="f37" draw:formula="76"/><draw:equation draw:name="f38" draw:formula="16"/><draw:equation draw:name="f39" draw:formula="18"/><draw:equation draw:name="f40" draw:formula="74"/><draw:equation draw:name="f41" draw:formula="22"/><draw:equation draw:name="f42" draw:formula="35"/><draw:equation draw:name="f43" draw:formula="32"/><draw:equation draw:name="f44" draw:formula="190"/><draw:equation draw:name="f45" draw:formula="8"/><draw:equation draw:name="f46" draw:formula="4"/><draw:equation draw:name="f47" draw:formula="198"/><draw:equation draw:name="f48" draw:formula="202"/><draw:equation draw:name="f49" draw:formula="2"/><draw:equation draw:name="f50" draw:formula="203"/><draw:equation draw:name="f51" draw:formula="5"/><draw:equation draw:name="f52" draw:formula="17"/><draw:equation draw:name="f53" draw:formula="23"/><draw:equation draw:name="f54" draw:formula="29"/><draw:equation draw:name="f55" draw:formula="37"/><draw:equation draw:name="f56" draw:formula="43"/><draw:equation draw:name="f57" draw:formula="49"/><draw:equation draw:name="f58" draw:formula="55"/><draw:equation draw:name="f59" draw:formula="61"/><draw:equation draw:name="f60" draw:formula="82"/><draw:equation draw:name="f61" draw:formula="88"/><draw:equation draw:name="f62" draw:formula="197"/><draw:equation draw:name="f63" draw:formula="85"/><draw:equation draw:name="f64" draw:formula="78"/><draw:equation draw:name="f65" draw:formula="73"/><draw:equation draw:name="f66" draw:formula="67"/><draw:equation draw:name="f67" draw:formula="60"/><draw:equation draw:name="f68" draw:formula="188"/><draw:equation draw:name="f69" draw:formula="185"/><draw:equation draw:name="f70" draw:formula="80"/><draw:equation draw:name="f71" draw:formula="106"/><draw:equation draw:name="f72" draw:formula="120"/><draw:equation draw:name="f73" draw:formula="146"/><draw:equation draw:name="f74" draw:formula="118"/><draw:equation draw:name="f75" draw:formula="132"/><draw:equation draw:name="f76" draw:formula="136"/><draw:equation draw:name="f77" draw:formula="147"/><draw:equation draw:name="f78" draw:formula="152"/><draw:equation draw:name="f79" draw:formula="153"/><draw:equation draw:name="f80" draw:formula="167"/><draw:equation draw:name="f81" draw:formula="148"/><draw:equation draw:name="f82" draw:formula="177"/><draw:equation draw:name="f83" draw:formula="200"/><draw:equation draw:name="f84" draw:formula="169"/><draw:equation draw:name="f85" draw:formula="220"/><draw:equation draw:name="f86" draw:formula="174"/><draw:equation draw:name="f87" draw:formula="171"/><draw:equation draw:name="f88" draw:formula="226"/><draw:equation draw:name="f89" draw:formula="221"/><draw:equation draw:name="f90" draw:formula="173"/><draw:equation draw:name="f91" draw:formula="176"/><draw:equation draw:name="f92" draw:formula="216"/><draw:equation draw:name="f93" draw:formula="189"/><draw:equation draw:name="f94" draw:formula="205"/><draw:equation draw:name="f95" draw:formula="201"/><draw:equation draw:name="f96" draw:formula="193"/><draw:equation draw:name="f97" draw:formula="182"/><draw:equation draw:name="f98" draw:formula="181"/><draw:equation draw:name="f99" draw:formula="159"/><draw:equation draw:name="f100" draw:formula="150"/><draw:equation draw:name="f101" draw:formula="184"/><draw:equation draw:name="f102" draw:formula="143"/><draw:equation draw:name="f103" draw:formula="139"/><draw:equation draw:name="f104" draw:formula="137"/><draw:equation draw:name="f105" draw:formula="133"/><draw:equation draw:name="f106" draw:formula="124"/><draw:equation draw:name="f107" draw:formula="175"/><draw:equation draw:name="f108" draw:formula="114"/><draw:equation draw:name="f109" draw:formula="108"/><draw:equation draw:name="f110" draw:formula="162"/><draw:equation draw:name="f111" draw:formula="105"/><draw:equation draw:name="f112" draw:formula="?f3 - ?f1"/><draw:equation draw:name="f113" draw:formula="?f2 - ?f1"/><draw:equation draw:name="f114" draw:formula="?f113 / 230"/><draw:equation draw:name="f115" draw:formula="?f112 / 209"/><draw:equation draw:name="f116" draw:formula="?f1 / ?f114"/><draw:equation draw:name="f117" draw:formula="?f2 / ?f114"/><draw:equation draw:name="f118" draw:formula="?f1 / ?f115"/><draw:equation draw:name="f119" draw:formula="?f3 / ?f115"/></draw:enhanced-geometry></draw:custom-shape><draw:custom-shape svg:x="3.67347in" svg:y="0.08876in" svg:width="0.27254in" svg:height="0.09843in" draw:id="id69" draw:style-name="a69" draw:name="Freeform: Shape 71"><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3.73567in" svg:y="0.08876in" svg:width="0.27254in" svg:height="0.09843in" draw:id="id70" draw:style-name="a70" draw:name="Freeform: Shape 72"><svg:title/><svg:desc/><text:p text:style-name="Normal"/><draw:enhanced-geometry draw:type="non-primitive" svg:viewBox="0 0 130 135" draw:enhanced-path="M ?f3 ?f4 C ?f5 ?f6 ?f7 ?f8 ?f7 ?f9 ?f7 ?f10 ?f11 ?f12 ?f13 ?f12 ?f14 ?f12 ?f15 ?f16 ?f15 ?f17 ?f15 ?f18 ?f19 ?f0 ?f20 ?f0 ?f10 ?f0 ?f0 ?f16 ?f0 ?f21 ?f0 ?f13 ?f22 ?f2 ?f23 ?f2 ?f24 ?f2 ?f1 ?f25 ?f1 ?f5 ?f1 ?f26 ?f15 ?f27 ?f28 ?f27 ?f29 ?f27 ?f30 ?f27 ?f31 ?f26 ?f27 ?f15 ?f32 ?f15 ?f23 ?f15 ?f33 ?f15 ?f34 ?f3 ?f34 ?f35 ?f34 ?f36 ?f37 ?f38 ?f12 ?f39 ?f23 ?f4 ?f40 ?f41 ?f20 ?f41 ?f42 ?f41 ?f43 ?f41 ?f3 ?f4 Z N" draw:text-areas="?f48 ?f50 ?f49 ?f51"><draw:equation draw:name="f0" draw:formula="0"/><draw:equation draw:name="f1" draw:formula="130"/><draw:equation draw:name="f2" draw:formula="135"/><draw:equation draw:name="f3" draw:formula="112"/><draw:equation draw:name="f4" draw:formula="17"/><draw:equation draw:name="f5" draw:formula="101"/><draw:equation draw:name="f6" draw:formula="19"/><draw:equation draw:name="f7" draw:formula="97"/><draw:equation draw:name="f8" draw:formula="28"/><draw:equation draw:name="f9" draw:formula="34"/><draw:equation draw:name="f10" draw:formula="42"/><draw:equation draw:name="f11" draw:formula="103"/><draw:equation draw:name="f12" draw:formula="44"/><draw:equation draw:name="f13" draw:formula="108"/><draw:equation draw:name="f14" draw:formula="115"/><draw:equation draw:name="f15" draw:formula="126"/><draw:equation draw:name="f16" draw:formula="41"/><draw:equation draw:name="f17" draw:formula="26"/><draw:equation draw:name="f18" draw:formula="6"/><draw:equation draw:name="f19" draw:formula="102"/><draw:equation draw:name="f20" draw:formula="86"/><draw:equation draw:name="f21" draw:formula="83"/><draw:equation draw:name="f22" draw:formula="18"/><draw:equation draw:name="f23" draw:formula="55"/><draw:equation draw:name="f24" draw:formula="106"/><draw:equation draw:name="f25" draw:formula="105"/><draw:equation draw:name="f26" draw:formula="99"/><draw:equation draw:name="f27" draw:formula="96"/><draw:equation draw:name="f28" draw:formula="124"/><draw:equation draw:name="f29" draw:formula="122"/><draw:equation draw:name="f30" draw:formula="121"/><draw:equation draw:name="f31" draw:formula="119"/><draw:equation draw:name="f32" draw:formula="61"/><draw:equation draw:name="f33" draw:formula="35"/><draw:equation draw:name="f34" draw:formula="25"/><draw:equation draw:name="f35" draw:formula="93"/><draw:equation draw:name="f36" draw:formula="84"/><draw:equation draw:name="f37" draw:formula="29"/><draw:equation draw:name="f38" draw:formula="52"/><draw:equation draw:name="f39" draw:formula="31"/><draw:equation draw:name="f40" draw:formula="71"/><draw:equation draw:name="f41" draw:formula="8"/><draw:equation draw:name="f42" draw:formula="90"/><draw:equation draw:name="f43" draw:formula="104"/><draw:equation draw:name="f44" draw:formula="?f2 - ?f0"/><draw:equation draw:name="f45" draw:formula="?f1 - ?f0"/><draw:equation draw:name="f46" draw:formula="?f45 / 130"/><draw:equation draw:name="f47" draw:formula="?f44 / 135"/><draw:equation draw:name="f48" draw:formula="?f0 / ?f46"/><draw:equation draw:name="f49" draw:formula="?f1 / ?f46"/><draw:equation draw:name="f50" draw:formula="?f0 / ?f47"/><draw:equation draw:name="f51" draw:formula="?f2 / ?f47"/></draw:enhanced-geometry></draw:custom-shape><draw:custom-shape svg:x="3.79589in" svg:y="0.08876in" svg:width="0.27254in" svg:height="0.09843in" draw:id="id71" draw:style-name="a71" draw:name="Freeform: Shape 73"><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3.85612in" svg:y="0.08876in" svg:width="0.27254in" svg:height="0.09843in" draw:id="id72" draw:style-name="a72" draw:name="Freeform: Shape 74"><svg:title/><svg:desc/><text:p text:style-name="Normal"/><draw:enhanced-geometry draw:type="non-primitive" svg:viewBox="0 0 145 135" draw:enhanced-path="M ?f1 ?f3 C ?f1 ?f0 ?f4 ?f0 ?f5 ?f0 ?f6 ?f0 ?f7 ?f8 ?f7 ?f9 ?f7 ?f10 ?f11 ?f12 ?f13 ?f14 ?f15 ?f16 ?f5 ?f17 ?f5 ?f18 ?f5 ?f19 ?f20 ?f21 ?f22 ?f21 ?f23 ?f21 ?f23 ?f24 ?f23 ?f25 ?f23 ?f26 ?f27 ?f28 ?f29 ?f30 ?f28 ?f31 ?f32 ?f33 ?f32 ?f34 ?f32 ?f35 ?f36 ?f0 ?f37 ?f0 ?f38 ?f0 ?f0 ?f39 ?f0 ?f40 ?f0 ?f18 ?f41 ?f18 ?f42 ?f18 ?f43 ?f18 ?f43 ?f44 ?f35 ?f45 ?f46 ?f10 ?f47 ?f8 ?f30 ?f8 ?f48 ?f8 ?f18 ?f49 ?f18 ?f50 ?f18 ?f34 ?f48 ?f51 ?f45 ?f52 ?f33 ?f32 ?f16 ?f53 ?f16 ?f54 ?f16 ?f55 ?f56 ?f2 ?f57 ?f2 ?f15 ?f2 ?f1 ?f44 ?f1 ?f3 Z N" draw:text-areas="?f62 ?f64 ?f63 ?f65"><draw:equation draw:name="f0" draw:formula="0"/><draw:equation draw:name="f1" draw:formula="145"/><draw:equation draw:name="f2" draw:formula="135"/><draw:equation draw:name="f3" draw:formula="24"/><draw:equation draw:name="f4" draw:formula="131"/><draw:equation draw:name="f5" draw:formula="130"/><draw:equation draw:name="f6" draw:formula="122"/><draw:equation draw:name="f7" draw:formula="114"/><draw:equation draw:name="f8" draw:formula="8"/><draw:equation draw:name="f9" draw:formula="16"/><draw:equation draw:name="f10" draw:formula="20"/><draw:equation draw:name="f11" draw:formula="116"/><draw:equation draw:name="f12" draw:formula="23"/><draw:equation draw:name="f13" draw:formula="119"/><draw:equation draw:name="f14" draw:formula="25"/><draw:equation draw:name="f15" draw:formula="124"/><draw:equation draw:name="f16" draw:formula="29"/><draw:equation draw:name="f17" draw:formula="37"/><draw:equation draw:name="f18" draw:formula="49"/><draw:equation draw:name="f19" draw:formula="63"/><draw:equation draw:name="f20" draw:formula="110"/><draw:equation draw:name="f21" draw:formula="126"/><draw:equation draw:name="f22" draw:formula="76"/><draw:equation draw:name="f23" draw:formula="50"/><draw:equation draw:name="f24" draw:formula="105"/><draw:equation draw:name="f25" draw:formula="100"/><draw:equation draw:name="f26" draw:formula="87"/><draw:equation draw:name="f27" draw:formula="56"/><draw:equation draw:name="f28" draw:formula="70"/><draw:equation draw:name="f29" draw:formula="67"/><draw:equation draw:name="f30" draw:formula="42"/><draw:equation draw:name="f31" draw:formula="36"/><draw:equation draw:name="f32" draw:formula="72"/><draw:equation draw:name="f33" draw:formula="31"/><draw:equation draw:name="f34" draw:formula="26"/><draw:equation draw:name="f35" draw:formula="11"/><draw:equation draw:name="f36" draw:formula="59"/><draw:equation draw:name="f37" draw:formula="43"/><draw:equation draw:name="f38" draw:formula="13"/><draw:equation draw:name="f39" draw:formula="41"/><draw:equation draw:name="f40" draw:formula="46"/><draw:equation draw:name="f41" draw:formula="4"/><draw:equation draw:name="f42" draw:formula="5"/><draw:equation draw:name="f43" draw:formula="10"/><draw:equation draw:name="f44" draw:formula="48"/><draw:equation draw:name="f45" draw:formula="44"/><draw:equation draw:name="f46" draw:formula="18"/><draw:equation draw:name="f47" draw:formula="30"/><draw:equation draw:name="f48" draw:formula="47"/><draw:equation draw:name="f49" draw:formula="12"/><draw:equation draw:name="f50" draw:formula="19"/><draw:equation draw:name="f51" draw:formula="32"/><draw:equation draw:name="f52" draw:formula="40"/><draw:equation draw:name="f53" draw:formula="85"/><draw:equation draw:name="f54" draw:formula="96"/><draw:equation draw:name="f55" draw:formula="125"/><draw:equation draw:name="f56" draw:formula="52"/><draw:equation draw:name="f57" draw:formula="74"/><draw:equation draw:name="f58" draw:formula="?f2 - ?f0"/><draw:equation draw:name="f59" draw:formula="?f1 - ?f0"/><draw:equation draw:name="f60" draw:formula="?f59 / 145"/><draw:equation draw:name="f61" draw:formula="?f58 / 135"/><draw:equation draw:name="f62" draw:formula="?f0 / ?f60"/><draw:equation draw:name="f63" draw:formula="?f1 / ?f60"/><draw:equation draw:name="f64" draw:formula="?f0 / ?f61"/><draw:equation draw:name="f65" draw:formula="?f2 / ?f61"/></draw:enhanced-geometry></draw:custom-shape><draw:custom-shape svg:x="3.92934in" svg:y="0.08876in" svg:width="0.27254in" svg:height="0.09843in" draw:id="id73" draw:style-name="a73" draw:name="Freeform: Shape 75"><svg:title/><svg:desc/><text:p text:style-name="Normal"/><draw:enhanced-geometry draw:type="non-primitive" svg:viewBox="0 0 127 135" draw:enhanced-path="M ?f3 ?f4 C ?f5 ?f4 ?f6 ?f7 ?f8 ?f9 ?f10 ?f11 ?f12 ?f13 ?f12 ?f14 ?f12 ?f15 ?f16 ?f0 ?f17 ?f0 ?f18 ?f0 ?f0 ?f19 ?f0 ?f20 ?f0 ?f21 ?f22 ?f2 ?f23 ?f2 ?f16 ?f2 ?f1 ?f24 ?f1 ?f25 ?f1 ?f26 ?f27 ?f28 ?f29 ?f28 ?f12 ?f28 ?f30 ?f28 ?f31 ?f26 ?f8 ?f32 ?f33 ?f32 ?f23 ?f32 ?f34 ?f32 ?f35 ?f36 ?f35 ?f37 ?f35 ?f38 ?f35 ?f39 ?f19 ?f4 Z M ?f40 ?f5 C ?f41 ?f42 ?f43 ?f44 ?f17 ?f44 ?f45 ?f44 ?f21 ?f46 ?f21 ?f14 ?f21 ?f5 ?f9 ?f5 ?f47 ?f5 Z N" draw:text-areas="?f52 ?f54 ?f53 ?f55"><draw:equation draw:name="f0" draw:formula="0"/><draw:equation draw:name="f1" draw:formula="127"/><draw:equation draw:name="f2" draw:formula="135"/><draw:equation draw:name="f3" draw:formula="47"/><draw:equation draw:name="f4" draw:formula="64"/><draw:equation draw:name="f5" draw:formula="55"/><draw:equation draw:name="f6" draw:formula="79"/><draw:equation draw:name="f7" draw:formula="63"/><draw:equation draw:name="f8" draw:formula="95"/><draw:equation draw:name="f9" draw:formula="58"/><draw:equation draw:name="f10" draw:formula="116"/><draw:equation draw:name="f11" draw:formula="49"/><draw:equation draw:name="f12" draw:formula="121"/><draw:equation draw:name="f13" draw:formula="35"/><draw:equation draw:name="f14" draw:formula="26"/><draw:equation draw:name="f15" draw:formula="10"/><draw:equation draw:name="f16" draw:formula="104"/><draw:equation draw:name="f17" draw:formula="84"/><draw:equation draw:name="f18" draw:formula="48"/><draw:equation draw:name="f19" draw:formula="28"/><draw:equation draw:name="f20" draw:formula="78"/><draw:equation draw:name="f21" draw:formula="108"/><draw:equation draw:name="f22" draw:formula="19"/><draw:equation draw:name="f23" draw:formula="54"/><draw:equation draw:name="f24" draw:formula="105"/><draw:equation draw:name="f25" draw:formula="101"/><draw:equation draw:name="f26" draw:formula="99"/><draw:equation draw:name="f27" draw:formula="125"/><draw:equation draw:name="f28" draw:formula="96"/><draw:equation draw:name="f29" draw:formula="122"/><draw:equation draw:name="f30" draw:formula="120"/><draw:equation draw:name="f31" draw:formula="118"/><draw:equation draw:name="f32" draw:formula="126"/><draw:equation draw:name="f33" draw:formula="60"/><draw:equation draw:name="f34" draw:formula="36"/><draw:equation draw:name="f35" draw:formula="24"/><draw:equation draw:name="f36" draw:formula="114"/><draw:equation draw:name="f37" draw:formula="90"/><draw:equation draw:name="f38" draw:formula="85"/><draw:equation draw:name="f39" draw:formula="81"/><draw:equation draw:name="f40" draw:formula="30"/><draw:equation draw:name="f41" draw:formula="43"/><draw:equation draw:name="f42" draw:formula="12"/><draw:equation draw:name="f43" draw:formula="76"/><draw:equation draw:name="f44" draw:formula="8"/><draw:equation draw:name="f45" draw:formula="97"/><draw:equation draw:name="f46" draw:formula="14"/><draw:equation draw:name="f47" draw:formula="46"/><draw:equation draw:name="f48" draw:formula="?f2 - ?f0"/><draw:equation draw:name="f49" draw:formula="?f1 - ?f0"/><draw:equation draw:name="f50" draw:formula="?f49 / 127"/><draw:equation draw:name="f51" draw:formula="?f48 / 135"/><draw:equation draw:name="f52" draw:formula="?f0 / ?f50"/><draw:equation draw:name="f53" draw:formula="?f1 / ?f50"/><draw:equation draw:name="f54" draw:formula="?f0 / ?f51"/><draw:equation draw:name="f55" draw:formula="?f2 / ?f51"/></draw:enhanced-geometry></draw:custom-shape><draw:custom-shape svg:x="3.99008in" svg:y="0.08876in" svg:width="0.27254in" svg:height="0.09843in" draw:id="id74" draw:style-name="a74" draw:name="Freeform: Shape 76"><svg:title/><svg:desc/><text:p text:style-name="Normal"/><draw:enhanced-geometry draw:type="non-primitive" svg:viewBox="0 0 173 135" draw:enhanced-path="M ?f3 ?f4 C ?f5 ?f6 ?f7 ?f8 ?f9 ?f8 ?f8 ?f10 ?f11 ?f12 ?f13 ?f12 ?f14 ?f12 ?f14 ?f9 ?f14 ?f8 ?f14 ?f15 ?f16 ?f17 ?f18 ?f19 ?f20 ?f21 ?f13 ?f22 ?f13 ?f23 ?f13 ?f24 ?f16 ?f0 ?f25 ?f0 ?f26 ?f0 ?f0 ?f19 ?f0 ?f27 ?f0 ?f28 ?f29 ?f28 ?f30 ?f28 ?f24 ?f28 ?f24 ?f31 ?f32 ?f33 ?f34 ?f35 ?f36 ?f37 ?f38 ?f37 ?f39 ?f37 ?f28 ?f40 ?f28 ?f41 ?f28 ?f23 ?f39 ?f42 ?f33 ?f43 ?f44 ?f45 ?f44 ?f6 ?f44 ?f46 ?f44 ?f47 ?f44 ?f48 ?f49 ?f50 ?f31 ?f51 ?f52 ?f2 ?f20 ?f2 ?f6 ?f2 ?f53 ?f50 ?f7 ?f48 ?f48 ?f54 ?f55 ?f2 ?f56 ?f2 ?f57 ?f2 ?f58 ?f59 ?f60 ?f61 ?f62 ?f9 ?f1 ?f11 ?f1 ?f6 ?f1 ?f63 ?f62 ?f63 ?f62 ?f63 ?f64 ?f63 ?f64 ?f65 ?f66 ?f67 ?f68 ?f7 ?f69 ?f12 ?f70 ?f12 ?f51 ?f12 ?f71 ?f61 ?f71 ?f3 ?f71 ?f9 ?f51 ?f46 ?f55 ?f72 ?f73 ?f45 ?f70 ?f18 ?f74 ?f75 L ?f76 ?f21 C ?f57 ?f77 ?f69 ?f78 ?f69 ?f40 ?f69 ?f79 ?f76 ?f80 ?f81 ?f80 ?f51 ?f80 ?f71 ?f40 ?f82 ?f83 Z N" draw:text-areas="?f88 ?f90 ?f89 ?f91"><draw:equation draw:name="f0" draw:formula="0"/><draw:equation draw:name="f1" draw:formula="173"/><draw:equation draw:name="f2" draw:formula="135"/><draw:equation draw:name="f3" draw:formula="112"/><draw:equation draw:name="f4" draw:formula="83"/><draw:equation draw:name="f5" draw:formula="110"/><draw:equation draw:name="f6" draw:formula="89"/><draw:equation draw:name="f7" draw:formula="108"/><draw:equation draw:name="f8" draw:formula="101"/><draw:equation draw:name="f9" draw:formula="107"/><draw:equation draw:name="f10" draw:formula="111"/><draw:equation draw:name="f11" draw:formula="90"/><draw:equation draw:name="f12" draw:formula="126"/><draw:equation draw:name="f13" draw:formula="71"/><draw:equation draw:name="f14" draw:formula="50"/><draw:equation draw:name="f15" draw:formula="84"/><draw:equation draw:name="f16" draw:formula="59"/><draw:equation draw:name="f17" draw:formula="63"/><draw:equation draw:name="f18" draw:formula="67"/><draw:equation draw:name="f19" draw:formula="41"/><draw:equation draw:name="f20" draw:formula="70"/><draw:equation draw:name="f21" draw:formula="35"/><draw:equation draw:name="f22" draw:formula="30"/><draw:equation draw:name="f23" draw:formula="25"/><draw:equation draw:name="f24" draw:formula="10"/><draw:equation draw:name="f25" draw:formula="43"/><draw:equation draw:name="f26" draw:formula="13"/><draw:equation draw:name="f27" draw:formula="46"/><draw:equation draw:name="f28" draw:formula="49"/><draw:equation draw:name="f29" draw:formula="4"/><draw:equation draw:name="f30" draw:formula="5"/><draw:equation draw:name="f31" draw:formula="48"/><draw:equation draw:name="f32" draw:formula="11"/><draw:equation draw:name="f33" draw:formula="44"/><draw:equation draw:name="f34" draw:formula="18"/><draw:equation draw:name="f35" draw:formula="20"/><draw:equation draw:name="f36" draw:formula="31"/><draw:equation draw:name="f37" draw:formula="8"/><draw:equation draw:name="f38" draw:formula="42"/><draw:equation draw:name="f39" draw:formula="47"/><draw:equation draw:name="f40" draw:formula="12"/><draw:equation draw:name="f41" draw:formula="19"/><draw:equation draw:name="f42" draw:formula="32"/><draw:equation draw:name="f43" draw:formula="38"/><draw:equation draw:name="f44" draw:formula="29"/><draw:equation draw:name="f45" draw:formula="81"/><draw:equation draw:name="f46" draw:formula="96"/><draw:equation draw:name="f47" draw:formula="102"/><draw:equation draw:name="f48" draw:formula="115"/><draw:equation draw:name="f49" draw:formula="40"/><draw:equation draw:name="f50" draw:formula="125"/><draw:equation draw:name="f51" draw:formula="132"/><draw:equation draw:name="f52" draw:formula="60"/><draw:equation draw:name="f53" draw:formula="98"/><draw:equation draw:name="f54" draw:formula="133"/><draw:equation draw:name="f55" draw:formula="134"/><draw:equation draw:name="f56" draw:formula="138"/><draw:equation draw:name="f57" draw:formula="149"/><draw:equation draw:name="f58" draw:formula="156"/><draw:equation draw:name="f59" draw:formula="129"/><draw:equation draw:name="f60" draw:formula="162"/><draw:equation draw:name="f61" draw:formula="119"/><draw:equation draw:name="f62" draw:formula="168"/><draw:equation draw:name="f63" draw:formula="85"/><draw:equation draw:name="f64" draw:formula="163"/><draw:equation draw:name="f65" draw:formula="87"/><draw:equation draw:name="f66" draw:formula="161"/><draw:equation draw:name="f67" draw:formula="94"/><draw:equation draw:name="f68" draw:formula="157"/><draw:equation draw:name="f69" draw:formula="152"/><draw:equation draw:name="f70" draw:formula="139"/><draw:equation draw:name="f71" draw:formula="130"/><draw:equation draw:name="f72" draw:formula="88"/><draw:equation draw:name="f73" draw:formula="136"/><draw:equation draw:name="f74" draw:formula="140"/><draw:equation draw:name="f75" draw:formula="61"/><draw:equation draw:name="f76" draw:formula="148"/><draw:equation draw:name="f77" draw:formula="28"/><draw:equation draw:name="f78" draw:formula="14"/><draw:equation draw:name="f79" draw:formula="6"/><draw:equation draw:name="f80" draw:formula="2"/><draw:equation draw:name="f81" draw:formula="143"/><draw:equation draw:name="f82" draw:formula="127"/><draw:equation draw:name="f83" draw:formula="22"/><draw:equation draw:name="f84" draw:formula="?f2 - ?f0"/><draw:equation draw:name="f85" draw:formula="?f1 - ?f0"/><draw:equation draw:name="f86" draw:formula="?f85 / 173"/><draw:equation draw:name="f87" draw:formula="?f84 / 135"/><draw:equation draw:name="f88" draw:formula="?f0 / ?f86"/><draw:equation draw:name="f89" draw:formula="?f1 / ?f86"/><draw:equation draw:name="f90" draw:formula="?f0 / ?f87"/><draw:equation draw:name="f91" draw:formula="?f2 / ?f87"/></draw:enhanced-geometry></draw:custom-shape><draw:custom-shape svg:x="4.06878in" svg:y="0.08876in" svg:width="0.27254in" svg:height="0.09843in" draw:id="id75" draw:style-name="a75" draw:name="Freeform: Shape 77"><svg:title/><svg:desc/><text:p text:style-name="Normal"/><draw:enhanced-geometry draw:type="non-primitive" svg:viewBox="0 0 138 135" draw:enhanced-path="M ?f3 ?f4 C ?f3 ?f5 ?f6 ?f7 ?f6 ?f8 ?f9 ?f10 ?f11 ?f12 ?f13 ?f14 ?f15 ?f16 ?f17 ?f18 ?f19 ?f18 ?f20 ?f18 ?f21 ?f18 ?f22 ?f23 ?f24 ?f25 ?f26 ?f12 ?f26 ?f27 ?f26 ?f28 ?f29 ?f30 ?f22 ?f30 ?f31 ?f30 ?f1 ?f32 ?f1 ?f33 ?f1 ?f34 ?f22 ?f0 ?f19 ?f0 ?f35 ?f0 ?f36 ?f34 ?f9 ?f33 ?f37 ?f38 ?f8 ?f0 ?f32 ?f0 ?f39 ?f0 ?f25 ?f40 ?f41 ?f25 ?f42 ?f43 ?f0 ?f44 ?f0 ?f45 ?f0 ?f46 ?f42 ?f46 ?f47 ?f46 ?f48 ?f46 ?f48 ?f49 ?f23 ?f8 ?f25 ?f39 ?f33 ?f18 ?f50 ?f18 ?f8 ?f18 ?f51 ?f16 ?f51 ?f39 ?f51 ?f27 ?f8 ?f30 ?f10 ?f49 ?f28 ?f52 ?f50 ?f53 ?f54 ?f55 L ?f39 ?f56 C ?f33 ?f57 ?f58 ?f59 ?f58 ?f60 ?f58 ?f61 ?f62 ?f2 ?f63 ?f2 ?f50 ?f2 ?f30 ?f64 ?f7 ?f65 ?f51 ?f59 ?f45 ?f66 ?f49 ?f67 Z N" draw:text-areas="?f72 ?f74 ?f73 ?f75"><draw:equation draw:name="f0" draw:formula="0"/><draw:equation draw:name="f1" draw:formula="138"/><draw:equation draw:name="f2" draw:formula="135"/><draw:equation draw:name="f3" draw:formula="56"/><draw:equation draw:name="f4" draw:formula="71"/><draw:equation draw:name="f5" draw:formula="70"/><draw:equation draw:name="f6" draw:formula="64"/><draw:equation draw:name="f7" draw:formula="42"/><draw:equation draw:name="f8" draw:formula="41"/><draw:equation draw:name="f9" draw:formula="65"/><draw:equation draw:name="f10" draw:formula="38"/><draw:equation draw:name="f11" draw:formula="73"/><draw:equation draw:name="f12" draw:formula="24"/><draw:equation draw:name="f13" draw:formula="83"/><draw:equation draw:name="f14" draw:formula="17"/><draw:equation draw:name="f15" draw:formula="85"/><draw:equation draw:name="f16" draw:formula="14"/><draw:equation draw:name="f17" draw:formula="94"/><draw:equation draw:name="f18" draw:formula="8"/><draw:equation draw:name="f19" draw:formula="107"/><draw:equation draw:name="f20" draw:formula="109"/><draw:equation draw:name="f21" draw:formula="118"/><draw:equation draw:name="f22" draw:formula="122"/><draw:equation draw:name="f23" draw:formula="12"/><draw:equation draw:name="f24" draw:formula="114"/><draw:equation draw:name="f25" draw:formula="16"/><draw:equation draw:name="f26" draw:formula="110"/><draw:equation draw:name="f27" draw:formula="29"/><draw:equation draw:name="f28" draw:formula="36"/><draw:equation draw:name="f29" draw:formula="115"/><draw:equation draw:name="f30" draw:formula="40"/><draw:equation draw:name="f31" draw:formula="128"/><draw:equation draw:name="f32" draw:formula="35"/><draw:equation draw:name="f33" draw:formula="22"/><draw:equation draw:name="f34" draw:formula="6"/><draw:equation draw:name="f35" draw:formula="91"/><draw:equation draw:name="f36" draw:formula="78"/><draw:equation draw:name="f37" draw:formula="60"/><draw:equation draw:name="f38" draw:formula="2"/><draw:equation draw:name="f39" draw:formula="23"/><draw:equation draw:name="f40" draw:formula="7"/><draw:equation draw:name="f41" draw:formula="11"/><draw:equation draw:name="f42" draw:formula="4"/><draw:equation draw:name="f43" draw:formula="26"/><draw:equation draw:name="f44" draw:formula="44"/><draw:equation draw:name="f45" draw:formula="46"/><draw:equation draw:name="f46" draw:formula="49"/><draw:equation draw:name="f47" draw:formula="5"/><draw:equation draw:name="f48" draw:formula="10"/><draw:equation draw:name="f49" draw:formula="48"/><draw:equation draw:name="f50" draw:formula="34"/><draw:equation draw:name="f51" draw:formula="43"/><draw:equation draw:name="f52" draw:formula="55"/><draw:equation draw:name="f53" draw:formula="69"/><draw:equation draw:name="f54" draw:formula="32"/><draw:equation draw:name="f55" draw:formula="75"/><draw:equation draw:name="f56" draw:formula="113"/><draw:equation draw:name="f57" draw:formula="117"/><draw:equation draw:name="f58" draw:formula="19"/><draw:equation draw:name="f59" draw:formula="124"/><draw:equation draw:name="f60" draw:formula="125"/><draw:equation draw:name="f61" draw:formula="131"/><draw:equation draw:name="f62" draw:formula="25"/><draw:equation draw:name="f63" draw:formula="30"/><draw:equation draw:name="f64" draw:formula="132"/><draw:equation draw:name="f65" draw:formula="126"/><draw:equation draw:name="f66" draw:formula="111"/><draw:equation draw:name="f67" draw:formula="103"/><draw:equation draw:name="f68" draw:formula="?f2 - ?f0"/><draw:equation draw:name="f69" draw:formula="?f1 - ?f0"/><draw:equation draw:name="f70" draw:formula="?f69 / 138"/><draw:equation draw:name="f71" draw:formula="?f68 / 135"/><draw:equation draw:name="f72" draw:formula="?f0 / ?f70"/><draw:equation draw:name="f73" draw:formula="?f1 / ?f70"/><draw:equation draw:name="f74" draw:formula="?f0 / ?f71"/><draw:equation draw:name="f75" draw:formula="?f2 / ?f71"/></draw:enhanced-geometry></draw:custom-shape></draw:g></text:p>
      <text:p text:style-name="P53"/>
      <text:p text:style-name="P54">qui garantit une inclusion stricte de la base du nouveau bloc dans la surface du bloc receveur.</text:p>
      <text:p text:style-name="P55"/>
      <text:p text:style-name="P56"><text:span text:style-name="T57"><text:tab/>Votre objectif est donc de maximiser la hauteur<text:s/></text:span><draw:g draw:name="Group 78" draw:id="id79" draw:style-name="a79" text:anchor-type="as-char"><svg:title>TexMaths</svg:title><svg:desc>12§display§$H$§svg§600§FALSE§</svg:desc><draw:custom-shape svg:x="0in" svg:y="0in" svg:width="0.27254in" svg:height="0.11231in" draw:id="id77" draw:style-name="a77" draw:name="Freeform: Shape 79"><svg:title/><svg:desc/><text:p text:style-name="Normal"/><draw:enhanced-geometry draw:type="non-primitive" svg:viewBox="0 0 318 288" draw:enhanced-path="M ?f3 ?f2 L ?f0 ?f2 ?f0 ?f0 ?f1 ?f0 ?f1 ?f2 Z N" draw:text-areas="?f8 ?f10 ?f9 ?f11"><draw:equation draw:name="f0" draw:formula="0"/><draw:equation draw:name="f1" draw:formula="318"/><draw:equation draw:name="f2" draw:formula="288"/><draw:equation draw:name="f3" draw:formula="158"/><draw:equation draw:name="f4" draw:formula="?f2 - ?f0"/><draw:equation draw:name="f5" draw:formula="?f1 - ?f0"/><draw:equation draw:name="f6" draw:formula="?f5 / 318"/><draw:equation draw:name="f7" draw:formula="?f4 / 288"/><draw:equation draw:name="f8" draw:formula="?f0 / ?f6"/><draw:equation draw:name="f9" draw:formula="?f1 / ?f6"/><draw:equation draw:name="f10" draw:formula="?f0 / ?f7"/><draw:equation draw:name="f11" draw:formula="?f2 / ?f7"/></draw:enhanced-geometry></draw:custom-shape><draw:custom-shape svg:x="0.00551in" svg:y="0in" svg:width="0.27254in" svg:height="0.11231in" draw:id="id78" draw:style-name="a78" draw:name="Freeform: Shape 80"><svg:title/><svg:desc/><text:p text:style-name="Normal"/><draw:enhanced-geometry draw:type="non-primitive" svg:viewBox="0 0 289 288" draw:enhanced-path="M ?f3 ?f4 C ?f3 ?f5 ?f3 ?f6 ?f7 ?f6 L ?f1 ?f6 ?f1 ?f0 C ?f8 ?f9 ?f10 ?f9 ?f11 ?f9 ?f12 ?f9 ?f13 ?f9 ?f14 ?f0 L ?f14 ?f6 ?f15 ?f6 C ?f16 ?f6 ?f16 ?f5 ?f16 ?f4 L ?f16 ?f17 ?f18 ?f17 ?f18 ?f4 C ?f18 ?f5 ?f18 ?f6 ?f19 ?f6 L ?f20 ?f6 ?f20 ?f0 C ?f21 ?f9 ?f22 ?f9 ?f23 ?f9 ?f24 ?f9 ?f25 ?f9 ?f0 ?f0 L ?f0 ?f6 ?f26 ?f6 C ?f27 ?f6 ?f27 ?f5 ?f27 ?f4 L ?f27 ?f28 C ?f27 ?f29 ?f27 ?f8 ?f26 ?f8 L ?f0 ?f8 ?f0 ?f2 C ?f25 ?f30 ?f31 ?f30 ?f23 ?f30 ?f32 ?f30 ?f21 ?f30 ?f20 ?f2 L ?f20 ?f8 ?f19 ?f8 C ?f18 ?f8 ?f18 ?f29 ?f18 ?f28 L ?f18 ?f33 ?f16 ?f33 ?f16 ?f28 C ?f16 ?f29 ?f16 ?f8 ?f15 ?f8 L ?f14 ?f8 ?f14 ?f2 C ?f13 ?f30 ?f34 ?f30 ?f11 ?f30 ?f35 ?f30 ?f8 ?f30 ?f1 ?f2 L ?f1 ?f8 ?f7 ?f8 C ?f3 ?f8 ?f3 ?f29 ?f3 ?f28 Z N" draw:text-areas="?f40 ?f42 ?f41 ?f43"><draw:equation draw:name="f0" draw:formula="0"/><draw:equation draw:name="f1" draw:formula="289"/><draw:equation draw:name="f2" draw:formula="288"/><draw:equation draw:name="f3" draw:formula="246"/><draw:equation draw:name="f4" draw:formula="34"/><draw:equation draw:name="f5" draw:formula="18"/><draw:equation draw:name="f6" draw:formula="13"/><draw:equation draw:name="f7" draw:formula="280"/><draw:equation draw:name="f8" draw:formula="275"/><draw:equation draw:name="f9" draw:formula="1"/><draw:equation draw:name="f10" draw:formula="244"/><draw:equation draw:name="f11" draw:formula="227"/><draw:equation draw:name="f12" draw:formula="211"/><draw:equation draw:name="f13" draw:formula="179"/><draw:equation draw:name="f14" draw:formula="164"/><draw:equation draw:name="f15" draw:formula="174"/><draw:equation draw:name="f16" draw:formula="208"/><draw:equation draw:name="f17" draw:formula="132"/><draw:equation draw:name="f18" draw:formula="82"/><draw:equation draw:name="f19" draw:formula="115"/><draw:equation draw:name="f20" draw:formula="125"/><draw:equation draw:name="f21" draw:formula="110"/><draw:equation draw:name="f22" draw:formula="79"/><draw:equation draw:name="f23" draw:formula="62"/><draw:equation draw:name="f24" draw:formula="47"/><draw:equation draw:name="f25" draw:formula="14"/><draw:equation draw:name="f26" draw:formula="10"/><draw:equation draw:name="f27" draw:formula="43"/><draw:equation draw:name="f28" draw:formula="256"/><draw:equation draw:name="f29" draw:formula="271"/><draw:equation draw:name="f30" draw:formula="287"/><draw:equation draw:name="f31" draw:formula="46"/><draw:equation draw:name="f32" draw:formula="78"/><draw:equation draw:name="f33" draw:formula="145"/><draw:equation draw:name="f34" draw:formula="210"/><draw:equation draw:name="f35" draw:formula="242"/><draw:equation draw:name="f36" draw:formula="?f2 - ?f0"/><draw:equation draw:name="f37" draw:formula="?f1 - ?f0"/><draw:equation draw:name="f38" draw:formula="?f37 / 289"/><draw:equation draw:name="f39" draw:formula="?f36 / 288"/><draw:equation draw:name="f40" draw:formula="?f0 / ?f38"/><draw:equation draw:name="f41" draw:formula="?f1 / ?f38"/><draw:equation draw:name="f42" draw:formula="?f0 / ?f39"/><draw:equation draw:name="f43" draw:formula="?f2 / ?f39"/></draw:enhanced-geometry></draw:custom-shape></draw:g><text:span text:style-name="T58">de votre tour. Une solution<text:s/></text:span><text:span text:style-name="T59">au problème est un sous-ensemble de blocs ordonné, de la base au sommet, tel que chaque bloc peut supporter le suivant.</text:span></text:p>
      <text:p text:style-name="P60"/>
      <text:h text:style-name="P61" text:outline-level="1"/>
      <text:soft-page-break/>
      <text:h text:style-name="P62" text:outline-level="1">Implantation</text:h>
      <text:p text:style-name="P63"><text:tab/>Trois algorithmes seront implantés, mettant en pratique les patrons de conception vorace, probabiliste, programmation dynamique et recherche avec tabou.</text:p>
      <text:p text:style-name="P64"/>
      <text:h text:style-name="P65" text:outline-level="2">Algorithme vorace probabiliste</text:h>
      <text:p text:style-name="P66"><text:tab/>Vous devez concevoir un algorithme vorace de votre cru pour résoudre ce problème. Plutôt qu'être déterministe, il sera probabiliste et devra inclure un aspect aléatoire dans son critère de choix vorace.</text:p>
      <text:h text:style-name="P67" text:outline-level="2">Algorithme de programmation dynamique</text:h>
      <text:p text:style-name="Textbody"><text:span text:style-name="T68"><text:tab/>Vous devez également résoudre ce problème à l'aide de la programmation dynamique. Tout d'abord, pour que l'approche fonctionne, vous devez trier les blocs disponibles en ordre décroissant de surface. Cela</text:span><text:span text:style-name="T69"><text:s/>revient à calculer l'aire pour chacun des blocs (</text:span><draw:g draw:name="Group 81" draw:id="id99" draw:style-name="a99" text:anchor-type="as-char"><svg:title>TexMaths</svg:title><svg:desc>12§display§$SurfaceBloc_i  = l_i \times p_i$§svg§600§FALSE§</svg:desc><draw:custom-shape svg:x="0in" svg:y="0.00196in" svg:width="0.27254in" svg:height="0.14773in" draw:id="id80" draw:style-name="a80" draw:name="Freeform: Shape 82"><svg:title/><svg:desc/><text:p text:style-name="Normal"/><draw:enhanced-geometry draw:type="non-primitive" svg:viewBox="0 0 3991 377" draw:enhanced-path="M ?f3 ?f2 L ?f0 ?f2 ?f0 ?f0 ?f1 ?f0 ?f1 ?f2 Z N" draw:text-areas="?f8 ?f10 ?f9 ?f11"><draw:equation draw:name="f0" draw:formula="0"/><draw:equation draw:name="f1" draw:formula="3991"/><draw:equation draw:name="f2" draw:formula="377"/><draw:equation draw:name="f3" draw:formula="1995"/><draw:equation draw:name="f4" draw:formula="?f2 - ?f0"/><draw:equation draw:name="f5" draw:formula="?f1 - ?f0"/><draw:equation draw:name="f6" draw:formula="?f5 / 3991"/><draw:equation draw:name="f7" draw:formula="?f4 / 377"/><draw:equation draw:name="f8" draw:formula="?f0 / ?f6"/><draw:equation draw:name="f9" draw:formula="?f1 / ?f6"/><draw:equation draw:name="f10" draw:formula="?f0 / ?f7"/><draw:equation draw:name="f11" draw:formula="?f2 / ?f7"/></draw:enhanced-geometry></draw:custom-shape><draw:custom-shape svg:x="0.00944in" svg:y="0in" svg:width="0.27254in" svg:height="0.12134in" draw:id="id81" draw:style-name="a81" draw:name="Freeform: Shape 83"><svg:title/><svg:desc/><text:p text:style-name="Normal"/><draw:enhanced-geometry draw:type="non-primitive" svg:viewBox="0 0 188 310" draw:enhanced-path="M ?f3 ?f4 L ?f5 ?f6 C ?f7 ?f8 ?f9 ?f10 ?f9 ?f11 ?f9 ?f12 ?f13 ?f14 ?f15 ?f14 ?f16 ?f14 ?f17 ?f18 ?f19 ?f20 ?f21 ?f22 ?f21 ?f23 ?f24 ?f23 ?f25 ?f23 ?f25 ?f22 ?f25 ?f26 L ?f25 ?f27 C ?f25 ?f28 ?f25 ?f0 ?f24 ?f0 ?f29 ?f0 ?f30 ?f0 ?f19 ?f31 L ?f32 ?f33 C ?f34 ?f35 ?f36 ?f0 ?f15 ?f0 ?f37 ?f0 ?f0 ?f12 ?f0 ?f18 ?f0 ?f38 ?f39 ?f40 ?f41 ?f42 ?f43 ?f44 ?f18 ?f30 ?f45 ?f46 ?f47 ?f48 ?f49 ?f50 ?f40 ?f51 ?f52 ?f53 ?f54 ?f55 ?f54 ?f56 ?f54 ?f57 ?f58 ?f59 ?f22 ?f59 ?f60 ?f59 ?f43 ?f61 ?f12 ?f62 ?f14 ?f63 ?f64 ?f65 ?f64 ?f53 ?f27 ?f66 ?f67 ?f66 ?f31 ?f66 ?f0 ?f66 ?f0 ?f68 ?f0 ?f69 L ?f0 ?f70 C ?f0 ?f71 ?f0 ?f2 ?f72 ?f2 ?f67 ?f2 ?f73 ?f74 ?f64 ?f75 ?f64 ?f75 ?f14 ?f76 ?f77 ?f78 ?f79 ?f61 ?f80 ?f2 ?f22 ?f2 ?f16 ?f2 ?f1 ?f81 ?f1 ?f55 ?f1 ?f82 ?f42 ?f83 ?f3 ?f4 Z N" draw:text-areas="?f88 ?f90 ?f89 ?f91"><draw:equation draw:name="f0" draw:formula="0"/><draw:equation draw:name="f1" draw:formula="188"/><draw:equation draw:name="f2" draw:formula="310"/><draw:equation draw:name="f3" draw:formula="125"/><draw:equation draw:name="f4" draw:formula="135"/><draw:equation draw:name="f5" draw:formula="70"/><draw:equation draw:name="f6" draw:formula="122"/><draw:equation draw:name="f7" draw:formula="43"/><draw:equation draw:name="f8" draw:formula="116"/><draw:equation draw:name="f9" draw:formula="28"/><draw:equation draw:name="f10" draw:formula="93"/><draw:equation draw:name="f11" draw:formula="68"/><draw:equation draw:name="f12" draw:formula="37"/><draw:equation draw:name="f13" draw:formula="50"/><draw:equation draw:name="f14" draw:formula="12"/><draw:equation draw:name="f15" draw:formula="83"/><draw:equation draw:name="f16" draw:formula="154"/><draw:equation draw:name="f17" draw:formula="163"/><draw:equation draw:name="f18" draw:formula="82"/><draw:equation draw:name="f19" draw:formula="166"/><draw:equation draw:name="f20" draw:formula="101"/><draw:equation draw:name="f21" draw:formula="167"/><draw:equation draw:name="f22" draw:formula="104"/><draw:equation draw:name="f23" draw:formula="106"/><draw:equation draw:name="f24" draw:formula="172"/><draw:equation draw:name="f25" draw:formula="176"/><draw:equation draw:name="f26" draw:formula="95"/><draw:equation draw:name="f27" draw:formula="10"/><draw:equation draw:name="f28" draw:formula="2"/><draw:equation draw:name="f29" draw:formula="169"/><draw:equation draw:name="f30" draw:formula="168"/><draw:equation draw:name="f31" draw:formula="6"/><draw:equation draw:name="f32" draw:formula="151"/><draw:equation draw:name="f33" draw:formula="30"/><draw:equation draw:name="f34" draw:formula="138"/><draw:equation draw:name="f35" draw:formula="17"/><draw:equation draw:name="f36" draw:formula="120"/><draw:equation draw:name="f37" draw:formula="36"/><draw:equation draw:name="f38" draw:formula="118"/><draw:equation draw:name="f39" draw:formula="23"/><draw:equation draw:name="f40" draw:formula="148"/><draw:equation draw:name="f41" draw:formula="55"/><draw:equation draw:name="f42" draw:formula="160"/><draw:equation draw:name="f43" draw:formula="60"/><draw:equation draw:name="f44" draw:formula="162"/><draw:equation draw:name="f45" draw:formula="112"/><draw:equation draw:name="f46" draw:formula="175"/><draw:equation draw:name="f47" draw:formula="124"/><draw:equation draw:name="f48" draw:formula="177"/><draw:equation draw:name="f49" draw:formula="136"/><draw:equation draw:name="f50" draw:formula="181"/><draw:equation draw:name="f51" draw:formula="197"/><draw:equation draw:name="f52" draw:formula="157"/><draw:equation draw:name="f53" draw:formula="207"/><draw:equation draw:name="f54" draw:formula="161"/><draw:equation draw:name="f55" draw:formula="221"/><draw:equation draw:name="f56" draw:formula="235"/><draw:equation draw:name="f57" draw:formula="265"/><draw:equation draw:name="f58" draw:formula="139"/><draw:equation draw:name="f59" draw:formula="297"/><draw:equation draw:name="f60" draw:formula="91"/><draw:equation draw:name="f61" draw:formula="294"/><draw:equation draw:name="f62" draw:formula="274"/><draw:equation draw:name="f63" draw:formula="250"/><draw:equation draw:name="f64" draw:formula="11"/><draw:equation draw:name="f65" draw:formula="223"/><draw:equation draw:name="f66" draw:formula="204"/><draw:equation draw:name="f67" draw:formula="7"/><draw:equation draw:name="f68" draw:formula="206"/><draw:equation draw:name="f69" draw:formula="213"/><draw:equation draw:name="f70" draw:formula="299"/><draw:equation draw:name="f71" draw:formula="306"/><draw:equation draw:name="f72" draw:formula="5"/><draw:equation draw:name="f73" draw:formula="8"/><draw:equation draw:name="f74" draw:formula="309"/><draw:equation draw:name="f75" draw:formula="304"/><draw:equation draw:name="f76" draw:formula="303"/><draw:equation draw:name="f77" draw:formula="26"/><draw:equation draw:name="f78" draw:formula="280"/><draw:equation draw:name="f79" draw:formula="40"/><draw:equation draw:name="f80" draw:formula="67"/><draw:equation draw:name="f81" draw:formula="268"/><draw:equation draw:name="f82" draw:formula="178"/><draw:equation draw:name="f83" draw:formula="143"/><draw:equation draw:name="f84" draw:formula="?f2 - ?f0"/><draw:equation draw:name="f85" draw:formula="?f1 - ?f0"/><draw:equation draw:name="f86" draw:formula="?f85 / 188"/><draw:equation draw:name="f87" draw:formula="?f84 / 310"/><draw:equation draw:name="f88" draw:formula="?f0 / ?f86"/><draw:equation draw:name="f89" draw:formula="?f1 / ?f86"/><draw:equation draw:name="f90" draw:formula="?f0 / ?f87"/><draw:equation draw:name="f91" draw:formula="?f2 / ?f87"/></draw:enhanced-geometry></draw:custom-shape><draw:custom-shape svg:x="0.0976in" svg:y="0.04398in" svg:width="0.27254in" svg:height="0.09843in" draw:id="id82" draw:style-name="a82" draw:name="Freeform: Shape 84"><svg:title/><svg:desc/><text:p text:style-name="Normal"/><draw:enhanced-geometry draw:type="non-primitive" svg:viewBox="0 0 214 193" draw:enhanced-path="M ?f4 ?f5 L ?f4 ?f3 ?f2 ?f6 ?f2 ?f7 C ?f8 ?f7 ?f0 ?f9 ?f0 ?f4 L ?f0 ?f1 ?f10 ?f11 ?f10 ?f12 C ?f13 ?f12 ?f14 ?f15 ?f14 ?f16 L ?f14 ?f10 C ?f14 ?f5 ?f17 ?f18 ?f19 ?f18 ?f20 ?f18 ?f21 ?f22 ?f21 ?f23 L ?f21 ?f1 ?f1 ?f11 ?f1 ?f12 C ?f24 ?f12 ?f24 ?f25 ?f24 ?f26 L ?f24 ?f27 C ?f24 ?f5 ?f24 ?f3 ?f28 ?f3 ?f27 ?f3 ?f29 ?f30 ?f4 ?f5 Z N" draw:text-areas="?f35 ?f37 ?f36 ?f38"><draw:equation draw:name="f0" draw:formula="180"/><draw:equation draw:name="f1" draw:formula="0"/><draw:equation draw:name="f2" draw:formula="214"/><draw:equation draw:name="f3" draw:formula="193"/><draw:equation draw:name="f4" draw:formula="152"/><draw:equation draw:name="f5" draw:formula="154"/><draw:equation draw:name="f6" draw:formula="188"/><draw:equation draw:name="f7" draw:formula="175"/><draw:equation draw:name="f8" draw:formula="184"/><draw:equation draw:name="f9" draw:formula="172"/><draw:equation draw:name="f10" draw:formula="118"/><draw:equation draw:name="f11" draw:formula="5"/><draw:equation draw:name="f12" draw:formula="18"/><draw:equation draw:name="f13" draw:formula="148"/><draw:equation draw:name="f14" draw:formula="151"/><draw:equation draw:name="f15" draw:formula="20"/><draw:equation draw:name="f16" draw:formula="42"/><draw:equation draw:name="f17" draw:formula="131"/><draw:equation draw:name="f18" draw:formula="183"/><draw:equation draw:name="f19" draw:formula="100"/><draw:equation draw:name="f20" draw:formula="64"/><draw:equation draw:name="f21" draw:formula="62"/><draw:equation draw:name="f22" draw:formula="164"/><draw:equation draw:name="f23" draw:formula="141"/><draw:equation draw:name="f24" draw:formula="34"/><draw:equation draw:name="f25" draw:formula="19"/><draw:equation draw:name="f26" draw:formula="57"/><draw:equation draw:name="f27" draw:formula="121"/><draw:equation draw:name="f28" draw:formula="97"/><draw:equation draw:name="f29" draw:formula="140"/><draw:equation draw:name="f30" draw:formula="181"/><draw:equation draw:name="f31" draw:formula="?f3 - ?f1"/><draw:equation draw:name="f32" draw:formula="?f2 - ?f1"/><draw:equation draw:name="f33" draw:formula="?f32 / 214"/><draw:equation draw:name="f34" draw:formula="?f31 / 193"/><draw:equation draw:name="f35" draw:formula="?f1 / ?f33"/><draw:equation draw:name="f36" draw:formula="?f2 / ?f33"/><draw:equation draw:name="f37" draw:formula="?f1 / ?f34"/><draw:equation draw:name="f38" draw:formula="?f3 / ?f34"/></draw:enhanced-geometry></draw:custom-shape><draw:custom-shape svg:x="0.18889in" svg:y="0.04398in" svg:width="0.27254in" svg:height="0.09843in" draw:id="id83" draw:style-name="a83" draw:name="Freeform: Shape 85"><svg:title/><svg:desc/><text:p text:style-name="Normal"/><draw:enhanced-geometry draw:type="non-primitive" svg:viewBox="0 0 143 188" draw:enhanced-path="M ?f3 ?f4 L ?f3 ?f0 ?f0 ?f5 ?f0 ?f6 C ?f7 ?f6 ?f8 ?f9 ?f8 ?f10 L ?f8 ?f11 C ?f8 ?f12 ?f13 ?f12 ?f0 ?f12 L ?f0 ?f2 C ?f14 ?f2 ?f15 ?f16 ?f17 ?f16 ?f18 ?f16 ?f19 ?f16 ?f20 ?f2 L ?f20 ?f12 ?f21 ?f12 C ?f22 ?f12 ?f23 ?f24 ?f23 ?f11 L ?f23 ?f25 C ?f23 ?f4 ?f26 ?f27 ?f28 ?f27 ?f29 ?f27 ?f30 ?f27 ?f31 ?f27 ?f30 ?f27 ?f32 ?f33 ?f32 ?f34 ?f32 ?f35 ?f30 ?f36 ?f37 ?f36 ?f38 ?f36 ?f1 ?f39 ?f1 ?f34 ?f1 ?f40 ?f41 ?f0 ?f28 ?f0 ?f42 ?f0 ?f43 ?f13 ?f3 ?f4 Z N" draw:text-areas="?f48 ?f50 ?f49 ?f51"><draw:equation draw:name="f0" draw:formula="0"/><draw:equation draw:name="f1" draw:formula="143"/><draw:equation draw:name="f2" draw:formula="188"/><draw:equation draw:name="f3" draw:formula="59"/><draw:equation draw:name="f4" draw:formula="47"/><draw:equation draw:name="f5" draw:formula="5"/><draw:equation draw:name="f6" draw:formula="18"/><draw:equation draw:name="f7" draw:formula="30"/><draw:equation draw:name="f8" draw:formula="34"/><draw:equation draw:name="f9" draw:formula="20"/><draw:equation draw:name="f10" draw:formula="42"/><draw:equation draw:name="f11" draw:formula="156"/><draw:equation draw:name="f12" draw:formula="175"/><draw:equation draw:name="f13" draw:formula="29"/><draw:equation draw:name="f14" draw:formula="17"/><draw:equation draw:name="f15" draw:formula="36"/><draw:equation draw:name="f16" draw:formula="187"/><draw:equation draw:name="f17" draw:formula="48"/><draw:equation draw:name="f18" draw:formula="66"/><draw:equation draw:name="f19" draw:formula="85"/><draw:equation draw:name="f20" draw:formula="102"/><draw:equation draw:name="f21" draw:formula="94"/><draw:equation draw:name="f22" draw:formula="62"/><draw:equation draw:name="f23" draw:formula="61"/><draw:equation draw:name="f24" draw:formula="170"/><draw:equation draw:name="f25" draw:formula="89"/><draw:equation draw:name="f26" draw:formula="79"/><draw:equation draw:name="f27" draw:formula="10"/><draw:equation draw:name="f28" draw:formula="112"/><draw:equation draw:name="f29" draw:formula="114"/><draw:equation draw:name="f30" draw:formula="115"/><draw:equation draw:name="f31" draw:formula="116"/><draw:equation draw:name="f32" draw:formula="107"/><draw:equation draw:name="f33" draw:formula="16"/><draw:equation draw:name="f34" draw:formula="27"/><draw:equation draw:name="f35" draw:formula="39"/><draw:equation draw:name="f36" draw:formula="45"/><draw:equation draw:name="f37" draw:formula="125"/><draw:equation draw:name="f38" draw:formula="132"/><draw:equation draw:name="f39" draw:formula="40"/><draw:equation draw:name="f40" draw:formula="12"/><draw:equation draw:name="f41" draw:formula="130"/><draw:equation draw:name="f42" draw:formula="80"/><draw:equation draw:name="f43" draw:formula="65"/><draw:equation draw:name="f44" draw:formula="?f2 - ?f0"/><draw:equation draw:name="f45" draw:formula="?f1 - ?f0"/><draw:equation draw:name="f46" draw:formula="?f45 / 143"/><draw:equation draw:name="f47" draw:formula="?f44 / 188"/><draw:equation draw:name="f48" draw:formula="?f0 / ?f46"/><draw:equation draw:name="f49" draw:formula="?f1 / ?f46"/><draw:equation draw:name="f50" draw:formula="?f0 / ?f47"/><draw:equation draw:name="f51" draw:formula="?f2 / ?f47"/></draw:enhanced-geometry></draw:custom-shape><draw:custom-shape svg:x="0.25501in" svg:y="0in" svg:width="0.27254in" svg:height="0.11718in" draw:id="id84" draw:style-name="a84" draw:name="Freeform: Shape 86"><svg:title/><svg:desc/><text:p text:style-name="Normal"/><draw:enhanced-geometry draw:type="non-primitive" svg:viewBox="0 0 138 300" draw:enhanced-path="M ?f3 ?f4 L ?f3 ?f5 C ?f3 ?f6 ?f7 ?f8 ?f9 ?f8 ?f10 ?f8 ?f11 ?f8 ?f12 ?f13 ?f14 ?f15 ?f10 ?f16 ?f10 ?f6 ?f10 ?f17 ?f14 ?f18 ?f19 ?f18 ?f20 ?f18 ?f1 ?f17 ?f1 ?f6 ?f1 ?f15 ?f21 ?f0 ?f9 ?f0 ?f22 ?f0 ?f23 ?f24 ?f23 ?f5 L ?f23 ?f4 ?f0 ?f4 ?f0 ?f25 ?f23 ?f25 ?f23 ?f26 C ?f23 ?f27 ?f28 ?f27 ?f0 ?f27 L ?f0 ?f2 C ?f29 ?f30 ?f31 ?f30 ?f32 ?f30 ?f33 ?f30 ?f34 ?f30 ?f35 ?f2 L ?f35 ?f27 ?f36 ?f27 C ?f37 ?f27 ?f38 ?f39 ?f38 ?f40 L ?f38 ?f25 ?f41 ?f25 ?f41 ?f4 Z N" draw:text-areas="?f46 ?f48 ?f47 ?f49"><draw:equation draw:name="f0" draw:formula="0"/><draw:equation draw:name="f1" draw:formula="138"/><draw:equation draw:name="f2" draw:formula="300"/><draw:equation draw:name="f3" draw:formula="60"/><draw:equation draw:name="f4" draw:formula="117"/><draw:equation draw:name="f5" draw:formula="68"/><draw:equation draw:name="f6" draw:formula="30"/><draw:equation draw:name="f7" draw:formula="80"/><draw:equation draw:name="f8" draw:formula="10"/><draw:equation draw:name="f9" draw:formula="100"/><draw:equation draw:name="f10" draw:formula="101"/><draw:equation draw:name="f11" draw:formula="107"/><draw:equation draw:name="f12" draw:formula="114"/><draw:equation draw:name="f13" draw:formula="12"/><draw:equation draw:name="f14" draw:formula="108"/><draw:equation draw:name="f15" draw:formula="14"/><draw:equation draw:name="f16" draw:formula="19"/><draw:equation draw:name="f17" draw:formula="40"/><draw:equation draw:name="f18" draw:formula="48"/><draw:equation draw:name="f19" draw:formula="119"/><draw:equation draw:name="f20" draw:formula="132"/><draw:equation draw:name="f21" draw:formula="122"/><draw:equation draw:name="f22" draw:formula="70"/><draw:equation draw:name="f23" draw:formula="34"/><draw:equation draw:name="f24" draw:formula="23"/><draw:equation draw:name="f25" draw:formula="130"/><draw:equation draw:name="f26" draw:formula="268"/><draw:equation draw:name="f27" draw:formula="287"/><draw:equation draw:name="f28" draw:formula="29"/><draw:equation draw:name="f29" draw:formula="17"/><draw:equation draw:name="f30" draw:formula="299"/><draw:equation draw:name="f31" draw:formula="37"/><draw:equation draw:name="f32" draw:formula="49"/><draw:equation draw:name="f33" draw:formula="66"/><draw:equation draw:name="f34" draw:formula="86"/><draw:equation draw:name="f35" draw:formula="103"/><draw:equation draw:name="f36" draw:formula="94"/><draw:equation draw:name="f37" draw:formula="62"/><draw:equation draw:name="f38" draw:formula="61"/><draw:equation draw:name="f39" draw:formula="282"/><draw:equation draw:name="f40" draw:formula="266"/><draw:equation draw:name="f41" draw:formula="110"/><draw:equation draw:name="f42" draw:formula="?f2 - ?f0"/><draw:equation draw:name="f43" draw:formula="?f1 - ?f0"/><draw:equation draw:name="f44" draw:formula="?f43 / 138"/><draw:equation draw:name="f45" draw:formula="?f42 / 300"/><draw:equation draw:name="f46" draw:formula="?f0 / ?f44"/><draw:equation draw:name="f47" draw:formula="?f1 / ?f44"/><draw:equation draw:name="f48" draw:formula="?f0 / ?f45"/><draw:equation draw:name="f49" draw:formula="?f2 / ?f45"/></draw:enhanced-geometry></draw:custom-shape><draw:custom-shape svg:x="0.30695in" svg:y="0.04319in" svg:width="0.27254in" svg:height="0.09843in" draw:id="id85" draw:style-name="a85" draw:name="Freeform: Shape 87"><svg:title/><svg:desc/><text:p text:style-name="Normal"/><draw:enhanced-geometry draw:type="non-primitive" svg:viewBox="0 0 191 195" draw:enhanced-path="M ?f3 ?f4 C ?f5 ?f6 ?f7 ?f8 ?f9 ?f8 ?f10 ?f8 ?f1 ?f11 ?f1 ?f12 L ?f1 ?f13 ?f14 ?f13 ?f14 ?f12 C ?f14 ?f15 ?f16 ?f14 ?f10 ?f14 ?f17 ?f14 ?f18 ?f19 ?f18 ?f4 L ?f18 ?f20 C ?f18 ?f21 ?f18 ?f22 ?f23 ?f24 ?f25 ?f26 ?f27 ?f0 ?f28 ?f0 ?f29 ?f0 ?f30 ?f31 ?f30 ?f32 ?f30 ?f33 ?f31 ?f34 ?f35 ?f34 ?f36 ?f34 ?f37 ?f38 ?f37 ?f32 ?f37 ?f36 ?f39 ?f40 ?f41 ?f40 ?f42 ?f43 ?f44 ?f45 ?f46 ?f45 ?f47 ?f45 ?f48 ?f49 ?f48 ?f50 L ?f48 ?f51 C ?f52 ?f53 ?f54 ?f55 ?f29 ?f56 ?f57 ?f58 ?f0 ?f59 ?f0 ?f17 ?f0 ?f60 ?f42 ?f2 ?f61 ?f2 ?f47 ?f2 ?f62 ?f63 ?f3 ?f4 Z M ?f48 ?f64 L ?f48 ?f59 C ?f48 ?f65 ?f66 ?f67 ?f68 ?f67 ?f69 ?f67 ?f35 ?f70 ?f35 ?f71 ?f35 ?f72 ?f69 ?f73 ?f48 ?f64 Z N" draw:text-areas="?f78 ?f80 ?f79 ?f81"><draw:equation draw:name="f0" draw:formula="0"/><draw:equation draw:name="f1" draw:formula="191"/><draw:equation draw:name="f2" draw:formula="195"/><draw:equation draw:name="f3" draw:formula="124"/><draw:equation draw:name="f4" draw:formula="159"/><draw:equation draw:name="f5" draw:formula="125"/><draw:equation draw:name="f6" draw:formula="176"/><draw:equation draw:name="f7" draw:formula="137"/><draw:equation draw:name="f8" draw:formula="194"/><draw:equation draw:name="f9" draw:formula="157"/><draw:equation draw:name="f10" draw:formula="166"/><draw:equation draw:name="f11" draw:formula="188"/><draw:equation draw:name="f12" draw:formula="153"/><draw:equation draw:name="f13" draw:formula="129"/><draw:equation draw:name="f14" draw:formula="181"/><draw:equation draw:name="f15" draw:formula="177"/><draw:equation draw:name="f16" draw:formula="170"/><draw:equation draw:name="f17" draw:formula="151"/><draw:equation draw:name="f18" draw:formula="150"/><draw:equation draw:name="f19" draw:formula="162"/><draw:equation draw:name="f20" draw:formula="74"/><draw:equation draw:name="f21" draw:formula="55"/><draw:equation draw:name="f22" draw:formula="40"/><draw:equation draw:name="f23" draw:formula="134"/><draw:equation draw:name="f24" draw:formula="23"/><draw:equation draw:name="f25" draw:formula="118"/><draw:equation draw:name="f26" draw:formula="7"/><draw:equation draw:name="f27" draw:formula="97"/><draw:equation draw:name="f28" draw:formula="77"/><draw:equation draw:name="f29" draw:formula="42"/><draw:equation draw:name="f30" draw:formula="12"/><draw:equation draw:name="f31" draw:formula="20"/><draw:equation draw:name="f32" draw:formula="48"/><draw:equation draw:name="f33" draw:formula="61"/><draw:equation draw:name="f34" draw:formula="69"/><draw:equation draw:name="f35" draw:formula="32"/><draw:equation draw:name="f36" draw:formula="43"/><draw:equation draw:name="f37" draw:formula="52"/><draw:equation draw:name="f38" draw:formula="60"/><draw:equation draw:name="f39" draw:formula="49"/><draw:equation draw:name="f40" draw:formula="29"/><draw:equation draw:name="f41" draw:formula="30"/><draw:equation draw:name="f42" draw:formula="41"/><draw:equation draw:name="f43" draw:formula="14"/><draw:equation draw:name="f44" draw:formula="62"/><draw:equation draw:name="f45" draw:formula="10"/><draw:equation draw:name="f46" draw:formula="76"/><draw:equation draw:name="f47" draw:formula="96"/><draw:equation draw:name="f48" draw:formula="120"/><draw:equation draw:name="f49" draw:formula="27"/><draw:equation draw:name="f50" draw:formula="64"/><draw:equation draw:name="f51" draw:formula="80"/><draw:equation draw:name="f52" draw:formula="98"/><draw:equation draw:name="f53" draw:formula="81"/><draw:equation draw:name="f54" draw:formula="70"/><draw:equation draw:name="f55" draw:formula="82"/><draw:equation draw:name="f56" draw:formula="95"/><draw:equation draw:name="f57" draw:formula="11"/><draw:equation draw:name="f58" draw:formula="110"/><draw:equation draw:name="f59" draw:formula="131"/><draw:equation draw:name="f60" draw:formula="184"/><draw:equation draw:name="f61" draw:formula="68"/><draw:equation draw:name="f62" draw:formula="115"/><draw:equation draw:name="f63" draw:formula="178"/><draw:equation draw:name="f64" draw:formula="89"/><draw:equation draw:name="f65" draw:formula="172"/><draw:equation draw:name="f66" draw:formula="90"/><draw:equation draw:name="f67" draw:formula="187"/><draw:equation draw:name="f68" draw:formula="71"/><draw:equation draw:name="f69" draw:formula="50"/><draw:equation draw:name="f70" draw:formula="171"/><draw:equation draw:name="f71" draw:formula="149"/><draw:equation draw:name="f72" draw:formula="127"/><draw:equation draw:name="f73" draw:formula="92"/><draw:equation draw:name="f74" draw:formula="?f2 - ?f0"/><draw:equation draw:name="f75" draw:formula="?f1 - ?f0"/><draw:equation draw:name="f76" draw:formula="?f75 / 191"/><draw:equation draw:name="f77" draw:formula="?f74 / 195"/><draw:equation draw:name="f78" draw:formula="?f0 / ?f76"/><draw:equation draw:name="f79" draw:formula="?f1 / ?f76"/><draw:equation draw:name="f80" draw:formula="?f0 / ?f77"/><draw:equation draw:name="f81" draw:formula="?f2 / ?f77"/></draw:enhanced-geometry></draw:custom-shape><draw:custom-shape svg:x="0.38881in" svg:y="0.04319in" svg:width="0.27254in" svg:height="0.09843in" draw:id="id86" draw:style-name="a86" draw:name="Freeform: Shape 88"><svg:title/><svg:desc/><text:p text:style-name="Normal"/><draw:enhanced-geometry draw:type="non-primitive" svg:viewBox="0 0 162 195" draw:enhanced-path="M ?f4 ?f5 C ?f4 ?f6 ?f7 ?f8 ?f9 ?f8 ?f10 ?f8 ?f11 ?f8 ?f12 ?f13 ?f14 ?f15 ?f16 ?f17 ?f16 ?f18 ?f16 ?f19 ?f20 ?f21 ?f12 ?f21 ?f22 ?f21 ?f23 ?f24 ?f23 ?f18 ?f23 ?f25 ?f26 ?f1 ?f9 ?f1 ?f27 ?f1 ?f1 ?f18 ?f1 ?f28 ?f1 ?f29 ?f30 ?f3 ?f31 ?f3 ?f22 ?f3 ?f2 ?f32 ?f2 ?f33 ?f2 ?f34 ?f23 ?f34 ?f35 ?f34 ?f36 ?f34 ?f37 ?f38 ?f37 ?f33 ?f12 ?f0 ?f39 ?f40 ?f41 ?f40 ?f42 ?f40 ?f4 ?f43 ?f4 ?f5 Z N" draw:text-areas="?f48 ?f50 ?f49 ?f51"><draw:equation draw:name="f0" draw:formula="180"/><draw:equation draw:name="f1" draw:formula="0"/><draw:equation draw:name="f2" draw:formula="162"/><draw:equation draw:name="f3" draw:formula="195"/><draw:equation draw:name="f4" draw:formula="35"/><draw:equation draw:name="f5" draw:formula="98"/><draw:equation draw:name="f6" draw:formula="29"/><draw:equation draw:name="f7" draw:formula="70"/><draw:equation draw:name="f8" draw:formula="11"/><draw:equation draw:name="f9" draw:formula="92"/><draw:equation draw:name="f10" draw:formula="96"/><draw:equation draw:name="f11" draw:formula="124"/><draw:equation draw:name="f12" draw:formula="138"/><draw:equation draw:name="f13" draw:formula="27"/><draw:equation draw:name="f14" draw:formula="121"/><draw:equation draw:name="f15" draw:formula="28"/><draw:equation draw:name="f16" draw:formula="118"/><draw:equation draw:name="f17" draw:formula="41"/><draw:equation draw:name="f18" draw:formula="46"/><draw:equation draw:name="f19" draw:formula="57"/><draw:equation draw:name="f20" draw:formula="126"/><draw:equation draw:name="f21" draw:formula="65"/><draw:equation draw:name="f22" draw:formula="149"/><draw:equation draw:name="f23" draw:formula="157"/><draw:equation draw:name="f24" draw:formula="58"/><draw:equation draw:name="f25" draw:formula="17"/><draw:equation draw:name="f26" draw:formula="125"/><draw:equation draw:name="f27" draw:formula="40"/><draw:equation draw:name="f28" draw:formula="99"/><draw:equation draw:name="f29" draw:formula="153"/><draw:equation draw:name="f30" draw:formula="42"/><draw:equation draw:name="f31" draw:formula="91"/><draw:equation draw:name="f32" draw:formula="145"/><draw:equation draw:name="f33" draw:formula="140"/><draw:equation draw:name="f34" draw:formula="136"/><draw:equation draw:name="f35" draw:formula="156"/><draw:equation draw:name="f36" draw:formula="152"/><draw:equation draw:name="f37" draw:formula="151"/><draw:equation draw:name="f38" draw:formula="137"/><draw:equation draw:name="f39" draw:formula="110"/><draw:equation draw:name="f40" draw:formula="184"/><draw:equation draw:name="f41" draw:formula="95"/><draw:equation draw:name="f42" draw:formula="73"/><draw:equation draw:name="f43" draw:formula="166"/><draw:equation draw:name="f44" draw:formula="?f3 - ?f1"/><draw:equation draw:name="f45" draw:formula="?f2 - ?f1"/><draw:equation draw:name="f46" draw:formula="?f45 / 162"/><draw:equation draw:name="f47" draw:formula="?f44 / 195"/><draw:equation draw:name="f48" draw:formula="?f1 / ?f46"/><draw:equation draw:name="f49" draw:formula="?f2 / ?f46"/><draw:equation draw:name="f50" draw:formula="?f1 / ?f47"/><draw:equation draw:name="f51" draw:formula="?f3 / ?f47"/></draw:enhanced-geometry></draw:custom-shape><draw:custom-shape svg:x="0.46122in" svg:y="0.04319in" svg:width="0.27254in" svg:height="0.09843in" draw:id="id87" draw:style-name="a87" draw:name="Freeform: Shape 89"><svg:title/><svg:desc/><text:p text:style-name="Normal"/><draw:enhanced-geometry draw:type="non-primitive" svg:viewBox="0 0 164 195" draw:enhanced-path="M ?f3 ?f4 C ?f5 ?f6 ?f7 ?f8 ?f9 ?f8 ?f10 ?f8 ?f11 ?f12 ?f11 ?f4 Z M ?f13 ?f14 L ?f15 ?f14 C ?f16 ?f14 ?f1 ?f14 ?f1 ?f4 ?f1 ?f17 ?f18 ?f0 ?f9 ?f0 ?f19 ?f0 ?f0 ?f20 ?f0 ?f21 ?f0 ?f15 ?f22 ?f2 ?f23 ?f2 ?f24 ?f2 ?f1 ?f25 ?f1 ?f26 ?f1 ?f27 ?f28 ?f29 ?f30 ?f29 ?f31 ?f29 ?f31 ?f11 ?f15 ?f32 ?f33 ?f34 ?f35 ?f34 ?f36 ?f34 ?f7 ?f34 ?f37 ?f38 ?f39 ?f40 ?f13 ?f27 ?f13 ?f41 ?f13 ?f14 Z N" draw:text-areas="?f46 ?f48 ?f47 ?f49"><draw:equation draw:name="f0" draw:formula="0"/><draw:equation draw:name="f1" draw:formula="164"/><draw:equation draw:name="f2" draw:formula="195"/><draw:equation draw:name="f3" draw:formula="36"/><draw:equation draw:name="f4" draw:formula="83"/><draw:equation draw:name="f5" draw:formula="38"/><draw:equation draw:name="f6" draw:formula="20"/><draw:equation draw:name="f7" draw:formula="74"/><draw:equation draw:name="f8" draw:formula="10"/><draw:equation draw:name="f9" draw:formula="89"/><draw:equation draw:name="f10" draw:formula="132"/><draw:equation draw:name="f11" draw:formula="137"/><draw:equation draw:name="f12" draw:formula="68"/><draw:equation draw:name="f13" draw:formula="35"/><draw:equation draw:name="f14" draw:formula="93"/><draw:equation draw:name="f15" draw:formula="154"/><draw:equation draw:name="f16" draw:formula="163"/><draw:equation draw:name="f17" draw:formula="41"/><draw:equation draw:name="f18" draw:formula="142"/><draw:equation draw:name="f19" draw:formula="40"/><draw:equation draw:name="f20" draw:formula="43"/><draw:equation draw:name="f21" draw:formula="98"/><draw:equation draw:name="f22" draw:formula="44"/><draw:equation draw:name="f23" draw:formula="94"/><draw:equation draw:name="f24" draw:formula="145"/><draw:equation draw:name="f25" draw:formula="148"/><draw:equation draw:name="f26" draw:formula="140"/><draw:equation draw:name="f27" draw:formula="136"/><draw:equation draw:name="f28" draw:formula="161"/><draw:equation draw:name="f29" draw:formula="135"/><draw:equation draw:name="f30" draw:formula="158"/><draw:equation draw:name="f31" draw:formula="155"/><draw:equation draw:name="f32" draw:formula="141"/><draw:equation draw:name="f33" draw:formula="138"/><draw:equation draw:name="f34" draw:formula="184"/><draw:equation draw:name="f35" draw:formula="101"/><draw:equation draw:name="f36" draw:formula="96"/><draw:equation draw:name="f37" draw:formula="58"/><draw:equation draw:name="f38" draw:formula="172"/><draw:equation draw:name="f39" draw:formula="48"/><draw:equation draw:name="f40" draw:formula="157"/><draw:equation draw:name="f41" draw:formula="107"/><draw:equation draw:name="f42" draw:formula="?f2 - ?f0"/><draw:equation draw:name="f43" draw:formula="?f1 - ?f0"/><draw:equation draw:name="f44" draw:formula="?f43 / 164"/><draw:equation draw:name="f45" draw:formula="?f42 / 195"/><draw:equation draw:name="f46" draw:formula="?f0 / ?f44"/><draw:equation draw:name="f47" draw:formula="?f1 / ?f44"/><draw:equation draw:name="f48" draw:formula="?f0 / ?f45"/><draw:equation draw:name="f49" draw:formula="?f2 / ?f45"/></draw:enhanced-geometry></draw:custom-shape><draw:custom-shape svg:x="0.53638in" svg:y="0.00471in" svg:width="0.27254in" svg:height="0.1137in" draw:id="id88" draw:style-name="a88" draw:name="Freeform: Shape 90"><svg:title/><svg:desc/><text:p text:style-name="Normal"/><draw:enhanced-geometry draw:type="non-primitive" svg:viewBox="0 0 260 291" draw:enhanced-path="M ?f3 ?f4 L ?f3 ?f5 C ?f3 ?f6 ?f3 ?f7 ?f8 ?f7 L ?f9 ?f7 C ?f10 ?f7 ?f11 ?f12 ?f11 ?f13 ?f11 ?f14 ?f15 ?f4 ?f16 ?f4 Z M ?f17 ?f18 C ?f19 ?f20 ?f21 ?f22 ?f21 ?f13 ?f21 ?f23 ?f24 ?f0 ?f25 ?f0 L ?f0 ?f0 ?f0 ?f7 ?f26 ?f7 C ?f27 ?f7 ?f27 ?f28 ?f27 ?f29 L ?f27 ?f30 C ?f27 ?f31 ?f27 ?f32 ?f26 ?f32 L ?f0 ?f32 ?f0 ?f2 ?f33 ?f2 C ?f34 ?f2 ?f1 ?f35 ?f1 ?f36 ?f1 ?f37 ?f38 ?f39 ?f17 ?f18 Z M ?f9 ?f32 L ?f8 ?f32 C ?f3 ?f32 ?f3 ?f40 ?f3 ?f1 L ?f3 ?f41 ?f42 ?f41 C ?f43 ?f41 ?f44 ?f45 ?f44 ?f36 ?f44 ?f46 ?f47 ?f32 ?f9 ?f32 Z N" draw:text-areas="?f52 ?f54 ?f53 ?f55"><draw:equation draw:name="f0" draw:formula="0"/><draw:equation draw:name="f1" draw:formula="260"/><draw:equation draw:name="f2" draw:formula="291"/><draw:equation draw:name="f3" draw:formula="79"/><draw:equation draw:name="f4" draw:formula="135"/><draw:equation draw:name="f5" draw:formula="30"/><draw:equation draw:name="f6" draw:formula="16"/><draw:equation draw:name="f7" draw:formula="13"/><draw:equation draw:name="f8" draw:formula="100"/><draw:equation draw:name="f9" draw:formula="152"/><draw:equation draw:name="f10" draw:formula="193"/><draw:equation draw:name="f11" draw:formula="208"/><draw:equation draw:name="f12" draw:formula="49"/><draw:equation draw:name="f13" draw:formula="72"/><draw:equation draw:name="f14" draw:formula="99"/><draw:equation draw:name="f15" draw:formula="187"/><draw:equation draw:name="f16" draw:formula="140"/><draw:equation draw:name="f17" draw:formula="179"/><draw:equation draw:name="f18" draw:formula="139"/><draw:equation draw:name="f19" draw:formula="220"/><draw:equation draw:name="f20" draw:formula="130"/><draw:equation draw:name="f21" draw:formula="250"/><draw:equation draw:name="f22" draw:formula="104"/><draw:equation draw:name="f23" draw:formula="35"/><draw:equation draw:name="f24" draw:formula="210"/><draw:equation draw:name="f25" draw:formula="155"/><draw:equation draw:name="f26" draw:formula="10"/><draw:equation draw:name="f27" draw:formula="43"/><draw:equation draw:name="f28" draw:formula="18"/><draw:equation draw:name="f29" draw:formula="34"/><draw:equation draw:name="f30" draw:formula="258"/><draw:equation draw:name="f31" draw:formula="272"/><draw:equation draw:name="f32" draw:formula="277"/><draw:equation draw:name="f33" draw:formula="166"/><draw:equation draw:name="f34" draw:formula="222"/><draw:equation draw:name="f35" draw:formula="253"/><draw:equation draw:name="f36" draw:formula="212"/><draw:equation draw:name="f37" draw:formula="176"/><draw:equation draw:name="f38" draw:formula="226"/><draw:equation draw:name="f39" draw:formula="143"/><draw:equation draw:name="f40" draw:formula="275"/><draw:equation draw:name="f41" draw:formula="145"/><draw:equation draw:name="f42" draw:formula="158"/><draw:equation draw:name="f43" draw:formula="200"/><draw:equation draw:name="f44" draw:formula="218"/><draw:equation draw:name="f45" draw:formula="183"/><draw:equation draw:name="f46" draw:formula="242"/><draw:equation draw:name="f47" draw:formula="196"/><draw:equation draw:name="f48" draw:formula="?f2 - ?f0"/><draw:equation draw:name="f49" draw:formula="?f1 - ?f0"/><draw:equation draw:name="f50" draw:formula="?f49 / 260"/><draw:equation draw:name="f51" draw:formula="?f48 / 291"/><draw:equation draw:name="f52" draw:formula="?f0 / ?f50"/><draw:equation draw:name="f53" draw:formula="?f1 / ?f50"/><draw:equation draw:name="f54" draw:formula="?f0 / ?f51"/><draw:equation draw:name="f55" draw:formula="?f2 / ?f51"/></draw:enhanced-geometry></draw:custom-shape><draw:custom-shape svg:x="0.65365in" svg:y="0.00196in" svg:width="0.27254in" svg:height="0.11509in" draw:id="id89" draw:style-name="a89" draw:name="Freeform: Shape 91"><svg:title/><svg:desc/><text:p text:style-name="Normal"/><draw:enhanced-geometry draw:type="non-primitive" svg:viewBox="0 0 95 295" draw:enhanced-path="M ?f3 ?f0 L ?f0 ?f4 ?f0 ?f5 C ?f6 ?f5 ?f7 ?f8 ?f7 ?f9 L ?f7 ?f10 C ?f7 ?f11 ?f12 ?f11 ?f0 ?f11 L ?f0 ?f2 C ?f13 ?f2 ?f14 ?f15 ?f16 ?f15 ?f17 ?f15 ?f18 ?f2 ?f1 ?f2 L ?f1 ?f11 C ?f19 ?f11 ?f3 ?f11 ?f3 ?f10 Z N" draw:text-areas="?f24 ?f26 ?f25 ?f27"><draw:equation draw:name="f0" draw:formula="0"/><draw:equation draw:name="f1" draw:formula="95"/><draw:equation draw:name="f2" draw:formula="295"/><draw:equation draw:name="f3" draw:formula="61"/><draw:equation draw:name="f4" draw:formula="5"/><draw:equation draw:name="f5" draw:formula="18"/><draw:equation draw:name="f6" draw:formula="30"/><draw:equation draw:name="f7" draw:formula="34"/><draw:equation draw:name="f8" draw:formula="20"/><draw:equation draw:name="f9" draw:formula="42"/><draw:equation draw:name="f10" draw:formula="263"/><draw:equation draw:name="f11" draw:formula="282"/><draw:equation draw:name="f12" draw:formula="29"/><draw:equation draw:name="f13" draw:formula="14"/><draw:equation draw:name="f14" draw:formula="37"/><draw:equation draw:name="f15" draw:formula="294"/><draw:equation draw:name="f16" draw:formula="48"/><draw:equation draw:name="f17" draw:formula="58"/><draw:equation draw:name="f18" draw:formula="79"/><draw:equation draw:name="f19" draw:formula="66"/><draw:equation draw:name="f20" draw:formula="?f2 - ?f0"/><draw:equation draw:name="f21" draw:formula="?f1 - ?f0"/><draw:equation draw:name="f22" draw:formula="?f21 / 95"/><draw:equation draw:name="f23" draw:formula="?f20 / 295"/><draw:equation draw:name="f24" draw:formula="?f0 / ?f22"/><draw:equation draw:name="f25" draw:formula="?f1 / ?f22"/><draw:equation draw:name="f26" draw:formula="?f0 / ?f23"/><draw:equation draw:name="f27" draw:formula="?f2 / ?f23"/></draw:enhanced-geometry></draw:custom-shape><draw:custom-shape svg:x="0.69891in" svg:y="0.04319in" svg:width="0.27254in" svg:height="0.09843in" draw:id="id90" draw:style-name="a90" draw:name="Freeform: Shape 92"><svg:title/><svg:desc/><text:p text:style-name="Normal"/><draw:enhanced-geometry draw:type="non-primitive" svg:viewBox="0 0 188 195" draw:enhanced-path="M ?f1 ?f3 C ?f1 ?f4 ?f5 ?f0 ?f6 ?f0 ?f7 ?f0 ?f0 ?f8 ?f0 ?f3 ?f0 ?f9 ?f10 ?f2 ?f11 ?f2 ?f5 ?f2 ?f1 ?f9 ?f1 ?f3 Z M ?f6 ?f12 C ?f13 ?f12 ?f14 ?f15 ?f16 ?f17 ?f18 ?f19 ?f18 ?f20 ?f18 ?f21 ?f18 ?f22 ?f18 ?f23 ?f16 ?f24 ?f25 ?f26 ?f27 ?f28 ?f11 ?f28 ?f29 ?f28 ?f30 ?f31 ?f32 ?f24 ?f33 ?f34 ?f33 ?f22 ?f33 ?f21 ?f33 ?f20 ?f33 ?f35 ?f36 ?f37 ?f38 ?f39 ?f40 ?f12 ?f6 ?f12 Z N" draw:text-areas="?f45 ?f47 ?f46 ?f48"><draw:equation draw:name="f0" draw:formula="0"/><draw:equation draw:name="f1" draw:formula="188"/><draw:equation draw:name="f2" draw:formula="195"/><draw:equation draw:name="f3" draw:formula="100"/><draw:equation draw:name="f4" draw:formula="45"/><draw:equation draw:name="f5" draw:formula="145"/><draw:equation draw:name="f6" draw:formula="95"/><draw:equation draw:name="f7" draw:formula="41"/><draw:equation draw:name="f8" draw:formula="47"/><draw:equation draw:name="f9" draw:formula="154"/><draw:equation draw:name="f10" draw:formula="44"/><draw:equation draw:name="f11" draw:formula="94"/><draw:equation draw:name="f12" draw:formula="184"/><draw:equation draw:name="f13" draw:formula="76"/><draw:equation draw:name="f14" draw:formula="58"/><draw:equation draw:name="f15" draw:formula="176"/><draw:equation draw:name="f16" draw:formula="46"/><draw:equation draw:name="f17" draw:formula="157"/><draw:equation draw:name="f18" draw:formula="35"/><draw:equation draw:name="f19" draw:formula="137"/><draw:equation draw:name="f20" draw:formula="112"/><draw:equation draw:name="f21" draw:formula="96"/><draw:equation draw:name="f22" draw:formula="80"/><draw:equation draw:name="f23" draw:formula="57"/><draw:equation draw:name="f24" draw:formula="37"/><draw:equation draw:name="f25" draw:formula="56"/><draw:equation draw:name="f26" draw:formula="18"/><draw:equation draw:name="f27" draw:formula="77"/><draw:equation draw:name="f28" draw:formula="10"/><draw:equation draw:name="f29" draw:formula="113"/><draw:equation draw:name="f30" draw:formula="131"/><draw:equation draw:name="f31" draw:formula="19"/><draw:equation draw:name="f32" draw:formula="142"/><draw:equation draw:name="f33" draw:formula="152"/><draw:equation draw:name="f34" draw:formula="55"/><draw:equation draw:name="f35" draw:formula="135"/><draw:equation draw:name="f36" draw:formula="144"/><draw:equation draw:name="f37" draw:formula="153"/><draw:equation draw:name="f38" draw:formula="134"/><draw:equation draw:name="f39" draw:formula="172"/><draw:equation draw:name="f40" draw:formula="115"/><draw:equation draw:name="f41" draw:formula="?f2 - ?f0"/><draw:equation draw:name="f42" draw:formula="?f1 - ?f0"/><draw:equation draw:name="f43" draw:formula="?f42 / 188"/><draw:equation draw:name="f44" draw:formula="?f41 / 195"/><draw:equation draw:name="f45" draw:formula="?f0 / ?f43"/><draw:equation draw:name="f46" draw:formula="?f1 / ?f43"/><draw:equation draw:name="f47" draw:formula="?f0 / ?f44"/><draw:equation draw:name="f48" draw:formula="?f2 / ?f44"/></draw:enhanced-geometry></draw:custom-shape><draw:custom-shape svg:x="0.78745in" svg:y="0.04319in" svg:width="0.27254in" svg:height="0.09843in" draw:id="id91" draw:style-name="a91" draw:name="Freeform: Shape 93"><svg:title/><svg:desc/><text:p text:style-name="Normal"/><draw:enhanced-geometry draw:type="non-primitive" svg:viewBox="0 0 162 195" draw:enhanced-path="M ?f4 ?f5 C ?f4 ?f6 ?f7 ?f8 ?f9 ?f8 ?f10 ?f8 ?f11 ?f8 ?f12 ?f13 ?f14 ?f15 ?f16 ?f17 ?f16 ?f18 ?f16 ?f19 ?f20 ?f21 ?f12 ?f21 ?f22 ?f21 ?f23 ?f24 ?f23 ?f18 ?f23 ?f25 ?f26 ?f1 ?f9 ?f1 ?f27 ?f1 ?f1 ?f18 ?f1 ?f28 ?f1 ?f29 ?f30 ?f3 ?f31 ?f3 ?f22 ?f3 ?f2 ?f32 ?f2 ?f33 ?f2 ?f34 ?f23 ?f34 ?f35 ?f34 ?f36 ?f34 ?f37 ?f38 ?f37 ?f33 ?f12 ?f0 ?f39 ?f40 ?f41 ?f40 ?f42 ?f40 ?f4 ?f43 ?f4 ?f5 Z N" draw:text-areas="?f48 ?f50 ?f49 ?f51"><draw:equation draw:name="f0" draw:formula="180"/><draw:equation draw:name="f1" draw:formula="0"/><draw:equation draw:name="f2" draw:formula="162"/><draw:equation draw:name="f3" draw:formula="195"/><draw:equation draw:name="f4" draw:formula="35"/><draw:equation draw:name="f5" draw:formula="98"/><draw:equation draw:name="f6" draw:formula="29"/><draw:equation draw:name="f7" draw:formula="70"/><draw:equation draw:name="f8" draw:formula="11"/><draw:equation draw:name="f9" draw:formula="92"/><draw:equation draw:name="f10" draw:formula="96"/><draw:equation draw:name="f11" draw:formula="124"/><draw:equation draw:name="f12" draw:formula="138"/><draw:equation draw:name="f13" draw:formula="27"/><draw:equation draw:name="f14" draw:formula="121"/><draw:equation draw:name="f15" draw:formula="28"/><draw:equation draw:name="f16" draw:formula="118"/><draw:equation draw:name="f17" draw:formula="41"/><draw:equation draw:name="f18" draw:formula="46"/><draw:equation draw:name="f19" draw:formula="57"/><draw:equation draw:name="f20" draw:formula="126"/><draw:equation draw:name="f21" draw:formula="65"/><draw:equation draw:name="f22" draw:formula="149"/><draw:equation draw:name="f23" draw:formula="157"/><draw:equation draw:name="f24" draw:formula="58"/><draw:equation draw:name="f25" draw:formula="17"/><draw:equation draw:name="f26" draw:formula="125"/><draw:equation draw:name="f27" draw:formula="40"/><draw:equation draw:name="f28" draw:formula="99"/><draw:equation draw:name="f29" draw:formula="153"/><draw:equation draw:name="f30" draw:formula="42"/><draw:equation draw:name="f31" draw:formula="91"/><draw:equation draw:name="f32" draw:formula="145"/><draw:equation draw:name="f33" draw:formula="140"/><draw:equation draw:name="f34" draw:formula="136"/><draw:equation draw:name="f35" draw:formula="156"/><draw:equation draw:name="f36" draw:formula="152"/><draw:equation draw:name="f37" draw:formula="151"/><draw:equation draw:name="f38" draw:formula="137"/><draw:equation draw:name="f39" draw:formula="110"/><draw:equation draw:name="f40" draw:formula="184"/><draw:equation draw:name="f41" draw:formula="95"/><draw:equation draw:name="f42" draw:formula="73"/><draw:equation draw:name="f43" draw:formula="166"/><draw:equation draw:name="f44" draw:formula="?f3 - ?f1"/><draw:equation draw:name="f45" draw:formula="?f2 - ?f1"/><draw:equation draw:name="f46" draw:formula="?f45 / 162"/><draw:equation draw:name="f47" draw:formula="?f44 / 195"/><draw:equation draw:name="f48" draw:formula="?f1 / ?f46"/><draw:equation draw:name="f49" draw:formula="?f2 / ?f46"/><draw:equation draw:name="f50" draw:formula="?f1 / ?f47"/><draw:equation draw:name="f51" draw:formula="?f3 / ?f47"/></draw:enhanced-geometry></draw:custom-shape><draw:custom-shape svg:x="0.86144in" svg:y="0.06518in" svg:width="0.27254in" svg:height="0.09843in" draw:id="id92" draw:style-name="a92" draw:name="Freeform: Shape 94"><svg:title/><svg:desc/><text:p text:style-name="Normal"/><draw:enhanced-geometry draw:type="non-primitive" svg:viewBox="0 0 91 201" draw:enhanced-path="M ?f4 ?f5 C ?f4 ?f6 ?f7 ?f1 ?f8 ?f1 ?f9 ?f1 ?f10 ?f11 ?f10 ?f12 ?f10 ?f13 ?f14 ?f15 ?f16 ?f15 ?f17 ?f15 ?f4 ?f18 ?f4 ?f5 Z M ?f13 ?f19 C ?f20 ?f21 ?f18 ?f22 ?f18 ?f23 ?f18 ?f24 ?f25 ?f3 ?f26 ?f3 ?f27 ?f3 ?f2 ?f28 ?f2 ?f29 ?f2 ?f30 ?f31 ?f30 ?f31 ?f30 ?f32 ?f30 ?f32 ?f33 ?f34 ?f35 ?f36 ?f0 ?f37 ?f38 ?f26 ?f38 ?f39 ?f38 ?f40 ?f41 ?f40 ?f42 ?f40 ?f43 ?f44 ?f22 ?f45 ?f19 ?f46 ?f47 ?f48 ?f49 ?f50 ?f51 ?f14 ?f52 ?f53 ?f54 ?f55 ?f56 ?f8 ?f57 ?f58 ?f59 ?f58 ?f60 ?f58 ?f61 ?f37 ?f16 ?f44 ?f16 ?f62 ?f16 ?f1 ?f63 ?f1 ?f64 ?f1 ?f65 ?f66 ?f65 ?f67 ?f65 ?f68 ?f65 ?f68 ?f69 ?f5 ?f70 ?f71 ?f31 ?f25 ?f72 ?f39 ?f72 ?f73 ?f72 ?f74 ?f61 ?f74 ?f31 ?f74 ?f60 ?f26 ?f75 ?f40 ?f69 Z N" draw:text-areas="?f80 ?f82 ?f81 ?f83"><draw:equation draw:name="f0" draw:formula="180"/><draw:equation draw:name="f1" draw:formula="0"/><draw:equation draw:name="f2" draw:formula="91"/><draw:equation draw:name="f3" draw:formula="201"/><draw:equation draw:name="f4" draw:formula="83"/><draw:equation draw:name="f5" draw:formula="11"/><draw:equation draw:name="f6" draw:formula="6"/><draw:equation draw:name="f7" draw:formula="79"/><draw:equation draw:name="f8" draw:formula="71"/><draw:equation draw:name="f9" draw:formula="62"/><draw:equation draw:name="f10" draw:formula="54"/><draw:equation draw:name="f11" draw:formula="7"/><draw:equation draw:name="f12" draw:formula="17"/><draw:equation draw:name="f13" draw:formula="22"/><draw:equation draw:name="f14" draw:formula="58"/><draw:equation draw:name="f15" draw:formula="28"/><draw:equation draw:name="f16" draw:formula="66"/><draw:equation draw:name="f17" draw:formula="74"/><draw:equation draw:name="f18" draw:formula="19"/><draw:equation draw:name="f19" draw:formula="163"/><draw:equation draw:name="f20" draw:formula="20"/><draw:equation draw:name="f21" draw:formula="166"/><draw:equation draw:name="f22" draw:formula="170"/><draw:equation draw:name="f23" draw:formula="176"/><draw:equation draw:name="f24" draw:formula="189"/><draw:equation draw:name="f25" draw:formula="31"/><draw:equation draw:name="f26" draw:formula="48"/><draw:equation draw:name="f27" draw:formula="78"/><draw:equation draw:name="f28" draw:formula="159"/><draw:equation draw:name="f29" draw:formula="156"/><draw:equation draw:name="f30" draw:formula="151"/><draw:equation draw:name="f31" draw:formula="86"/><draw:equation draw:name="f32" draw:formula="82"/><draw:equation draw:name="f33" draw:formula="153"/><draw:equation draw:name="f34" draw:formula="80"/><draw:equation draw:name="f35" draw:formula="157"/><draw:equation draw:name="f36" draw:formula="73"/><draw:equation draw:name="f37" draw:formula="60"/><draw:equation draw:name="f38" draw:formula="193"/><draw:equation draw:name="f39" draw:formula="42"/><draw:equation draw:name="f40" draw:formula="41"/><draw:equation draw:name="f41" draw:formula="188"/><draw:equation draw:name="f42" draw:formula="182"/><draw:equation draw:name="f43" draw:formula="175"/><draw:equation draw:name="f44" draw:formula="43"/><draw:equation draw:name="f45" draw:formula="46"/><draw:equation draw:name="f46" draw:formula="49"/><draw:equation draw:name="f47" draw:formula="154"/><draw:equation draw:name="f48" draw:formula="52"/><draw:equation draw:name="f49" draw:formula="147"/><draw:equation draw:name="f50" draw:formula="55"/><draw:equation draw:name="f51" draw:formula="139"/><draw:equation draw:name="f52" draw:formula="131"/><draw:equation draw:name="f53" draw:formula="68"/><draw:equation draw:name="f54" draw:formula="105"/><draw:equation draw:name="f55" draw:formula="70"/><draw:equation draw:name="f56" draw:formula="101"/><draw:equation draw:name="f57" draw:formula="98"/><draw:equation draw:name="f58" draw:formula="72"/><draw:equation draw:name="f59" draw:formula="94"/><draw:equation draw:name="f60" draw:formula="92"/><draw:equation draw:name="f61" draw:formula="77"/><draw:equation draw:name="f62" draw:formula="13"/><draw:equation draw:name="f63" draw:formula="107"/><draw:equation draw:name="f64" draw:formula="112"/><draw:equation draw:name="f65" draw:formula="116"/><draw:equation draw:name="f66" draw:formula="4"/><draw:equation draw:name="f67" draw:formula="5"/><draw:equation draw:name="f68" draw:formula="10"/><draw:equation draw:name="f69" draw:formula="115"/><draw:equation draw:name="f70" draw:formula="111"/><draw:equation draw:name="f71" draw:formula="18"/><draw:equation draw:name="f72" draw:formula="75"/><draw:equation draw:name="f73" draw:formula="47"/><draw:equation draw:name="f74" draw:formula="50"/><draw:equation draw:name="f75" draw:formula="96"/><draw:equation draw:name="f76" draw:formula="?f3 - ?f1"/><draw:equation draw:name="f77" draw:formula="?f2 - ?f1"/><draw:equation draw:name="f78" draw:formula="?f77 / 91"/><draw:equation draw:name="f79" draw:formula="?f76 / 201"/><draw:equation draw:name="f80" draw:formula="?f1 / ?f78"/><draw:equation draw:name="f81" draw:formula="?f2 / ?f78"/><draw:equation draw:name="f82" draw:formula="?f1 / ?f79"/><draw:equation draw:name="f83" draw:formula="?f3 / ?f79"/></draw:enhanced-geometry></draw:custom-shape><draw:custom-shape svg:x="0.96612in" svg:y="0.05616in" svg:width="0.27254in" svg:height="0.09843in" draw:id="id93" draw:style-name="a93" draw:name="Freeform: Shape 95"><svg:title/><svg:desc/><text:p text:style-name="Normal"/><draw:enhanced-geometry draw:type="non-primitive" svg:viewBox="0 0 282 100" draw:enhanced-path="M ?f3 ?f4 C ?f5 ?f4 ?f1 ?f4 ?f1 ?f6 ?f1 ?f0 ?f5 ?f0 ?f3 ?f0 L ?f7 ?f0 C ?f6 ?f0 ?f0 ?f0 ?f0 ?f6 ?f0 ?f4 ?f6 ?f4 ?f7 ?f4 Z M ?f3 ?f2 C ?f5 ?f2 ?f1 ?f2 ?f1 ?f8 ?f1 ?f9 ?f5 ?f9 ?f3 ?f9 L ?f7 ?f9 C ?f6 ?f9 ?f0 ?f9 ?f0 ?f8 ?f0 ?f2 ?f6 ?f2 ?f7 ?f2 Z N" draw:text-areas="?f14 ?f16 ?f15 ?f17"><draw:equation draw:name="f0" draw:formula="0"/><draw:equation draw:name="f1" draw:formula="282"/><draw:equation draw:name="f2" draw:formula="100"/><draw:equation draw:name="f3" draw:formula="268"/><draw:equation draw:name="f4" draw:formula="17"/><draw:equation draw:name="f5" draw:formula="274"/><draw:equation draw:name="f6" draw:formula="8"/><draw:equation draw:name="f7" draw:formula="14"/><draw:equation draw:name="f8" draw:formula="92"/><draw:equation draw:name="f9" draw:formula="83"/><draw:equation draw:name="f10" draw:formula="?f2 - ?f0"/><draw:equation draw:name="f11" draw:formula="?f1 - ?f0"/><draw:equation draw:name="f12" draw:formula="?f11 / 282"/><draw:equation draw:name="f13" draw:formula="?f10 / 100"/><draw:equation draw:name="f14" draw:formula="?f0 / ?f12"/><draw:equation draw:name="f15" draw:formula="?f1 / ?f12"/><draw:equation draw:name="f16" draw:formula="?f0 / ?f13"/><draw:equation draw:name="f17" draw:formula="?f2 / ?f13"/></draw:enhanced-geometry></draw:custom-shape><draw:custom-shape svg:x="1.13927in" svg:y="0.00196in" svg:width="0.27254in" svg:height="0.11718in" draw:id="id94" draw:style-name="a94" draw:name="Freeform: Shape 96"><svg:title/><svg:desc/><text:p text:style-name="Normal"/><draw:enhanced-geometry draw:type="non-primitive" svg:viewBox="0 0 91 300" draw:enhanced-path="M ?f1 ?f3 C ?f1 ?f3 ?f1 ?f0 ?f4 ?f0 ?f5 ?f0 ?f6 ?f7 ?f8 ?f3 ?f9 ?f3 ?f10 ?f3 ?f10 ?f11 ?f10 ?f12 ?f9 ?f12 ?f13 ?f12 ?f14 ?f12 ?f15 ?f16 ?f15 ?f10 L ?f14 ?f8 ?f17 ?f18 C ?f19 ?f20 ?f0 ?f21 ?f0 ?f22 ?f0 ?f23 ?f24 ?f2 ?f25 ?f2 ?f26 ?f2 ?f27 ?f28 ?f29 ?f30 ?f31 ?f22 ?f32 ?f33 ?f32 ?f34 ?f32 ?f35 ?f36 ?f35 ?f31 ?f35 ?f37 ?f35 ?f37 ?f38 ?f39 ?f40 ?f41 ?f42 ?f15 ?f43 ?f44 ?f43 ?f45 ?f43 ?f45 ?f46 ?f45 ?f47 ?f45 ?f22 ?f45 ?f48 ?f9 ?f20 Z N" draw:text-areas="?f53 ?f55 ?f54 ?f56"><draw:equation draw:name="f0" draw:formula="0"/><draw:equation draw:name="f1" draw:formula="91"/><draw:equation draw:name="f2" draw:formula="300"/><draw:equation draw:name="f3" draw:formula="5"/><draw:equation draw:name="f4" draw:formula="86"/><draw:equation draw:name="f5" draw:formula="76"/><draw:equation draw:name="f6" draw:formula="44"/><draw:equation draw:name="f7" draw:formula="4"/><draw:equation draw:name="f8" draw:formula="34"/><draw:equation draw:name="f9" draw:formula="30"/><draw:equation draw:name="f10" draw:formula="25"/><draw:equation draw:name="f11" draw:formula="13"/><draw:equation draw:name="f12" draw:formula="18"/><draw:equation draw:name="f13" draw:formula="36"/><draw:equation draw:name="f14" draw:formula="56"/><draw:equation draw:name="f15" draw:formula="58"/><draw:equation draw:name="f16" draw:formula="22"/><draw:equation draw:name="f17" draw:formula="2"/><draw:equation draw:name="f18" draw:formula="246"/><draw:equation draw:name="f19" draw:formula="1"/><draw:equation draw:name="f20" draw:formula="251"/><draw:equation draw:name="f21" draw:formula="254"/><draw:equation draw:name="f22" draw:formula="260"/><draw:equation draw:name="f23" draw:formula="285"/><draw:equation draw:name="f24" draw:formula="19"/><draw:equation draw:name="f25" draw:formula="38"/><draw:equation draw:name="f26" draw:formula="53"/><draw:equation draw:name="f27" draw:formula="64"/><draw:equation draw:name="f28" draw:formula="292"/><draw:equation draw:name="f29" draw:formula="71"/><draw:equation draw:name="f30" draw:formula="276"/><draw:equation draw:name="f31" draw:formula="79"/><draw:equation draw:name="f32" draw:formula="84"/><draw:equation draw:name="f33" draw:formula="235"/><draw:equation draw:name="f34" draw:formula="234"/><draw:equation draw:name="f35" draw:formula="230"/><draw:equation draw:name="f36" draw:formula="80"/><draw:equation draw:name="f37" draw:formula="74"/><draw:equation draw:name="f38" draw:formula="231"/><draw:equation draw:name="f39" draw:formula="73"/><draw:equation draw:name="f40" draw:formula="237"/><draw:equation draw:name="f41" draw:formula="65"/><draw:equation draw:name="f42" draw:formula="265"/><draw:equation draw:name="f43" draw:formula="291"/><draw:equation draw:name="f44" draw:formula="40"/><draw:equation draw:name="f45" draw:formula="28"/><draw:equation draw:name="f46" draw:formula="277"/><draw:equation draw:name="f47" draw:formula="271"/><draw:equation draw:name="f48" draw:formula="259"/><draw:equation draw:name="f49" draw:formula="?f2 - ?f0"/><draw:equation draw:name="f50" draw:formula="?f1 - ?f0"/><draw:equation draw:name="f51" draw:formula="?f50 / 91"/><draw:equation draw:name="f52" draw:formula="?f49 / 300"/><draw:equation draw:name="f53" draw:formula="?f0 / ?f51"/><draw:equation draw:name="f54" draw:formula="?f1 / ?f51"/><draw:equation draw:name="f55" draw:formula="?f0 / ?f52"/><draw:equation draw:name="f56" draw:formula="?f2 / ?f52"/></draw:enhanced-geometry></draw:custom-shape><draw:custom-shape svg:x="1.18728in" svg:y="0.06519in" svg:width="0.27254in" svg:height="0.09843in" draw:id="id95" draw:style-name="a95" draw:name="Freeform: Shape 97"><svg:title/><svg:desc/><text:p text:style-name="Normal"/><draw:enhanced-geometry draw:type="non-primitive" svg:viewBox="0 0 91 201" draw:enhanced-path="M ?f4 ?f5 C ?f4 ?f6 ?f7 ?f1 ?f8 ?f1 ?f9 ?f1 ?f10 ?f11 ?f10 ?f12 ?f10 ?f13 ?f14 ?f15 ?f16 ?f15 ?f17 ?f15 ?f4 ?f18 ?f4 ?f5 Z M ?f13 ?f19 C ?f20 ?f21 ?f18 ?f22 ?f18 ?f23 ?f18 ?f24 ?f25 ?f3 ?f26 ?f3 ?f27 ?f3 ?f2 ?f28 ?f2 ?f29 ?f2 ?f30 ?f31 ?f30 ?f31 ?f30 ?f32 ?f30 ?f32 ?f33 ?f34 ?f35 ?f36 ?f0 ?f37 ?f38 ?f26 ?f38 ?f39 ?f38 ?f40 ?f41 ?f40 ?f42 ?f40 ?f43 ?f44 ?f22 ?f45 ?f19 ?f46 ?f47 ?f48 ?f49 ?f50 ?f51 ?f14 ?f52 ?f53 ?f54 ?f55 ?f56 ?f8 ?f57 ?f58 ?f59 ?f58 ?f60 ?f58 ?f61 ?f37 ?f16 ?f44 ?f16 ?f62 ?f16 ?f1 ?f63 ?f1 ?f64 ?f1 ?f65 ?f66 ?f65 ?f67 ?f65 ?f68 ?f65 ?f68 ?f69 ?f5 ?f70 ?f71 ?f31 ?f25 ?f72 ?f39 ?f72 ?f73 ?f72 ?f74 ?f61 ?f74 ?f31 ?f74 ?f60 ?f26 ?f75 ?f40 ?f69 Z N" draw:text-areas="?f80 ?f82 ?f81 ?f83"><draw:equation draw:name="f0" draw:formula="180"/><draw:equation draw:name="f1" draw:formula="0"/><draw:equation draw:name="f2" draw:formula="91"/><draw:equation draw:name="f3" draw:formula="201"/><draw:equation draw:name="f4" draw:formula="83"/><draw:equation draw:name="f5" draw:formula="11"/><draw:equation draw:name="f6" draw:formula="6"/><draw:equation draw:name="f7" draw:formula="79"/><draw:equation draw:name="f8" draw:formula="71"/><draw:equation draw:name="f9" draw:formula="62"/><draw:equation draw:name="f10" draw:formula="54"/><draw:equation draw:name="f11" draw:formula="7"/><draw:equation draw:name="f12" draw:formula="17"/><draw:equation draw:name="f13" draw:formula="22"/><draw:equation draw:name="f14" draw:formula="58"/><draw:equation draw:name="f15" draw:formula="28"/><draw:equation draw:name="f16" draw:formula="66"/><draw:equation draw:name="f17" draw:formula="74"/><draw:equation draw:name="f18" draw:formula="19"/><draw:equation draw:name="f19" draw:formula="163"/><draw:equation draw:name="f20" draw:formula="20"/><draw:equation draw:name="f21" draw:formula="166"/><draw:equation draw:name="f22" draw:formula="170"/><draw:equation draw:name="f23" draw:formula="176"/><draw:equation draw:name="f24" draw:formula="189"/><draw:equation draw:name="f25" draw:formula="31"/><draw:equation draw:name="f26" draw:formula="48"/><draw:equation draw:name="f27" draw:formula="78"/><draw:equation draw:name="f28" draw:formula="159"/><draw:equation draw:name="f29" draw:formula="156"/><draw:equation draw:name="f30" draw:formula="151"/><draw:equation draw:name="f31" draw:formula="86"/><draw:equation draw:name="f32" draw:formula="82"/><draw:equation draw:name="f33" draw:formula="153"/><draw:equation draw:name="f34" draw:formula="80"/><draw:equation draw:name="f35" draw:formula="157"/><draw:equation draw:name="f36" draw:formula="73"/><draw:equation draw:name="f37" draw:formula="60"/><draw:equation draw:name="f38" draw:formula="193"/><draw:equation draw:name="f39" draw:formula="42"/><draw:equation draw:name="f40" draw:formula="41"/><draw:equation draw:name="f41" draw:formula="188"/><draw:equation draw:name="f42" draw:formula="182"/><draw:equation draw:name="f43" draw:formula="175"/><draw:equation draw:name="f44" draw:formula="43"/><draw:equation draw:name="f45" draw:formula="46"/><draw:equation draw:name="f46" draw:formula="49"/><draw:equation draw:name="f47" draw:formula="154"/><draw:equation draw:name="f48" draw:formula="52"/><draw:equation draw:name="f49" draw:formula="147"/><draw:equation draw:name="f50" draw:formula="55"/><draw:equation draw:name="f51" draw:formula="139"/><draw:equation draw:name="f52" draw:formula="131"/><draw:equation draw:name="f53" draw:formula="68"/><draw:equation draw:name="f54" draw:formula="105"/><draw:equation draw:name="f55" draw:formula="70"/><draw:equation draw:name="f56" draw:formula="101"/><draw:equation draw:name="f57" draw:formula="98"/><draw:equation draw:name="f58" draw:formula="72"/><draw:equation draw:name="f59" draw:formula="94"/><draw:equation draw:name="f60" draw:formula="92"/><draw:equation draw:name="f61" draw:formula="77"/><draw:equation draw:name="f62" draw:formula="13"/><draw:equation draw:name="f63" draw:formula="107"/><draw:equation draw:name="f64" draw:formula="112"/><draw:equation draw:name="f65" draw:formula="116"/><draw:equation draw:name="f66" draw:formula="4"/><draw:equation draw:name="f67" draw:formula="5"/><draw:equation draw:name="f68" draw:formula="10"/><draw:equation draw:name="f69" draw:formula="115"/><draw:equation draw:name="f70" draw:formula="111"/><draw:equation draw:name="f71" draw:formula="18"/><draw:equation draw:name="f72" draw:formula="75"/><draw:equation draw:name="f73" draw:formula="47"/><draw:equation draw:name="f74" draw:formula="50"/><draw:equation draw:name="f75" draw:formula="96"/><draw:equation draw:name="f76" draw:formula="?f3 - ?f1"/><draw:equation draw:name="f77" draw:formula="?f2 - ?f1"/><draw:equation draw:name="f78" draw:formula="?f77 / 91"/><draw:equation draw:name="f79" draw:formula="?f76 / 201"/><draw:equation draw:name="f80" draw:formula="?f1 / ?f78"/><draw:equation draw:name="f81" draw:formula="?f2 / ?f78"/><draw:equation draw:name="f82" draw:formula="?f1 / ?f79"/><draw:equation draw:name="f83" draw:formula="?f3 / ?f79"/></draw:enhanced-geometry></draw:custom-shape><draw:custom-shape svg:x="1.29826in" svg:y="0.03613in" svg:width="0.27254in" svg:height="0.09843in" draw:id="id96" draw:style-name="a96" draw:name="Freeform: Shape 98"><svg:title/><svg:desc/><text:p text:style-name="Normal"/><draw:enhanced-geometry draw:type="non-primitive" svg:viewBox="0 0 205 205" draw:enhanced-path="M ?f2 ?f3 L ?f4 ?f5 C ?f6 ?f7 ?f8 ?f0 ?f9 ?f0 ?f10 ?f0 ?f0 ?f11 ?f0 ?f9 ?f0 ?f8 ?f7 ?f8 ?f5 ?f12 L ?f3 ?f13 ?f5 ?f14 C ?f7 ?f15 ?f0 ?f16 ?f0 ?f17 ?f0 ?f18 ?f10 ?f1 ?f9 ?f1 ?f8 ?f1 ?f6 ?f1 ?f4 ?f19 L ?f13 ?f20 ?f21 ?f22 C ?f23 ?f24 ?f16 ?f1 ?f17 ?f1 ?f25 ?f1 ?f1 ?f18 ?f1 ?f17 ?f1 ?f17 ?f1 ?f16 ?f24 ?f26 ?f22 ?f26 ?f27 ?f28 ?f29 ?f13 L ?f26 ?f30 C ?f16 ?f31 ?f32 ?f12 ?f22 ?f33 ?f22 ?f6 ?f1 ?f8 ?f1 ?f9 ?f1 ?f11 ?f25 ?f0 ?f17 ?f0 ?f15 ?f0 ?f23 ?f7 ?f34 ?f5 Z N" draw:text-areas="?f37 ?f37 ?f38 ?f38"><draw:equation draw:name="f0" draw:formula="0"/><draw:equation draw:name="f1" draw:formula="205"/><draw:equation draw:name="f2" draw:formula="103"/><draw:equation draw:name="f3" draw:formula="90"/><draw:equation draw:name="f4" draw:formula="18"/><draw:equation draw:name="f5" draw:formula="6"/><draw:equation draw:name="f6" draw:formula="13"/><draw:equation draw:name="f7" draw:formula="1"/><draw:equation draw:name="f8" draw:formula="12"/><draw:equation draw:name="f9" draw:formula="8"/><draw:equation draw:name="f10" draw:formula="5"/><draw:equation draw:name="f11" draw:formula="4"/><draw:equation draw:name="f12" draw:formula="17"/><draw:equation draw:name="f13" draw:formula="102"/><draw:equation draw:name="f14" draw:formula="188"/><draw:equation draw:name="f15" draw:formula="193"/><draw:equation draw:name="f16" draw:formula="194"/><draw:equation draw:name="f17" draw:formula="197"/><draw:equation draw:name="f18" draw:formula="201"/><draw:equation draw:name="f19" draw:formula="199"/><draw:equation draw:name="f20" draw:formula="115"/><draw:equation draw:name="f21" draw:formula="190"/><draw:equation draw:name="f22" draw:formula="203"/><draw:equation draw:name="f23" draw:formula="191"/><draw:equation draw:name="f24" draw:formula="204"/><draw:equation draw:name="f25" draw:formula="202"/><draw:equation draw:name="f26" draw:formula="192"/><draw:equation draw:name="f27" draw:formula="136"/><draw:equation draw:name="f28" draw:formula="124"/><draw:equation draw:name="f29" draw:formula="114"/><draw:equation draw:name="f30" draw:formula="25"/><draw:equation draw:name="f31" draw:formula="22"/><draw:equation draw:name="f32" draw:formula="200"/><draw:equation draw:name="f33" draw:formula="14"/><draw:equation draw:name="f34" draw:formula="187"/><draw:equation draw:name="f35" draw:formula="?f1 - ?f0"/><draw:equation draw:name="f36" draw:formula="?f35 / 205"/><draw:equation draw:name="f37" draw:formula="?f0 / ?f36"/><draw:equation draw:name="f38" draw:formula="?f1 / ?f36"/></draw:enhanced-geometry></draw:custom-shape><draw:custom-shape svg:x="1.43443in" svg:y="0.04398in" svg:width="0.27254in" svg:height="0.10606in" draw:id="id97" draw:style-name="a97" draw:name="Freeform: Shape 99"><svg:title/><svg:desc/><text:p text:style-name="Normal"/><draw:enhanced-geometry draw:type="non-primitive" svg:viewBox="0 0 221 271" draw:enhanced-path="M ?f3 ?f4 C ?f5 ?f6 ?f5 ?f7 ?f8 ?f7 ?f9 ?f7 ?f0 ?f7 ?f0 ?f10 ?f0 ?f11 ?f12 ?f2 ?f13 ?f2 ?f14 ?f2 ?f5 ?f11 ?f15 ?f11 ?f16 ?f11 ?f17 ?f2 ?f18 ?f2 ?f19 ?f2 ?f20 ?f2 ?f20 ?f21 ?f20 ?f7 ?f22 ?f7 ?f23 ?f7 ?f24 ?f7 ?f24 ?f6 ?f24 ?f25 ?f24 ?f26 ?f27 ?f28 ?f23 ?f29 ?f19 ?f30 ?f31 ?f32 ?f33 ?f32 ?f34 ?f32 ?f1 ?f35 ?f1 ?f36 ?f1 ?f37 ?f38 ?f0 ?f39 ?f0 ?f40 ?f0 ?f41 ?f42 ?f43 ?f44 ?f45 ?f46 ?f22 ?f0 ?f47 ?f0 ?f48 ?f0 ?f49 ?f14 ?f50 ?f51 ?f3 ?f52 ?f53 ?f54 ?f53 ?f55 ?f53 ?f17 ?f44 ?f17 ?f3 ?f17 ?f56 ?f17 ?f56 ?f17 ?f50 ?f57 ?f58 ?f59 ?f16 ?f8 ?f17 ?f8 ?f27 ?f8 ?f18 ?f60 ?f18 ?f5 ?f18 ?f52 ?f61 ?f49 ?f23 ?f62 Z M ?f63 ?f16 C ?f64 ?f49 ?f65 ?f44 ?f35 ?f66 ?f40 ?f67 ?f68 ?f8 ?f69 ?f8 ?f70 ?f8 ?f71 ?f51 ?f71 ?f72 ?f71 ?f73 ?f28 ?f74 ?f75 ?f76 ?f77 ?f78 ?f79 ?f80 ?f33 ?f80 ?f20 ?f80 ?f19 ?f81 ?f19 ?f82 ?f19 ?f83 ?f19 ?f84 ?f22 ?f85 Z N" draw:text-areas="?f90 ?f92 ?f91 ?f93"><draw:equation draw:name="f0" draw:formula="0"/><draw:equation draw:name="f1" draw:formula="221"/><draw:equation draw:name="f2" draw:formula="271"/><draw:equation draw:name="f3" draw:formula="32"/><draw:equation draw:name="f4" draw:formula="240"/><draw:equation draw:name="f5" draw:formula="29"/><draw:equation draw:name="f6" draw:formula="254"/><draw:equation draw:name="f7" draw:formula="258"/><draw:equation draw:name="f8" draw:formula="10"/><draw:equation draw:name="f9" draw:formula="5"/><draw:equation draw:name="f10" draw:formula="265"/><draw:equation draw:name="f11" draw:formula="269"/><draw:equation draw:name="f12" draw:formula="2"/><draw:equation draw:name="f13" draw:formula="6"/><draw:equation draw:name="f14" draw:formula="17"/><draw:equation draw:name="f15" draw:formula="41"/><draw:equation draw:name="f16" draw:formula="55"/><draw:equation draw:name="f17" draw:formula="70"/><draw:equation draw:name="f18" draw:formula="83"/><draw:equation draw:name="f19" draw:formula="85"/><draw:equation draw:name="f20" draw:formula="91"/><draw:equation draw:name="f21" draw:formula="262"/><draw:equation draw:name="f22" draw:formula="86"/><draw:equation draw:name="f23" draw:formula="80"/><draw:equation draw:name="f24" draw:formula="59"/><draw:equation draw:name="f25" draw:formula="251"/><draw:equation draw:name="f26" draw:formula="246"/><draw:equation draw:name="f27" draw:formula="77"/><draw:equation draw:name="f28" draw:formula="176"/><draw:equation draw:name="f29" draw:formula="165"/><draw:equation draw:name="f30" draw:formula="178"/><draw:equation draw:name="f31" draw:formula="97"/><draw:equation draw:name="f32" draw:formula="193"/><draw:equation draw:name="f33" draw:formula="119"/><draw:equation draw:name="f34" draw:formula="168"/><draw:equation draw:name="f35" draw:formula="130"/><draw:equation draw:name="f36" draw:formula="68"/><draw:equation draw:name="f37" draw:formula="28"/><draw:equation draw:name="f38" draw:formula="197"/><draw:equation draw:name="f39" draw:formula="164"/><draw:equation draw:name="f40" draw:formula="144"/><draw:equation draw:name="f41" draw:formula="124"/><draw:equation draw:name="f42" draw:formula="16"/><draw:equation draw:name="f43" draw:formula="109"/><draw:equation draw:name="f44" draw:formula="31"/><draw:equation draw:name="f45" draw:formula="106"/><draw:equation draw:name="f46" draw:formula="8"/><draw:equation draw:name="f47" draw:formula="71"/><draw:equation draw:name="f48" draw:formula="52"/><draw:equation draw:name="f49" draw:formula="43"/><draw:equation draw:name="f50" draw:formula="40"/><draw:equation draw:name="f51" draw:formula="24"/><draw:equation draw:name="f52" draw:formula="39"/><draw:equation draw:name="f53" draw:formula="26"/><draw:equation draw:name="f54" draw:formula="64"/><draw:equation draw:name="f55" draw:formula="65"/><draw:equation draw:name="f56" draw:formula="36"/><draw:equation draw:name="f57" draw:formula="60"/><draw:equation draw:name="f58" draw:formula="47"/><draw:equation draw:name="f59" draw:formula="30"/><draw:equation draw:name="f60" draw:formula="13"/><draw:equation draw:name="f61" draw:formula="82"/><draw:equation draw:name="f62" draw:formula="51"/><draw:equation draw:name="f63" draw:formula="107"/><draw:equation draw:name="f64" draw:formula="110"/><draw:equation draw:name="f65" draw:formula="121"/><draw:equation draw:name="f66" draw:formula="25"/><draw:equation draw:name="f67" draw:formula="12"/><draw:equation draw:name="f68" draw:formula="156"/><draw:equation draw:name="f69" draw:formula="163"/><draw:equation draw:name="f70" draw:formula="181"/><draw:equation draw:name="f71" draw:formula="191"/><draw:equation draw:name="f72" draw:formula="49"/><draw:equation draw:name="f73" draw:formula="75"/><draw:equation draw:name="f74" draw:formula="123"/><draw:equation draw:name="f75" draw:formula="169"/><draw:equation draw:name="f76" draw:formula="140"/><draw:equation draw:name="f77" draw:formula="155"/><draw:equation draw:name="f78" draw:formula="170"/><draw:equation draw:name="f79" draw:formula="134"/><draw:equation draw:name="f80" draw:formula="183"/><draw:equation draw:name="f81" draw:formula="148"/><draw:equation draw:name="f82" draw:formula="146"/><draw:equation draw:name="f83" draw:formula="145"/><draw:equation draw:name="f84" draw:formula="143"/><draw:equation draw:name="f85" draw:formula="139"/><draw:equation draw:name="f86" draw:formula="?f2 - ?f0"/><draw:equation draw:name="f87" draw:formula="?f1 - ?f0"/><draw:equation draw:name="f88" draw:formula="?f87 / 221"/><draw:equation draw:name="f89" draw:formula="?f86 / 271"/><draw:equation draw:name="f90" draw:formula="?f0 / ?f88"/><draw:equation draw:name="f91" draw:formula="?f1 / ?f88"/><draw:equation draw:name="f92" draw:formula="?f0 / ?f89"/><draw:equation draw:name="f93" draw:formula="?f2 / ?f89"/></draw:enhanced-geometry></draw:custom-shape><draw:custom-shape svg:x="1.5291in" svg:y="0.06519in" svg:width="0.27254in" svg:height="0.09843in" draw:id="id98" draw:style-name="a98" draw:name="Freeform: Shape 100"><svg:title/><svg:desc/><text:p text:style-name="Normal"/><draw:enhanced-geometry draw:type="non-primitive" svg:viewBox="0 0 91 201" draw:enhanced-path="M ?f4 ?f5 C ?f4 ?f6 ?f7 ?f1 ?f8 ?f1 ?f9 ?f1 ?f10 ?f11 ?f10 ?f12 ?f10 ?f13 ?f14 ?f15 ?f16 ?f15 ?f17 ?f15 ?f4 ?f18 ?f4 ?f5 Z M ?f13 ?f19 C ?f20 ?f21 ?f18 ?f22 ?f18 ?f23 ?f18 ?f24 ?f25 ?f3 ?f26 ?f3 ?f27 ?f3 ?f2 ?f28 ?f2 ?f29 ?f2 ?f30 ?f31 ?f30 ?f31 ?f30 ?f32 ?f30 ?f32 ?f33 ?f34 ?f35 ?f36 ?f0 ?f37 ?f38 ?f26 ?f38 ?f39 ?f38 ?f40 ?f41 ?f40 ?f42 ?f40 ?f43 ?f44 ?f22 ?f45 ?f19 ?f46 ?f47 ?f48 ?f49 ?f50 ?f51 ?f14 ?f52 ?f53 ?f54 ?f55 ?f56 ?f8 ?f57 ?f58 ?f59 ?f58 ?f60 ?f58 ?f61 ?f37 ?f16 ?f44 ?f16 ?f62 ?f16 ?f1 ?f63 ?f1 ?f64 ?f1 ?f65 ?f66 ?f65 ?f67 ?f65 ?f68 ?f65 ?f68 ?f69 ?f5 ?f70 ?f71 ?f31 ?f25 ?f72 ?f39 ?f72 ?f73 ?f72 ?f74 ?f61 ?f74 ?f31 ?f74 ?f60 ?f26 ?f75 ?f40 ?f69 Z N" draw:text-areas="?f80 ?f82 ?f81 ?f83"><draw:equation draw:name="f0" draw:formula="180"/><draw:equation draw:name="f1" draw:formula="0"/><draw:equation draw:name="f2" draw:formula="91"/><draw:equation draw:name="f3" draw:formula="201"/><draw:equation draw:name="f4" draw:formula="83"/><draw:equation draw:name="f5" draw:formula="11"/><draw:equation draw:name="f6" draw:formula="6"/><draw:equation draw:name="f7" draw:formula="79"/><draw:equation draw:name="f8" draw:formula="71"/><draw:equation draw:name="f9" draw:formula="62"/><draw:equation draw:name="f10" draw:formula="54"/><draw:equation draw:name="f11" draw:formula="7"/><draw:equation draw:name="f12" draw:formula="17"/><draw:equation draw:name="f13" draw:formula="22"/><draw:equation draw:name="f14" draw:formula="58"/><draw:equation draw:name="f15" draw:formula="28"/><draw:equation draw:name="f16" draw:formula="66"/><draw:equation draw:name="f17" draw:formula="74"/><draw:equation draw:name="f18" draw:formula="19"/><draw:equation draw:name="f19" draw:formula="163"/><draw:equation draw:name="f20" draw:formula="20"/><draw:equation draw:name="f21" draw:formula="166"/><draw:equation draw:name="f22" draw:formula="170"/><draw:equation draw:name="f23" draw:formula="176"/><draw:equation draw:name="f24" draw:formula="189"/><draw:equation draw:name="f25" draw:formula="31"/><draw:equation draw:name="f26" draw:formula="48"/><draw:equation draw:name="f27" draw:formula="78"/><draw:equation draw:name="f28" draw:formula="159"/><draw:equation draw:name="f29" draw:formula="156"/><draw:equation draw:name="f30" draw:formula="151"/><draw:equation draw:name="f31" draw:formula="86"/><draw:equation draw:name="f32" draw:formula="82"/><draw:equation draw:name="f33" draw:formula="153"/><draw:equation draw:name="f34" draw:formula="80"/><draw:equation draw:name="f35" draw:formula="157"/><draw:equation draw:name="f36" draw:formula="73"/><draw:equation draw:name="f37" draw:formula="60"/><draw:equation draw:name="f38" draw:formula="193"/><draw:equation draw:name="f39" draw:formula="42"/><draw:equation draw:name="f40" draw:formula="41"/><draw:equation draw:name="f41" draw:formula="188"/><draw:equation draw:name="f42" draw:formula="182"/><draw:equation draw:name="f43" draw:formula="175"/><draw:equation draw:name="f44" draw:formula="43"/><draw:equation draw:name="f45" draw:formula="46"/><draw:equation draw:name="f46" draw:formula="49"/><draw:equation draw:name="f47" draw:formula="154"/><draw:equation draw:name="f48" draw:formula="52"/><draw:equation draw:name="f49" draw:formula="147"/><draw:equation draw:name="f50" draw:formula="55"/><draw:equation draw:name="f51" draw:formula="139"/><draw:equation draw:name="f52" draw:formula="131"/><draw:equation draw:name="f53" draw:formula="68"/><draw:equation draw:name="f54" draw:formula="105"/><draw:equation draw:name="f55" draw:formula="70"/><draw:equation draw:name="f56" draw:formula="101"/><draw:equation draw:name="f57" draw:formula="98"/><draw:equation draw:name="f58" draw:formula="72"/><draw:equation draw:name="f59" draw:formula="94"/><draw:equation draw:name="f60" draw:formula="92"/><draw:equation draw:name="f61" draw:formula="77"/><draw:equation draw:name="f62" draw:formula="13"/><draw:equation draw:name="f63" draw:formula="107"/><draw:equation draw:name="f64" draw:formula="112"/><draw:equation draw:name="f65" draw:formula="116"/><draw:equation draw:name="f66" draw:formula="4"/><draw:equation draw:name="f67" draw:formula="5"/><draw:equation draw:name="f68" draw:formula="10"/><draw:equation draw:name="f69" draw:formula="115"/><draw:equation draw:name="f70" draw:formula="111"/><draw:equation draw:name="f71" draw:formula="18"/><draw:equation draw:name="f72" draw:formula="75"/><draw:equation draw:name="f73" draw:formula="47"/><draw:equation draw:name="f74" draw:formula="50"/><draw:equation draw:name="f75" draw:formula="96"/><draw:equation draw:name="f76" draw:formula="?f3 - ?f1"/><draw:equation draw:name="f77" draw:formula="?f2 - ?f1"/><draw:equation draw:name="f78" draw:formula="?f77 / 91"/><draw:equation draw:name="f79" draw:formula="?f76 / 201"/><draw:equation draw:name="f80" draw:formula="?f1 / ?f78"/><draw:equation draw:name="f81" draw:formula="?f2 / ?f78"/><draw:equation draw:name="f82" draw:formula="?f1 / ?f79"/><draw:equation draw:name="f83" draw:formula="?f3 / ?f79"/></draw:enhanced-geometry></draw:custom-shape></draw:g><text:span text:style-name="T70">).</text:span></text:p>
      <text:p text:style-name="Textbody"><text:span text:style-name="T71">Soit<text:s/></text:span><draw:g draw:name="Group 101" draw:id="id105" draw:style-name="a105" text:anchor-type="as-char"><svg:title>TexMaths</svg:title><svg:desc>12§display§$H(j)$§svg§600§FALSE§</svg:desc><draw:custom-shape svg:x="0in" svg:y="0in" svg:width="0.27254in" svg:height="0.16509in" draw:id="id100" draw:style-name="a100" draw:name="Freeform: Shape 102"><svg:title/><svg:desc/><text:p text:style-name="Normal"/><draw:enhanced-geometry draw:type="non-primitive" svg:viewBox="0 0 774 422" draw:enhanced-path="M ?f3 ?f2 L ?f0 ?f2 ?f0 ?f0 ?f1 ?f0 ?f1 ?f2 Z N" draw:text-areas="?f8 ?f10 ?f9 ?f11"><draw:equation draw:name="f0" draw:formula="0"/><draw:equation draw:name="f1" draw:formula="774"/><draw:equation draw:name="f2" draw:formula="422"/><draw:equation draw:name="f3" draw:formula="387"/><draw:equation draw:name="f4" draw:formula="?f2 - ?f0"/><draw:equation draw:name="f5" draw:formula="?f1 - ?f0"/><draw:equation draw:name="f6" draw:formula="?f5 / 774"/><draw:equation draw:name="f7" draw:formula="?f4 / 422"/><draw:equation draw:name="f8" draw:formula="?f0 / ?f6"/><draw:equation draw:name="f9" draw:formula="?f1 / ?f6"/><draw:equation draw:name="f10" draw:formula="?f0 / ?f7"/><draw:equation draw:name="f11" draw:formula="?f2 / ?f7"/></draw:enhanced-geometry></draw:custom-shape><draw:custom-shape svg:x="0.0055in" svg:y="0.00981in" svg:width="0.27254in" svg:height="0.11301in" draw:id="id101" draw:style-name="a101" draw:name="Freeform: Shape 103"><svg:title/><svg:desc/><text:p text:style-name="Normal"/><draw:enhanced-geometry draw:type="non-primitive" svg:viewBox="0 0 289 289" draw:enhanced-path="M ?f2 ?f3 C ?f2 ?f4 ?f2 ?f5 ?f6 ?f5 L ?f1 ?f5 ?f1 ?f0 C ?f7 ?f8 ?f9 ?f8 ?f10 ?f8 ?f11 ?f8 ?f12 ?f8 ?f13 ?f0 L ?f13 ?f5 ?f14 ?f5 C ?f15 ?f5 ?f15 ?f4 ?f15 ?f3 L ?f15 ?f16 ?f17 ?f16 ?f17 ?f3 C ?f17 ?f4 ?f17 ?f5 ?f18 ?f5 L ?f19 ?f5 ?f19 ?f0 C ?f20 ?f8 ?f21 ?f8 ?f22 ?f8 ?f23 ?f8 ?f24 ?f8 ?f0 ?f0 L ?f0 ?f5 ?f25 ?f5 C ?f26 ?f5 ?f26 ?f4 ?f26 ?f3 L ?f26 ?f27 C ?f26 ?f28 ?f26 ?f29 ?f25 ?f29 L ?f0 ?f29 ?f0 ?f1 C ?f24 ?f30 ?f31 ?f30 ?f22 ?f30 ?f32 ?f30 ?f20 ?f30 ?f19 ?f1 L ?f19 ?f29 ?f18 ?f29 C ?f17 ?f29 ?f17 ?f28 ?f17 ?f27 L ?f17 ?f33 ?f15 ?f33 ?f15 ?f27 C ?f15 ?f28 ?f15 ?f29 ?f14 ?f29 L ?f13 ?f29 ?f13 ?f1 C ?f12 ?f30 ?f34 ?f30 ?f10 ?f30 ?f35 ?f30 ?f7 ?f30 ?f1 ?f1 L ?f1 ?f29 ?f6 ?f29 C ?f2 ?f29 ?f2 ?f28 ?f2 ?f27 Z N" draw:text-areas="?f38 ?f38 ?f39 ?f39"><draw:equation draw:name="f0" draw:formula="0"/><draw:equation draw:name="f1" draw:formula="289"/><draw:equation draw:name="f2" draw:formula="246"/><draw:equation draw:name="f3" draw:formula="34"/><draw:equation draw:name="f4" draw:formula="18"/><draw:equation draw:name="f5" draw:formula="13"/><draw:equation draw:name="f6" draw:formula="279"/><draw:equation draw:name="f7" draw:formula="275"/><draw:equation draw:name="f8" draw:formula="1"/><draw:equation draw:name="f9" draw:formula="243"/><draw:equation draw:name="f10" draw:formula="227"/><draw:equation draw:name="f11" draw:formula="211"/><draw:equation draw:name="f12" draw:formula="179"/><draw:equation draw:name="f13" draw:formula="164"/><draw:equation draw:name="f14" draw:formula="174"/><draw:equation draw:name="f15" draw:formula="208"/><draw:equation draw:name="f16" draw:formula="132"/><draw:equation draw:name="f17" draw:formula="82"/><draw:equation draw:name="f18" draw:formula="115"/><draw:equation draw:name="f19" draw:formula="125"/><draw:equation draw:name="f20" draw:formula="110"/><draw:equation draw:name="f21" draw:formula="79"/><draw:equation draw:name="f22" draw:formula="62"/><draw:equation draw:name="f23" draw:formula="47"/><draw:equation draw:name="f24" draw:formula="14"/><draw:equation draw:name="f25" draw:formula="10"/><draw:equation draw:name="f26" draw:formula="43"/><draw:equation draw:name="f27" draw:formula="257"/><draw:equation draw:name="f28" draw:formula="271"/><draw:equation draw:name="f29" draw:formula="276"/><draw:equation draw:name="f30" draw:formula="288"/><draw:equation draw:name="f31" draw:formula="46"/><draw:equation draw:name="f32" draw:formula="78"/><draw:equation draw:name="f33" draw:formula="145"/><draw:equation draw:name="f34" draw:formula="210"/><draw:equation draw:name="f35" draw:formula="242"/><draw:equation draw:name="f36" draw:formula="?f1 - ?f0"/><draw:equation draw:name="f37" draw:formula="?f36 / 289"/><draw:equation draw:name="f38" draw:formula="?f0 / ?f37"/><draw:equation draw:name="f39" draw:formula="?f1 / ?f37"/></draw:enhanced-geometry></draw:custom-shape><draw:custom-shape svg:x="0.14022in" svg:y="0in" svg:width="0.27254in" svg:height="0.16509in" draw:id="id102" draw:style-name="a102" draw:name="Freeform: Shape 104"><svg:title/><svg:desc/><text:p text:style-name="Normal"/><draw:enhanced-geometry draw:type="non-primitive" svg:viewBox="0 0 100 422" draw:enhanced-path="M ?f1 ?f3 C ?f1 ?f4 ?f1 ?f5 ?f6 ?f7 ?f8 ?f9 ?f10 ?f11 ?f10 ?f12 ?f10 ?f13 ?f14 ?f15 ?f16 ?f17 ?f1 ?f18 ?f1 ?f18 ?f1 ?f19 ?f1 ?f20 ?f21 ?f0 ?f22 ?f0 ?f23 ?f0 ?f24 ?f25 ?f26 ?f27 ?f19 ?f28 ?f0 ?f29 ?f0 ?f12 ?f0 ?f30 ?f19 ?f31 ?f32 ?f33 ?f34 ?f35 ?f23 ?f2 ?f22 ?f2 ?f21 ?f2 ?f1 ?f36 ?f1 ?f3 Z N" draw:text-areas="?f41 ?f43 ?f42 ?f44"><draw:equation draw:name="f0" draw:formula="0"/><draw:equation draw:name="f1" draw:formula="100"/><draw:equation draw:name="f2" draw:formula="422"/><draw:equation draw:name="f3" draw:formula="419"/><draw:equation draw:name="f4" draw:formula="418"/><draw:equation draw:name="f5" draw:formula="416"/><draw:equation draw:name="f6" draw:formula="91"/><draw:equation draw:name="f7" draw:formula="409"/><draw:equation draw:name="f8" draw:formula="38"/><draw:equation draw:name="f9" draw:formula="356"/><draw:equation draw:name="f10" draw:formula="25"/><draw:equation draw:name="f11" draw:formula="276"/><draw:equation draw:name="f12" draw:formula="211"/><draw:equation draw:name="f13" draw:formula="138"/><draw:equation draw:name="f14" draw:formula="41"/><draw:equation draw:name="f15" draw:formula="65"/><draw:equation draw:name="f16" draw:formula="94"/><draw:equation draw:name="f17" draw:formula="12"/><draw:equation draw:name="f18" draw:formula="6"/><draw:equation draw:name="f19" draw:formula="5"/><draw:equation draw:name="f20" draw:formula="1"/><draw:equation draw:name="f21" draw:formula="97"/><draw:equation draw:name="f22" draw:formula="95"/><draw:equation draw:name="f23" draw:formula="90"/><draw:equation draw:name="f24" draw:formula="52"/><draw:equation draw:name="f25" draw:formula="29"/><draw:equation draw:name="f26" draw:formula="26"/><draw:equation draw:name="f27" draw:formula="83"/><draw:equation draw:name="f28" draw:formula="130"/><draw:equation draw:name="f29" draw:formula="176"/><draw:equation draw:name="f30" draw:formula="245"/><draw:equation draw:name="f31" draw:formula="295"/><draw:equation draw:name="f32" draw:formula="28"/><draw:equation draw:name="f33" draw:formula="343"/><draw:equation draw:name="f34" draw:formula="54"/><draw:equation draw:name="f35" draw:formula="396"/><draw:equation draw:name="f36" draw:formula="421"/><draw:equation draw:name="f37" draw:formula="?f2 - ?f0"/><draw:equation draw:name="f38" draw:formula="?f1 - ?f0"/><draw:equation draw:name="f39" draw:formula="?f38 / 100"/><draw:equation draw:name="f40" draw:formula="?f37 / 422"/><draw:equation draw:name="f41" draw:formula="?f0 / ?f39"/><draw:equation draw:name="f42" draw:formula="?f1 / ?f39"/><draw:equation draw:name="f43" draw:formula="?f0 / ?f40"/><draw:equation draw:name="f44" draw:formula="?f2 / ?f40"/></draw:enhanced-geometry></draw:custom-shape><draw:custom-shape svg:x="0.18217in" svg:y="0.01295in" svg:width="0.27254in" svg:height="0.14426in" draw:id="id103" draw:style-name="a103" draw:name="Freeform: Shape 105"><svg:title/><svg:desc/><text:p text:style-name="Normal"/><draw:enhanced-geometry draw:type="non-primitive" svg:viewBox="0 0 107 370" draw:enhanced-path="M ?f2 ?f4 L ?f5 ?f6 ?f5 ?f7 C ?f8 ?f7 ?f9 ?f10 ?f9 ?f11 L ?f9 ?f12 C ?f9 ?f13 ?f8 ?f0 ?f14 ?f0 ?f15 ?f0 ?f16 ?f0 ?f17 ?f18 ?f19 ?f20 ?f21 ?f22 ?f21 ?f23 ?f21 ?f24 ?f19 ?f25 ?f26 ?f25 ?f27 ?f25 ?f1 ?f24 ?f1 ?f23 ?f1 ?f28 ?f17 ?f3 ?f29 ?f3 ?f30 ?f3 ?f2 ?f31 ?f2 ?f12 Z M ?f2 ?f32 C ?f2 ?f33 ?f4 ?f1 ?f34 ?f1 ?f35 ?f1 ?f36 ?f33 ?f36 ?f32 ?f36 ?f37 ?f35 ?f38 ?f34 ?f38 ?f4 ?f38 ?f2 ?f37 ?f2 ?f32 Z N" draw:text-areas="?f43 ?f45 ?f44 ?f46"><draw:equation draw:name="f0" draw:formula="360"/><draw:equation draw:name="f1" draw:formula="0"/><draw:equation draw:name="f2" draw:formula="107"/><draw:equation draw:name="f3" draw:formula="370"/><draw:equation draw:name="f4" draw:formula="96"/><draw:equation draw:name="f5" draw:formula="42"/><draw:equation draw:name="f6" draw:formula="101"/><draw:equation draw:name="f7" draw:formula="114"/><draw:equation draw:name="f8" draw:formula="74"/><draw:equation draw:name="f9" draw:formula="78"/><draw:equation draw:name="f10" draw:formula="116"/><draw:equation draw:name="f11" draw:formula="138"/><draw:equation draw:name="f12" draw:formula="305"/><draw:equation draw:name="f13" draw:formula="324"/><draw:equation draw:name="f14" draw:formula="47"/><draw:equation draw:name="f15" draw:formula="46"/><draw:equation draw:name="f16" draw:formula="36"/><draw:equation draw:name="f17" draw:formula="24"/><draw:equation draw:name="f18" draw:formula="355"/><draw:equation draw:name="f19" draw:formula="31"/><draw:equation draw:name="f20" draw:formula="353"/><draw:equation draw:name="f21" draw:formula="40"/><draw:equation draw:name="f22" draw:formula="347"/><draw:equation draw:name="f23" draw:formula="336"/><draw:equation draw:name="f24" draw:formula="325"/><draw:equation draw:name="f25" draw:formula="317"/><draw:equation draw:name="f26" draw:formula="19"/><draw:equation draw:name="f27" draw:formula="7"/><draw:equation draw:name="f28" draw:formula="358"/><draw:equation draw:name="f29" draw:formula="48"/><draw:equation draw:name="f30" draw:formula="80"/><draw:equation draw:name="f31" draw:formula="343"/><draw:equation draw:name="f32" draw:formula="23"/><draw:equation draw:name="f33" draw:formula="10"/><draw:equation draw:name="f34" draw:formula="84"/><draw:equation draw:name="f35" draw:formula="72"/><draw:equation draw:name="f36" draw:formula="61"/><draw:equation draw:name="f37" draw:formula="35"/><draw:equation draw:name="f38" draw:formula="44"/><draw:equation draw:name="f39" draw:formula="?f3 - ?f1"/><draw:equation draw:name="f40" draw:formula="?f2 - ?f1"/><draw:equation draw:name="f41" draw:formula="?f40 / 107"/><draw:equation draw:name="f42" draw:formula="?f39 / 370"/><draw:equation draw:name="f43" draw:formula="?f1 / ?f41"/><draw:equation draw:name="f44" draw:formula="?f2 / ?f41"/><draw:equation draw:name="f45" draw:formula="?f1 / ?f42"/><draw:equation draw:name="f46" draw:formula="?f3 / ?f42"/></draw:enhanced-geometry></draw:custom-shape><draw:custom-shape svg:x="0.24891in" svg:y="0in" svg:width="0.27254in" svg:height="0.16509in" draw:id="id104" draw:style-name="a104" draw:name="Freeform: Shape 106"><svg:title/><svg:desc/><text:p text:style-name="Normal"/><draw:enhanced-geometry draw:type="non-primitive" svg:viewBox="0 0 100 422" draw:enhanced-path="M ?f1 ?f3 C ?f1 ?f4 ?f5 ?f6 ?f7 ?f8 ?f9 ?f10 ?f11 ?f0 ?f12 ?f0 ?f13 ?f0 ?f0 ?f13 ?f0 ?f12 ?f0 ?f14 ?f0 ?f14 ?f11 ?f15 ?f16 ?f17 ?f18 ?f19 ?f18 ?f3 ?f18 ?f20 ?f21 ?f22 ?f14 ?f23 ?f0 ?f24 ?f0 ?f25 ?f0 ?f26 ?f0 ?f27 ?f13 ?f2 ?f12 ?f2 ?f11 ?f2 ?f28 ?f29 ?f30 ?f31 ?f32 ?f33 ?f1 ?f34 ?f1 ?f3 Z N" draw:text-areas="?f39 ?f41 ?f40 ?f42"><draw:equation draw:name="f0" draw:formula="0"/><draw:equation draw:name="f1" draw:formula="100"/><draw:equation draw:name="f2" draw:formula="422"/><draw:equation draw:name="f3" draw:formula="211"/><draw:equation draw:name="f4" draw:formula="179"/><draw:equation draw:name="f5" draw:formula="95"/><draw:equation draw:name="f6" draw:formula="127"/><draw:equation draw:name="f7" draw:formula="71"/><draw:equation draw:name="f8" draw:formula="79"/><draw:equation draw:name="f9" draw:formula="46"/><draw:equation draw:name="f10" draw:formula="28"/><draw:equation draw:name="f11" draw:formula="8"/><draw:equation draw:name="f12" draw:formula="5"/><draw:equation draw:name="f13" draw:formula="1"/><draw:equation draw:name="f14" draw:formula="6"/><draw:equation draw:name="f15" draw:formula="14"/><draw:equation draw:name="f16" draw:formula="50"/><draw:equation draw:name="f17" draw:formula="56"/><draw:equation draw:name="f18" draw:formula="74"/><draw:equation draw:name="f19" draw:formula="124"/><draw:equation draw:name="f20" draw:formula="284"/><draw:equation draw:name="f21" draw:formula="59"/><draw:equation draw:name="f22" draw:formula="359"/><draw:equation draw:name="f23" draw:formula="412"/><draw:equation draw:name="f24" draw:formula="416"/><draw:equation draw:name="f25" draw:formula="418"/><draw:equation draw:name="f26" draw:formula="419"/><draw:equation draw:name="f27" draw:formula="421"/><draw:equation draw:name="f28" draw:formula="47"/><draw:equation draw:name="f29" draw:formula="394"/><draw:equation draw:name="f30" draw:formula="72"/><draw:equation draw:name="f31" draw:formula="341"/><draw:equation draw:name="f32" draw:formula="94"/><draw:equation draw:name="f33" draw:formula="294"/><draw:equation draw:name="f34" draw:formula="247"/><draw:equation draw:name="f35" draw:formula="?f2 - ?f0"/><draw:equation draw:name="f36" draw:formula="?f1 - ?f0"/><draw:equation draw:name="f37" draw:formula="?f36 / 100"/><draw:equation draw:name="f38" draw:formula="?f35 / 422"/><draw:equation draw:name="f39" draw:formula="?f0 / ?f37"/><draw:equation draw:name="f40" draw:formula="?f1 / ?f37"/><draw:equation draw:name="f41" draw:formula="?f0 / ?f38"/><draw:equation draw:name="f42" draw:formula="?f2 / ?f38"/></draw:enhanced-geometry></draw:custom-shape></draw:g><text:span text:style-name="T72">la hauteur de votre tour avec le bloc<text:s/></text:span><draw:g draw:name="Group 107" draw:id="id108" draw:style-name="a108" text:anchor-type="as-char"><svg:title>TexMaths</svg:title><svg:desc>12§display§$j$§svg§600§FALSE§</svg:desc><draw:custom-shape svg:x="0.00663in" svg:y="0in" svg:width="0.27254in" svg:height="0.14287in" draw:id="id106" draw:style-name="a106" draw:name="Freeform: Shape 108"><svg:title/><svg:desc/><text:p text:style-name="Normal"/><draw:enhanced-geometry draw:type="non-primitive" svg:viewBox="0 0 130 365" draw:enhanced-path="M ?f3 ?f2 L ?f0 ?f2 ?f0 ?f0 ?f1 ?f0 ?f1 ?f2 Z N" draw:text-areas="?f8 ?f10 ?f9 ?f11"><draw:equation draw:name="f0" draw:formula="0"/><draw:equation draw:name="f1" draw:formula="130"/><draw:equation draw:name="f2" draw:formula="365"/><draw:equation draw:name="f3" draw:formula="65"/><draw:equation draw:name="f4" draw:formula="?f2 - ?f0"/><draw:equation draw:name="f5" draw:formula="?f1 - ?f0"/><draw:equation draw:name="f6" draw:formula="?f5 / 130"/><draw:equation draw:name="f7" draw:formula="?f4 / 365"/><draw:equation draw:name="f8" draw:formula="?f0 / ?f6"/><draw:equation draw:name="f9" draw:formula="?f1 / ?f6"/><draw:equation draw:name="f10" draw:formula="?f0 / ?f7"/><draw:equation draw:name="f11" draw:formula="?f2 / ?f7"/></draw:enhanced-geometry></draw:custom-shape><draw:custom-shape svg:x="0in" svg:y="0in" svg:width="0.27254in" svg:height="0.14495in" draw:id="id107" draw:style-name="a107" draw:name="Freeform: Shape 109"><svg:title/><svg:desc/><text:p text:style-name="Normal"/><draw:enhanced-geometry draw:type="non-primitive" svg:viewBox="0 0 107 370" draw:enhanced-path="M ?f2 ?f4 L ?f5 ?f6 ?f5 ?f7 C ?f8 ?f7 ?f9 ?f10 ?f9 ?f11 L ?f9 ?f12 C ?f9 ?f13 ?f8 ?f0 ?f14 ?f0 ?f15 ?f0 ?f16 ?f0 ?f17 ?f18 ?f19 ?f20 ?f21 ?f22 ?f21 ?f23 ?f21 ?f24 ?f19 ?f25 ?f26 ?f25 ?f27 ?f25 ?f1 ?f24 ?f1 ?f23 ?f1 ?f28 ?f17 ?f3 ?f29 ?f3 ?f30 ?f3 ?f2 ?f31 ?f2 ?f12 Z M ?f2 ?f32 C ?f2 ?f33 ?f4 ?f1 ?f34 ?f1 ?f35 ?f1 ?f36 ?f33 ?f36 ?f32 ?f36 ?f37 ?f35 ?f38 ?f34 ?f38 ?f4 ?f38 ?f2 ?f37 ?f2 ?f32 Z N" draw:text-areas="?f43 ?f45 ?f44 ?f46"><draw:equation draw:name="f0" draw:formula="360"/><draw:equation draw:name="f1" draw:formula="0"/><draw:equation draw:name="f2" draw:formula="107"/><draw:equation draw:name="f3" draw:formula="370"/><draw:equation draw:name="f4" draw:formula="96"/><draw:equation draw:name="f5" draw:formula="42"/><draw:equation draw:name="f6" draw:formula="101"/><draw:equation draw:name="f7" draw:formula="114"/><draw:equation draw:name="f8" draw:formula="75"/><draw:equation draw:name="f9" draw:formula="78"/><draw:equation draw:name="f10" draw:formula="116"/><draw:equation draw:name="f11" draw:formula="138"/><draw:equation draw:name="f12" draw:formula="305"/><draw:equation draw:name="f13" draw:formula="324"/><draw:equation draw:name="f14" draw:formula="47"/><draw:equation draw:name="f15" draw:formula="46"/><draw:equation draw:name="f16" draw:formula="36"/><draw:equation draw:name="f17" draw:formula="24"/><draw:equation draw:name="f18" draw:formula="355"/><draw:equation draw:name="f19" draw:formula="31"/><draw:equation draw:name="f20" draw:formula="353"/><draw:equation draw:name="f21" draw:formula="40"/><draw:equation draw:name="f22" draw:formula="347"/><draw:equation draw:name="f23" draw:formula="336"/><draw:equation draw:name="f24" draw:formula="325"/><draw:equation draw:name="f25" draw:formula="317"/><draw:equation draw:name="f26" draw:formula="19"/><draw:equation draw:name="f27" draw:formula="7"/><draw:equation draw:name="f28" draw:formula="358"/><draw:equation draw:name="f29" draw:formula="48"/><draw:equation draw:name="f30" draw:formula="81"/><draw:equation draw:name="f31" draw:formula="343"/><draw:equation draw:name="f32" draw:formula="23"/><draw:equation draw:name="f33" draw:formula="10"/><draw:equation draw:name="f34" draw:formula="84"/><draw:equation draw:name="f35" draw:formula="72"/><draw:equation draw:name="f36" draw:formula="61"/><draw:equation draw:name="f37" draw:formula="35"/><draw:equation draw:name="f38" draw:formula="44"/><draw:equation draw:name="f39" draw:formula="?f3 - ?f1"/><draw:equation draw:name="f40" draw:formula="?f2 - ?f1"/><draw:equation draw:name="f41" draw:formula="?f40 / 107"/><draw:equation draw:name="f42" draw:formula="?f39 / 370"/><draw:equation draw:name="f43" draw:formula="?f1 / ?f41"/><draw:equation draw:name="f44" draw:formula="?f2 / ?f41"/><draw:equation draw:name="f45" draw:formula="?f1 / ?f42"/><draw:equation draw:name="f46" draw:formula="?f3 / ?f42"/></draw:enhanced-geometry></draw:custom-shape></draw:g><text:span text:style-name="T73">au sommet; on la définit récursivement par</text:span></text:p>
      <text:p text:style-name="Textbody"><draw:g draw:name="Group 110" draw:id="id145" draw:style-name="a145" text:anchor-type="as-char"><svg:title>TexMaths</svg:title><svg:desc>12§display§$$H(j) = max_{1 \leq i &lt; j \; : \; l_i &gt; l_j, \; p_i &gt; p_j}\{H(i)\}+ h_j.$$§svg§600§FALSE§</svg:desc><draw:custom-shape svg:x="0in" svg:y="0in" svg:width="0.27254in" svg:height="0.18176in" draw:id="id109" draw:style-name="a109" draw:name="Freeform: Shape 111"><svg:title/><svg:desc/><text:p text:style-name="Normal"/><draw:enhanced-geometry draw:type="non-primitive" svg:viewBox="0 0 7788 464" draw:enhanced-path="M ?f3 ?f2 L ?f0 ?f2 ?f0 ?f0 ?f1 ?f0 ?f1 ?f2 Z N" draw:text-areas="?f8 ?f10 ?f9 ?f11"><draw:equation draw:name="f0" draw:formula="0"/><draw:equation draw:name="f1" draw:formula="7788"/><draw:equation draw:name="f2" draw:formula="464"/><draw:equation draw:name="f3" draw:formula="3894"/><draw:equation draw:name="f4" draw:formula="?f2 - ?f0"/><draw:equation draw:name="f5" draw:formula="?f1 - ?f0"/><draw:equation draw:name="f6" draw:formula="?f5 / 7788"/><draw:equation draw:name="f7" draw:formula="?f4 / 464"/><draw:equation draw:name="f8" draw:formula="?f0 / ?f6"/><draw:equation draw:name="f9" draw:formula="?f1 / ?f6"/><draw:equation draw:name="f10" draw:formula="?f0 / ?f7"/><draw:equation draw:name="f11" draw:formula="?f2 / ?f7"/></draw:enhanced-geometry></draw:custom-shape><draw:custom-shape svg:x="0.00669in" svg:y="0.01139in" svg:width="0.27254in" svg:height="0.11301in" draw:id="id110" draw:style-name="a110" draw:name="Freeform: Shape 112"><svg:title/><svg:desc/><text:p text:style-name="Normal"/><draw:enhanced-geometry draw:type="non-primitive" svg:viewBox="0 0 356 289" draw:enhanced-path="M ?f3 ?f4 C ?f5 ?f6 ?f7 ?f8 ?f9 ?f8 ?f10 ?f8 ?f1 ?f8 ?f1 ?f11 ?f1 ?f0 ?f12 ?f0 ?f13 ?f0 ?f14 ?f0 ?f15 ?f16 ?f17 ?f16 ?f18 ?f16 ?f19 ?f0 ?f20 ?f0 ?f21 ?f0 ?f22 ?f0 ?f22 ?f23 ?f22 ?f8 ?f24 ?f8 ?f25 ?f8 ?f25 ?f8 ?f19 ?f8 ?f26 ?f27 ?f28 ?f27 ?f29 ?f30 ?f29 ?f31 ?f29 ?f32 ?f29 ?f32 ?f33 ?f34 L ?f25 ?f35 ?f36 ?f35 ?f37 ?f4 C ?f38 ?f6 ?f39 ?f8 ?f40 ?f8 ?f41 ?f8 ?f42 ?f8 ?f42 ?f11 ?f42 ?f0 ?f43 ?f0 ?f44 ?f0 ?f45 ?f0 ?f46 ?f16 ?f35 ?f16 ?f47 ?f16 ?f48 ?f0 ?f49 ?f0 ?f50 ?f0 ?f51 ?f0 ?f51 ?f23 ?f51 ?f8 ?f50 ?f8 ?f52 ?f8 ?f53 ?f8 ?f54 ?f8 ?f55 ?f27 ?f56 ?f27 ?f57 ?f30 ?f57 ?f31 ?f57 ?f32 ?f57 ?f58 ?f59 ?f34 L ?f60 ?f61 C ?f62 ?f29 ?f63 ?f64 ?f65 ?f64 ?f66 ?f64 ?f0 ?f64 ?f0 ?f18 ?f0 ?f2 ?f11 ?f2 ?f67 ?f2 ?f68 ?f2 ?f69 ?f70 ?f71 ?f70 ?f51 ?f70 ?f72 ?f70 ?f73 ?f70 ?f74 ?f70 ?f75 ?f2 ?f76 ?f2 ?f77 ?f2 ?f78 ?f2 ?f78 ?f79 ?f78 ?f64 ?f47 ?f64 ?f80 ?f64 ?f81 ?f64 ?f82 ?f64 ?f82 ?f28 ?f82 ?f83 ?f84 ?f85 ?f86 ?f26 L ?f76 ?f38 ?f87 ?f38 C ?f88 ?f89 ?f90 ?f91 ?f92 ?f26 ?f93 ?f64 ?f94 ?f64 ?f95 ?f64 ?f96 ?f64 ?f97 ?f64 ?f97 ?f18 ?f97 ?f2 ?f98 ?f2 ?f99 ?f2 ?f100 ?f2 ?f101 ?f70 ?f88 ?f70 ?f102 ?f70 ?f87 ?f70 ?f103 ?f70 ?f104 ?f70 ?f105 ?f2 ?f106 ?f2 ?f107 ?f2 ?f108 ?f2 ?f108 ?f79 ?f108 ?f64 ?f109 ?f64 ?f64 ?f64 ?f104 ?f64 ?f110 ?f64 ?f110 ?f28 ?f110 ?f83 ?f110 ?f85 ?f111 ?f26 Z N" draw:text-areas="?f116 ?f118 ?f117 ?f119"><draw:equation draw:name="f0" draw:formula="0"/><draw:equation draw:name="f1" draw:formula="356"/><draw:equation draw:name="f2" draw:formula="289"/><draw:equation draw:name="f3" draw:formula="306"/><draw:equation draw:name="f4" draw:formula="32"/><draw:equation draw:name="f5" draw:formula="310"/><draw:equation draw:name="f6" draw:formula="17"/><draw:equation draw:name="f7" draw:formula="311"/><draw:equation draw:name="f8" draw:formula="13"/><draw:equation draw:name="f9" draw:formula="342"/><draw:equation draw:name="f10" draw:formula="353"/><draw:equation draw:name="f11" draw:formula="5"/><draw:equation draw:name="f12" draw:formula="352"/><draw:equation draw:name="f13" draw:formula="350"/><draw:equation draw:name="f14" draw:formula="338"/><draw:equation draw:name="f15" draw:formula="308"/><draw:equation draw:name="f16" draw:formula="1"/><draw:equation draw:name="f17" draw:formula="296"/><draw:equation draw:name="f18" draw:formula="284"/><draw:equation draw:name="f19" draw:formula="254"/><draw:equation draw:name="f20" draw:formula="241"/><draw:equation draw:name="f21" draw:formula="239"/><draw:equation draw:name="f22" draw:formula="234"/><draw:equation draw:name="f23" draw:formula="8"/><draw:equation draw:name="f24" draw:formula="238"/><draw:equation draw:name="f25" draw:formula="246"/><draw:equation draw:name="f26" draw:formula="262"/><draw:equation draw:name="f27" draw:formula="14"/><draw:equation draw:name="f28" draw:formula="269"/><draw:equation draw:name="f29" draw:formula="272"/><draw:equation draw:name="f30" draw:formula="16"/><draw:equation draw:name="f31" draw:formula="20"/><draw:equation draw:name="f32" draw:formula="23"/><draw:equation draw:name="f33" draw:formula="271"/><draw:equation draw:name="f34" draw:formula="29"/><draw:equation draw:name="f35" draw:formula="132"/><draw:equation draw:name="f36" draw:formula="116"/><draw:equation draw:name="f37" draw:formula="142"/><draw:equation draw:name="f38" draw:formula="145"/><draw:equation draw:name="f39" draw:formula="146"/><draw:equation draw:name="f40" draw:formula="178"/><draw:equation draw:name="f41" draw:formula="188"/><draw:equation draw:name="f42" draw:formula="192"/><draw:equation draw:name="f43" draw:formula="187"/><draw:equation draw:name="f44" draw:formula="186"/><draw:equation draw:name="f45" draw:formula="174"/><draw:equation draw:name="f46" draw:formula="144"/><draw:equation draw:name="f47" draw:formula="119"/><draw:equation draw:name="f48" draw:formula="89"/><draw:equation draw:name="f49" draw:formula="77"/><draw:equation draw:name="f50" draw:formula="73"/><draw:equation draw:name="f51" draw:formula="68"/><draw:equation draw:name="f52" draw:formula="80"/><draw:equation draw:name="f53" draw:formula="82"/><draw:equation draw:name="f54" draw:formula="90"/><draw:equation draw:name="f55" draw:formula="97"/><draw:equation draw:name="f56" draw:formula="104"/><draw:equation draw:name="f57" draw:formula="108"/><draw:equation draw:name="f58" draw:formula="24"/><draw:equation draw:name="f59" draw:formula="107"/><draw:equation draw:name="f60" draw:formula="50"/><draw:equation draw:name="f61" draw:formula="257"/><draw:equation draw:name="f62" draw:formula="46"/><draw:equation draw:name="f63" draw:formula="44"/><draw:equation draw:name="f64" draw:formula="276"/><draw:equation draw:name="f65" draw:formula="12"/><draw:equation draw:name="f66" draw:formula="4"/><draw:equation draw:name="f67" draw:formula="6"/><draw:equation draw:name="f68" draw:formula="18"/><draw:equation draw:name="f69" draw:formula="48"/><draw:equation draw:name="f70" draw:formula="288"/><draw:equation draw:name="f71" draw:formula="60"/><draw:equation draw:name="f72" draw:formula="78"/><draw:equation draw:name="f73" draw:formula="86"/><draw:equation draw:name="f74" draw:formula="96"/><draw:equation draw:name="f75" draw:formula="106"/><draw:equation draw:name="f76" draw:formula="114"/><draw:equation draw:name="f77" draw:formula="118"/><draw:equation draw:name="f78" draw:formula="122"/><draw:equation draw:name="f79" draw:formula="281"/><draw:equation draw:name="f80" draw:formula="110"/><draw:equation draw:name="f81" draw:formula="95"/><draw:equation draw:name="f82" draw:formula="83"/><draw:equation draw:name="f83" draw:formula="266"/><draw:equation draw:name="f84" draw:formula="84"/><draw:equation draw:name="f85" draw:formula="264"/><draw:equation draw:name="f86" draw:formula="85"/><draw:equation draw:name="f87" draw:formula="242"/><draw:equation draw:name="f88" draw:formula="224"/><draw:equation draw:name="f89" draw:formula="216"/><draw:equation draw:name="f90" draw:formula="215"/><draw:equation draw:name="f91" draw:formula="256"/><draw:equation draw:name="f92" draw:formula="214"/><draw:equation draw:name="f93" draw:formula="209"/><draw:equation draw:name="f94" draw:formula="202"/><draw:equation draw:name="f95" draw:formula="175"/><draw:equation draw:name="f96" draw:formula="168"/><draw:equation draw:name="f97" draw:formula="164"/><draw:equation draw:name="f98" draw:formula="169"/><draw:equation draw:name="f99" draw:formula="170"/><draw:equation draw:name="f100" draw:formula="182"/><draw:equation draw:name="f101" draw:formula="212"/><draw:equation draw:name="f102" draw:formula="233"/><draw:equation draw:name="f103" draw:formula="251"/><draw:equation draw:name="f104" draw:formula="260"/><draw:equation draw:name="f105" draw:formula="270"/><draw:equation draw:name="f106" draw:formula="278"/><draw:equation draw:name="f107" draw:formula="282"/><draw:equation draw:name="f108" draw:formula="287"/><draw:equation draw:name="f109" draw:formula="283"/><draw:equation draw:name="f110" draw:formula="248"/><draw:equation draw:name="f111" draw:formula="250"/><draw:equation draw:name="f112" draw:formula="?f2 - ?f0"/><draw:equation draw:name="f113" draw:formula="?f1 - ?f0"/><draw:equation draw:name="f114" draw:formula="?f113 / 356"/><draw:equation draw:name="f115" draw:formula="?f112 / 289"/><draw:equation draw:name="f116" draw:formula="?f0 / ?f114"/><draw:equation draw:name="f117" draw:formula="?f1 / ?f114"/><draw:equation draw:name="f118" draw:formula="?f0 / ?f115"/><draw:equation draw:name="f119" draw:formula="?f2 / ?f115"/></draw:enhanced-geometry></draw:custom-shape><draw:custom-shape svg:x="0.16808in" svg:y="0in" svg:width="0.27254in" svg:height="0.16509in" draw:id="id111" draw:style-name="a111" draw:name="Freeform: Shape 113"><svg:title/><svg:desc/><text:p text:style-name="Normal"/><draw:enhanced-geometry draw:type="non-primitive" svg:viewBox="0 0 100 422" draw:enhanced-path="M ?f1 ?f3 C ?f1 ?f4 ?f1 ?f5 ?f6 ?f7 ?f8 ?f9 ?f10 ?f11 ?f10 ?f12 ?f10 ?f13 ?f14 ?f15 ?f16 ?f17 ?f1 ?f18 ?f1 ?f18 ?f1 ?f19 ?f1 ?f20 ?f21 ?f0 ?f22 ?f0 ?f23 ?f0 ?f24 ?f25 ?f26 ?f27 ?f19 ?f28 ?f0 ?f29 ?f0 ?f12 ?f0 ?f30 ?f19 ?f31 ?f32 ?f33 ?f34 ?f35 ?f23 ?f2 ?f22 ?f2 ?f21 ?f2 ?f1 ?f36 ?f1 ?f3 Z N" draw:text-areas="?f41 ?f43 ?f42 ?f44"><draw:equation draw:name="f0" draw:formula="0"/><draw:equation draw:name="f1" draw:formula="100"/><draw:equation draw:name="f2" draw:formula="422"/><draw:equation draw:name="f3" draw:formula="419"/><draw:equation draw:name="f4" draw:formula="418"/><draw:equation draw:name="f5" draw:formula="416"/><draw:equation draw:name="f6" draw:formula="91"/><draw:equation draw:name="f7" draw:formula="409"/><draw:equation draw:name="f8" draw:formula="38"/><draw:equation draw:name="f9" draw:formula="356"/><draw:equation draw:name="f10" draw:formula="25"/><draw:equation draw:name="f11" draw:formula="276"/><draw:equation draw:name="f12" draw:formula="211"/><draw:equation draw:name="f13" draw:formula="138"/><draw:equation draw:name="f14" draw:formula="41"/><draw:equation draw:name="f15" draw:formula="65"/><draw:equation draw:name="f16" draw:formula="94"/><draw:equation draw:name="f17" draw:formula="12"/><draw:equation draw:name="f18" draw:formula="6"/><draw:equation draw:name="f19" draw:formula="5"/><draw:equation draw:name="f20" draw:formula="1"/><draw:equation draw:name="f21" draw:formula="97"/><draw:equation draw:name="f22" draw:formula="95"/><draw:equation draw:name="f23" draw:formula="90"/><draw:equation draw:name="f24" draw:formula="52"/><draw:equation draw:name="f25" draw:formula="29"/><draw:equation draw:name="f26" draw:formula="26"/><draw:equation draw:name="f27" draw:formula="83"/><draw:equation draw:name="f28" draw:formula="130"/><draw:equation draw:name="f29" draw:formula="176"/><draw:equation draw:name="f30" draw:formula="245"/><draw:equation draw:name="f31" draw:formula="295"/><draw:equation draw:name="f32" draw:formula="28"/><draw:equation draw:name="f33" draw:formula="343"/><draw:equation draw:name="f34" draw:formula="54"/><draw:equation draw:name="f35" draw:formula="396"/><draw:equation draw:name="f36" draw:formula="421"/><draw:equation draw:name="f37" draw:formula="?f2 - ?f0"/><draw:equation draw:name="f38" draw:formula="?f1 - ?f0"/><draw:equation draw:name="f39" draw:formula="?f38 / 100"/><draw:equation draw:name="f40" draw:formula="?f37 / 422"/><draw:equation draw:name="f41" draw:formula="?f0 / ?f39"/><draw:equation draw:name="f42" draw:formula="?f1 / ?f39"/><draw:equation draw:name="f43" draw:formula="?f0 / ?f40"/><draw:equation draw:name="f44" draw:formula="?f2 / ?f40"/></draw:enhanced-geometry></draw:custom-shape><draw:custom-shape svg:x="0.21413in" svg:y="0.01453in" svg:width="0.27254in" svg:height="0.14356in" draw:id="id112" draw:style-name="a112" draw:name="Freeform: Shape 114"><svg:title/><svg:desc/><text:p text:style-name="Normal"/><draw:enhanced-geometry draw:type="non-primitive" svg:viewBox="0 0 174 366" draw:enhanced-path="M ?f1 ?f3 C ?f1 ?f4 ?f5 ?f0 ?f6 ?f0 ?f7 ?f0 ?f8 ?f9 ?f8 ?f10 ?f8 ?f11 ?f12 ?f13 ?f14 ?f13 ?f15 ?f13 ?f1 ?f16 ?f1 ?f3 Z M ?f17 ?f18 C ?f19 ?f20 ?f21 ?f22 ?f23 ?f22 ?f24 ?f22 ?f25 ?f22 ?f26 ?f27 ?f28 ?f29 ?f30 ?f31 ?f30 ?f32 ?f30 ?f33 ?f34 ?f35 ?f10 ?f35 ?f36 ?f35 ?f0 ?f37 ?f0 ?f38 ?f0 ?f22 ?f39 ?f2 ?f13 ?f2 ?f40 ?f2 ?f41 ?f42 ?f43 ?f44 L ?f45 ?f46 C ?f6 ?f47 ?f6 ?f48 ?f6 ?f49 ?f6 ?f50 ?f51 ?f52 ?f53 ?f52 ?f54 ?f52 ?f55 ?f56 ?f55 ?f6 ?f55 ?f57 ?f58 ?f57 ?f58 ?f57 ?f59 ?f57 ?f59 ?f57 ?f60 ?f56 ?f54 ?f61 ?f62 ?f63 ?f43 ?f63 ?f64 ?f63 ?f49 ?f65 ?f49 ?f66 ?f49 ?f67 ?f67 ?f8 ?f68 ?f69 Z N" draw:text-areas="?f74 ?f76 ?f75 ?f77"><draw:equation draw:name="f0" draw:formula="0"/><draw:equation draw:name="f1" draw:formula="174"/><draw:equation draw:name="f2" draw:formula="366"/><draw:equation draw:name="f3" draw:formula="16"/><draw:equation draw:name="f4" draw:formula="7"/><draw:equation draw:name="f5" draw:formula="168"/><draw:equation draw:name="f6" draw:formula="158"/><draw:equation draw:name="f7" draw:formula="149"/><draw:equation draw:name="f8" draw:formula="136"/><draw:equation draw:name="f9" draw:formula="10"/><draw:equation draw:name="f10" draw:formula="23"/><draw:equation draw:name="f11" draw:formula="31"/><draw:equation draw:name="f12" draw:formula="142"/><draw:equation draw:name="f13" draw:formula="37"/><draw:equation draw:name="f14" draw:formula="151"/><draw:equation draw:name="f15" draw:formula="163"/><draw:equation draw:name="f16" draw:formula="26"/><draw:equation draw:name="f17" draw:formula="89"/><draw:equation draw:name="f18" draw:formula="301"/><draw:equation draw:name="f19" draw:formula="80"/><draw:equation draw:name="f20" draw:formula="334"/><draw:equation draw:name="f21" draw:formula="60"/><draw:equation draw:name="f22" draw:formula="358"/><draw:equation draw:name="f23" draw:formula="36"/><draw:equation draw:name="f24" draw:formula="34"/><draw:equation draw:name="f25" draw:formula="28"/><draw:equation draw:name="f26" draw:formula="20"/><draw:equation draw:name="f27" draw:formula="353"/><draw:equation draw:name="f28" draw:formula="32"/><draw:equation draw:name="f29" draw:formula="350"/><draw:equation draw:name="f30" draw:formula="40"/><draw:equation draw:name="f31" draw:formula="340"/><draw:equation draw:name="f32" draw:formula="331"/><draw:equation draw:name="f33" draw:formula="324"/><draw:equation draw:name="f34" draw:formula="35"/><draw:equation draw:name="f35" draw:formula="316"/><draw:equation draw:name="f36" draw:formula="12"/><draw:equation draw:name="f37" draw:formula="325"/><draw:equation draw:name="f38" draw:formula="341"/><draw:equation draw:name="f39" draw:formula="17"/><draw:equation draw:name="f40" draw:formula="67"/><draw:equation draw:name="f41" draw:formula="107"/><draw:equation draw:name="f42" draw:formula="344"/><draw:equation draw:name="f43" draw:formula="118"/><draw:equation draw:name="f44" draw:formula="302"/><draw:equation draw:name="f45" draw:formula="156"/><draw:equation draw:name="f46" draw:formula="148"/><draw:equation draw:name="f47" draw:formula="139"/><draw:equation draw:name="f48" draw:formula="133"/><draw:equation draw:name="f49" draw:formula="132"/><draw:equation draw:name="f50" draw:formula="108"/><draw:equation draw:name="f51" draw:formula="140"/><draw:equation draw:name="f52" draw:formula="92"/><draw:equation draw:name="f53" draw:formula="119"/><draw:equation draw:name="f54" draw:formula="76"/><draw:equation draw:name="f55" draw:formula="52"/><draw:equation draw:name="f56" draw:formula="154"/><draw:equation draw:name="f57" draw:formula="162"/><draw:equation draw:name="f58" draw:formula="56"/><draw:equation draw:name="f59" draw:formula="61"/><draw:equation draw:name="f60" draw:formula="65"/><draw:equation draw:name="f61" draw:formula="127"/><draw:equation draw:name="f62" draw:formula="95"/><draw:equation draw:name="f63" draw:formula="102"/><draw:equation draw:name="f64" draw:formula="124"/><draw:equation draw:name="f65" draw:formula="103"/><draw:equation draw:name="f66" draw:formula="121"/><draw:equation draw:name="f67" draw:formula="131"/><draw:equation draw:name="f68" draw:formula="128"/><draw:equation draw:name="f69" draw:formula="143"/><draw:equation draw:name="f70" draw:formula="?f2 - ?f0"/><draw:equation draw:name="f71" draw:formula="?f1 - ?f0"/><draw:equation draw:name="f72" draw:formula="?f71 / 174"/><draw:equation draw:name="f73" draw:formula="?f70 / 366"/><draw:equation draw:name="f74" draw:formula="?f0 / ?f72"/><draw:equation draw:name="f75" draw:formula="?f1 / ?f72"/><draw:equation draw:name="f76" draw:formula="?f0 / ?f73"/><draw:equation draw:name="f77" draw:formula="?f2 / ?f73"/></draw:enhanced-geometry></draw:custom-shape><draw:custom-shape svg:x="0.30309in" svg:y="0in" svg:width="0.27254in" svg:height="0.16509in" draw:id="id113" draw:style-name="a113" draw:name="Freeform: Shape 115"><svg:title/><svg:desc/><text:p text:style-name="Normal"/><draw:enhanced-geometry draw:type="non-primitive" svg:viewBox="0 0 100 422" draw:enhanced-path="M ?f1 ?f3 C ?f1 ?f4 ?f5 ?f6 ?f7 ?f8 ?f9 ?f10 ?f11 ?f0 ?f12 ?f0 ?f13 ?f0 ?f0 ?f13 ?f0 ?f12 ?f0 ?f14 ?f0 ?f14 ?f11 ?f15 ?f16 ?f17 ?f18 ?f19 ?f18 ?f3 ?f18 ?f20 ?f21 ?f22 ?f14 ?f23 ?f0 ?f24 ?f0 ?f25 ?f0 ?f26 ?f0 ?f27 ?f13 ?f2 ?f12 ?f2 ?f11 ?f2 ?f28 ?f29 ?f30 ?f31 ?f32 ?f33 ?f1 ?f34 ?f1 ?f3 Z N" draw:text-areas="?f39 ?f41 ?f40 ?f42"><draw:equation draw:name="f0" draw:formula="0"/><draw:equation draw:name="f1" draw:formula="100"/><draw:equation draw:name="f2" draw:formula="422"/><draw:equation draw:name="f3" draw:formula="211"/><draw:equation draw:name="f4" draw:formula="179"/><draw:equation draw:name="f5" draw:formula="95"/><draw:equation draw:name="f6" draw:formula="127"/><draw:equation draw:name="f7" draw:formula="71"/><draw:equation draw:name="f8" draw:formula="79"/><draw:equation draw:name="f9" draw:formula="46"/><draw:equation draw:name="f10" draw:formula="28"/><draw:equation draw:name="f11" draw:formula="8"/><draw:equation draw:name="f12" draw:formula="5"/><draw:equation draw:name="f13" draw:formula="1"/><draw:equation draw:name="f14" draw:formula="6"/><draw:equation draw:name="f15" draw:formula="14"/><draw:equation draw:name="f16" draw:formula="50"/><draw:equation draw:name="f17" draw:formula="56"/><draw:equation draw:name="f18" draw:formula="74"/><draw:equation draw:name="f19" draw:formula="124"/><draw:equation draw:name="f20" draw:formula="284"/><draw:equation draw:name="f21" draw:formula="59"/><draw:equation draw:name="f22" draw:formula="359"/><draw:equation draw:name="f23" draw:formula="412"/><draw:equation draw:name="f24" draw:formula="416"/><draw:equation draw:name="f25" draw:formula="418"/><draw:equation draw:name="f26" draw:formula="419"/><draw:equation draw:name="f27" draw:formula="421"/><draw:equation draw:name="f28" draw:formula="47"/><draw:equation draw:name="f29" draw:formula="394"/><draw:equation draw:name="f30" draw:formula="72"/><draw:equation draw:name="f31" draw:formula="341"/><draw:equation draw:name="f32" draw:formula="94"/><draw:equation draw:name="f33" draw:formula="294"/><draw:equation draw:name="f34" draw:formula="247"/><draw:equation draw:name="f35" draw:formula="?f2 - ?f0"/><draw:equation draw:name="f36" draw:formula="?f1 - ?f0"/><draw:equation draw:name="f37" draw:formula="?f36 / 100"/><draw:equation draw:name="f38" draw:formula="?f35 / 422"/><draw:equation draw:name="f39" draw:formula="?f0 / ?f37"/><draw:equation draw:name="f40" draw:formula="?f1 / ?f37"/><draw:equation draw:name="f41" draw:formula="?f0 / ?f38"/><draw:equation draw:name="f42" draw:formula="?f2 / ?f38"/></draw:enhanced-geometry></draw:custom-shape><draw:custom-shape svg:x="0.4137in" svg:y="0.06363in" svg:width="0.27254in" svg:height="0.09843in" draw:id="id114" draw:style-name="a114" draw:name="Freeform: Shape 116"><svg:title/><svg:desc/><text:p text:style-name="Normal"/><draw:enhanced-geometry draw:type="non-primitive" svg:viewBox="0 0 282 100" draw:enhanced-path="M ?f3 ?f4 C ?f5 ?f4 ?f1 ?f4 ?f1 ?f6 ?f1 ?f0 ?f5 ?f0 ?f3 ?f0 L ?f7 ?f0 C ?f6 ?f0 ?f0 ?f0 ?f0 ?f6 ?f0 ?f4 ?f6 ?f4 ?f7 ?f4 Z M ?f3 ?f2 C ?f5 ?f2 ?f1 ?f2 ?f1 ?f8 ?f1 ?f9 ?f5 ?f9 ?f3 ?f9 L ?f7 ?f9 C ?f6 ?f9 ?f0 ?f9 ?f0 ?f8 ?f0 ?f2 ?f6 ?f2 ?f7 ?f2 Z N" draw:text-areas="?f14 ?f16 ?f15 ?f17"><draw:equation draw:name="f0" draw:formula="0"/><draw:equation draw:name="f1" draw:formula="282"/><draw:equation draw:name="f2" draw:formula="100"/><draw:equation draw:name="f3" draw:formula="268"/><draw:equation draw:name="f4" draw:formula="17"/><draw:equation draw:name="f5" draw:formula="274"/><draw:equation draw:name="f6" draw:formula="8"/><draw:equation draw:name="f7" draw:formula="14"/><draw:equation draw:name="f8" draw:formula="91"/><draw:equation draw:name="f9" draw:formula="83"/><draw:equation draw:name="f10" draw:formula="?f2 - ?f0"/><draw:equation draw:name="f11" draw:formula="?f1 - ?f0"/><draw:equation draw:name="f12" draw:formula="?f11 / 282"/><draw:equation draw:name="f13" draw:formula="?f10 / 100"/><draw:equation draw:name="f14" draw:formula="?f0 / ?f12"/><draw:equation draw:name="f15" draw:formula="?f1 / ?f12"/><draw:equation draw:name="f16" draw:formula="?f0 / ?f13"/><draw:equation draw:name="f17" draw:formula="?f2 / ?f13"/></draw:enhanced-geometry></draw:custom-shape><draw:custom-shape svg:x="0.58493in" svg:y="0.05185in" svg:width="0.27254in" svg:height="0.09843in" draw:id="id115" draw:style-name="a115" draw:name="Freeform: Shape 117"><svg:title/><svg:desc/><text:p text:style-name="Normal"/><draw:enhanced-geometry draw:type="non-primitive" svg:viewBox="0 0 347 192" draw:enhanced-path="M ?f4 ?f5 C ?f6 ?f7 ?f8 ?f9 ?f8 ?f10 ?f8 ?f11 ?f12 ?f3 ?f13 ?f3 ?f14 ?f3 ?f15 ?f11 ?f16 ?f0 ?f16 ?f0 ?f17 ?f18 ?f19 ?f20 L ?f21 ?f22 C ?f23 ?f24 ?f25 ?f26 ?f27 ?f28 ?f29 ?f29 ?f30 ?f31 ?f30 ?f32 ?f33 ?f34 ?f35 ?f36 ?f37 ?f36 ?f38 ?f36 ?f39 ?f4 ?f39 ?f40 ?f39 ?f16 ?f41 ?f32 ?f42 ?f43 L ?f44 ?f45 ?f46 ?f47 C ?f48 ?f42 ?f49 ?f9 ?f49 ?f10 ?f49 ?f11 ?f50 ?f3 ?f51 ?f3 ?f42 ?f3 ?f38 ?f10 ?f39 ?f41 ?f52 ?f46 ?f3 ?f28 ?f53 ?f21 ?f54 ?f55 ?f56 ?f36 ?f57 ?f36 ?f58 ?f36 ?f59 ?f6 ?f59 ?f40 ?f59 ?f60 ?f61 ?f62 ?f63 ?f64 ?f65 ?f46 ?f66 ?f20 ?f66 ?f67 ?f66 ?f68 ?f69 ?f3 ?f70 ?f3 ?f71 ?f3 ?f2 ?f72 ?f2 ?f73 ?f2 ?f74 ?f75 ?f74 ?f76 ?f74 ?f77 ?f74 ?f77 ?f45 ?f78 ?f72 ?f79 ?f44 ?f80 ?f81 ?f70 ?f81 ?f82 ?f81 ?f83 ?f9 ?f83 ?f7 ?f83 ?f84 ?f85 ?f37 ?f86 ?f49 ?f87 ?f88 ?f80 ?f89 ?f80 ?f15 ?f80 ?f90 ?f91 ?f1 ?f92 ?f1 ?f93 ?f1 ?f94 ?f95 ?f96 ?f97 ?f54 ?f98 ?f53 ?f8 ?f99 ?f100 ?f101 ?f102 ?f18 ?f1 ?f20 ?f1 ?f62 ?f1 ?f103 ?f12 ?f28 ?f104 ?f105 ?f106 ?f60 ?f1 ?f107 ?f1 ?f4 ?f1 ?f108 ?f108 ?f106 ?f6 ?f109 ?f40 ?f1 ?f60 ?f1 ?f110 ?f1 ?f89 ?f111 ?f89 ?f111 ?f89 ?f36 ?f89 ?f36 ?f89 ?f112 ?f55 ?f95 ?f113 ?f12 ?f36 ?f114 ?f36 ?f115 ?f36 ?f116 ?f106 ?f116 ?f117 ?f116 ?f104 ?f118 ?f119 ?f16 ?f110 Z N" draw:text-areas="?f124 ?f126 ?f125 ?f127"><draw:equation draw:name="f0" draw:formula="180"/><draw:equation draw:name="f1" draw:formula="0"/><draw:equation draw:name="f2" draw:formula="347"/><draw:equation draw:name="f3" draw:formula="192"/><draw:equation draw:name="f4" draw:formula="25"/><draw:equation draw:name="f5" draw:formula="162"/><draw:equation draw:name="f6" draw:formula="24"/><draw:equation draw:name="f7" draw:formula="169"/><draw:equation draw:name="f8" draw:formula="22"/><draw:equation draw:name="f9" draw:formula="179"/><draw:equation draw:name="f10" draw:formula="181"/><draw:equation draw:name="f11" draw:formula="188"/><draw:equation draw:name="f12" draw:formula="28"/><draw:equation draw:name="f13" draw:formula="34"/><draw:equation draw:name="f14" draw:formula="38"/><draw:equation draw:name="f15" draw:formula="46"/><draw:equation draw:name="f16" draw:formula="49"/><draw:equation draw:name="f17" draw:formula="54"/><draw:equation draw:name="f18" draw:formula="160"/><draw:equation draw:name="f19" draw:formula="58"/><draw:equation draw:name="f20" draw:formula="149"/><draw:equation draw:name="f21" draw:formula="66"/><draw:equation draw:name="f22" draw:formula="110"/><draw:equation draw:name="f23" draw:formula="68"/><draw:equation draw:name="f24" draw:formula="102"/><draw:equation draw:name="f25" draw:formula="72"/><draw:equation draw:name="f26" draw:formula="92"/><draw:equation draw:name="f27" draw:formula="73"/><draw:equation draw:name="f28" draw:formula="83"/><draw:equation draw:name="f29" draw:formula="76"/><draw:equation draw:name="f30" draw:formula="79"/><draw:equation draw:name="f31" draw:formula="62"/><draw:equation draw:name="f32" draw:formula="61"/><draw:equation draw:name="f33" draw:formula="85"/><draw:equation draw:name="f34" draw:formula="48"/><draw:equation draw:name="f35" draw:formula="108"/><draw:equation draw:name="f36" draw:formula="10"/><draw:equation draw:name="f37" draw:formula="148"/><draw:equation draw:name="f38" draw:formula="167"/><draw:equation draw:name="f39" draw:formula="170"/><draw:equation draw:name="f40" draw:formula="40"/><draw:equation draw:name="f41" draw:formula="168"/><draw:equation draw:name="f42" draw:formula="164"/><draw:equation draw:name="f43" draw:formula="74"/><draw:equation draw:name="f44" draw:formula="152"/><draw:equation draw:name="f45" draw:formula="124"/><draw:equation draw:name="f46" draw:formula="144"/><draw:equation draw:name="f47" draw:formula="156"/><draw:equation draw:name="f48" draw:formula="143"/><draw:equation draw:name="f49" draw:formula="139"/><draw:equation draw:name="f50" draw:formula="145"/><draw:equation draw:name="f51" draw:formula="151"/><draw:equation draw:name="f52" draw:formula="176"/><draw:equation draw:name="f53" draw:formula="196"/><draw:equation draw:name="f54" draw:formula="197"/><draw:equation draw:name="f55" draw:formula="60"/><draw:equation draw:name="f56" draw:formula="220"/><draw:equation draw:name="f57" draw:formula="265"/><draw:equation draw:name="f58" draw:formula="283"/><draw:equation draw:name="f59" draw:formula="288"/><draw:equation draw:name="f60" draw:formula="64"/><draw:equation draw:name="f61" draw:formula="270"/><draw:equation draw:name="f62" draw:formula="112"/><draw:equation draw:name="f63" draw:formula="262"/><draw:equation draw:name="f64" draw:formula="134"/><draw:equation draw:name="f65" draw:formula="258"/><draw:equation draw:name="f66" draw:formula="257"/><draw:equation draw:name="f67" draw:formula="157"/><draw:equation draw:name="f68" draw:formula="178"/><draw:equation draw:name="f69" draw:formula="271"/><draw:equation draw:name="f70" draw:formula="292"/><draw:equation draw:name="f71" draw:formula="331"/><draw:equation draw:name="f72" draw:formula="131"/><draw:equation draw:name="f73" draw:formula="127"/><draw:equation draw:name="f74" draw:formula="122"/><draw:equation draw:name="f75" draw:formula="343"/><draw:equation draw:name="f76" draw:formula="342"/><draw:equation draw:name="f77" draw:formula="337"/><draw:equation draw:name="f78" draw:formula="335"/><draw:equation draw:name="f79" draw:formula="329"/><draw:equation draw:name="f80" draw:formula="316"/><draw:equation draw:name="f81" draw:formula="182"/><draw:equation draw:name="f82" draw:formula="284"/><draw:equation draw:name="f83" draw:formula="282"/><draw:equation draw:name="f84" draw:formula="158"/><draw:equation draw:name="f85" draw:formula="286"/><draw:equation draw:name="f86" draw:formula="289"/><draw:equation draw:name="f87" draw:formula="298"/><draw:equation draw:name="f88" draw:formula="116"/><draw:equation draw:name="f89" draw:formula="70"/><draw:equation draw:name="f90" draw:formula="18"/><draw:equation draw:name="f91" draw:formula="299"/><draw:equation draw:name="f92" draw:formula="266"/><draw:equation draw:name="f93" draw:formula="235"/><draw:equation draw:name="f94" draw:formula="214"/><draw:equation draw:name="f95" draw:formula="19"/><draw:equation draw:name="f96" draw:formula="198"/><draw:equation draw:name="f97" draw:formula="41"/><draw:equation draw:name="f98" draw:formula="36"/><draw:equation draw:name="f99" draw:formula="184"/><draw:equation draw:name="f100" draw:formula="11"/><draw:equation draw:name="f101" draw:formula="174"/><draw:equation draw:name="f102" draw:formula="2"/><draw:equation draw:name="f103" draw:formula="90"/><draw:equation draw:name="f104" draw:formula="37"/><draw:equation draw:name="f105" draw:formula="82"/><draw:equation draw:name="f106" draw:formula="13"/><draw:equation draw:name="f107" draw:formula="44"/><draw:equation draw:name="f108" draw:formula="17"/><draw:equation draw:name="f109" draw:formula="6"/><draw:equation draw:name="f110" draw:formula="65"/><draw:equation draw:name="f111" draw:formula="5"/><draw:equation draw:name="f112" draw:formula="12"/><draw:equation draw:name="f113" draw:formula="30"/><draw:equation draw:name="f114" draw:formula="43"/><draw:equation draw:name="f115" draw:formula="50"/><draw:equation draw:name="f116" draw:formula="56"/><draw:equation draw:name="f117" draw:formula="29"/><draw:equation draw:name="f118" draw:formula="55"/><draw:equation draw:name="f119" draw:formula="42"/><draw:equation draw:name="f120" draw:formula="?f3 - ?f1"/><draw:equation draw:name="f121" draw:formula="?f2 - ?f1"/><draw:equation draw:name="f122" draw:formula="?f121 / 347"/><draw:equation draw:name="f123" draw:formula="?f120 / 192"/><draw:equation draw:name="f124" draw:formula="?f1 / ?f122"/><draw:equation draw:name="f125" draw:formula="?f2 / ?f122"/><draw:equation draw:name="f126" draw:formula="?f1 / ?f123"/><draw:equation draw:name="f127" draw:formula="?f3 / ?f123"/></draw:enhanced-geometry></draw:custom-shape><draw:custom-shape svg:x="0.73214in" svg:y="0.05185in" svg:width="0.27254in" svg:height="0.09843in" draw:id="id116" draw:style-name="a116" draw:name="Freeform: Shape 118"><svg:title/><svg:desc/><text:p text:style-name="Normal"/><draw:enhanced-geometry draw:type="non-primitive" svg:viewBox="0 0 194 192" draw:enhanced-path="M ?f3 ?f4 C ?f5 ?f6 ?f7 ?f0 ?f8 ?f0 ?f9 ?f0 ?f0 ?f10 ?f0 ?f11 ?f0 ?f12 ?f13 ?f2 ?f14 ?f2 ?f15 ?f2 ?f16 ?f17 ?f18 ?f19 ?f20 ?f21 ?f22 ?f2 ?f23 ?f2 ?f24 ?f2 ?f25 ?f26 ?f27 ?f28 ?f29 ?f30 ?f1 ?f31 ?f1 ?f31 ?f1 ?f32 ?f17 ?f32 ?f33 ?f32 ?f34 ?f32 ?f34 ?f11 ?f35 ?f36 ?f37 ?f38 ?f39 ?f26 ?f40 ?f26 ?f41 ?f26 ?f42 ?f43 ?f42 ?f44 ?f42 ?f30 ?f41 ?f40 ?f45 ?f46 ?f47 ?f48 ?f47 ?f49 ?f30 ?f50 L ?f39 ?f51 C ?f43 ?f13 ?f43 ?f52 ?f43 ?f53 ?f43 ?f54 ?f55 ?f56 ?f57 ?f56 ?f47 ?f56 ?f58 ?f59 ?f3 ?f4 Z M ?f48 ?f60 C ?f18 ?f61 ?f18 ?f61 ?f62 ?f63 ?f16 ?f37 ?f64 ?f26 ?f65 ?f26 ?f66 ?f26 ?f67 ?f57 ?f67 ?f58 ?f67 ?f32 ?f68 ?f64 ?f69 ?f70 ?f71 ?f72 ?f73 ?f74 ?f75 ?f74 ?f36 ?f74 ?f60 ?f76 ?f60 ?f77 ?f60 ?f78 ?f79 ?f80 ?f81 ?f69 Z N" draw:text-areas="?f86 ?f88 ?f87 ?f89"><draw:equation draw:name="f0" draw:formula="0"/><draw:equation draw:name="f1" draw:formula="194"/><draw:equation draw:name="f2" draw:formula="192"/><draw:equation draw:name="f3" draw:formula="142"/><draw:equation draw:name="f4" draw:formula="28"/><draw:equation draw:name="f5" draw:formula="133"/><draw:equation draw:name="f6" draw:formula="12"/><draw:equation draw:name="f7" draw:formula="121"/><draw:equation draw:name="f8" draw:formula="102"/><draw:equation draw:name="f9" draw:formula="53"/><draw:equation draw:name="f10" draw:formula="62"/><draw:equation draw:name="f11" draw:formula="125"/><draw:equation draw:name="f12" draw:formula="164"/><draw:equation draw:name="f13" draw:formula="23"/><draw:equation draw:name="f14" draw:formula="56"/><draw:equation draw:name="f15" draw:formula="65"/><draw:equation draw:name="f16" draw:formula="86"/><draw:equation draw:name="f17" draw:formula="191"/><draw:equation draw:name="f18" draw:formula="112"/><draw:equation draw:name="f19" draw:formula="161"/><draw:equation draw:name="f20" draw:formula="115"/><draw:equation draw:name="f21" draw:formula="179"/><draw:equation draw:name="f22" draw:formula="130"/><draw:equation draw:name="f23" draw:formula="150"/><draw:equation draw:name="f24" draw:formula="166"/><draw:equation draw:name="f25" draw:formula="175"/><draw:equation draw:name="f26" draw:formula="182"/><draw:equation draw:name="f27" draw:formula="181"/><draw:equation draw:name="f28" draw:formula="169"/><draw:equation draw:name="f29" draw:formula="188"/><draw:equation draw:name="f30" draw:formula="154"/><draw:equation draw:name="f31" draw:formula="127"/><draw:equation draw:name="f32" draw:formula="122"/><draw:equation draw:name="f33" draw:formula="190"/><draw:equation draw:name="f34" draw:formula="185"/><draw:equation draw:name="f35" draw:formula="184"/><draw:equation draw:name="f36" draw:formula="131"/><draw:equation draw:name="f37" draw:formula="176"/><draw:equation draw:name="f38" draw:formula="158"/><draw:equation draw:name="f39" draw:formula="168"/><draw:equation draw:name="f40" draw:formula="151"/><draw:equation draw:name="f41" draw:formula="139"/><draw:equation draw:name="f42" draw:formula="138"/><draw:equation draw:name="f43" draw:formula="172"/><draw:equation draw:name="f44" draw:formula="163"/><draw:equation draw:name="f45" draw:formula="144"/><draw:equation draw:name="f46" draw:formula="132"/><draw:equation draw:name="f47" draw:formula="149"/><draw:equation draw:name="f48" draw:formula="114"/><draw:equation draw:name="f49" draw:formula="110"/><draw:equation draw:name="f50" draw:formula="94"/><draw:equation draw:name="f51" draw:formula="35"/><draw:equation draw:name="f52" draw:formula="22"/><draw:equation draw:name="f53" draw:formula="20"/><draw:equation draw:name="f54" draw:formula="13"/><draw:equation draw:name="f55" draw:formula="167"/><draw:equation draw:name="f56" draw:formula="8"/><draw:equation draw:name="f57" draw:formula="160"/><draw:equation draw:name="f58" draw:formula="143"/><draw:equation draw:name="f59" draw:formula="18"/><draw:equation draw:name="f60" draw:formula="137"/><draw:equation draw:name="f61" draw:formula="145"/><draw:equation draw:name="f62" draw:formula="106"/><draw:equation draw:name="f63" draw:formula="152"/><draw:equation draw:name="f64" draw:formula="70"/><draw:equation draw:name="f65" draw:formula="58"/><draw:equation draw:name="f66" draw:formula="36"/><draw:equation draw:name="f67" draw:formula="30"/><draw:equation draw:name="f68" draw:formula="43"/><draw:equation draw:name="f69" draw:formula="54"/><draw:equation draw:name="f70" draw:formula="50"/><draw:equation draw:name="f71" draw:formula="67"/><draw:equation draw:name="f72" draw:formula="25"/><draw:equation draw:name="f73" draw:formula="85"/><draw:equation draw:name="f74" draw:formula="10"/><draw:equation draw:name="f75" draw:formula="103"/><draw:equation draw:name="f76" draw:formula="44"/><draw:equation draw:name="f77" draw:formula="47"/><draw:equation draw:name="f78" draw:formula="49"/><draw:equation draw:name="f79" draw:formula="136"/><draw:equation draw:name="f80" draw:formula="52"/><draw:equation draw:name="f81" draw:formula="134"/><draw:equation draw:name="f82" draw:formula="?f2 - ?f0"/><draw:equation draw:name="f83" draw:formula="?f1 - ?f0"/><draw:equation draw:name="f84" draw:formula="?f83 / 194"/><draw:equation draw:name="f85" draw:formula="?f82 / 192"/><draw:equation draw:name="f86" draw:formula="?f0 / ?f84"/><draw:equation draw:name="f87" draw:formula="?f1 / ?f84"/><draw:equation draw:name="f88" draw:formula="?f0 / ?f85"/><draw:equation draw:name="f89" draw:formula="?f2 / ?f85"/></draw:enhanced-geometry></draw:custom-shape><draw:custom-shape svg:x="0.81795in" svg:y="0.05185in" svg:width="0.27254in" svg:height="0.09843in" draw:id="id117" draw:style-name="a117" draw:name="Freeform: Shape 119"><svg:title/><svg:desc/><text:p text:style-name="Normal"/><draw:enhanced-geometry draw:type="non-primitive" svg:viewBox="0 0 211 192" draw:enhanced-path="M ?f3 ?f4 C ?f5 ?f6 ?f7 ?f8 ?f9 ?f8 ?f10 ?f8 ?f11 ?f8 ?f2 ?f12 ?f13 ?f14 ?f15 ?f16 ?f15 ?f17 ?f15 ?f18 ?f19 ?f20 ?f21 ?f20 ?f22 ?f20 ?f1 ?f18 ?f1 ?f16 ?f1 ?f23 ?f24 ?f0 ?f9 ?f0 ?f25 ?f0 ?f5 ?f26 ?f27 ?f28 ?f29 ?f30 ?f31 ?f0 ?f32 ?f0 ?f17 ?f0 ?f33 ?f34 ?f33 ?f35 ?f33 ?f36 ?f14 ?f36 ?f37 ?f36 ?f38 ?f36 ?f26 ?f39 ?f40 ?f35 ?f41 ?f42 ?f43 ?f8 ?f44 ?f8 ?f45 ?f8 ?f46 ?f33 ?f46 ?f17 ?f46 ?f47 ?f48 ?f49 ?f44 ?f50 ?f51 ?f52 ?f53 ?f54 ?f55 ?f54 ?f17 ?f54 ?f16 ?f54 ?f56 ?f57 ?f58 ?f59 ?f60 ?f61 ?f60 ?f62 ?f60 ?f63 ?f58 ?f50 ?f26 ?f50 ?f64 ?f50 ?f0 ?f65 ?f0 ?f66 ?f0 ?f11 ?f38 ?f2 ?f60 ?f2 ?f39 ?f2 ?f67 ?f68 ?f69 ?f70 ?f71 ?f59 ?f72 ?f2 ?f73 ?f2 ?f10 ?f2 ?f22 ?f74 ?f22 ?f27 ?f22 ?f75 ?f76 ?f75 ?f77 ?f75 ?f78 ?f75 ?f21 ?f79 ?f80 ?f27 ?f10 ?f15 ?f81 ?f54 ?f73 ?f54 ?f82 ?f54 ?f83 ?f84 ?f83 ?f62 ?f83 ?f81 ?f85 ?f86 ?f87 ?f88 Z N" draw:text-areas="?f93 ?f95 ?f94 ?f96"><draw:equation draw:name="f0" draw:formula="0"/><draw:equation draw:name="f1" draw:formula="211"/><draw:equation draw:name="f2" draw:formula="192"/><draw:equation draw:name="f3" draw:formula="130"/><draw:equation draw:name="f4" draw:formula="60"/><draw:equation draw:name="f5" draw:formula="132"/><draw:equation draw:name="f6" draw:formula="48"/><draw:equation draw:name="f7" draw:formula="142"/><draw:equation draw:name="f8" draw:formula="10"/><draw:equation draw:name="f9" draw:formula="172"/><draw:equation draw:name="f10" draw:formula="174"/><draw:equation draw:name="f11" draw:formula="184"/><draw:equation draw:name="f12" draw:formula="14"/><draw:equation draw:name="f13" draw:formula="181"/><draw:equation draw:name="f14" draw:formula="17"/><draw:equation draw:name="f15" draw:formula="173"/><draw:equation draw:name="f16" draw:formula="28"/><draw:equation draw:name="f17" draw:formula="37"/><draw:equation draw:name="f18" draw:formula="44"/><draw:equation draw:name="f19" draw:formula="176"/><draw:equation draw:name="f20" draw:formula="53"/><draw:equation draw:name="f21" draw:formula="188"/><draw:equation draw:name="f22" draw:formula="198"/><draw:equation draw:name="f23" draw:formula="6"/><draw:equation draw:name="f24" draw:formula="186"/><draw:equation draw:name="f25" draw:formula="148"/><draw:equation draw:name="f26" draw:formula="23"/><draw:equation draw:name="f27" draw:formula="127"/><draw:equation draw:name="f28" draw:formula="32"/><draw:equation draw:name="f29" draw:formula="116"/><draw:equation draw:name="f30" draw:formula="5"/><draw:equation draw:name="f31" draw:formula="94"/><draw:equation draw:name="f32" draw:formula="82"/><draw:equation draw:name="f33" draw:formula="13"/><draw:equation draw:name="f34" draw:formula="55"/><draw:equation draw:name="f35" draw:formula="65"/><draw:equation draw:name="f36" draw:formula="70"/><draw:equation draw:name="f37" draw:formula="18"/><draw:equation draw:name="f38" draw:formula="22"/><draw:equation draw:name="f39" draw:formula="68"/><draw:equation draw:name="f40" draw:formula="24"/><draw:equation draw:name="f41" draw:formula="38"/><draw:equation draw:name="f42" draw:formula="20"/><draw:equation draw:name="f43" draw:formula="66"/><draw:equation draw:name="f44" draw:formula="80"/><draw:equation draw:name="f45" draw:formula="89"/><draw:equation draw:name="f46" draw:formula="103"/><draw:equation draw:name="f47" draw:formula="50"/><draw:equation draw:name="f48" draw:formula="96"/><draw:equation draw:name="f49" draw:formula="79"/><draw:equation draw:name="f50" draw:formula="139"/><draw:equation draw:name="f51" draw:formula="74"/><draw:equation draw:name="f52" draw:formula="166"/><draw:equation draw:name="f53" draw:formula="59"/><draw:equation draw:name="f54" draw:formula="182"/><draw:equation draw:name="f55" draw:formula="41"/><draw:equation draw:name="f56" draw:formula="19"/><draw:equation draw:name="f57" draw:formula="178"/><draw:equation draw:name="f58" draw:formula="30"/><draw:equation draw:name="f59" draw:formula="175"/><draw:equation draw:name="f60" draw:formula="40"/><draw:equation draw:name="f61" draw:formula="167"/><draw:equation draw:name="f62" draw:formula="155"/><draw:equation draw:name="f63" draw:formula="143"/><draw:equation draw:name="f64" draw:formula="11"/><draw:equation draw:name="f65" draw:formula="151"/><draw:equation draw:name="f66" draw:formula="164"/><draw:equation draw:name="f67" draw:formula="83"/><draw:equation draw:name="f68" draw:formula="162"/><draw:equation draw:name="f69" draw:formula="84"/><draw:equation draw:name="f70" draw:formula="160"/><draw:equation draw:name="f71" draw:formula="90"/><draw:equation draw:name="f72" draw:formula="104"/><draw:equation draw:name="f73" draw:formula="131"/><draw:equation draw:name="f74" draw:formula="138"/><draw:equation draw:name="f75" draw:formula="122"/><draw:equation draw:name="f76" draw:formula="194"/><draw:equation draw:name="f77" draw:formula="193"/><draw:equation draw:name="f78" draw:formula="190"/><draw:equation draw:name="f79" draw:formula="125"/><draw:equation draw:name="f80" draw:formula="187"/><draw:equation draw:name="f81" draw:formula="145"/><draw:equation draw:name="f82" draw:formula="114"/><draw:equation draw:name="f83" draw:formula="108"/><draw:equation draw:name="f84" draw:formula="169"/><draw:equation draw:name="f85" draw:formula="110"/><draw:equation draw:name="f86" draw:formula="137"/><draw:equation draw:name="f87" draw:formula="115"/><draw:equation draw:name="f88" draw:formula="118"/><draw:equation draw:name="f89" draw:formula="?f2 - ?f0"/><draw:equation draw:name="f90" draw:formula="?f1 - ?f0"/><draw:equation draw:name="f91" draw:formula="?f90 / 211"/><draw:equation draw:name="f92" draw:formula="?f89 / 192"/><draw:equation draw:name="f93" draw:formula="?f0 / ?f91"/><draw:equation draw:name="f94" draw:formula="?f1 / ?f91"/><draw:equation draw:name="f95" draw:formula="?f0 / ?f92"/><draw:equation draw:name="f96" draw:formula="?f2 / ?f92"/></draw:enhanced-geometry></draw:custom-shape><draw:custom-shape svg:x="0.92108in" svg:y="0.07188in" svg:width="0.27254in" svg:height="0.09843in" draw:id="id118" draw:style-name="a118" draw:name="Freeform: Shape 120"><svg:title/><svg:desc/><text:p text:style-name="Normal"/><draw:enhanced-geometry draw:type="non-primitive" svg:viewBox="0 0 109 197" draw:enhanced-path="M ?f3 ?f4 C ?f3 ?f0 ?f3 ?f0 ?f5 ?f0 ?f6 ?f7 ?f8 ?f7 ?f0 ?f7 L ?f0 ?f9 C ?f10 ?f9 ?f11 ?f9 ?f12 ?f13 L ?f12 ?f14 C ?f12 ?f15 ?f12 ?f16 ?f17 ?f16 L ?f18 ?f16 ?f18 ?f2 C ?f10 ?f2 ?f19 ?f20 ?f21 ?f20 ?f22 ?f20 ?f23 ?f2 ?f1 ?f2 L ?f1 ?f16 ?f24 ?f16 C ?f3 ?f16 ?f3 ?f15 ?f3 ?f14 Z N" draw:text-areas="?f29 ?f31 ?f30 ?f32"><draw:equation draw:name="f0" draw:formula="0"/><draw:equation draw:name="f1" draw:formula="109"/><draw:equation draw:name="f2" draw:formula="197"/><draw:equation draw:name="f3" draw:formula="67"/><draw:equation draw:name="f4" draw:formula="8"/><draw:equation draw:name="f5" draw:formula="59"/><draw:equation draw:name="f6" draw:formula="40"/><draw:equation draw:name="f7" draw:formula="19"/><draw:equation draw:name="f8" draw:formula="12"/><draw:equation draw:name="f9" draw:formula="30"/><draw:equation draw:name="f10" draw:formula="7"/><draw:equation draw:name="f11" draw:formula="26"/><draw:equation draw:name="f12" draw:formula="43"/><draw:equation draw:name="f13" draw:formula="22"/><draw:equation draw:name="f14" draw:formula="173"/><draw:equation draw:name="f15" draw:formula="182"/><draw:equation draw:name="f16" draw:formula="186"/><draw:equation draw:name="f17" draw:formula="13"/><draw:equation draw:name="f18" draw:formula="2"/><draw:equation draw:name="f19" draw:formula="44"/><draw:equation draw:name="f20" draw:formula="196"/><draw:equation draw:name="f21" draw:formula="55"/><draw:equation draw:name="f22" draw:formula="65"/><draw:equation draw:name="f23" draw:formula="102"/><draw:equation draw:name="f24" draw:formula="97"/><draw:equation draw:name="f25" draw:formula="?f2 - ?f0"/><draw:equation draw:name="f26" draw:formula="?f1 - ?f0"/><draw:equation draw:name="f27" draw:formula="?f26 / 109"/><draw:equation draw:name="f28" draw:formula="?f25 / 197"/><draw:equation draw:name="f29" draw:formula="?f0 / ?f27"/><draw:equation draw:name="f30" draw:formula="?f1 / ?f27"/><draw:equation draw:name="f31" draw:formula="?f0 / ?f28"/><draw:equation draw:name="f32" draw:formula="?f2 / ?f28"/></draw:enhanced-geometry></draw:custom-shape><draw:custom-shape svg:x="0.98682in" svg:y="0.06952in" svg:width="0.27254in" svg:height="0.1012in" draw:id="id119" draw:style-name="a119" draw:name="Freeform: Shape 121"><svg:title/><svg:desc/><text:p text:style-name="Normal"/><draw:enhanced-geometry draw:type="non-primitive" svg:viewBox="0 0 200 259" draw:enhanced-path="M ?f4 ?f5 C ?f6 ?f7 ?f2 ?f8 ?f2 ?f9 ?f2 ?f10 ?f6 ?f1 ?f11 ?f1 ?f11 ?f1 ?f12 ?f1 ?f13 ?f14 L ?f9 ?f15 C ?f14 ?f16 ?f1 ?f17 ?f1 ?f18 ?f1 ?f19 ?f14 ?f20 ?f9 ?f21 L ?f22 ?f23 C ?f12 ?f11 ?f11 ?f11 ?f11 ?f11 ?f6 ?f11 ?f2 ?f24 ?f2 ?f25 ?f2 ?f26 ?f27 ?f0 ?f4 ?f28 L ?f29 ?f18 Z M ?f13 ?f3 C ?f11 ?f3 ?f2 ?f3 ?f2 ?f30 ?f2 ?f31 ?f4 ?f31 ?f13 ?f31 L ?f32 ?f31 C ?f9 ?f31 ?f1 ?f31 ?f1 ?f30 ?f1 ?f3 ?f9 ?f3 ?f32 ?f3 Z N" draw:text-areas="?f37 ?f39 ?f38 ?f40"><draw:equation draw:name="f0" draw:formula="180"/><draw:equation draw:name="f1" draw:formula="0"/><draw:equation draw:name="f2" draw:formula="200"/><draw:equation draw:name="f3" draw:formula="259"/><draw:equation draw:name="f4" draw:formula="194"/><draw:equation draw:name="f5" draw:formula="16"/><draw:equation draw:name="f6" draw:formula="198"/><draw:equation draw:name="f7" draw:formula="13"/><draw:equation draw:name="f8" draw:formula="11"/><draw:equation draw:name="f9" draw:formula="7"/><draw:equation draw:name="f10" draw:formula="4"/><draw:equation draw:name="f11" draw:formula="193"/><draw:equation draw:name="f12" draw:formula="192"/><draw:equation draw:name="f13" draw:formula="188"/><draw:equation draw:name="f14" draw:formula="1"/><draw:equation draw:name="f15" draw:formula="89"/><draw:equation draw:name="f16" draw:formula="91"/><draw:equation draw:name="f17" draw:formula="94"/><draw:equation draw:name="f18" draw:formula="97"/><draw:equation draw:name="f19" draw:formula="100"/><draw:equation draw:name="f20" draw:formula="102"/><draw:equation draw:name="f21" draw:formula="104"/><draw:equation draw:name="f22" draw:formula="187"/><draw:equation draw:name="f23" draw:formula="191"/><draw:equation draw:name="f24" draw:formula="190"/><draw:equation draw:name="f25" draw:formula="186"/><draw:equation draw:name="f26" draw:formula="181"/><draw:equation draw:name="f27" draw:formula="197"/><draw:equation draw:name="f28" draw:formula="179"/><draw:equation draw:name="f29" draw:formula="24"/><draw:equation draw:name="f30" draw:formula="252"/><draw:equation draw:name="f31" draw:formula="244"/><draw:equation draw:name="f32" draw:formula="12"/><draw:equation draw:name="f33" draw:formula="?f3 - ?f1"/><draw:equation draw:name="f34" draw:formula="?f2 - ?f1"/><draw:equation draw:name="f35" draw:formula="?f34 / 200"/><draw:equation draw:name="f36" draw:formula="?f33 / 259"/><draw:equation draw:name="f37" draw:formula="?f1 / ?f35"/><draw:equation draw:name="f38" draw:formula="?f2 / ?f35"/><draw:equation draw:name="f39" draw:formula="?f1 / ?f36"/><draw:equation draw:name="f40" draw:formula="?f3 / ?f36"/></draw:enhanced-geometry></draw:custom-shape><draw:custom-shape svg:x="1.08365in" svg:y="0.07188in" svg:width="0.27254in" svg:height="0.09843in" draw:id="id120" draw:style-name="a120" draw:name="Freeform: Shape 122"><svg:title/><svg:desc/><text:p text:style-name="Normal"/><draw:enhanced-geometry draw:type="non-primitive" svg:viewBox="0 0 91 200" draw:enhanced-path="M ?f3 ?f4 C ?f3 ?f5 ?f6 ?f0 ?f7 ?f0 ?f8 ?f0 ?f9 ?f10 ?f9 ?f11 ?f9 ?f12 ?f13 ?f14 ?f15 ?f14 ?f16 ?f14 ?f3 ?f17 ?f3 ?f4 Z M ?f12 ?f18 C ?f19 ?f20 ?f17 ?f21 ?f17 ?f22 ?f17 ?f23 ?f24 ?f2 ?f25 ?f2 ?f26 ?f2 ?f1 ?f27 ?f1 ?f28 ?f1 ?f29 ?f30 ?f29 ?f30 ?f29 ?f31 ?f29 ?f31 ?f32 ?f33 ?f34 ?f35 ?f36 ?f37 ?f38 ?f25 ?f38 ?f39 ?f38 ?f40 ?f41 ?f40 ?f42 ?f40 ?f43 ?f44 ?f21 ?f45 ?f18 ?f46 ?f47 ?f48 ?f49 ?f50 ?f51 ?f13 ?f52 ?f53 ?f54 ?f55 ?f56 ?f7 ?f57 ?f58 ?f59 ?f58 ?f1 ?f58 ?f60 ?f37 ?f15 ?f44 ?f15 ?f61 ?f15 ?f0 ?f62 ?f0 ?f63 ?f0 ?f64 ?f65 ?f64 ?f66 ?f64 ?f67 ?f64 ?f67 ?f68 ?f4 ?f69 ?f70 ?f71 ?f24 ?f16 ?f39 ?f16 ?f72 ?f16 ?f73 ?f60 ?f73 ?f71 ?f73 ?f1 ?f25 ?f74 ?f40 ?f68 Z N" draw:text-areas="?f79 ?f81 ?f80 ?f82"><draw:equation draw:name="f0" draw:formula="0"/><draw:equation draw:name="f1" draw:formula="91"/><draw:equation draw:name="f2" draw:formula="200"/><draw:equation draw:name="f3" draw:formula="83"/><draw:equation draw:name="f4" draw:formula="11"/><draw:equation draw:name="f5" draw:formula="6"/><draw:equation draw:name="f6" draw:formula="79"/><draw:equation draw:name="f7" draw:formula="71"/><draw:equation draw:name="f8" draw:formula="62"/><draw:equation draw:name="f9" draw:formula="54"/><draw:equation draw:name="f10" draw:formula="7"/><draw:equation draw:name="f11" draw:formula="17"/><draw:equation draw:name="f12" draw:formula="22"/><draw:equation draw:name="f13" draw:formula="58"/><draw:equation draw:name="f14" draw:formula="28"/><draw:equation draw:name="f15" draw:formula="66"/><draw:equation draw:name="f16" draw:formula="74"/><draw:equation draw:name="f17" draw:formula="19"/><draw:equation draw:name="f18" draw:formula="162"/><draw:equation draw:name="f19" draw:formula="20"/><draw:equation draw:name="f20" draw:formula="166"/><draw:equation draw:name="f21" draw:formula="169"/><draw:equation draw:name="f22" draw:formula="175"/><draw:equation draw:name="f23" draw:formula="188"/><draw:equation draw:name="f24" draw:formula="31"/><draw:equation draw:name="f25" draw:formula="48"/><draw:equation draw:name="f26" draw:formula="78"/><draw:equation draw:name="f27" draw:formula="158"/><draw:equation draw:name="f28" draw:formula="155"/><draw:equation draw:name="f29" draw:formula="150"/><draw:equation draw:name="f30" draw:formula="86"/><draw:equation draw:name="f31" draw:formula="82"/><draw:equation draw:name="f32" draw:formula="152"/><draw:equation draw:name="f33" draw:formula="80"/><draw:equation draw:name="f34" draw:formula="156"/><draw:equation draw:name="f35" draw:formula="73"/><draw:equation draw:name="f36" draw:formula="179"/><draw:equation draw:name="f37" draw:formula="60"/><draw:equation draw:name="f38" draw:formula="192"/><draw:equation draw:name="f39" draw:formula="42"/><draw:equation draw:name="f40" draw:formula="41"/><draw:equation draw:name="f41" draw:formula="187"/><draw:equation draw:name="f42" draw:formula="181"/><draw:equation draw:name="f43" draw:formula="174"/><draw:equation draw:name="f44" draw:formula="43"/><draw:equation draw:name="f45" draw:formula="46"/><draw:equation draw:name="f46" draw:formula="49"/><draw:equation draw:name="f47" draw:formula="154"/><draw:equation draw:name="f48" draw:formula="52"/><draw:equation draw:name="f49" draw:formula="146"/><draw:equation draw:name="f50" draw:formula="55"/><draw:equation draw:name="f51" draw:formula="138"/><draw:equation draw:name="f52" draw:formula="131"/><draw:equation draw:name="f53" draw:formula="68"/><draw:equation draw:name="f54" draw:formula="104"/><draw:equation draw:name="f55" draw:formula="70"/><draw:equation draw:name="f56" draw:formula="101"/><draw:equation draw:name="f57" draw:formula="97"/><draw:equation draw:name="f58" draw:formula="72"/><draw:equation draw:name="f59" draw:formula="94"/><draw:equation draw:name="f60" draw:formula="77"/><draw:equation draw:name="f61" draw:formula="13"/><draw:equation draw:name="f62" draw:formula="107"/><draw:equation draw:name="f63" draw:formula="112"/><draw:equation draw:name="f64" draw:formula="115"/><draw:equation draw:name="f65" draw:formula="4"/><draw:equation draw:name="f66" draw:formula="5"/><draw:equation draw:name="f67" draw:formula="10"/><draw:equation draw:name="f68" draw:formula="114"/><draw:equation draw:name="f69" draw:formula="110"/><draw:equation draw:name="f70" draw:formula="18"/><draw:equation draw:name="f71" draw:formula="85"/><draw:equation draw:name="f72" draw:formula="47"/><draw:equation draw:name="f73" draw:formula="50"/><draw:equation draw:name="f74" draw:formula="96"/><draw:equation draw:name="f75" draw:formula="?f2 - ?f0"/><draw:equation draw:name="f76" draw:formula="?f1 - ?f0"/><draw:equation draw:name="f77" draw:formula="?f76 / 91"/><draw:equation draw:name="f78" draw:formula="?f75 / 200"/><draw:equation draw:name="f79" draw:formula="?f0 / ?f77"/><draw:equation draw:name="f80" draw:formula="?f1 / ?f77"/><draw:equation draw:name="f81" draw:formula="?f0 / ?f78"/><draw:equation draw:name="f82" draw:formula="?f2 / ?f78"/></draw:enhanced-geometry></draw:custom-shape><draw:custom-shape svg:x="1.13797in" svg:y="0.08209in" svg:width="0.27254in" svg:height="0.09843in" draw:id="id121" draw:style-name="a121" draw:name="Freeform: Shape 123"><svg:title/><svg:desc/><text:p text:style-name="Normal"/><draw:enhanced-geometry draw:type="non-primitive" svg:viewBox="0 0 200 194" draw:enhanced-path="M ?f3 ?f4 C ?f5 ?f6 ?f2 ?f7 ?f2 ?f8 ?f2 ?f9 ?f5 ?f1 ?f10 ?f1 ?f10 ?f1 ?f11 ?f1 ?f12 ?f13 L ?f14 ?f15 C ?f16 ?f17 ?f1 ?f18 ?f1 ?f19 ?f1 ?f20 ?f9 ?f21 ?f14 ?f22 L ?f23 ?f11 C ?f11 ?f3 ?f10 ?f3 ?f10 ?f3 ?f5 ?f3 ?f2 ?f24 ?f2 ?f25 ?f2 ?f26 ?f27 ?f0 ?f3 ?f28 L ?f29 ?f19 Z N" draw:text-areas="?f34 ?f36 ?f35 ?f37"><draw:equation draw:name="f0" draw:formula="180"/><draw:equation draw:name="f1" draw:formula="0"/><draw:equation draw:name="f2" draw:formula="200"/><draw:equation draw:name="f3" draw:formula="194"/><draw:equation draw:name="f4" draw:formula="16"/><draw:equation draw:name="f5" draw:formula="198"/><draw:equation draw:name="f6" draw:formula="13"/><draw:equation draw:name="f7" draw:formula="11"/><draw:equation draw:name="f8" draw:formula="7"/><draw:equation draw:name="f9" draw:formula="4"/><draw:equation draw:name="f10" draw:formula="193"/><draw:equation draw:name="f11" draw:formula="192"/><draw:equation draw:name="f12" draw:formula="188"/><draw:equation draw:name="f13" draw:formula="1"/><draw:equation draw:name="f14" draw:formula="6"/><draw:equation draw:name="f15" draw:formula="89"/><draw:equation draw:name="f16" draw:formula="2"/><draw:equation draw:name="f17" draw:formula="91"/><draw:equation draw:name="f18" draw:formula="92"/><draw:equation draw:name="f19" draw:formula="97"/><draw:equation draw:name="f20" draw:formula="102"/><draw:equation draw:name="f21" draw:formula="103"/><draw:equation draw:name="f22" draw:formula="104"/><draw:equation draw:name="f23" draw:formula="187"/><draw:equation draw:name="f24" draw:formula="191"/><draw:equation draw:name="f25" draw:formula="186"/><draw:equation draw:name="f26" draw:formula="182"/><draw:equation draw:name="f27" draw:formula="197"/><draw:equation draw:name="f28" draw:formula="179"/><draw:equation draw:name="f29" draw:formula="24"/><draw:equation draw:name="f30" draw:formula="?f3 - ?f1"/><draw:equation draw:name="f31" draw:formula="?f2 - ?f1"/><draw:equation draw:name="f32" draw:formula="?f31 / 200"/><draw:equation draw:name="f33" draw:formula="?f30 / 194"/><draw:equation draw:name="f34" draw:formula="?f1 / ?f32"/><draw:equation draw:name="f35" draw:formula="?f2 / ?f32"/><draw:equation draw:name="f36" draw:formula="?f1 / ?f33"/><draw:equation draw:name="f37" draw:formula="?f3 / ?f33"/></draw:enhanced-geometry></draw:custom-shape><draw:custom-shape svg:x="1.22929in" svg:y="0.07188in" svg:width="0.27254in" svg:height="0.10051in" draw:id="id122" draw:style-name="a122" draw:name="Freeform: Shape 124"><svg:title/><svg:desc/><text:p text:style-name="Normal"/><draw:enhanced-geometry draw:type="non-primitive" svg:viewBox="0 0 131 257" draw:enhanced-path="M ?f1 ?f3 C ?f1 ?f4 ?f5 ?f0 ?f6 ?f0 ?f7 ?f0 ?f8 ?f9 ?f8 ?f10 ?f8 ?f11 ?f12 ?f13 ?f14 ?f13 ?f15 ?f13 ?f1 ?f16 ?f1 ?f3 Z M ?f17 ?f18 C ?f19 ?f20 ?f21 ?f22 ?f23 ?f22 ?f24 ?f22 ?f11 ?f22 ?f25 ?f26 ?f27 ?f28 ?f23 ?f29 ?f23 ?f20 ?f23 ?f30 ?f31 ?f32 ?f10 ?f32 ?f33 ?f32 ?f0 ?f34 ?f0 ?f35 ?f0 ?f36 ?f37 ?f2 ?f38 ?f2 ?f21 ?f2 ?f39 ?f40 ?f41 ?f42 L ?f6 ?f43 C ?f6 ?f44 ?f45 ?f46 ?f45 ?f47 ?f45 ?f48 ?f12 ?f49 ?f50 ?f49 ?f51 ?f49 ?f52 ?f53 ?f52 ?f54 ?f52 ?f55 ?f56 ?f55 ?f57 ?f55 ?f58 ?f55 ?f58 ?f14 ?f21 ?f59 ?f60 ?f61 ?f62 ?f63 ?f50 ?f63 ?f64 ?f63 ?f65 ?f66 ?f65 ?f67 ?f65 ?f61 ?f68 ?f68 ?f68 ?f65 Z N" draw:text-areas="?f73 ?f75 ?f74 ?f76"><draw:equation draw:name="f0" draw:formula="0"/><draw:equation draw:name="f1" draw:formula="131"/><draw:equation draw:name="f2" draw:formula="257"/><draw:equation draw:name="f3" draw:formula="11"/><draw:equation draw:name="f4" draw:formula="6"/><draw:equation draw:name="f5" draw:formula="127"/><draw:equation draw:name="f6" draw:formula="119"/><draw:equation draw:name="f7" draw:formula="110"/><draw:equation draw:name="f8" draw:formula="102"/><draw:equation draw:name="f9" draw:formula="8"/><draw:equation draw:name="f10" draw:formula="17"/><draw:equation draw:name="f11" draw:formula="22"/><draw:equation draw:name="f12" draw:formula="106"/><draw:equation draw:name="f13" draw:formula="28"/><draw:equation draw:name="f14" draw:formula="114"/><draw:equation draw:name="f15" draw:formula="122"/><draw:equation draw:name="f16" draw:formula="20"/><draw:equation draw:name="f17" draw:formula="67"/><draw:equation draw:name="f18" draw:formula="211"/><draw:equation draw:name="f19" draw:formula="62"/><draw:equation draw:name="f20" draw:formula="232"/><draw:equation draw:name="f21" draw:formula="47"/><draw:equation draw:name="f22" draw:formula="248"/><draw:equation draw:name="f23" draw:formula="29"/><draw:equation draw:name="f24" draw:formula="25"/><draw:equation draw:name="f25" draw:formula="18"/><draw:equation draw:name="f26" draw:formula="247"/><draw:equation draw:name="f27" draw:formula="26"/><draw:equation draw:name="f28" draw:formula="244"/><draw:equation draw:name="f29" draw:formula="236"/><draw:equation draw:name="f30" draw:formula="224"/><draw:equation draw:name="f31" draw:formula="23"/><draw:equation draw:name="f32" draw:formula="221"/><draw:equation draw:name="f33" draw:formula="7"/><draw:equation draw:name="f34" draw:formula="229"/><draw:equation draw:name="f35" draw:formula="239"/><draw:equation draw:name="f36" draw:formula="250"/><draw:equation draw:name="f37" draw:formula="12"/><draw:equation draw:name="f38" draw:formula="30"/><draw:equation draw:name="f39" draw:formula="83"/><draw:equation draw:name="f40" draw:formula="246"/><draw:equation draw:name="f41" draw:formula="91"/><draw:equation draw:name="f42" draw:formula="210"/><draw:equation draw:name="f43" draw:formula="104"/><draw:equation draw:name="f44" draw:formula="101"/><draw:equation draw:name="f45" draw:formula="120"/><draw:equation draw:name="f46" draw:formula="98"/><draw:equation draw:name="f47" draw:formula="94"/><draw:equation draw:name="f48" draw:formula="78"/><draw:equation draw:name="f49" draw:formula="66"/><draw:equation draw:name="f50" draw:formula="88"/><draw:equation draw:name="f51" draw:formula="55"/><draw:equation draw:name="f52" draw:formula="36"/><draw:equation draw:name="f53" draw:formula="107"/><draw:equation draw:name="f54" draw:formula="112"/><draw:equation draw:name="f55" draw:formula="115"/><draw:equation draw:name="f56" draw:formula="40"/><draw:equation draw:name="f57" draw:formula="41"/><draw:equation draw:name="f58" draw:formula="44"/><draw:equation draw:name="f59" draw:formula="109"/><draw:equation draw:name="f60" draw:formula="54"/><draw:equation draw:name="f61" draw:formula="92"/><draw:equation draw:name="f62" draw:formula="70"/><draw:equation draw:name="f63" draw:formula="74"/><draw:equation draw:name="f64" draw:formula="95"/><draw:equation draw:name="f65" draw:formula="97"/><draw:equation draw:name="f66" draw:formula="79"/><draw:equation draw:name="f67" draw:formula="89"/><draw:equation draw:name="f68" draw:formula="96"/><draw:equation draw:name="f69" draw:formula="?f2 - ?f0"/><draw:equation draw:name="f70" draw:formula="?f1 - ?f0"/><draw:equation draw:name="f71" draw:formula="?f70 / 131"/><draw:equation draw:name="f72" draw:formula="?f69 / 257"/><draw:equation draw:name="f73" draw:formula="?f0 / ?f71"/><draw:equation draw:name="f74" draw:formula="?f1 / ?f71"/><draw:equation draw:name="f75" draw:formula="?f0 / ?f72"/><draw:equation draw:name="f76" draw:formula="?f2 / ?f72"/></draw:enhanced-geometry></draw:custom-shape><draw:custom-shape svg:x="1.34069in" svg:y="0.09898in" svg:width="0.27254in" svg:height="0.09843in" draw:id="id123" draw:style-name="a123" draw:name="Freeform: Shape 125"><svg:title/><svg:desc/><text:p text:style-name="Normal"/><draw:enhanced-geometry draw:type="non-primitive" svg:viewBox="0 0 35 128" draw:enhanced-path="M ?f1 ?f3 C ?f1 ?f4 ?f5 ?f0 ?f6 ?f0 ?f4 ?f0 ?f0 ?f7 ?f0 ?f3 ?f0 ?f8 ?f7 ?f1 ?f6 ?f1 ?f8 ?f1 ?f1 ?f5 ?f1 ?f3 Z M ?f1 ?f9 C ?f1 ?f10 ?f5 ?f11 ?f6 ?f11 ?f4 ?f11 ?f0 ?f12 ?f0 ?f9 ?f0 ?f13 ?f7 ?f2 ?f6 ?f2 ?f8 ?f2 ?f1 ?f14 ?f1 ?f9 Z N" draw:text-areas="?f19 ?f21 ?f20 ?f22"><draw:equation draw:name="f0" draw:formula="0"/><draw:equation draw:name="f1" draw:formula="35"/><draw:equation draw:name="f2" draw:formula="128"/><draw:equation draw:name="f3" draw:formula="17"/><draw:equation draw:name="f4" draw:formula="7"/><draw:equation draw:name="f5" draw:formula="26"/><draw:equation draw:name="f6" draw:formula="18"/><draw:equation draw:name="f7" draw:formula="8"/><draw:equation draw:name="f8" draw:formula="28"/><draw:equation draw:name="f9" draw:formula="112"/><draw:equation draw:name="f10" draw:formula="101"/><draw:equation draw:name="f11" draw:formula="94"/><draw:equation draw:name="f12" draw:formula="102"/><draw:equation draw:name="f13" draw:formula="121"/><draw:equation draw:name="f14" draw:formula="120"/><draw:equation draw:name="f15" draw:formula="?f2 - ?f0"/><draw:equation draw:name="f16" draw:formula="?f1 - ?f0"/><draw:equation draw:name="f17" draw:formula="?f16 / 35"/><draw:equation draw:name="f18" draw:formula="?f15 / 128"/><draw:equation draw:name="f19" draw:formula="?f0 / ?f17"/><draw:equation draw:name="f20" draw:formula="?f1 / ?f17"/><draw:equation draw:name="f21" draw:formula="?f0 / ?f18"/><draw:equation draw:name="f22" draw:formula="?f2 / ?f18"/></draw:enhanced-geometry></draw:custom-shape><draw:custom-shape svg:x="1.41115in" svg:y="0.06923in" svg:width="0.27254in" svg:height="0.09843in" draw:id="id124" draw:style-name="a124" draw:name="Freeform: Shape 126"><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1"/><draw:equation draw:name="f27" draw:formula="200"/><draw:equation draw:name="f28" draw:formula="17"/><draw:equation draw:name="f29" draw:formula="48"/><draw:equation draw:name="f30" draw:formula="206"/><draw:equation draw:name="f31" draw:formula="55"/><draw:equation draw:name="f32" draw:formula="193"/><draw:equation draw:name="f33" draw:formula="182"/><draw:equation draw:name="f34" draw:formula="164"/><draw:equation draw:name="f35" draw:formula="163"/><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1.45366in" svg:y="0.11053in" svg:width="0.27254in" svg:height="0.09843in" draw:id="id125" draw:style-name="a125" draw:name="Freeform: Shape 127"><svg:title/><svg:desc/><text:p text:style-name="Normal"/><draw:enhanced-geometry draw:type="non-primitive" svg:viewBox="0 0 76 144" draw:enhanced-path="M ?f3 ?f4 C ?f3 ?f5 ?f6 ?f0 ?f7 ?f0 ?f8 ?f0 ?f9 ?f10 ?f9 ?f11 ?f9 ?f12 ?f13 ?f14 ?f15 ?f14 ?f16 ?f14 ?f3 ?f17 ?f3 ?f4 Z M ?f1 ?f18 C ?f1 ?f19 ?f20 ?f19 ?f21 ?f19 ?f22 ?f19 ?f22 ?f23 ?f24 ?f25 ?f26 ?f27 ?f28 ?f29 ?f30 ?f29 ?f31 ?f29 ?f32 ?f33 ?f32 ?f34 ?f32 ?f27 ?f35 ?f36 ?f37 ?f38 ?f39 ?f40 ?f30 ?f23 ?f9 ?f41 ?f9 ?f42 ?f15 ?f43 ?f44 ?f45 ?f7 ?f46 ?f47 ?f48 ?f47 ?f24 ?f47 ?f7 ?f13 ?f13 ?f32 ?f13 ?f49 ?f13 ?f0 ?f1 ?f0 ?f50 ?f0 ?f51 ?f5 ?f51 ?f52 ?f51 ?f53 ?f51 ?f53 ?f54 ?f4 ?f55 ?f56 ?f3 ?f57 ?f44 ?f58 ?f44 ?f31 ?f44 ?f39 ?f47 ?f39 ?f59 ?f39 ?f59 ?f39 ?f22 ?f37 ?f21 ?f31 ?f60 ?f61 ?f62 ?f63 ?f42 ?f64 ?f19 ?f64 ?f23 ?f65 ?f66 ?f12 ?f67 ?f68 ?f36 ?f68 ?f69 ?f68 ?f29 ?f61 ?f2 ?f70 ?f2 ?f59 ?f2 ?f1 ?f66 ?f1 ?f18 Z N" draw:text-areas="?f75 ?f77 ?f76 ?f78"><draw:equation draw:name="f0" draw:formula="0"/><draw:equation draw:name="f1" draw:formula="76"/><draw:equation draw:name="f2" draw:formula="144"/><draw:equation draw:name="f3" draw:formula="65"/><draw:equation draw:name="f4" draw:formula="10"/><draw:equation draw:name="f5" draw:formula="4"/><draw:equation draw:name="f6" draw:formula="61"/><draw:equation draw:name="f7" draw:formula="56"/><draw:equation draw:name="f8" draw:formula="50"/><draw:equation draw:name="f9" draw:formula="43"/><draw:equation draw:name="f10" draw:formula="6"/><draw:equation draw:name="f11" draw:formula="13"/><draw:equation draw:name="f12" draw:formula="19"/><draw:equation draw:name="f13" draw:formula="48"/><draw:equation draw:name="f14" draw:formula="22"/><draw:equation draw:name="f15" draw:formula="52"/><draw:equation draw:name="f16" draw:formula="59"/><draw:equation draw:name="f17" draw:formula="16"/><draw:equation draw:name="f18" draw:formula="112"/><draw:equation draw:name="f19" draw:formula="108"/><draw:equation draw:name="f20" draw:formula="72"/><draw:equation draw:name="f21" draw:formula="71"/><draw:equation draw:name="f22" draw:formula="67"/><draw:equation draw:name="f23" draw:formula="109"/><draw:equation draw:name="f24" draw:formula="66"/><draw:equation draw:name="f25" draw:formula="113"/><draw:equation draw:name="f26" draw:formula="62"/><draw:equation draw:name="f27" draw:formula="125"/><draw:equation draw:name="f28" draw:formula="53"/><draw:equation draw:name="f29" draw:formula="137"/><draw:equation draw:name="f30" draw:formula="42"/><draw:equation draw:name="f31" draw:formula="37"/><draw:equation draw:name="f32" draw:formula="35"/><draw:equation draw:name="f33" draw:formula="133"/><draw:equation draw:name="f34" draw:formula="128"/><draw:equation draw:name="f35" draw:formula="36"/><draw:equation draw:name="f36" draw:formula="122"/><draw:equation draw:name="f37" draw:formula="38"/><draw:equation draw:name="f38" draw:formula="118"/><draw:equation draw:name="f39" draw:formula="40"/><draw:equation draw:name="f40" draw:formula="114"/><draw:equation draw:name="f41" draw:formula="107"/><draw:equation draw:name="f42" draw:formula="104"/><draw:equation draw:name="f43" draw:formula="85"/><draw:equation draw:name="f44" draw:formula="55"/><draw:equation draw:name="f45" draw:formula="77"/><draw:equation draw:name="f46" draw:formula="73"/><draw:equation draw:name="f47" draw:formula="58"/><draw:equation draw:name="f48" draw:formula="70"/><draw:equation draw:name="f49" draw:formula="12"/><draw:equation draw:name="f50" draw:formula="80"/><draw:equation draw:name="f51" draw:formula="84"/><draw:equation draw:name="f52" draw:formula="5"/><draw:equation draw:name="f53" draw:formula="8"/><draw:equation draw:name="f54" draw:formula="83"/><draw:equation draw:name="f55" draw:formula="79"/><draw:equation draw:name="f56" draw:formula="14"/><draw:equation draw:name="f57" draw:formula="24"/><draw:equation draw:name="f58" draw:formula="34"/><draw:equation draw:name="f59" draw:formula="64"/><draw:equation draw:name="f60" draw:formula="74"/><draw:equation draw:name="f61" draw:formula="28"/><draw:equation draw:name="f62" draw:formula="97"/><draw:equation draw:name="f63" draw:formula="25"/><draw:equation draw:name="f64" draw:formula="23"/><draw:equation draw:name="f65" draw:formula="20"/><draw:equation draw:name="f66" draw:formula="116"/><draw:equation draw:name="f67" draw:formula="119"/><draw:equation draw:name="f68" draw:formula="18"/><draw:equation draw:name="f69" draw:formula="126"/><draw:equation draw:name="f70" draw:formula="41"/><draw:equation draw:name="f71" draw:formula="?f2 - ?f0"/><draw:equation draw:name="f72" draw:formula="?f1 - ?f0"/><draw:equation draw:name="f73" draw:formula="?f72 / 76"/><draw:equation draw:name="f74" draw:formula="?f71 / 144"/><draw:equation draw:name="f75" draw:formula="?f0 / ?f73"/><draw:equation draw:name="f76" draw:formula="?f1 / ?f73"/><draw:equation draw:name="f77" draw:formula="?f0 / ?f74"/><draw:equation draw:name="f78" draw:formula="?f2 / ?f74"/></draw:enhanced-geometry></draw:custom-shape><draw:custom-shape svg:x="1.51074in" svg:y="0.08204in" svg:width="0.27254in" svg:height="0.09843in" draw:id="id126" draw:style-name="a126" draw:name="Freeform: Shape 128"><svg:title/><svg:desc/><text:p text:style-name="Normal"/><draw:enhanced-geometry draw:type="non-primitive" svg:viewBox="0 0 200 194" draw:enhanced-path="M ?f2 ?f3 C ?f4 ?f5 ?f1 ?f6 ?f1 ?f7 ?f1 ?f8 ?f4 ?f9 ?f2 ?f10 L ?f11 ?f12 C ?f13 ?f0 ?f14 ?f0 ?f15 ?f0 ?f16 ?f0 ?f0 ?f16 ?f0 ?f15 ?f0 ?f17 ?f16 ?f11 ?f18 ?f19 L ?f20 ?f7 ?f18 ?f21 C ?f12 ?f22 ?f0 ?f23 ?f0 ?f24 ?f0 ?f25 ?f16 ?f2 ?f15 ?f2 ?f15 ?f2 ?f13 ?f2 ?f11 ?f26 Z N" draw:text-areas="?f31 ?f33 ?f32 ?f34"><draw:equation draw:name="f0" draw:formula="0"/><draw:equation draw:name="f1" draw:formula="200"/><draw:equation draw:name="f2" draw:formula="194"/><draw:equation draw:name="f3" draw:formula="104"/><draw:equation draw:name="f4" draw:formula="198"/><draw:equation draw:name="f5" draw:formula="103"/><draw:equation draw:name="f6" draw:formula="101"/><draw:equation draw:name="f7" draw:formula="97"/><draw:equation draw:name="f8" draw:formula="92"/><draw:equation draw:name="f9" draw:formula="91"/><draw:equation draw:name="f10" draw:formula="90"/><draw:equation draw:name="f11" draw:formula="13"/><draw:equation draw:name="f12" draw:formula="2"/><draw:equation draw:name="f13" draw:formula="10"/><draw:equation draw:name="f14" draw:formula="8"/><draw:equation draw:name="f15" draw:formula="7"/><draw:equation draw:name="f16" draw:formula="4"/><draw:equation draw:name="f17" draw:formula="12"/><draw:equation draw:name="f18" draw:formula="6"/><draw:equation draw:name="f19" draw:formula="14"/><draw:equation draw:name="f20" draw:formula="176"/><draw:equation draw:name="f21" draw:formula="179"/><draw:equation draw:name="f22" draw:formula="181"/><draw:equation draw:name="f23" draw:formula="182"/><draw:equation draw:name="f24" draw:formula="186"/><draw:equation draw:name="f25" draw:formula="191"/><draw:equation draw:name="f26" draw:formula="192"/><draw:equation draw:name="f27" draw:formula="?f2 - ?f0"/><draw:equation draw:name="f28" draw:formula="?f1 - ?f0"/><draw:equation draw:name="f29" draw:formula="?f28 / 200"/><draw:equation draw:name="f30" draw:formula="?f27 / 194"/><draw:equation draw:name="f31" draw:formula="?f0 / ?f29"/><draw:equation draw:name="f32" draw:formula="?f1 / ?f29"/><draw:equation draw:name="f33" draw:formula="?f0 / ?f30"/><draw:equation draw:name="f34" draw:formula="?f2 / ?f30"/></draw:enhanced-geometry></draw:custom-shape><draw:custom-shape svg:x="1.60954in" svg:y="0.06909in" svg:width="0.27254in" svg:height="0.09843in" draw:id="id127" draw:style-name="a127" draw:name="Freeform: Shape 129"><svg:title/><svg:desc/><text:p text:style-name="Normal"/><draw:enhanced-geometry draw:type="non-primitive" svg:viewBox="0 0 67 209" draw:enhanced-path="M ?f3 ?f4 C ?f3 ?f4 ?f1 ?f5 ?f1 ?f6 ?f1 ?f7 ?f3 ?f0 ?f8 ?f0 ?f9 ?f0 ?f10 ?f7 ?f11 ?f7 ?f12 ?f6 ?f13 ?f6 ?f13 ?f14 ?f13 ?f15 ?f12 ?f15 ?f16 ?f15 ?f17 ?f15 ?f17 ?f18 ?f17 ?f13 ?f17 ?f19 ?f17 ?f20 ?f21 ?f16 L ?f22 ?f23 C ?f0 ?f24 ?f0 ?f25 ?f0 ?f26 ?f0 ?f27 ?f28 ?f2 ?f10 ?f2 ?f21 ?f2 ?f29 ?f30 ?f31 ?f32 ?f8 ?f33 ?f3 ?f34 ?f3 ?f35 ?f3 ?f36 ?f8 ?f36 ?f37 ?f36 ?f38 ?f36 ?f9 ?f39 ?f31 ?f40 ?f41 ?f26 ?f42 ?f27 ?f43 ?f27 ?f16 ?f27 ?f20 ?f32 ?f20 ?f44 ?f20 ?f33 ?f11 ?f25 ?f11 ?f24 Z N" draw:text-areas="?f49 ?f51 ?f50 ?f52"><draw:equation draw:name="f0" draw:formula="0"/><draw:equation draw:name="f1" draw:formula="67"/><draw:equation draw:name="f2" draw:formula="209"/><draw:equation draw:name="f3" draw:formula="66"/><draw:equation draw:name="f4" draw:formula="8"/><draw:equation draw:name="f5" draw:formula="5"/><draw:equation draw:name="f6" draw:formula="4"/><draw:equation draw:name="f7" draw:formula="2"/><draw:equation draw:name="f8" draw:formula="62"/><draw:equation draw:name="f9" draw:formula="56"/><draw:equation draw:name="f10" draw:formula="31"/><draw:equation draw:name="f11" draw:formula="24"/><draw:equation draw:name="f12" draw:formula="22"/><draw:equation draw:name="f13" draw:formula="18"/><draw:equation draw:name="f14" draw:formula="10"/><draw:equation draw:name="f15" draw:formula="14"/><draw:equation draw:name="f16" draw:formula="25"/><draw:equation draw:name="f17" draw:formula="40"/><draw:equation draw:name="f18" draw:formula="16"/><draw:equation draw:name="f19" draw:formula="20"/><draw:equation draw:name="f20" draw:formula="23"/><draw:equation draw:name="f21" draw:formula="38"/><draw:equation draw:name="f22" draw:formula="1"/><draw:equation draw:name="f23" draw:formula="172"/><draw:equation draw:name="f24" draw:formula="174"/><draw:equation draw:name="f25" draw:formula="178"/><draw:equation draw:name="f26" draw:formula="181"/><draw:equation draw:name="f27" draw:formula="200"/><draw:equation draw:name="f28" draw:formula="17"/><draw:equation draw:name="f29" draw:formula="48"/><draw:equation draw:name="f30" draw:formula="206"/><draw:equation draw:name="f31" draw:formula="55"/><draw:equation draw:name="f32" draw:formula="193"/><draw:equation draw:name="f33" draw:formula="182"/><draw:equation draw:name="f34" draw:formula="164"/><draw:equation draw:name="f35" draw:formula="163"/><draw:equation draw:name="f36" draw:formula="160"/><draw:equation draw:name="f37" draw:formula="61"/><draw:equation draw:name="f38" draw:formula="58"/><draw:equation draw:name="f39" draw:formula="162"/><draw:equation draw:name="f40" draw:formula="167"/><draw:equation draw:name="f41" draw:formula="52"/><draw:equation draw:name="f42" draw:formula="46"/><draw:equation draw:name="f43" draw:formula="32"/><draw:equation draw:name="f44" draw:formula="186"/><draw:equation draw:name="f45" draw:formula="?f2 - ?f0"/><draw:equation draw:name="f46" draw:formula="?f1 - ?f0"/><draw:equation draw:name="f47" draw:formula="?f46 / 67"/><draw:equation draw:name="f48" draw:formula="?f45 / 209"/><draw:equation draw:name="f49" draw:formula="?f0 / ?f47"/><draw:equation draw:name="f50" draw:formula="?f1 / ?f47"/><draw:equation draw:name="f51" draw:formula="?f0 / ?f48"/><draw:equation draw:name="f52" draw:formula="?f2 / ?f48"/></draw:enhanced-geometry></draw:custom-shape><draw:custom-shape svg:x="1.64732in" svg:y="0.1103in" svg:width="0.27254in" svg:height="0.09843in" draw:id="id128" draw:style-name="a128" draw:name="Freeform: Shape 130"><svg:title/><svg:desc/><text:p text:style-name="Normal"/><draw:enhanced-geometry draw:type="non-primitive" svg:viewBox="0 0 101 185" draw:enhanced-path="M ?f2 ?f4 C ?f2 ?f5 ?f6 ?f1 ?f7 ?f1 ?f8 ?f1 ?f9 ?f10 ?f9 ?f11 ?f9 ?f12 ?f13 ?f14 ?f15 ?f14 ?f16 ?f14 ?f2 ?f17 ?f2 ?f4 Z M ?f18 ?f19 C ?f20 ?f21 ?f22 ?f23 ?f24 ?f23 ?f25 ?f23 ?f12 ?f23 ?f26 ?f27 ?f14 ?f28 ?f29 ?f30 ?f29 ?f31 ?f29 ?f32 ?f25 ?f33 ?f11 ?f33 ?f10 ?f33 ?f1 ?f34 ?f1 ?f35 ?f1 ?f0 ?f4 ?f3 ?f24 ?f3 ?f36 ?f3 ?f37 ?f23 ?f38 ?f19 L ?f39 ?f40 C ?f39 ?f38 ?f41 ?f42 ?f41 ?f43 ?f41 ?f44 ?f45 ?f46 ?f47 ?f46 ?f48 ?f46 ?f49 ?f50 ?f49 ?f51 ?f49 ?f52 ?f53 ?f52 ?f54 ?f52 ?f55 ?f52 ?f55 ?f13 ?f56 ?f51 ?f57 ?f58 ?f59 ?f60 ?f37 ?f60 ?f61 ?f60 ?f40 ?f62 ?f40 ?f37 ?f40 ?f63 ?f61 ?f63 ?f61 ?f64 Z N" draw:text-areas="?f69 ?f71 ?f70 ?f72"><draw:equation draw:name="f0" draw:formula="180"/><draw:equation draw:name="f1" draw:formula="0"/><draw:equation draw:name="f2" draw:formula="101"/><draw:equation draw:name="f3" draw:formula="185"/><draw:equation draw:name="f4" draw:formula="10"/><draw:equation draw:name="f5" draw:formula="5"/><draw:equation draw:name="f6" draw:formula="97"/><draw:equation draw:name="f7" draw:formula="91"/><draw:equation draw:name="f8" draw:formula="85"/><draw:equation draw:name="f9" draw:formula="78"/><draw:equation draw:name="f10" draw:formula="6"/><draw:equation draw:name="f11" draw:formula="13"/><draw:equation draw:name="f12" draw:formula="18"/><draw:equation draw:name="f13" draw:formula="83"/><draw:equation draw:name="f14" draw:formula="22"/><draw:equation draw:name="f15" draw:formula="88"/><draw:equation draw:name="f16" draw:formula="95"/><draw:equation draw:name="f17" draw:formula="16"/><draw:equation draw:name="f18" draw:formula="54"/><draw:equation draw:name="f19" draw:formula="151"/><draw:equation draw:name="f20" draw:formula="50"/><draw:equation draw:name="f21" draw:formula="167"/><draw:equation draw:name="f22" draw:formula="37"/><draw:equation draw:name="f23" draw:formula="178"/><draw:equation draw:name="f24" draw:formula="24"/><draw:equation draw:name="f25" draw:formula="20"/><draw:equation draw:name="f26" draw:formula="17"/><draw:equation draw:name="f27" draw:formula="176"/><draw:equation draw:name="f28" draw:formula="174"/><draw:equation draw:name="f29" draw:formula="23"/><draw:equation draw:name="f30" draw:formula="168"/><draw:equation draw:name="f31" draw:formula="166"/><draw:equation draw:name="f32" draw:formula="162"/><draw:equation draw:name="f33" draw:formula="157"/><draw:equation draw:name="f34" draw:formula="163"/><draw:equation draw:name="f35" draw:formula="170"/><draw:equation draw:name="f36" draw:formula="38"/><draw:equation draw:name="f37" draw:formula="66"/><draw:equation draw:name="f38" draw:formula="73"/><draw:equation draw:name="f39" draw:formula="92"/><draw:equation draw:name="f40" draw:formula="76"/><draw:equation draw:name="f41" draw:formula="94"/><draw:equation draw:name="f42" draw:formula="71"/><draw:equation draw:name="f43" draw:formula="68"/><draw:equation draw:name="f44" draw:formula="56"/><draw:equation draw:name="f45" draw:formula="82"/><draw:equation draw:name="f46" draw:formula="48"/><draw:equation draw:name="f47" draw:formula="67"/><draw:equation draw:name="f48" draw:formula="41"/><draw:equation draw:name="f49" draw:formula="25"/><draw:equation draw:name="f50" draw:formula="77"/><draw:equation draw:name="f51" draw:formula="80"/><draw:equation draw:name="f52" draw:formula="84"/><draw:equation draw:name="f53" draw:formula="29"/><draw:equation draw:name="f54" draw:formula="30"/><draw:equation draw:name="f55" draw:formula="34"/><draw:equation draw:name="f56" draw:formula="35"/><draw:equation draw:name="f57" draw:formula="44"/><draw:equation draw:name="f58" draw:formula="60"/><draw:equation draw:name="f59" draw:formula="59"/><draw:equation draw:name="f60" draw:formula="55"/><draw:equation draw:name="f61" draw:formula="74"/><draw:equation draw:name="f62" draw:formula="62"/><draw:equation draw:name="f63" draw:formula="70"/><draw:equation draw:name="f64" draw:formula="72"/><draw:equation draw:name="f65" draw:formula="?f3 - ?f1"/><draw:equation draw:name="f66" draw:formula="?f2 - ?f1"/><draw:equation draw:name="f67" draw:formula="?f66 / 101"/><draw:equation draw:name="f68" draw:formula="?f65 / 185"/><draw:equation draw:name="f69" draw:formula="?f1 / ?f67"/><draw:equation draw:name="f70" draw:formula="?f2 / ?f67"/><draw:equation draw:name="f71" draw:formula="?f1 / ?f68"/><draw:equation draw:name="f72" draw:formula="?f3 / ?f68"/></draw:enhanced-geometry></draw:custom-shape><draw:custom-shape svg:x="1.71896in" svg:y="0.13621in" svg:width="0.27254in" svg:height="0.09843in" draw:id="id129" draw:style-name="a129" draw:name="Freeform: Shape 131"><svg:title/><svg:desc/><text:p text:style-name="Normal"/><draw:enhanced-geometry draw:type="non-primitive" svg:viewBox="0 0 38 92" draw:enhanced-path="M ?f3 ?f3 C ?f3 ?f4 ?f5 ?f6 ?f7 ?f8 ?f9 ?f10 ?f9 ?f11 ?f9 ?f12 ?f9 ?f13 ?f14 ?f2 ?f15 ?f2 ?f16 ?f2 ?f1 ?f17 ?f1 ?f18 ?f1 ?f19 ?f20 ?f0 ?f21 ?f0 ?f14 ?f0 ?f0 ?f14 ?f0 ?f21 ?f0 ?f22 ?f14 ?f23 ?f24 ?f23 ?f25 ?f23 ?f3 ?f3 ?f3 ?f3 Z N" draw:text-areas="?f30 ?f32 ?f31 ?f33"><draw:equation draw:name="f0" draw:formula="0"/><draw:equation draw:name="f1" draw:formula="38"/><draw:equation draw:name="f2" draw:formula="92"/><draw:equation draw:name="f3" draw:formula="30"/><draw:equation draw:name="f4" draw:formula="46"/><draw:equation draw:name="f5" draw:formula="28"/><draw:equation draw:name="f6" draw:formula="65"/><draw:equation draw:name="f7" draw:formula="6"/><draw:equation draw:name="f8" draw:formula="84"/><draw:equation draw:name="f9" draw:formula="5"/><draw:equation draw:name="f10" draw:formula="85"/><draw:equation draw:name="f11" draw:formula="86"/><draw:equation draw:name="f12" draw:formula="88"/><draw:equation draw:name="f13" draw:formula="90"/><draw:equation draw:name="f14" draw:formula="7"/><draw:equation draw:name="f15" draw:formula="8"/><draw:equation draw:name="f16" draw:formula="13"/><draw:equation draw:name="f17" draw:formula="68"/><draw:equation draw:name="f18" draw:formula="32"/><draw:equation draw:name="f19" draw:formula="14"/><draw:equation draw:name="f20" draw:formula="31"/><draw:equation draw:name="f21" draw:formula="17"/><draw:equation draw:name="f22" draw:formula="26"/><draw:equation draw:name="f23" draw:formula="35"/><draw:equation draw:name="f24" draw:formula="18"/><draw:equation draw:name="f25" draw:formula="25"/><draw:equation draw:name="f26" draw:formula="?f2 - ?f0"/><draw:equation draw:name="f27" draw:formula="?f1 - ?f0"/><draw:equation draw:name="f28" draw:formula="?f27 / 38"/><draw:equation draw:name="f29" draw:formula="?f26 / 92"/><draw:equation draw:name="f30" draw:formula="?f0 / ?f28"/><draw:equation draw:name="f31" draw:formula="?f1 / ?f28"/><draw:equation draw:name="f32" draw:formula="?f0 / ?f29"/><draw:equation draw:name="f33" draw:formula="?f2 / ?f29"/></draw:enhanced-geometry></draw:custom-shape><draw:custom-shape svg:x="1.78313in" svg:y="0.09817in" svg:width="0.27254in" svg:height="0.09843in" draw:id="id130" draw:style-name="a130" draw:name="Freeform: Shape 132"><svg:title/><svg:desc/><text:p text:style-name="Normal"/><draw:enhanced-geometry draw:type="non-primitive" svg:viewBox="0 0 166 188" draw:enhanced-path="M ?f3 ?f4 C ?f5 ?f6 ?f5 ?f7 ?f8 ?f7 ?f9 ?f7 ?f0 ?f7 ?f0 ?f10 ?f0 ?f11 ?f12 ?f2 ?f9 ?f2 ?f13 ?f2 ?f14 ?f11 ?f15 ?f11 ?f16 ?f11 ?f17 ?f2 ?f18 ?f2 ?f19 ?f2 ?f20 ?f11 ?f20 ?f21 ?f20 ?f7 ?f22 ?f7 ?f23 ?f7 ?f24 ?f7 ?f25 ?f7 ?f25 ?f26 ?f25 ?f27 ?f28 ?f1 ?f29 ?f30 ?f17 ?f31 ?f32 ?f33 ?f23 ?f34 ?f22 ?f35 ?f36 ?f37 ?f38 ?f37 ?f39 ?f37 ?f1 ?f40 ?f1 ?f41 ?f1 ?f42 ?f43 ?f0 ?f44 ?f0 ?f45 ?f0 ?f46 ?f13 ?f47 ?f5 ?f48 ?f9 ?f49 ?f0 ?f29 ?f0 ?f50 ?f0 ?f15 ?f51 ?f52 ?f53 ?f54 ?f55 ?f42 ?f56 ?f42 ?f57 ?f42 ?f41 ?f58 ?f41 ?f54 ?f41 ?f59 ?f41 ?f59 ?f29 ?f55 ?f60 ?f15 ?f3 ?f61 ?f8 ?f29 ?f8 ?f32 ?f8 ?f49 ?f42 ?f49 ?f3 ?f49 ?f55 ?f62 ?f15 ?f62 ?f63 Z M ?f47 ?f61 C ?f64 ?f65 ?f66 ?f8 ?f67 ?f8 ?f68 ?f8 ?f43 ?f69 ?f43 ?f50 ?f43 ?f41 ?f70 ?f47 ?f71 ?f72 ?f73 ?f74 ?f75 ?f39 ?f38 ?f39 ?f76 ?f39 ?f19 ?f45 ?f19 ?f77 ?f19 ?f78 ?f19 ?f64 ?f19 ?f79 Z N" draw:text-areas="?f84 ?f86 ?f85 ?f87"><draw:equation draw:name="f0" draw:formula="0"/><draw:equation draw:name="f1" draw:formula="166"/><draw:equation draw:name="f2" draw:formula="188"/><draw:equation draw:name="f3" draw:formula="23"/><draw:equation draw:name="f4" draw:formula="167"/><draw:equation draw:name="f5" draw:formula="20"/><draw:equation draw:name="f6" draw:formula="175"/><draw:equation draw:name="f7" draw:formula="178"/><draw:equation draw:name="f8" draw:formula="8"/><draw:equation draw:name="f9" draw:formula="4"/><draw:equation draw:name="f10" draw:formula="185"/><draw:equation draw:name="f11" draw:formula="187"/><draw:equation draw:name="f12" draw:formula="2"/><draw:equation draw:name="f13" draw:formula="12"/><draw:equation draw:name="f14" draw:formula="22"/><draw:equation draw:name="f15" draw:formula="30"/><draw:equation draw:name="f16" draw:formula="40"/><draw:equation draw:name="f17" draw:formula="52"/><draw:equation draw:name="f18" draw:formula="61"/><draw:equation draw:name="f19" draw:formula="64"/><draw:equation draw:name="f20" draw:formula="67"/><draw:equation draw:name="f21" draw:formula="182"/><draw:equation draw:name="f22" draw:formula="62"/><draw:equation draw:name="f23" draw:formula="59"/><draw:equation draw:name="f24" draw:formula="53"/><draw:equation draw:name="f25" draw:formula="44"/><draw:equation draw:name="f26" draw:formula="174"/><draw:equation draw:name="f27" draw:formula="173"/><draw:equation draw:name="f28" draw:formula="47"/><draw:equation draw:name="f29" draw:formula="48"/><draw:equation draw:name="f30" draw:formula="161"/><draw:equation draw:name="f31" draw:formula="145"/><draw:equation draw:name="f32" draw:formula="55"/><draw:equation draw:name="f33" draw:formula="128"/><draw:equation draw:name="f34" draw:formula="116"/><draw:equation draw:name="f35" draw:formula="122"/><draw:equation draw:name="f36" draw:formula="72"/><draw:equation draw:name="f37" draw:formula="134"/><draw:equation draw:name="f38" draw:formula="90"/><draw:equation draw:name="f39" draw:formula="126"/><draw:equation draw:name="f40" draw:formula="94"/><draw:equation draw:name="f41" draw:formula="49"/><draw:equation draw:name="f42" draw:formula="14"/><draw:equation draw:name="f43" draw:formula="142"/><draw:equation draw:name="f44" draw:formula="121"/><draw:equation draw:name="f45" draw:formula="103"/><draw:equation draw:name="f46" draw:formula="88"/><draw:equation draw:name="f47" draw:formula="79"/><draw:equation draw:name="f48" draw:formula="74"/><draw:equation draw:name="f49" draw:formula="58"/><draw:equation draw:name="f50" draw:formula="37"/><draw:equation draw:name="f51" draw:formula="7"/><draw:equation draw:name="f52" draw:formula="25"/><draw:equation draw:name="f53" draw:formula="16"/><draw:equation draw:name="f54" draw:formula="19"/><draw:equation draw:name="f55" draw:formula="26"/><draw:equation draw:name="f56" draw:formula="43"/><draw:equation draw:name="f57" draw:formula="46"/><draw:equation draw:name="f58" draw:formula="18"/><draw:equation draw:name="f59" draw:formula="24"/><draw:equation draw:name="f60" draw:formula="41"/><draw:equation draw:name="f61" draw:formula="36"/><draw:equation draw:name="f62" draw:formula="56"/><draw:equation draw:name="f63" draw:formula="31"/><draw:equation draw:name="f64" draw:formula="96"/><draw:equation draw:name="f65" draw:formula="13"/><draw:equation draw:name="f66" draw:formula="110"/><draw:equation draw:name="f67" draw:formula="120"/><draw:equation draw:name="f68" draw:formula="132"/><draw:equation draw:name="f69" draw:formula="17"/><draw:equation draw:name="f70" draw:formula="136"/><draw:equation draw:name="f71" draw:formula="127"/><draw:equation draw:name="f72" draw:formula="97"/><draw:equation draw:name="f73" draw:formula="119"/><draw:equation draw:name="f74" draw:formula="112"/><draw:equation draw:name="f75" draw:formula="104"/><draw:equation draw:name="f76" draw:formula="68"/><draw:equation draw:name="f77" draw:formula="100"/><draw:equation draw:name="f78" draw:formula="98"/><draw:equation draw:name="f79" draw:formula="95"/><draw:equation draw:name="f80" draw:formula="?f2 - ?f0"/><draw:equation draw:name="f81" draw:formula="?f1 - ?f0"/><draw:equation draw:name="f82" draw:formula="?f81 / 166"/><draw:equation draw:name="f83" draw:formula="?f80 / 188"/><draw:equation draw:name="f84" draw:formula="?f0 / ?f82"/><draw:equation draw:name="f85" draw:formula="?f1 / ?f82"/><draw:equation draw:name="f86" draw:formula="?f0 / ?f83"/><draw:equation draw:name="f87" draw:formula="?f2 / ?f83"/></draw:enhanced-geometry></draw:custom-shape><draw:custom-shape svg:x="1.8591in" svg:y="0.11034in" svg:width="0.27254in" svg:height="0.09843in" draw:id="id131" draw:style-name="a131" draw:name="Freeform: Shape 133"><svg:title/><svg:desc/><text:p text:style-name="Normal"/><draw:enhanced-geometry draw:type="non-primitive" svg:viewBox="0 0 76 144" draw:enhanced-path="M ?f3 ?f4 C ?f3 ?f5 ?f6 ?f0 ?f7 ?f0 ?f8 ?f0 ?f9 ?f10 ?f9 ?f11 ?f9 ?f12 ?f13 ?f14 ?f15 ?f14 ?f16 ?f14 ?f3 ?f17 ?f3 ?f4 Z M ?f1 ?f18 C ?f1 ?f19 ?f20 ?f19 ?f21 ?f19 ?f22 ?f19 ?f22 ?f23 ?f24 ?f25 ?f26 ?f27 ?f28 ?f29 ?f30 ?f29 ?f31 ?f29 ?f32 ?f33 ?f32 ?f34 ?f32 ?f27 ?f35 ?f36 ?f37 ?f38 ?f39 ?f40 ?f30 ?f23 ?f9 ?f41 ?f9 ?f42 ?f15 ?f43 ?f44 ?f45 ?f7 ?f46 ?f47 ?f48 ?f47 ?f24 ?f47 ?f7 ?f13 ?f13 ?f32 ?f13 ?f49 ?f13 ?f0 ?f1 ?f0 ?f50 ?f0 ?f51 ?f5 ?f51 ?f52 ?f51 ?f53 ?f51 ?f53 ?f54 ?f4 ?f55 ?f56 ?f3 ?f57 ?f44 ?f58 ?f44 ?f31 ?f44 ?f39 ?f47 ?f39 ?f59 ?f39 ?f59 ?f39 ?f22 ?f37 ?f21 ?f31 ?f60 ?f61 ?f62 ?f63 ?f42 ?f64 ?f19 ?f64 ?f23 ?f65 ?f66 ?f12 ?f67 ?f68 ?f36 ?f68 ?f69 ?f68 ?f29 ?f61 ?f2 ?f70 ?f2 ?f59 ?f2 ?f1 ?f66 ?f1 ?f18 Z N" draw:text-areas="?f75 ?f77 ?f76 ?f78"><draw:equation draw:name="f0" draw:formula="0"/><draw:equation draw:name="f1" draw:formula="76"/><draw:equation draw:name="f2" draw:formula="144"/><draw:equation draw:name="f3" draw:formula="65"/><draw:equation draw:name="f4" draw:formula="10"/><draw:equation draw:name="f5" draw:formula="4"/><draw:equation draw:name="f6" draw:formula="61"/><draw:equation draw:name="f7" draw:formula="56"/><draw:equation draw:name="f8" draw:formula="50"/><draw:equation draw:name="f9" draw:formula="43"/><draw:equation draw:name="f10" draw:formula="6"/><draw:equation draw:name="f11" draw:formula="13"/><draw:equation draw:name="f12" draw:formula="19"/><draw:equation draw:name="f13" draw:formula="48"/><draw:equation draw:name="f14" draw:formula="22"/><draw:equation draw:name="f15" draw:formula="52"/><draw:equation draw:name="f16" draw:formula="59"/><draw:equation draw:name="f17" draw:formula="16"/><draw:equation draw:name="f18" draw:formula="112"/><draw:equation draw:name="f19" draw:formula="108"/><draw:equation draw:name="f20" draw:formula="72"/><draw:equation draw:name="f21" draw:formula="71"/><draw:equation draw:name="f22" draw:formula="67"/><draw:equation draw:name="f23" draw:formula="109"/><draw:equation draw:name="f24" draw:formula="66"/><draw:equation draw:name="f25" draw:formula="113"/><draw:equation draw:name="f26" draw:formula="62"/><draw:equation draw:name="f27" draw:formula="125"/><draw:equation draw:name="f28" draw:formula="53"/><draw:equation draw:name="f29" draw:formula="137"/><draw:equation draw:name="f30" draw:formula="42"/><draw:equation draw:name="f31" draw:formula="37"/><draw:equation draw:name="f32" draw:formula="35"/><draw:equation draw:name="f33" draw:formula="133"/><draw:equation draw:name="f34" draw:formula="128"/><draw:equation draw:name="f35" draw:formula="36"/><draw:equation draw:name="f36" draw:formula="122"/><draw:equation draw:name="f37" draw:formula="38"/><draw:equation draw:name="f38" draw:formula="118"/><draw:equation draw:name="f39" draw:formula="40"/><draw:equation draw:name="f40" draw:formula="114"/><draw:equation draw:name="f41" draw:formula="107"/><draw:equation draw:name="f42" draw:formula="104"/><draw:equation draw:name="f43" draw:formula="85"/><draw:equation draw:name="f44" draw:formula="55"/><draw:equation draw:name="f45" draw:formula="77"/><draw:equation draw:name="f46" draw:formula="73"/><draw:equation draw:name="f47" draw:formula="58"/><draw:equation draw:name="f48" draw:formula="70"/><draw:equation draw:name="f49" draw:formula="12"/><draw:equation draw:name="f50" draw:formula="80"/><draw:equation draw:name="f51" draw:formula="84"/><draw:equation draw:name="f52" draw:formula="5"/><draw:equation draw:name="f53" draw:formula="8"/><draw:equation draw:name="f54" draw:formula="83"/><draw:equation draw:name="f55" draw:formula="79"/><draw:equation draw:name="f56" draw:formula="14"/><draw:equation draw:name="f57" draw:formula="24"/><draw:equation draw:name="f58" draw:formula="34"/><draw:equation draw:name="f59" draw:formula="64"/><draw:equation draw:name="f60" draw:formula="74"/><draw:equation draw:name="f61" draw:formula="28"/><draw:equation draw:name="f62" draw:formula="97"/><draw:equation draw:name="f63" draw:formula="25"/><draw:equation draw:name="f64" draw:formula="23"/><draw:equation draw:name="f65" draw:formula="20"/><draw:equation draw:name="f66" draw:formula="116"/><draw:equation draw:name="f67" draw:formula="119"/><draw:equation draw:name="f68" draw:formula="18"/><draw:equation draw:name="f69" draw:formula="126"/><draw:equation draw:name="f70" draw:formula="41"/><draw:equation draw:name="f71" draw:formula="?f2 - ?f0"/><draw:equation draw:name="f72" draw:formula="?f1 - ?f0"/><draw:equation draw:name="f73" draw:formula="?f72 / 76"/><draw:equation draw:name="f74" draw:formula="?f71 / 144"/><draw:equation draw:name="f75" draw:formula="?f0 / ?f73"/><draw:equation draw:name="f76" draw:formula="?f1 / ?f73"/><draw:equation draw:name="f77" draw:formula="?f0 / ?f74"/><draw:equation draw:name="f78" draw:formula="?f2 / ?f74"/></draw:enhanced-geometry></draw:custom-shape><draw:custom-shape svg:x="1.91696in" svg:y="0.08207in" svg:width="0.27254in" svg:height="0.09843in" draw:id="id132" draw:style-name="a132" draw:name="Freeform: Shape 134"><svg:title/><svg:desc/><text:p text:style-name="Normal"/><draw:enhanced-geometry draw:type="non-primitive" svg:viewBox="0 0 200 194" draw:enhanced-path="M ?f2 ?f3 C ?f4 ?f5 ?f1 ?f6 ?f1 ?f7 ?f1 ?f8 ?f4 ?f9 ?f2 ?f10 L ?f11 ?f12 C ?f13 ?f0 ?f14 ?f0 ?f15 ?f0 ?f16 ?f0 ?f0 ?f16 ?f0 ?f15 ?f0 ?f17 ?f16 ?f11 ?f18 ?f19 L ?f20 ?f7 ?f18 ?f21 C ?f12 ?f22 ?f0 ?f23 ?f0 ?f24 ?f0 ?f25 ?f16 ?f2 ?f15 ?f2 ?f15 ?f2 ?f13 ?f2 ?f11 ?f26 Z N" draw:text-areas="?f31 ?f33 ?f32 ?f34"><draw:equation draw:name="f0" draw:formula="0"/><draw:equation draw:name="f1" draw:formula="200"/><draw:equation draw:name="f2" draw:formula="194"/><draw:equation draw:name="f3" draw:formula="104"/><draw:equation draw:name="f4" draw:formula="198"/><draw:equation draw:name="f5" draw:formula="103"/><draw:equation draw:name="f6" draw:formula="101"/><draw:equation draw:name="f7" draw:formula="97"/><draw:equation draw:name="f8" draw:formula="92"/><draw:equation draw:name="f9" draw:formula="91"/><draw:equation draw:name="f10" draw:formula="90"/><draw:equation draw:name="f11" draw:formula="13"/><draw:equation draw:name="f12" draw:formula="2"/><draw:equation draw:name="f13" draw:formula="10"/><draw:equation draw:name="f14" draw:formula="8"/><draw:equation draw:name="f15" draw:formula="7"/><draw:equation draw:name="f16" draw:formula="4"/><draw:equation draw:name="f17" draw:formula="12"/><draw:equation draw:name="f18" draw:formula="6"/><draw:equation draw:name="f19" draw:formula="14"/><draw:equation draw:name="f20" draw:formula="176"/><draw:equation draw:name="f21" draw:formula="179"/><draw:equation draw:name="f22" draw:formula="181"/><draw:equation draw:name="f23" draw:formula="182"/><draw:equation draw:name="f24" draw:formula="186"/><draw:equation draw:name="f25" draw:formula="191"/><draw:equation draw:name="f26" draw:formula="192"/><draw:equation draw:name="f27" draw:formula="?f2 - ?f0"/><draw:equation draw:name="f28" draw:formula="?f1 - ?f0"/><draw:equation draw:name="f29" draw:formula="?f28 / 200"/><draw:equation draw:name="f30" draw:formula="?f27 / 194"/><draw:equation draw:name="f31" draw:formula="?f0 / ?f29"/><draw:equation draw:name="f32" draw:formula="?f1 / ?f29"/><draw:equation draw:name="f33" draw:formula="?f0 / ?f30"/><draw:equation draw:name="f34" draw:formula="?f2 / ?f30"/></draw:enhanced-geometry></draw:custom-shape><draw:custom-shape svg:x="2.00789in" svg:y="0.09817in" svg:width="0.27254in" svg:height="0.09843in" draw:id="id133" draw:style-name="a133" draw:name="Freeform: Shape 135"><svg:title/><svg:desc/><text:p text:style-name="Normal"/><draw:enhanced-geometry draw:type="non-primitive" svg:viewBox="0 0 166 188" draw:enhanced-path="M ?f3 ?f4 C ?f5 ?f6 ?f5 ?f7 ?f8 ?f7 ?f9 ?f7 ?f0 ?f7 ?f0 ?f10 ?f0 ?f11 ?f12 ?f2 ?f9 ?f2 ?f13 ?f2 ?f14 ?f11 ?f15 ?f11 ?f16 ?f11 ?f17 ?f2 ?f18 ?f2 ?f19 ?f2 ?f20 ?f11 ?f20 ?f21 ?f20 ?f7 ?f22 ?f7 ?f23 ?f7 ?f24 ?f7 ?f25 ?f7 ?f25 ?f26 ?f25 ?f27 ?f28 ?f1 ?f29 ?f30 ?f17 ?f31 ?f32 ?f33 ?f23 ?f34 ?f22 ?f35 ?f36 ?f37 ?f38 ?f37 ?f39 ?f37 ?f1 ?f40 ?f1 ?f41 ?f1 ?f42 ?f43 ?f0 ?f44 ?f0 ?f45 ?f0 ?f46 ?f13 ?f47 ?f5 ?f48 ?f9 ?f49 ?f0 ?f29 ?f0 ?f50 ?f0 ?f15 ?f51 ?f52 ?f53 ?f54 ?f55 ?f42 ?f56 ?f42 ?f57 ?f42 ?f41 ?f58 ?f41 ?f54 ?f41 ?f59 ?f41 ?f59 ?f29 ?f55 ?f60 ?f15 ?f3 ?f61 ?f8 ?f29 ?f8 ?f32 ?f8 ?f49 ?f42 ?f49 ?f3 ?f49 ?f55 ?f62 ?f15 ?f62 ?f63 Z M ?f47 ?f61 C ?f64 ?f65 ?f66 ?f8 ?f67 ?f8 ?f68 ?f8 ?f43 ?f69 ?f43 ?f50 ?f43 ?f41 ?f70 ?f47 ?f71 ?f72 ?f73 ?f74 ?f75 ?f39 ?f38 ?f39 ?f76 ?f39 ?f19 ?f45 ?f19 ?f77 ?f19 ?f78 ?f19 ?f64 ?f19 ?f79 Z N" draw:text-areas="?f84 ?f86 ?f85 ?f87"><draw:equation draw:name="f0" draw:formula="0"/><draw:equation draw:name="f1" draw:formula="166"/><draw:equation draw:name="f2" draw:formula="188"/><draw:equation draw:name="f3" draw:formula="23"/><draw:equation draw:name="f4" draw:formula="167"/><draw:equation draw:name="f5" draw:formula="20"/><draw:equation draw:name="f6" draw:formula="175"/><draw:equation draw:name="f7" draw:formula="178"/><draw:equation draw:name="f8" draw:formula="8"/><draw:equation draw:name="f9" draw:formula="4"/><draw:equation draw:name="f10" draw:formula="185"/><draw:equation draw:name="f11" draw:formula="187"/><draw:equation draw:name="f12" draw:formula="2"/><draw:equation draw:name="f13" draw:formula="12"/><draw:equation draw:name="f14" draw:formula="22"/><draw:equation draw:name="f15" draw:formula="30"/><draw:equation draw:name="f16" draw:formula="40"/><draw:equation draw:name="f17" draw:formula="52"/><draw:equation draw:name="f18" draw:formula="61"/><draw:equation draw:name="f19" draw:formula="64"/><draw:equation draw:name="f20" draw:formula="67"/><draw:equation draw:name="f21" draw:formula="182"/><draw:equation draw:name="f22" draw:formula="62"/><draw:equation draw:name="f23" draw:formula="59"/><draw:equation draw:name="f24" draw:formula="53"/><draw:equation draw:name="f25" draw:formula="44"/><draw:equation draw:name="f26" draw:formula="174"/><draw:equation draw:name="f27" draw:formula="173"/><draw:equation draw:name="f28" draw:formula="47"/><draw:equation draw:name="f29" draw:formula="48"/><draw:equation draw:name="f30" draw:formula="161"/><draw:equation draw:name="f31" draw:formula="145"/><draw:equation draw:name="f32" draw:formula="55"/><draw:equation draw:name="f33" draw:formula="128"/><draw:equation draw:name="f34" draw:formula="116"/><draw:equation draw:name="f35" draw:formula="122"/><draw:equation draw:name="f36" draw:formula="72"/><draw:equation draw:name="f37" draw:formula="134"/><draw:equation draw:name="f38" draw:formula="90"/><draw:equation draw:name="f39" draw:formula="126"/><draw:equation draw:name="f40" draw:formula="94"/><draw:equation draw:name="f41" draw:formula="49"/><draw:equation draw:name="f42" draw:formula="14"/><draw:equation draw:name="f43" draw:formula="142"/><draw:equation draw:name="f44" draw:formula="121"/><draw:equation draw:name="f45" draw:formula="103"/><draw:equation draw:name="f46" draw:formula="88"/><draw:equation draw:name="f47" draw:formula="79"/><draw:equation draw:name="f48" draw:formula="74"/><draw:equation draw:name="f49" draw:formula="58"/><draw:equation draw:name="f50" draw:formula="37"/><draw:equation draw:name="f51" draw:formula="7"/><draw:equation draw:name="f52" draw:formula="25"/><draw:equation draw:name="f53" draw:formula="16"/><draw:equation draw:name="f54" draw:formula="19"/><draw:equation draw:name="f55" draw:formula="26"/><draw:equation draw:name="f56" draw:formula="43"/><draw:equation draw:name="f57" draw:formula="46"/><draw:equation draw:name="f58" draw:formula="18"/><draw:equation draw:name="f59" draw:formula="24"/><draw:equation draw:name="f60" draw:formula="41"/><draw:equation draw:name="f61" draw:formula="36"/><draw:equation draw:name="f62" draw:formula="56"/><draw:equation draw:name="f63" draw:formula="31"/><draw:equation draw:name="f64" draw:formula="96"/><draw:equation draw:name="f65" draw:formula="13"/><draw:equation draw:name="f66" draw:formula="110"/><draw:equation draw:name="f67" draw:formula="120"/><draw:equation draw:name="f68" draw:formula="132"/><draw:equation draw:name="f69" draw:formula="17"/><draw:equation draw:name="f70" draw:formula="136"/><draw:equation draw:name="f71" draw:formula="127"/><draw:equation draw:name="f72" draw:formula="97"/><draw:equation draw:name="f73" draw:formula="119"/><draw:equation draw:name="f74" draw:formula="112"/><draw:equation draw:name="f75" draw:formula="104"/><draw:equation draw:name="f76" draw:formula="68"/><draw:equation draw:name="f77" draw:formula="100"/><draw:equation draw:name="f78" draw:formula="98"/><draw:equation draw:name="f79" draw:formula="95"/><draw:equation draw:name="f80" draw:formula="?f2 - ?f0"/><draw:equation draw:name="f81" draw:formula="?f1 - ?f0"/><draw:equation draw:name="f82" draw:formula="?f81 / 166"/><draw:equation draw:name="f83" draw:formula="?f80 / 188"/><draw:equation draw:name="f84" draw:formula="?f0 / ?f82"/><draw:equation draw:name="f85" draw:formula="?f1 / ?f82"/><draw:equation draw:name="f86" draw:formula="?f0 / ?f83"/><draw:equation draw:name="f87" draw:formula="?f2 / ?f83"/></draw:enhanced-geometry></draw:custom-shape><draw:custom-shape svg:x="2.07992in" svg:y="0.11034in" svg:width="0.27254in" svg:height="0.09843in" draw:id="id134" draw:style-name="a134" draw:name="Freeform: Shape 136"><svg:title/><svg:desc/><text:p text:style-name="Normal"/><draw:enhanced-geometry draw:type="non-primitive" svg:viewBox="0 0 101 185" draw:enhanced-path="M ?f2 ?f4 C ?f2 ?f5 ?f6 ?f1 ?f7 ?f1 ?f8 ?f1 ?f9 ?f10 ?f9 ?f11 ?f9 ?f12 ?f13 ?f14 ?f15 ?f14 ?f16 ?f14 ?f2 ?f17 ?f2 ?f4 Z M ?f18 ?f19 C ?f20 ?f21 ?f22 ?f23 ?f24 ?f23 ?f25 ?f23 ?f12 ?f23 ?f26 ?f27 ?f14 ?f28 ?f29 ?f30 ?f29 ?f31 ?f29 ?f32 ?f25 ?f33 ?f11 ?f33 ?f10 ?f33 ?f1 ?f34 ?f1 ?f35 ?f1 ?f0 ?f4 ?f3 ?f24 ?f3 ?f36 ?f3 ?f37 ?f23 ?f38 ?f19 L ?f39 ?f40 C ?f39 ?f38 ?f41 ?f42 ?f41 ?f43 ?f41 ?f44 ?f45 ?f46 ?f47 ?f46 ?f48 ?f46 ?f49 ?f50 ?f49 ?f51 ?f49 ?f52 ?f53 ?f52 ?f54 ?f52 ?f55 ?f52 ?f55 ?f13 ?f56 ?f51 ?f57 ?f58 ?f59 ?f60 ?f37 ?f60 ?f61 ?f60 ?f40 ?f62 ?f40 ?f37 ?f40 ?f63 ?f61 ?f63 ?f61 ?f64 Z N" draw:text-areas="?f69 ?f71 ?f70 ?f72"><draw:equation draw:name="f0" draw:formula="180"/><draw:equation draw:name="f1" draw:formula="0"/><draw:equation draw:name="f2" draw:formula="101"/><draw:equation draw:name="f3" draw:formula="185"/><draw:equation draw:name="f4" draw:formula="10"/><draw:equation draw:name="f5" draw:formula="5"/><draw:equation draw:name="f6" draw:formula="97"/><draw:equation draw:name="f7" draw:formula="91"/><draw:equation draw:name="f8" draw:formula="85"/><draw:equation draw:name="f9" draw:formula="78"/><draw:equation draw:name="f10" draw:formula="6"/><draw:equation draw:name="f11" draw:formula="13"/><draw:equation draw:name="f12" draw:formula="18"/><draw:equation draw:name="f13" draw:formula="83"/><draw:equation draw:name="f14" draw:formula="22"/><draw:equation draw:name="f15" draw:formula="88"/><draw:equation draw:name="f16" draw:formula="95"/><draw:equation draw:name="f17" draw:formula="16"/><draw:equation draw:name="f18" draw:formula="54"/><draw:equation draw:name="f19" draw:formula="151"/><draw:equation draw:name="f20" draw:formula="50"/><draw:equation draw:name="f21" draw:formula="167"/><draw:equation draw:name="f22" draw:formula="37"/><draw:equation draw:name="f23" draw:formula="178"/><draw:equation draw:name="f24" draw:formula="24"/><draw:equation draw:name="f25" draw:formula="20"/><draw:equation draw:name="f26" draw:formula="17"/><draw:equation draw:name="f27" draw:formula="176"/><draw:equation draw:name="f28" draw:formula="174"/><draw:equation draw:name="f29" draw:formula="23"/><draw:equation draw:name="f30" draw:formula="168"/><draw:equation draw:name="f31" draw:formula="166"/><draw:equation draw:name="f32" draw:formula="162"/><draw:equation draw:name="f33" draw:formula="157"/><draw:equation draw:name="f34" draw:formula="163"/><draw:equation draw:name="f35" draw:formula="170"/><draw:equation draw:name="f36" draw:formula="38"/><draw:equation draw:name="f37" draw:formula="66"/><draw:equation draw:name="f38" draw:formula="73"/><draw:equation draw:name="f39" draw:formula="92"/><draw:equation draw:name="f40" draw:formula="76"/><draw:equation draw:name="f41" draw:formula="94"/><draw:equation draw:name="f42" draw:formula="71"/><draw:equation draw:name="f43" draw:formula="68"/><draw:equation draw:name="f44" draw:formula="56"/><draw:equation draw:name="f45" draw:formula="82"/><draw:equation draw:name="f46" draw:formula="48"/><draw:equation draw:name="f47" draw:formula="67"/><draw:equation draw:name="f48" draw:formula="41"/><draw:equation draw:name="f49" draw:formula="25"/><draw:equation draw:name="f50" draw:formula="77"/><draw:equation draw:name="f51" draw:formula="80"/><draw:equation draw:name="f52" draw:formula="84"/><draw:equation draw:name="f53" draw:formula="29"/><draw:equation draw:name="f54" draw:formula="30"/><draw:equation draw:name="f55" draw:formula="34"/><draw:equation draw:name="f56" draw:formula="35"/><draw:equation draw:name="f57" draw:formula="44"/><draw:equation draw:name="f58" draw:formula="60"/><draw:equation draw:name="f59" draw:formula="59"/><draw:equation draw:name="f60" draw:formula="55"/><draw:equation draw:name="f61" draw:formula="74"/><draw:equation draw:name="f62" draw:formula="62"/><draw:equation draw:name="f63" draw:formula="70"/><draw:equation draw:name="f64" draw:formula="72"/><draw:equation draw:name="f65" draw:formula="?f3 - ?f1"/><draw:equation draw:name="f66" draw:formula="?f2 - ?f1"/><draw:equation draw:name="f67" draw:formula="?f66 / 101"/><draw:equation draw:name="f68" draw:formula="?f65 / 185"/><draw:equation draw:name="f69" draw:formula="?f1 / ?f67"/><draw:equation draw:name="f70" draw:formula="?f2 / ?f67"/><draw:equation draw:name="f71" draw:formula="?f1 / ?f68"/><draw:equation draw:name="f72" draw:formula="?f3 / ?f68"/></draw:enhanced-geometry></draw:custom-shape><draw:custom-shape svg:x="2.15865in" svg:y="0in" svg:width="0.27254in" svg:height="0.16509in" draw:id="id135" draw:style-name="a135" draw:name="Freeform: Shape 137"><svg:title/><svg:desc/><text:p text:style-name="Normal"/><draw:enhanced-geometry draw:type="non-primitive" svg:viewBox="0 0 151 422" draw:enhanced-path="M ?f3 ?f4 C ?f3 ?f5 ?f6 ?f7 ?f8 ?f9 ?f10 ?f11 ?f1 ?f12 ?f1 ?f13 ?f1 ?f0 ?f8 ?f0 ?f14 ?f0 ?f6 ?f0 ?f15 ?f16 ?f15 ?f17 L ?f15 ?f10 C ?f15 ?f18 ?f15 ?f19 ?f20 ?f21 ?f22 ?f23 ?f24 ?f25 ?f26 ?f25 ?f27 ?f28 ?f0 ?f29 ?f0 ?f30 ?f0 ?f31 ?f32 ?f31 ?f12 ?f31 ?f33 ?f34 ?f35 ?f36 ?f37 ?f38 ?f15 ?f39 ?f15 ?f40 ?f15 ?f41 L ?f15 ?f42 C ?f15 ?f43 ?f15 ?f44 ?f45 ?f46 ?f47 ?f48 ?f49 ?f2 ?f14 ?f2 ?f8 ?f2 ?f1 ?f2 ?f1 ?f48 ?f1 ?f50 ?f10 ?f50 ?f51 ?f50 ?f52 ?f53 ?f54 ?f55 ?f56 ?f57 ?f3 ?f58 ?f3 ?f59 ?f3 ?f60 L ?f3 ?f61 C ?f3 ?f62 ?f63 ?f64 ?f65 ?f66 ?f67 ?f68 ?f69 ?f70 ?f5 ?f30 ?f71 ?f72 ?f3 ?f73 ?f3 ?f74 Z N" draw:text-areas="?f79 ?f81 ?f80 ?f82"><draw:equation draw:name="f0" draw:formula="0"/><draw:equation draw:name="f1" draw:formula="151"/><draw:equation draw:name="f2" draw:formula="422"/><draw:equation draw:name="f3" draw:formula="90"/><draw:equation draw:name="f4" draw:formula="56"/><draw:equation draw:name="f5" draw:formula="40"/><draw:equation draw:name="f6" draw:formula="101"/><draw:equation draw:name="f7" draw:formula="12"/><draw:equation draw:name="f8" draw:formula="148"/><draw:equation draw:name="f9" draw:formula="10"/><draw:equation draw:name="f10" draw:formula="149"/><draw:equation draw:name="f11" draw:formula="8"/><draw:equation draw:name="f12" draw:formula="7"/><draw:equation draw:name="f13" draw:formula="5"/><draw:equation draw:name="f14" draw:formula="143"/><draw:equation draw:name="f15" draw:formula="61"/><draw:equation draw:name="f16" draw:formula="22"/><draw:equation draw:name="f17" draw:formula="53"/><draw:equation draw:name="f18" draw:formula="166"/><draw:equation draw:name="f19" draw:formula="179"/><draw:equation draw:name="f20" draw:formula="44"/><draw:equation draw:name="f21" draw:formula="193"/><draw:equation draw:name="f22" draw:formula="29"/><draw:equation draw:name="f23" draw:formula="205"/><draw:equation draw:name="f24" draw:formula="13"/><draw:equation draw:name="f25" draw:formula="206"/><draw:equation draw:name="f26" draw:formula="4"/><draw:equation draw:name="f27" draw:formula="1"/><draw:equation draw:name="f28" draw:formula="208"/><draw:equation draw:name="f29" draw:formula="209"/><draw:equation draw:name="f30" draw:formula="211"/><draw:equation draw:name="f31" draw:formula="216"/><draw:equation draw:name="f32" draw:formula="2"/><draw:equation draw:name="f33" draw:formula="35"/><draw:equation draw:name="f34" draw:formula="218"/><draw:equation draw:name="f35" draw:formula="55"/><draw:equation draw:name="f36" draw:formula="233"/><draw:equation draw:name="f37" draw:formula="60"/><draw:equation draw:name="f38" draw:formula="253"/><draw:equation draw:name="f39" draw:formula="258"/><draw:equation draw:name="f40" draw:formula="259"/><draw:equation draw:name="f41" draw:formula="275"/><draw:equation draw:name="f42" draw:formula="359"/><draw:equation draw:name="f43" draw:formula="376"/><draw:equation draw:name="f44" draw:formula="390"/><draw:equation draw:name="f45" draw:formula="82"/><draw:equation draw:name="f46" draw:formula="406"/><draw:equation draw:name="f47" draw:formula="98"/><draw:equation draw:name="f48" draw:formula="419"/><draw:equation draw:name="f49" draw:formula="126"/><draw:equation draw:name="f50" draw:formula="414"/><draw:equation draw:name="f51" draw:formula="144"/><draw:equation draw:name="f52" draw:formula="118"/><draw:equation draw:name="f53" draw:formula="412"/><draw:equation draw:name="f54" draw:formula="96"/><draw:equation draw:name="f55" draw:formula="398"/><draw:equation draw:name="f56" draw:formula="91"/><draw:equation draw:name="f57" draw:formula="377"/><draw:equation draw:name="f58" draw:formula="373"/><draw:equation draw:name="f59" draw:formula="372"/><draw:equation draw:name="f60" draw:formula="356"/><draw:equation draw:name="f61" draw:formula="268"/><draw:equation draw:name="f62" draw:formula="248"/><draw:equation draw:name="f63" draw:formula="86"/><draw:equation draw:name="f64" draw:formula="241"/><draw:equation draw:name="f65" draw:formula="73"/><draw:equation draw:name="f66" draw:formula="228"/><draw:equation draw:name="f67" draw:formula="64"/><draw:equation draw:name="f68" draw:formula="220"/><draw:equation draw:name="f69" draw:formula="52"/><draw:equation draw:name="f70" draw:formula="215"/><draw:equation draw:name="f71" draw:formula="74"/><draw:equation draw:name="f72" draw:formula="202"/><draw:equation draw:name="f73" draw:formula="182"/><draw:equation draw:name="f74" draw:formula="157"/><draw:equation draw:name="f75" draw:formula="?f2 - ?f0"/><draw:equation draw:name="f76" draw:formula="?f1 - ?f0"/><draw:equation draw:name="f77" draw:formula="?f76 / 151"/><draw:equation draw:name="f78" draw:formula="?f75 / 422"/><draw:equation draw:name="f79" draw:formula="?f0 / ?f77"/><draw:equation draw:name="f80" draw:formula="?f1 / ?f77"/><draw:equation draw:name="f81" draw:formula="?f0 / ?f78"/><draw:equation draw:name="f82" draw:formula="?f2 / ?f78"/></draw:enhanced-geometry></draw:custom-shape><draw:custom-shape svg:x="2.23619in" svg:y="0.01139in" svg:width="0.27254in" svg:height="0.11301in" draw:id="id136" draw:style-name="a136" draw:name="Freeform: Shape 138"><svg:title/><svg:desc/><text:p text:style-name="Normal"/><draw:enhanced-geometry draw:type="non-primitive" svg:viewBox="0 0 356 289" draw:enhanced-path="M ?f3 ?f4 C ?f5 ?f6 ?f7 ?f8 ?f9 ?f8 ?f10 ?f8 ?f1 ?f8 ?f1 ?f11 ?f1 ?f0 ?f12 ?f0 ?f13 ?f0 ?f14 ?f0 ?f15 ?f16 ?f17 ?f16 ?f18 ?f16 ?f19 ?f0 ?f20 ?f0 ?f21 ?f0 ?f22 ?f0 ?f22 ?f23 ?f22 ?f8 ?f24 ?f8 ?f25 ?f8 ?f25 ?f8 ?f19 ?f8 ?f26 ?f27 ?f28 ?f27 ?f29 ?f30 ?f29 ?f31 ?f29 ?f32 ?f29 ?f32 ?f33 ?f34 L ?f25 ?f35 ?f36 ?f35 ?f37 ?f4 C ?f38 ?f6 ?f39 ?f8 ?f40 ?f8 ?f41 ?f8 ?f42 ?f8 ?f42 ?f11 ?f42 ?f0 ?f43 ?f0 ?f44 ?f0 ?f45 ?f0 ?f46 ?f16 ?f35 ?f16 ?f47 ?f16 ?f48 ?f0 ?f49 ?f0 ?f50 ?f0 ?f51 ?f0 ?f51 ?f23 ?f51 ?f8 ?f50 ?f8 ?f52 ?f8 ?f53 ?f8 ?f54 ?f8 ?f55 ?f27 ?f56 ?f27 ?f57 ?f30 ?f57 ?f31 ?f57 ?f32 ?f57 ?f58 ?f59 ?f34 L ?f60 ?f61 C ?f62 ?f29 ?f63 ?f64 ?f65 ?f64 ?f66 ?f64 ?f0 ?f64 ?f0 ?f18 ?f0 ?f2 ?f11 ?f2 ?f67 ?f2 ?f68 ?f2 ?f69 ?f70 ?f71 ?f70 ?f51 ?f70 ?f72 ?f70 ?f73 ?f70 ?f74 ?f70 ?f75 ?f2 ?f76 ?f2 ?f77 ?f2 ?f78 ?f2 ?f78 ?f79 ?f78 ?f64 ?f47 ?f64 ?f80 ?f64 ?f81 ?f64 ?f82 ?f64 ?f82 ?f28 ?f82 ?f83 ?f84 ?f85 ?f86 ?f26 L ?f76 ?f38 ?f87 ?f38 C ?f88 ?f89 ?f90 ?f91 ?f92 ?f26 ?f93 ?f64 ?f94 ?f64 ?f95 ?f64 ?f96 ?f64 ?f97 ?f64 ?f97 ?f18 ?f97 ?f2 ?f98 ?f2 ?f99 ?f2 ?f100 ?f2 ?f101 ?f70 ?f88 ?f70 ?f102 ?f70 ?f87 ?f70 ?f103 ?f70 ?f104 ?f70 ?f105 ?f2 ?f106 ?f2 ?f107 ?f2 ?f108 ?f2 ?f108 ?f79 ?f108 ?f64 ?f109 ?f64 ?f64 ?f64 ?f104 ?f64 ?f110 ?f64 ?f110 ?f28 ?f110 ?f83 ?f110 ?f85 ?f111 ?f26 Z N" draw:text-areas="?f116 ?f118 ?f117 ?f119"><draw:equation draw:name="f0" draw:formula="0"/><draw:equation draw:name="f1" draw:formula="356"/><draw:equation draw:name="f2" draw:formula="289"/><draw:equation draw:name="f3" draw:formula="306"/><draw:equation draw:name="f4" draw:formula="32"/><draw:equation draw:name="f5" draw:formula="310"/><draw:equation draw:name="f6" draw:formula="17"/><draw:equation draw:name="f7" draw:formula="311"/><draw:equation draw:name="f8" draw:formula="13"/><draw:equation draw:name="f9" draw:formula="342"/><draw:equation draw:name="f10" draw:formula="353"/><draw:equation draw:name="f11" draw:formula="5"/><draw:equation draw:name="f12" draw:formula="352"/><draw:equation draw:name="f13" draw:formula="350"/><draw:equation draw:name="f14" draw:formula="338"/><draw:equation draw:name="f15" draw:formula="308"/><draw:equation draw:name="f16" draw:formula="1"/><draw:equation draw:name="f17" draw:formula="296"/><draw:equation draw:name="f18" draw:formula="284"/><draw:equation draw:name="f19" draw:formula="254"/><draw:equation draw:name="f20" draw:formula="241"/><draw:equation draw:name="f21" draw:formula="239"/><draw:equation draw:name="f22" draw:formula="234"/><draw:equation draw:name="f23" draw:formula="8"/><draw:equation draw:name="f24" draw:formula="238"/><draw:equation draw:name="f25" draw:formula="246"/><draw:equation draw:name="f26" draw:formula="262"/><draw:equation draw:name="f27" draw:formula="14"/><draw:equation draw:name="f28" draw:formula="269"/><draw:equation draw:name="f29" draw:formula="272"/><draw:equation draw:name="f30" draw:formula="16"/><draw:equation draw:name="f31" draw:formula="20"/><draw:equation draw:name="f32" draw:formula="23"/><draw:equation draw:name="f33" draw:formula="271"/><draw:equation draw:name="f34" draw:formula="29"/><draw:equation draw:name="f35" draw:formula="132"/><draw:equation draw:name="f36" draw:formula="116"/><draw:equation draw:name="f37" draw:formula="142"/><draw:equation draw:name="f38" draw:formula="145"/><draw:equation draw:name="f39" draw:formula="146"/><draw:equation draw:name="f40" draw:formula="178"/><draw:equation draw:name="f41" draw:formula="188"/><draw:equation draw:name="f42" draw:formula="192"/><draw:equation draw:name="f43" draw:formula="187"/><draw:equation draw:name="f44" draw:formula="186"/><draw:equation draw:name="f45" draw:formula="174"/><draw:equation draw:name="f46" draw:formula="144"/><draw:equation draw:name="f47" draw:formula="119"/><draw:equation draw:name="f48" draw:formula="89"/><draw:equation draw:name="f49" draw:formula="77"/><draw:equation draw:name="f50" draw:formula="73"/><draw:equation draw:name="f51" draw:formula="68"/><draw:equation draw:name="f52" draw:formula="80"/><draw:equation draw:name="f53" draw:formula="82"/><draw:equation draw:name="f54" draw:formula="90"/><draw:equation draw:name="f55" draw:formula="97"/><draw:equation draw:name="f56" draw:formula="104"/><draw:equation draw:name="f57" draw:formula="108"/><draw:equation draw:name="f58" draw:formula="24"/><draw:equation draw:name="f59" draw:formula="107"/><draw:equation draw:name="f60" draw:formula="50"/><draw:equation draw:name="f61" draw:formula="257"/><draw:equation draw:name="f62" draw:formula="46"/><draw:equation draw:name="f63" draw:formula="44"/><draw:equation draw:name="f64" draw:formula="276"/><draw:equation draw:name="f65" draw:formula="12"/><draw:equation draw:name="f66" draw:formula="4"/><draw:equation draw:name="f67" draw:formula="6"/><draw:equation draw:name="f68" draw:formula="18"/><draw:equation draw:name="f69" draw:formula="48"/><draw:equation draw:name="f70" draw:formula="288"/><draw:equation draw:name="f71" draw:formula="60"/><draw:equation draw:name="f72" draw:formula="78"/><draw:equation draw:name="f73" draw:formula="86"/><draw:equation draw:name="f74" draw:formula="96"/><draw:equation draw:name="f75" draw:formula="106"/><draw:equation draw:name="f76" draw:formula="114"/><draw:equation draw:name="f77" draw:formula="118"/><draw:equation draw:name="f78" draw:formula="122"/><draw:equation draw:name="f79" draw:formula="281"/><draw:equation draw:name="f80" draw:formula="110"/><draw:equation draw:name="f81" draw:formula="95"/><draw:equation draw:name="f82" draw:formula="83"/><draw:equation draw:name="f83" draw:formula="266"/><draw:equation draw:name="f84" draw:formula="84"/><draw:equation draw:name="f85" draw:formula="264"/><draw:equation draw:name="f86" draw:formula="85"/><draw:equation draw:name="f87" draw:formula="242"/><draw:equation draw:name="f88" draw:formula="224"/><draw:equation draw:name="f89" draw:formula="216"/><draw:equation draw:name="f90" draw:formula="215"/><draw:equation draw:name="f91" draw:formula="256"/><draw:equation draw:name="f92" draw:formula="214"/><draw:equation draw:name="f93" draw:formula="209"/><draw:equation draw:name="f94" draw:formula="202"/><draw:equation draw:name="f95" draw:formula="175"/><draw:equation draw:name="f96" draw:formula="168"/><draw:equation draw:name="f97" draw:formula="164"/><draw:equation draw:name="f98" draw:formula="169"/><draw:equation draw:name="f99" draw:formula="170"/><draw:equation draw:name="f100" draw:formula="182"/><draw:equation draw:name="f101" draw:formula="212"/><draw:equation draw:name="f102" draw:formula="233"/><draw:equation draw:name="f103" draw:formula="251"/><draw:equation draw:name="f104" draw:formula="260"/><draw:equation draw:name="f105" draw:formula="270"/><draw:equation draw:name="f106" draw:formula="278"/><draw:equation draw:name="f107" draw:formula="282"/><draw:equation draw:name="f108" draw:formula="287"/><draw:equation draw:name="f109" draw:formula="283"/><draw:equation draw:name="f110" draw:formula="248"/><draw:equation draw:name="f111" draw:formula="250"/><draw:equation draw:name="f112" draw:formula="?f2 - ?f0"/><draw:equation draw:name="f113" draw:formula="?f1 - ?f0"/><draw:equation draw:name="f114" draw:formula="?f113 / 356"/><draw:equation draw:name="f115" draw:formula="?f112 / 289"/><draw:equation draw:name="f116" draw:formula="?f0 / ?f114"/><draw:equation draw:name="f117" draw:formula="?f1 / ?f114"/><draw:equation draw:name="f118" draw:formula="?f0 / ?f115"/><draw:equation draw:name="f119" draw:formula="?f2 / ?f115"/></draw:enhanced-geometry></draw:custom-shape><draw:custom-shape svg:x="2.39758in" svg:y="0in" svg:width="0.27254in" svg:height="0.16509in" draw:id="id137" draw:style-name="a137" draw:name="Freeform: Shape 139"><svg:title/><svg:desc/><text:p text:style-name="Normal"/><draw:enhanced-geometry draw:type="non-primitive" svg:viewBox="0 0 100 422" draw:enhanced-path="M ?f1 ?f3 C ?f1 ?f4 ?f1 ?f5 ?f6 ?f7 ?f8 ?f9 ?f10 ?f11 ?f10 ?f12 ?f10 ?f13 ?f14 ?f15 ?f16 ?f17 ?f1 ?f18 ?f1 ?f18 ?f1 ?f19 ?f1 ?f20 ?f21 ?f0 ?f22 ?f0 ?f23 ?f0 ?f24 ?f25 ?f26 ?f27 ?f19 ?f28 ?f0 ?f29 ?f0 ?f12 ?f0 ?f30 ?f19 ?f31 ?f32 ?f33 ?f34 ?f35 ?f23 ?f2 ?f22 ?f2 ?f21 ?f2 ?f1 ?f36 ?f1 ?f3 Z N" draw:text-areas="?f41 ?f43 ?f42 ?f44"><draw:equation draw:name="f0" draw:formula="0"/><draw:equation draw:name="f1" draw:formula="100"/><draw:equation draw:name="f2" draw:formula="422"/><draw:equation draw:name="f3" draw:formula="419"/><draw:equation draw:name="f4" draw:formula="418"/><draw:equation draw:name="f5" draw:formula="416"/><draw:equation draw:name="f6" draw:formula="91"/><draw:equation draw:name="f7" draw:formula="409"/><draw:equation draw:name="f8" draw:formula="38"/><draw:equation draw:name="f9" draw:formula="356"/><draw:equation draw:name="f10" draw:formula="25"/><draw:equation draw:name="f11" draw:formula="276"/><draw:equation draw:name="f12" draw:formula="211"/><draw:equation draw:name="f13" draw:formula="138"/><draw:equation draw:name="f14" draw:formula="41"/><draw:equation draw:name="f15" draw:formula="65"/><draw:equation draw:name="f16" draw:formula="94"/><draw:equation draw:name="f17" draw:formula="12"/><draw:equation draw:name="f18" draw:formula="6"/><draw:equation draw:name="f19" draw:formula="5"/><draw:equation draw:name="f20" draw:formula="1"/><draw:equation draw:name="f21" draw:formula="97"/><draw:equation draw:name="f22" draw:formula="95"/><draw:equation draw:name="f23" draw:formula="90"/><draw:equation draw:name="f24" draw:formula="52"/><draw:equation draw:name="f25" draw:formula="29"/><draw:equation draw:name="f26" draw:formula="26"/><draw:equation draw:name="f27" draw:formula="83"/><draw:equation draw:name="f28" draw:formula="130"/><draw:equation draw:name="f29" draw:formula="176"/><draw:equation draw:name="f30" draw:formula="245"/><draw:equation draw:name="f31" draw:formula="295"/><draw:equation draw:name="f32" draw:formula="28"/><draw:equation draw:name="f33" draw:formula="343"/><draw:equation draw:name="f34" draw:formula="54"/><draw:equation draw:name="f35" draw:formula="396"/><draw:equation draw:name="f36" draw:formula="421"/><draw:equation draw:name="f37" draw:formula="?f2 - ?f0"/><draw:equation draw:name="f38" draw:formula="?f1 - ?f0"/><draw:equation draw:name="f39" draw:formula="?f38 / 100"/><draw:equation draw:name="f40" draw:formula="?f37 / 422"/><draw:equation draw:name="f41" draw:formula="?f0 / ?f39"/><draw:equation draw:name="f42" draw:formula="?f1 / ?f39"/><draw:equation draw:name="f43" draw:formula="?f0 / ?f40"/><draw:equation draw:name="f44" draw:formula="?f2 / ?f40"/></draw:enhanced-geometry></draw:custom-shape><draw:custom-shape svg:x="2.45072in" svg:y="0.01453in" svg:width="0.27254in" svg:height="0.11093in" draw:id="id138" draw:style-name="a138" draw:name="Freeform: Shape 140"><svg:title/><svg:desc/><text:p text:style-name="Normal"/><draw:enhanced-geometry draw:type="non-primitive" svg:viewBox="0 0 113 284" draw:enhanced-path="M ?f3 ?f4 C ?f3 ?f5 ?f6 ?f0 ?f7 ?f0 ?f8 ?f0 ?f9 ?f10 ?f9 ?f11 ?f9 ?f12 ?f13 ?f14 ?f15 ?f14 ?f16 ?f14 ?f3 ?f17 ?f3 ?f4 Z M ?f18 ?f19 C ?f8 ?f20 ?f8 ?f21 ?f22 ?f23 ?f24 ?f25 ?f26 ?f27 ?f26 ?f28 ?f26 ?f29 ?f30 ?f7 ?f31 ?f7 ?f4 ?f7 ?f0 ?f32 ?f0 ?f33 ?f0 ?f20 ?f34 ?f20 ?f34 ?f20 ?f35 ?f20 ?f35 ?f21 ?f36 ?f37 ?f38 ?f39 ?f40 ?f41 ?f42 ?f41 ?f43 ?f41 ?f44 ?f41 ?f44 ?f39 ?f44 ?f45 ?f46 ?f47 ?f48 ?f49 ?f50 ?f51 ?f52 ?f53 ?f54 ?f55 ?f17 ?f56 ?f57 ?f58 ?f57 ?f59 ?f57 ?f60 ?f61 ?f2 ?f31 ?f2 ?f62 ?f2 ?f1 ?f63 ?f1 ?f64 ?f1 ?f65 ?f3 ?f65 ?f29 ?f65 ?f6 ?f65 ?f6 ?f55 ?f66 ?f63 ?f67 ?f59 ?f68 ?f69 ?f50 ?f69 ?f70 ?f69 ?f71 ?f72 ?f71 ?f73 ?f71 ?f74 ?f70 ?f75 ?f76 ?f77 Z N" draw:text-areas="?f82 ?f84 ?f83 ?f85"><draw:equation draw:name="f0" draw:formula="0"/><draw:equation draw:name="f1" draw:formula="113"/><draw:equation draw:name="f2" draw:formula="284"/><draw:equation draw:name="f3" draw:formula="109"/><draw:equation draw:name="f4" draw:formula="16"/><draw:equation draw:name="f5" draw:formula="7"/><draw:equation draw:name="f6" draw:formula="103"/><draw:equation draw:name="f7" draw:formula="92"/><draw:equation draw:name="f8" draw:formula="82"/><draw:equation draw:name="f9" draw:formula="70"/><draw:equation draw:name="f10" draw:formula="11"/><draw:equation draw:name="f11" draw:formula="23"/><draw:equation draw:name="f12" draw:formula="30"/><draw:equation draw:name="f13" draw:formula="76"/><draw:equation draw:name="f14" draw:formula="37"/><draw:equation draw:name="f15" draw:formula="86"/><draw:equation draw:name="f16" draw:formula="96"/><draw:equation draw:name="f17" draw:formula="28"/><draw:equation draw:name="f18" draw:formula="77"/><draw:equation draw:name="f19" draw:formula="174"/><draw:equation draw:name="f20" draw:formula="162"/><draw:equation draw:name="f21" draw:formula="161"/><draw:equation draw:name="f22" draw:formula="85"/><draw:equation draw:name="f23" draw:formula="150"/><draw:equation draw:name="f24" draw:formula="89"/><draw:equation draw:name="f25" draw:formula="142"/><draw:equation draw:name="f26" draw:formula="91"/><draw:equation draw:name="f27" draw:formula="136"/><draw:equation draw:name="f28" draw:formula="127"/><draw:equation draw:name="f29" draw:formula="108"/><draw:equation draw:name="f30" draw:formula="78"/><draw:equation draw:name="f31" draw:formula="56"/><draw:equation draw:name="f32" draw:formula="154"/><draw:equation draw:name="f33" draw:formula="158"/><draw:equation draw:name="f34" draw:formula="5"/><draw:equation draw:name="f35" draw:formula="10"/><draw:equation draw:name="f36" draw:formula="12"/><draw:equation draw:name="f37" draw:formula="155"/><draw:equation draw:name="f38" draw:formula="24"/><draw:equation draw:name="f39" draw:formula="115"/><draw:equation draw:name="f40" draw:formula="41"/><draw:equation draw:name="f41" draw:formula="102"/><draw:equation draw:name="f42" draw:formula="55"/><draw:equation draw:name="f43" draw:formula="59"/><draw:equation draw:name="f44" draw:formula="66"/><draw:equation draw:name="f45" draw:formula="125"/><draw:equation draw:name="f46" draw:formula="62"/><draw:equation draw:name="f47" draw:formula="133"/><draw:equation draw:name="f48" draw:formula="61"/><draw:equation draw:name="f49" draw:formula="138"/><draw:equation draw:name="f50" draw:formula="58"/><draw:equation draw:name="f51" draw:formula="149"/><draw:equation draw:name="f52" draw:formula="38"/><draw:equation draw:name="f53" draw:formula="198"/><draw:equation draw:name="f54" draw:formula="31"/><draw:equation draw:name="f55" draw:formula="216"/><draw:equation draw:name="f56" draw:formula="227"/><draw:equation draw:name="f57" draw:formula="22"/><draw:equation draw:name="f58" draw:formula="241"/><draw:equation draw:name="f59" draw:formula="250"/><draw:equation draw:name="f60" draw:formula="270"/><draw:equation draw:name="f61" draw:formula="36"/><draw:equation draw:name="f62" draw:formula="97"/><draw:equation draw:name="f63" draw:formula="223"/><draw:equation draw:name="f64" draw:formula="220"/><draw:equation draw:name="f65" draw:formula="215"/><draw:equation draw:name="f66" draw:formula="101"/><draw:equation draw:name="f67" draw:formula="94"/><draw:equation draw:name="f68" draw:formula="79"/><draw:equation draw:name="f69" draw:formula="275"/><draw:equation draw:name="f70" draw:formula="50"/><draw:equation draw:name="f71" draw:formula="47"/><draw:equation draw:name="f72" draw:formula="271"/><draw:equation draw:name="f73" draw:formula="262"/><draw:equation draw:name="f74" draw:formula="251"/><draw:equation draw:name="f75" draw:formula="245"/><draw:equation draw:name="f76" draw:formula="60"/><draw:equation draw:name="f77" draw:formula="218"/><draw:equation draw:name="f78" draw:formula="?f2 - ?f0"/><draw:equation draw:name="f79" draw:formula="?f1 - ?f0"/><draw:equation draw:name="f80" draw:formula="?f79 / 113"/><draw:equation draw:name="f81" draw:formula="?f78 / 284"/><draw:equation draw:name="f82" draw:formula="?f0 / ?f80"/><draw:equation draw:name="f83" draw:formula="?f1 / ?f80"/><draw:equation draw:name="f84" draw:formula="?f0 / ?f81"/><draw:equation draw:name="f85" draw:formula="?f2 / ?f81"/></draw:enhanced-geometry></draw:custom-shape><draw:custom-shape svg:x="2.51252in" svg:y="0in" svg:width="0.27254in" svg:height="0.16509in" draw:id="id139" draw:style-name="a139" draw:name="Freeform: Shape 141"><svg:title/><svg:desc/><text:p text:style-name="Normal"/><draw:enhanced-geometry draw:type="non-primitive" svg:viewBox="0 0 100 422" draw:enhanced-path="M ?f1 ?f3 C ?f1 ?f4 ?f5 ?f6 ?f7 ?f8 ?f9 ?f10 ?f11 ?f0 ?f12 ?f0 ?f13 ?f0 ?f0 ?f13 ?f0 ?f12 ?f0 ?f14 ?f0 ?f14 ?f11 ?f15 ?f16 ?f17 ?f18 ?f19 ?f18 ?f3 ?f18 ?f20 ?f21 ?f22 ?f14 ?f23 ?f0 ?f24 ?f0 ?f25 ?f0 ?f26 ?f0 ?f27 ?f13 ?f2 ?f12 ?f2 ?f11 ?f2 ?f28 ?f29 ?f30 ?f31 ?f32 ?f33 ?f1 ?f34 ?f1 ?f3 Z N" draw:text-areas="?f39 ?f41 ?f40 ?f42"><draw:equation draw:name="f0" draw:formula="0"/><draw:equation draw:name="f1" draw:formula="100"/><draw:equation draw:name="f2" draw:formula="422"/><draw:equation draw:name="f3" draw:formula="211"/><draw:equation draw:name="f4" draw:formula="179"/><draw:equation draw:name="f5" draw:formula="95"/><draw:equation draw:name="f6" draw:formula="127"/><draw:equation draw:name="f7" draw:formula="71"/><draw:equation draw:name="f8" draw:formula="79"/><draw:equation draw:name="f9" draw:formula="46"/><draw:equation draw:name="f10" draw:formula="28"/><draw:equation draw:name="f11" draw:formula="8"/><draw:equation draw:name="f12" draw:formula="5"/><draw:equation draw:name="f13" draw:formula="1"/><draw:equation draw:name="f14" draw:formula="6"/><draw:equation draw:name="f15" draw:formula="14"/><draw:equation draw:name="f16" draw:formula="50"/><draw:equation draw:name="f17" draw:formula="56"/><draw:equation draw:name="f18" draw:formula="74"/><draw:equation draw:name="f19" draw:formula="124"/><draw:equation draw:name="f20" draw:formula="284"/><draw:equation draw:name="f21" draw:formula="59"/><draw:equation draw:name="f22" draw:formula="359"/><draw:equation draw:name="f23" draw:formula="412"/><draw:equation draw:name="f24" draw:formula="416"/><draw:equation draw:name="f25" draw:formula="418"/><draw:equation draw:name="f26" draw:formula="419"/><draw:equation draw:name="f27" draw:formula="421"/><draw:equation draw:name="f28" draw:formula="47"/><draw:equation draw:name="f29" draw:formula="394"/><draw:equation draw:name="f30" draw:formula="72"/><draw:equation draw:name="f31" draw:formula="341"/><draw:equation draw:name="f32" draw:formula="94"/><draw:equation draw:name="f33" draw:formula="294"/><draw:equation draw:name="f34" draw:formula="247"/><draw:equation draw:name="f35" draw:formula="?f2 - ?f0"/><draw:equation draw:name="f36" draw:formula="?f1 - ?f0"/><draw:equation draw:name="f37" draw:formula="?f36 / 100"/><draw:equation draw:name="f38" draw:formula="?f35 / 422"/><draw:equation draw:name="f39" draw:formula="?f0 / ?f37"/><draw:equation draw:name="f40" draw:formula="?f1 / ?f37"/><draw:equation draw:name="f41" draw:formula="?f0 / ?f38"/><draw:equation draw:name="f42" draw:formula="?f2 / ?f38"/></draw:enhanced-geometry></draw:custom-shape><draw:custom-shape svg:x="2.57943in" svg:y="0in" svg:width="0.27254in" svg:height="0.16509in" draw:id="id140" draw:style-name="a140" draw:name="Freeform: Shape 142"><svg:title/><svg:desc/><text:p text:style-name="Normal"/><draw:enhanced-geometry draw:type="non-primitive" svg:viewBox="0 0 151 422" draw:enhanced-path="M ?f3 ?f4 C ?f3 ?f5 ?f6 ?f7 ?f8 ?f9 ?f10 ?f9 ?f0 ?f11 ?f0 ?f12 ?f0 ?f2 ?f13 ?f2 ?f14 ?f2 ?f15 ?f2 ?f16 ?f17 ?f18 ?f19 L ?f18 ?f20 C ?f18 ?f21 ?f18 ?f22 ?f23 ?f24 ?f25 ?f26 ?f27 ?f28 ?f29 ?f28 ?f30 ?f28 ?f1 ?f31 ?f1 ?f32 ?f1 ?f33 ?f30 ?f33 ?f34 ?f35 ?f36 ?f37 ?f38 ?f39 ?f40 ?f41 ?f18 ?f42 ?f18 ?f43 ?f18 ?f30 L ?f18 ?f44 C ?f18 ?f45 ?f18 ?f46 ?f47 ?f48 ?f49 ?f13 ?f50 ?f0 ?f14 ?f0 ?f13 ?f0 ?f0 ?f0 ?f0 ?f13 ?f0 ?f14 ?f51 ?f14 ?f52 ?f53 ?f46 ?f54 ?f55 ?f56 ?f57 ?f58 ?f3 ?f6 ?f3 ?f6 ?f3 ?f59 L ?f3 ?f60 C ?f3 ?f61 ?f44 ?f62 ?f63 ?f64 ?f65 ?f66 ?f67 ?f33 ?f68 ?f32 ?f69 ?f70 ?f3 ?f71 ?f3 ?f72 Z N" draw:text-areas="?f77 ?f79 ?f78 ?f80"><draw:equation draw:name="f0" draw:formula="0"/><draw:equation draw:name="f1" draw:formula="151"/><draw:equation draw:name="f2" draw:formula="422"/><draw:equation draw:name="f3" draw:formula="61"/><draw:equation draw:name="f4" draw:formula="367"/><draw:equation draw:name="f5" draw:formula="384"/><draw:equation draw:name="f6" draw:formula="50"/><draw:equation draw:name="f7" draw:formula="410"/><draw:equation draw:name="f8" draw:formula="4"/><draw:equation draw:name="f9" draw:formula="414"/><draw:equation draw:name="f10" draw:formula="1"/><draw:equation draw:name="f11" draw:formula="415"/><draw:equation draw:name="f12" draw:formula="419"/><draw:equation draw:name="f13" draw:formula="5"/><draw:equation draw:name="f14" draw:formula="8"/><draw:equation draw:name="f15" draw:formula="49"/><draw:equation draw:name="f16" draw:formula="89"/><draw:equation draw:name="f17" draw:formula="402"/><draw:equation draw:name="f18" draw:formula="90"/><draw:equation draw:name="f19" draw:formula="370"/><draw:equation draw:name="f20" draw:formula="274"/><draw:equation draw:name="f21" draw:formula="257"/><draw:equation draw:name="f22" draw:formula="244"/><draw:equation draw:name="f23" draw:formula="107"/><draw:equation draw:name="f24" draw:formula="229"/><draw:equation draw:name="f25" draw:formula="121"/><draw:equation draw:name="f26" draw:formula="217"/><draw:equation draw:name="f27" draw:formula="138"/><draw:equation draw:name="f28" draw:formula="216"/><draw:equation draw:name="f29" draw:formula="148"/><draw:equation draw:name="f30" draw:formula="149"/><draw:equation draw:name="f31" draw:formula="214"/><draw:equation draw:name="f32" draw:formula="211"/><draw:equation draw:name="f33" draw:formula="208"/><draw:equation draw:name="f34" draw:formula="144"/><draw:equation draw:name="f35" draw:formula="206"/><draw:equation draw:name="f36" draw:formula="116"/><draw:equation draw:name="f37" draw:formula="205"/><draw:equation draw:name="f38" draw:formula="96"/><draw:equation draw:name="f39" draw:formula="190"/><draw:equation draw:name="f40" draw:formula="91"/><draw:equation draw:name="f41" draw:formula="169"/><draw:equation draw:name="f42" draw:formula="164"/><draw:equation draw:name="f43" draw:formula="163"/><draw:equation draw:name="f44" draw:formula="65"/><draw:equation draw:name="f45" draw:formula="47"/><draw:equation draw:name="f46" draw:formula="34"/><draw:equation draw:name="f47" draw:formula="70"/><draw:equation draw:name="f48" draw:formula="17"/><draw:equation draw:name="f49" draw:formula="53"/><draw:equation draw:name="f50" draw:formula="23"/><draw:equation draw:name="f51" draw:formula="2"/><draw:equation draw:name="f52" draw:formula="7"/><draw:equation draw:name="f53" draw:formula="10"/><draw:equation draw:name="f54" draw:formula="11"/><draw:equation draw:name="f55" draw:formula="54"/><draw:equation draw:name="f56" draw:formula="24"/><draw:equation draw:name="f57" draw:formula="60"/><draw:equation draw:name="f58" draw:formula="46"/><draw:equation draw:name="f59" draw:formula="66"/><draw:equation draw:name="f60" draw:formula="155"/><draw:equation draw:name="f61" draw:formula="174"/><draw:equation draw:name="f62" draw:formula="181"/><draw:equation draw:name="f63" draw:formula="78"/><draw:equation draw:name="f64" draw:formula="194"/><draw:equation draw:name="f65" draw:formula="88"/><draw:equation draw:name="f66" draw:formula="204"/><draw:equation draw:name="f67" draw:formula="100"/><draw:equation draw:name="f68" draw:formula="112"/><draw:equation draw:name="f69" draw:formula="77"/><draw:equation draw:name="f70" draw:formula="221"/><draw:equation draw:name="f71" draw:formula="241"/><draw:equation draw:name="f72" draw:formula="265"/><draw:equation draw:name="f73" draw:formula="?f2 - ?f0"/><draw:equation draw:name="f74" draw:formula="?f1 - ?f0"/><draw:equation draw:name="f75" draw:formula="?f74 / 151"/><draw:equation draw:name="f76" draw:formula="?f73 / 422"/><draw:equation draw:name="f77" draw:formula="?f0 / ?f75"/><draw:equation draw:name="f78" draw:formula="?f1 / ?f75"/><draw:equation draw:name="f79" draw:formula="?f0 / ?f76"/><draw:equation draw:name="f80" draw:formula="?f2 / ?f76"/></draw:enhanced-geometry></draw:custom-shape><draw:custom-shape svg:x="2.69673in" svg:y="0.02827in" svg:width="0.27254in" svg:height="0.11023in" draw:id="id141" draw:style-name="a141" draw:name="Freeform: Shape 143"><svg:title/><svg:desc/><text:p text:style-name="Normal"/><draw:enhanced-geometry draw:type="non-primitive" svg:viewBox="0 0 282 282" draw:enhanced-path="M ?f2 ?f2 L ?f3 ?f2 C ?f4 ?f2 ?f1 ?f2 ?f1 ?f5 ?f1 ?f6 ?f4 ?f6 ?f3 ?f6 L ?f2 ?f6 ?f2 ?f7 C ?f2 ?f8 ?f2 ?f0 ?f5 ?f0 ?f6 ?f0 ?f6 ?f8 ?f6 ?f7 L ?f6 ?f6 ?f7 ?f6 C ?f8 ?f6 ?f0 ?f6 ?f0 ?f5 ?f0 ?f2 ?f8 ?f2 ?f7 ?f2 L ?f6 ?f2 ?f6 ?f3 C ?f6 ?f4 ?f6 ?f1 ?f5 ?f1 ?f2 ?f1 ?f2 ?f4 ?f2 ?f3 Z N" draw:text-areas="?f11 ?f11 ?f12 ?f12"><draw:equation draw:name="f0" draw:formula="0"/><draw:equation draw:name="f1" draw:formula="282"/><draw:equation draw:name="f2" draw:formula="150"/><draw:equation draw:name="f3" draw:formula="268"/><draw:equation draw:name="f4" draw:formula="274"/><draw:equation draw:name="f5" draw:formula="142"/><draw:equation draw:name="f6" draw:formula="132"/><draw:equation draw:name="f7" draw:formula="14"/><draw:equation draw:name="f8" draw:formula="8"/><draw:equation draw:name="f9" draw:formula="?f1 - ?f0"/><draw:equation draw:name="f10" draw:formula="?f9 / 282"/><draw:equation draw:name="f11" draw:formula="?f0 / ?f10"/><draw:equation draw:name="f12" draw:formula="?f1 / ?f10"/></draw:enhanced-geometry></draw:custom-shape><draw:custom-shape svg:x="2.86245in" svg:y="0.01021in" svg:width="0.27254in" svg:height="0.11648in" draw:id="id142" draw:style-name="a142" draw:name="Freeform: Shape 144"><svg:title/><svg:desc/><text:p text:style-name="Normal"/><draw:enhanced-geometry draw:type="non-primitive" svg:viewBox="0 0 209 299" draw:enhanced-path="M ?f3 ?f4 C ?f3 ?f4 ?f3 ?f0 ?f5 ?f0 ?f6 ?f0 ?f7 ?f8 ?f9 ?f4 ?f10 ?f4 ?f11 ?f4 ?f11 ?f12 ?f11 ?f13 ?f10 ?f13 ?f14 ?f13 ?f15 ?f13 ?f16 ?f17 ?f16 ?f18 L ?f15 ?f11 ?f19 ?f20 C ?f0 ?f21 ?f0 ?f22 ?f0 ?f23 ?f0 ?f24 ?f25 ?f2 ?f26 ?f2 ?f27 ?f2 ?f28 ?f29 ?f30 ?f31 L ?f32 ?f33 ?f34 ?f35 C ?f36 ?f37 ?f38 ?f39 ?f40 ?f41 ?f42 ?f43 ?f44 ?f45 ?f46 ?f47 ?f48 ?f49 ?f50 ?f51 ?f52 ?f53 ?f54 ?f55 ?f56 ?f57 ?f58 ?f57 ?f59 ?f57 ?f60 ?f53 ?f60 ?f59 ?f60 ?f61 ?f62 ?f63 ?f55 ?f64 ?f65 ?f66 ?f67 ?f33 ?f67 ?f68 ?f67 ?f21 ?f62 ?f2 ?f69 ?f2 ?f70 ?f2 ?f1 ?f71 ?f1 ?f72 ?f1 ?f73 ?f74 ?f73 ?f75 ?f73 ?f76 ?f73 ?f76 ?f77 ?f78 ?f71 ?f79 ?f80 ?f81 ?f82 ?f83 ?f82 ?f84 ?f82 ?f51 ?f22 ?f51 ?f85 ?f51 ?f86 ?f87 ?f88 ?f89 ?f90 ?f91 ?f92 ?f81 ?f81 ?f81 ?f69 ?f81 ?f93 ?f94 ?f95 ?f96 ?f95 ?f97 ?f95 ?f98 ?f65 ?f16 ?f99 Z N" draw:text-areas="?f104 ?f106 ?f105 ?f107"><draw:equation draw:name="f0" draw:formula="0"/><draw:equation draw:name="f1" draw:formula="209"/><draw:equation draw:name="f2" draw:formula="299"/><draw:equation draw:name="f3" draw:formula="98"/><draw:equation draw:name="f4" draw:formula="5"/><draw:equation draw:name="f5" draw:formula="92"/><draw:equation draw:name="f6" draw:formula="83"/><draw:equation draw:name="f7" draw:formula="52"/><draw:equation draw:name="f8" draw:formula="4"/><draw:equation draw:name="f9" draw:formula="41"/><draw:equation draw:name="f10" draw:formula="37"/><draw:equation draw:name="f11" draw:formula="34"/><draw:equation draw:name="f12" draw:formula="13"/><draw:equation draw:name="f13" draw:formula="18"/><draw:equation draw:name="f14" draw:formula="43"/><draw:equation draw:name="f15" draw:formula="64"/><draw:equation draw:name="f16" draw:formula="65"/><draw:equation draw:name="f17" draw:formula="20"/><draw:equation draw:name="f18" draw:formula="25"/><draw:equation draw:name="f19" draw:formula="1"/><draw:equation draw:name="f20" draw:formula="277"/><draw:equation draw:name="f21" draw:formula="283"/><draw:equation draw:name="f22" draw:formula="284"/><draw:equation draw:name="f23" draw:formula="287"/><draw:equation draw:name="f24" draw:formula="296"/><draw:equation draw:name="f25" draw:formula="8"/><draw:equation draw:name="f26" draw:formula="12"/><draw:equation draw:name="f27" draw:formula="19"/><draw:equation draw:name="f28" draw:formula="26"/><draw:equation draw:name="f29" draw:formula="294"/><draw:equation draw:name="f30" draw:formula="28"/><draw:equation draw:name="f31" draw:formula="288"/><draw:equation draw:name="f32" draw:formula="36"/><draw:equation draw:name="f33" draw:formula="256"/><draw:equation draw:name="f34" draw:formula="46"/><draw:equation draw:name="f35" draw:formula="217"/><draw:equation draw:name="f36" draw:formula="48"/><draw:equation draw:name="f37" draw:formula="208"/><draw:equation draw:name="f38" draw:formula="50"/><draw:equation draw:name="f39" draw:formula="198"/><draw:equation draw:name="f40" draw:formula="53"/><draw:equation draw:name="f41" draw:formula="188"/><draw:equation draw:name="f42" draw:formula="54"/><draw:equation draw:name="f43" draw:formula="186"/><draw:equation draw:name="f44" draw:formula="56"/><draw:equation draw:name="f45" draw:formula="173"/><draw:equation draw:name="f46" draw:formula="58"/><draw:equation draw:name="f47" draw:formula="170"/><draw:equation draw:name="f48" draw:formula="59"/><draw:equation draw:name="f49" draw:formula="166"/><draw:equation draw:name="f50" draw:formula="72"/><draw:equation draw:name="f51" draw:formula="143"/><draw:equation draw:name="f52" draw:formula="86"/><draw:equation draw:name="f53" draw:formula="131"/><draw:equation draw:name="f54" draw:formula="96"/><draw:equation draw:name="f55" draw:formula="124"/><draw:equation draw:name="f56" draw:formula="108"/><draw:equation draw:name="f57" draw:formula="116"/><draw:equation draw:name="f58" draw:formula="127"/><draw:equation draw:name="f59" draw:formula="145"/><draw:equation draw:name="f60" draw:formula="150"/><draw:equation draw:name="f61" draw:formula="168"/><draw:equation draw:name="f62" draw:formula="133"/><draw:equation draw:name="f63" draw:formula="215"/><draw:equation draw:name="f64" draw:formula="240"/><draw:equation draw:name="f65" draw:formula="120"/><draw:equation draw:name="f66" draw:formula="251"/><draw:equation draw:name="f67" draw:formula="118"/><draw:equation draw:name="f68" draw:formula="264"/><draw:equation draw:name="f69" draw:formula="152"/><draw:equation draw:name="f70" draw:formula="192"/><draw:equation draw:name="f71" draw:formula="236"/><draw:equation draw:name="f72" draw:formula="233"/><draw:equation draw:name="f73" draw:formula="229"/><draw:equation draw:name="f74" draw:formula="204"/><draw:equation draw:name="f75" draw:formula="203"/><draw:equation draw:name="f76" draw:formula="199"/><draw:equation draw:name="f77" draw:formula="230"/><draw:equation draw:name="f78" draw:formula="197"/><draw:equation draw:name="f79" draw:formula="191"/><draw:equation draw:name="f80" draw:formula="259"/><draw:equation draw:name="f81" draw:formula="176"/><draw:equation draw:name="f82" draw:formula="289"/><draw:equation draw:name="f83" draw:formula="154"/><draw:equation draw:name="f84" draw:formula="146"/><draw:equation draw:name="f85" draw:formula="275"/><draw:equation draw:name="f86" draw:formula="265"/><draw:equation draw:name="f87" draw:formula="148"/><draw:equation draw:name="f88" draw:formula="254"/><draw:equation draw:name="f89" draw:formula="151"/><draw:equation draw:name="f90" draw:formula="245"/><draw:equation draw:name="f91" draw:formula="157"/><draw:equation draw:name="f92" draw:formula="227"/><draw:equation draw:name="f93" draw:formula="125"/><draw:equation draw:name="f94" draw:formula="160"/><draw:equation draw:name="f95" draw:formula="107"/><draw:equation draw:name="f96" draw:formula="128"/><draw:equation draw:name="f97" draw:formula="101"/><draw:equation draw:name="f98" draw:formula="82"/><draw:equation draw:name="f99" draw:formula="139"/><draw:equation draw:name="f100" draw:formula="?f2 - ?f0"/><draw:equation draw:name="f101" draw:formula="?f1 - ?f0"/><draw:equation draw:name="f102" draw:formula="?f101 / 209"/><draw:equation draw:name="f103" draw:formula="?f100 / 299"/><draw:equation draw:name="f104" draw:formula="?f0 / ?f102"/><draw:equation draw:name="f105" draw:formula="?f1 / ?f102"/><draw:equation draw:name="f106" draw:formula="?f0 / ?f103"/><draw:equation draw:name="f107" draw:formula="?f2 / ?f103"/></draw:enhanced-geometry></draw:custom-shape><draw:custom-shape svg:x="2.94975in" svg:y="0.07186in" svg:width="0.27254in" svg:height="0.10051in" draw:id="id143" draw:style-name="a143" draw:name="Freeform: Shape 145"><svg:title/><svg:desc/><text:p text:style-name="Normal"/><draw:enhanced-geometry draw:type="non-primitive" svg:viewBox="0 0 131 257" draw:enhanced-path="M ?f1 ?f3 C ?f1 ?f4 ?f5 ?f0 ?f6 ?f0 ?f7 ?f0 ?f8 ?f9 ?f8 ?f10 ?f8 ?f11 ?f12 ?f13 ?f14 ?f13 ?f15 ?f13 ?f1 ?f16 ?f1 ?f3 Z M ?f17 ?f18 C ?f19 ?f20 ?f21 ?f22 ?f23 ?f22 ?f24 ?f22 ?f11 ?f22 ?f25 ?f26 ?f27 ?f28 ?f23 ?f29 ?f23 ?f20 ?f23 ?f30 ?f31 ?f32 ?f10 ?f32 ?f33 ?f32 ?f0 ?f34 ?f0 ?f35 ?f0 ?f36 ?f37 ?f2 ?f38 ?f2 ?f21 ?f2 ?f39 ?f40 ?f41 ?f42 L ?f6 ?f43 C ?f6 ?f44 ?f45 ?f46 ?f45 ?f47 ?f45 ?f48 ?f12 ?f49 ?f50 ?f49 ?f51 ?f49 ?f52 ?f53 ?f52 ?f54 ?f52 ?f55 ?f56 ?f55 ?f57 ?f55 ?f58 ?f55 ?f58 ?f14 ?f21 ?f59 ?f60 ?f61 ?f62 ?f63 ?f50 ?f63 ?f64 ?f63 ?f65 ?f66 ?f65 ?f67 ?f65 ?f61 ?f68 ?f68 ?f68 ?f65 Z N" draw:text-areas="?f73 ?f75 ?f74 ?f76"><draw:equation draw:name="f0" draw:formula="0"/><draw:equation draw:name="f1" draw:formula="131"/><draw:equation draw:name="f2" draw:formula="257"/><draw:equation draw:name="f3" draw:formula="11"/><draw:equation draw:name="f4" draw:formula="6"/><draw:equation draw:name="f5" draw:formula="127"/><draw:equation draw:name="f6" draw:formula="119"/><draw:equation draw:name="f7" draw:formula="110"/><draw:equation draw:name="f8" draw:formula="102"/><draw:equation draw:name="f9" draw:formula="8"/><draw:equation draw:name="f10" draw:formula="17"/><draw:equation draw:name="f11" draw:formula="22"/><draw:equation draw:name="f12" draw:formula="106"/><draw:equation draw:name="f13" draw:formula="28"/><draw:equation draw:name="f14" draw:formula="114"/><draw:equation draw:name="f15" draw:formula="122"/><draw:equation draw:name="f16" draw:formula="20"/><draw:equation draw:name="f17" draw:formula="67"/><draw:equation draw:name="f18" draw:formula="211"/><draw:equation draw:name="f19" draw:formula="62"/><draw:equation draw:name="f20" draw:formula="232"/><draw:equation draw:name="f21" draw:formula="47"/><draw:equation draw:name="f22" draw:formula="248"/><draw:equation draw:name="f23" draw:formula="29"/><draw:equation draw:name="f24" draw:formula="25"/><draw:equation draw:name="f25" draw:formula="18"/><draw:equation draw:name="f26" draw:formula="247"/><draw:equation draw:name="f27" draw:formula="26"/><draw:equation draw:name="f28" draw:formula="244"/><draw:equation draw:name="f29" draw:formula="236"/><draw:equation draw:name="f30" draw:formula="224"/><draw:equation draw:name="f31" draw:formula="23"/><draw:equation draw:name="f32" draw:formula="221"/><draw:equation draw:name="f33" draw:formula="7"/><draw:equation draw:name="f34" draw:formula="229"/><draw:equation draw:name="f35" draw:formula="239"/><draw:equation draw:name="f36" draw:formula="250"/><draw:equation draw:name="f37" draw:formula="12"/><draw:equation draw:name="f38" draw:formula="30"/><draw:equation draw:name="f39" draw:formula="83"/><draw:equation draw:name="f40" draw:formula="246"/><draw:equation draw:name="f41" draw:formula="91"/><draw:equation draw:name="f42" draw:formula="210"/><draw:equation draw:name="f43" draw:formula="104"/><draw:equation draw:name="f44" draw:formula="101"/><draw:equation draw:name="f45" draw:formula="120"/><draw:equation draw:name="f46" draw:formula="98"/><draw:equation draw:name="f47" draw:formula="94"/><draw:equation draw:name="f48" draw:formula="78"/><draw:equation draw:name="f49" draw:formula="66"/><draw:equation draw:name="f50" draw:formula="88"/><draw:equation draw:name="f51" draw:formula="55"/><draw:equation draw:name="f52" draw:formula="36"/><draw:equation draw:name="f53" draw:formula="107"/><draw:equation draw:name="f54" draw:formula="112"/><draw:equation draw:name="f55" draw:formula="115"/><draw:equation draw:name="f56" draw:formula="40"/><draw:equation draw:name="f57" draw:formula="41"/><draw:equation draw:name="f58" draw:formula="44"/><draw:equation draw:name="f59" draw:formula="109"/><draw:equation draw:name="f60" draw:formula="54"/><draw:equation draw:name="f61" draw:formula="92"/><draw:equation draw:name="f62" draw:formula="70"/><draw:equation draw:name="f63" draw:formula="74"/><draw:equation draw:name="f64" draw:formula="95"/><draw:equation draw:name="f65" draw:formula="97"/><draw:equation draw:name="f66" draw:formula="79"/><draw:equation draw:name="f67" draw:formula="89"/><draw:equation draw:name="f68" draw:formula="96"/><draw:equation draw:name="f69" draw:formula="?f2 - ?f0"/><draw:equation draw:name="f70" draw:formula="?f1 - ?f0"/><draw:equation draw:name="f71" draw:formula="?f70 / 131"/><draw:equation draw:name="f72" draw:formula="?f69 / 257"/><draw:equation draw:name="f73" draw:formula="?f0 / ?f71"/><draw:equation draw:name="f74" draw:formula="?f1 / ?f71"/><draw:equation draw:name="f75" draw:formula="?f0 / ?f72"/><draw:equation draw:name="f76" draw:formula="?f2 / ?f72"/></draw:enhanced-geometry></draw:custom-shape><draw:custom-shape svg:x="3.03419in" svg:y="0.1072in" svg:width="0.27254in" svg:height="0.09843in" draw:id="id144" draw:style-name="a144" draw:name="Freeform: Shape 146"><svg:title/><svg:desc/><text:p text:style-name="Normal"/><draw:enhanced-geometry draw:type="non-primitive" svg:viewBox="0 0 46 46" draw:enhanced-path="M ?f1 ?f2 C ?f1 ?f3 ?f4 ?f0 ?f2 ?f0 ?f3 ?f0 ?f0 ?f3 ?f0 ?f2 ?f0 ?f4 ?f3 ?f1 ?f2 ?f1 ?f4 ?f1 ?f1 ?f4 ?f1 ?f2 Z N" draw:text-areas="?f7 ?f7 ?f8 ?f8"><draw:equation draw:name="f0" draw:formula="0"/><draw:equation draw:name="f1" draw:formula="46"/><draw:equation draw:name="f2" draw:formula="23"/><draw:equation draw:name="f3" draw:formula="11"/><draw:equation draw:name="f4" draw:formula="36"/><draw:equation draw:name="f5" draw:formula="?f1 - ?f0"/><draw:equation draw:name="f6" draw:formula="?f5 / 46"/><draw:equation draw:name="f7" draw:formula="?f0 / ?f6"/><draw:equation draw:name="f8" draw:formula="?f1 / ?f6"/></draw:enhanced-geometry></draw:custom-shape></draw:g></text:p>
      <text:p text:style-name="Textbody"><text:span text:style-name="T74">Pour un exemplaire à<text:s/></text:span><draw:g draw:name="Group 147" draw:id="id148" draw:style-name="a148" text:anchor-type="as-char"><svg:title>TexMaths</svg:title><svg:desc>12§display§$n$ §svg§600§FALSE§</svg:desc><draw:custom-shape svg:x="0in" svg:y="0.00195in" svg:width="0.27254in" svg:height="0.09843in" draw:id="id146" draw:style-name="a146" draw:name="Freeform: Shape 148"><svg:title/><svg:desc/><text:p text:style-name="Normal"/><draw:enhanced-geometry draw:type="non-primitive" svg:viewBox="0 0 235 181" draw:enhanced-path="M ?f3 ?f2 L ?f0 ?f2 ?f0 ?f0 ?f1 ?f0 ?f1 ?f2 Z N" draw:text-areas="?f8 ?f10 ?f9 ?f11"><draw:equation draw:name="f0" draw:formula="0"/><draw:equation draw:name="f1" draw:formula="235"/><draw:equation draw:name="f2" draw:formula="181"/><draw:equation draw:name="f3" draw:formula="117"/><draw:equation draw:name="f4" draw:formula="?f2 - ?f0"/><draw:equation draw:name="f5" draw:formula="?f1 - ?f0"/><draw:equation draw:name="f6" draw:formula="?f5 / 235"/><draw:equation draw:name="f7" draw:formula="?f4 / 181"/><draw:equation draw:name="f8" draw:formula="?f0 / ?f6"/><draw:equation draw:name="f9" draw:formula="?f1 / ?f6"/><draw:equation draw:name="f10" draw:formula="?f0 / ?f7"/><draw:equation draw:name="f11" draw:formula="?f2 / ?f7"/></draw:enhanced-geometry></draw:custom-shape><draw:custom-shape svg:x="0.00511in" svg:y="0in" svg:width="0.27254in" svg:height="0.09843in" draw:id="id147" draw:style-name="a147" draw:name="Freeform: Shape 149"><svg:title/><svg:desc/><text:p text:style-name="Normal"/><draw:enhanced-geometry draw:type="non-primitive" svg:viewBox="0 0 213 186" draw:enhanced-path="M ?f4 ?f5 L ?f4 ?f6 C ?f4 ?f7 ?f8 ?f7 ?f1 ?f7 L ?f1 ?f3 C ?f9 ?f3 ?f10 ?f11 ?f12 ?f11 ?f13 ?f11 ?f14 ?f3 ?f15 ?f3 L ?f15 ?f7 C ?f16 ?f7 ?f17 ?f7 ?f17 ?f6 L ?f17 ?f18 C ?f17 ?f19 ?f20 ?f21 ?f22 ?f21 ?f23 ?f21 ?f24 ?f25 ?f24 ?f26 L ?f24 ?f6 C ?f24 ?f7 ?f23 ?f7 ?f27 ?f7 L ?f27 ?f3 C ?f28 ?f3 ?f29 ?f11 ?f30 ?f11 ?f31 ?f11 ?f32 ?f3 ?f2 ?f3 L ?f2 ?f7 C ?f33 ?f7 ?f34 ?f7 ?f0 ?f35 L ?f0 ?f36 C ?f0 ?f37 ?f0 ?f38 ?f39 ?f40 ?f35 ?f41 ?f42 ?f1 ?f43 ?f1 ?f44 ?f1 ?f45 ?f46 ?f47 ?f37 L ?f47 ?f1 ?f1 ?f48 ?f1 ?f46 C ?f49 ?f46 ?f4 ?f50 ?f4 ?f5 Z N" draw:text-areas="?f55 ?f57 ?f56 ?f58"><draw:equation draw:name="f0" draw:formula="180"/><draw:equation draw:name="f1" draw:formula="0"/><draw:equation draw:name="f2" draw:formula="213"/><draw:equation draw:name="f3" draw:formula="186"/><draw:equation draw:name="f4" draw:formula="34"/><draw:equation draw:name="f5" draw:formula="42"/><draw:equation draw:name="f6" draw:formula="154"/><draw:equation draw:name="f7" draw:formula="173"/><draw:equation draw:name="f8" draw:formula="29"/><draw:equation draw:name="f9" draw:formula="14"/><draw:equation draw:name="f10" draw:formula="36"/><draw:equation draw:name="f11" draw:formula="185"/><draw:equation draw:name="f12" draw:formula="48"/><draw:equation draw:name="f13" draw:formula="59"/><draw:equation draw:name="f14" draw:formula="81"/><draw:equation draw:name="f15" draw:formula="96"/><draw:equation draw:name="f16" draw:formula="67"/><draw:equation draw:name="f17" draw:formula="62"/><draw:equation draw:name="f18" draw:formula="76"/><draw:equation draw:name="f19" draw:formula="33"/><draw:equation draw:name="f20" draw:formula="92"/><draw:equation draw:name="f21" draw:formula="10"/><draw:equation draw:name="f22" draw:formula="120"/><draw:equation draw:name="f23" draw:formula="146"/><draw:equation draw:name="f24" draw:formula="151"/><draw:equation draw:name="f25" draw:formula="32"/><draw:equation draw:name="f26" draw:formula="56"/><draw:equation draw:name="f27" draw:formula="117"/><draw:equation draw:name="f28" draw:formula="133"/><draw:equation draw:name="f29" draw:formula="155"/><draw:equation draw:name="f30" draw:formula="165"/><draw:equation draw:name="f31" draw:formula="176"/><draw:equation draw:name="f32" draw:formula="199"/><draw:equation draw:name="f33" draw:formula="191"/><draw:equation draw:name="f34" draw:formula="181"/><draw:equation draw:name="f35" draw:formula="161"/><draw:equation draw:name="f36" draw:formula="80"/><draw:equation draw:name="f37" draw:formula="44"/><draw:equation draw:name="f38" draw:formula="31"/><draw:equation draw:name="f39" draw:formula="167"/><draw:equation draw:name="f40" draw:formula="16"/><draw:equation draw:name="f41" draw:formula="8"/><draw:equation draw:name="f42" draw:formula="147"/><draw:equation draw:name="f43" draw:formula="122"/><draw:equation draw:name="f44" draw:formula="91"/><draw:equation draw:name="f45" draw:formula="72"/><draw:equation draw:name="f46" draw:formula="18"/><draw:equation draw:name="f47" draw:formula="60"/><draw:equation draw:name="f48" draw:formula="5"/><draw:equation draw:name="f49" draw:formula="30"/><draw:equation draw:name="f50" draw:formula="20"/><draw:equation draw:name="f51" draw:formula="?f3 - ?f1"/><draw:equation draw:name="f52" draw:formula="?f2 - ?f1"/><draw:equation draw:name="f53" draw:formula="?f52 / 213"/><draw:equation draw:name="f54" draw:formula="?f51 / 186"/><draw:equation draw:name="f55" draw:formula="?f1 / ?f53"/><draw:equation draw:name="f56" draw:formula="?f2 / ?f53"/><draw:equation draw:name="f57" draw:formula="?f1 / ?f54"/><draw:equation draw:name="f58" draw:formula="?f3 / ?f54"/></draw:enhanced-geometry></draw:custom-shape></draw:g><text:span text:style-name="T75">blocs la solution se trouve à<text:s/></text:span><draw:g draw:name="Group 150" draw:id="id163" draw:style-name="a163" text:anchor-type="as-char"><svg:title>TexMaths</svg:title><svg:desc>12§display§$\max_{1 \leq j \leq 3n} H(j)$§svg§600§FALSE§</svg:desc><draw:custom-shape svg:x="0in" svg:y="0in" svg:width="0.27254in" svg:height="0.17134in" draw:id="id149" draw:style-name="a149" draw:name="Freeform: Shape 151"><svg:title/><svg:desc/><text:p text:style-name="Normal"/><draw:enhanced-geometry draw:type="non-primitive" svg:viewBox="0 0 3017 437" draw:enhanced-path="M ?f3 ?f2 L ?f0 ?f2 ?f0 ?f0 ?f1 ?f0 ?f1 ?f2 Z N" draw:text-areas="?f8 ?f10 ?f9 ?f11"><draw:equation draw:name="f0" draw:formula="0"/><draw:equation draw:name="f1" draw:formula="3017"/><draw:equation draw:name="f2" draw:formula="437"/><draw:equation draw:name="f3" draw:formula="1508"/><draw:equation draw:name="f4" draw:formula="?f2 - ?f0"/><draw:equation draw:name="f5" draw:formula="?f1 - ?f0"/><draw:equation draw:name="f6" draw:formula="?f5 / 3017"/><draw:equation draw:name="f7" draw:formula="?f4 / 437"/><draw:equation draw:name="f8" draw:formula="?f0 / ?f6"/><draw:equation draw:name="f9" draw:formula="?f1 / ?f6"/><draw:equation draw:name="f10" draw:formula="?f0 / ?f7"/><draw:equation draw:name="f11" draw:formula="?f2 / ?f7"/></draw:enhanced-geometry></draw:custom-shape><draw:custom-shape svg:x="0.00512in" svg:y="0.05063in" svg:width="0.27254in" svg:height="0.09843in" draw:id="id150" draw:style-name="a150" draw:name="Freeform: Shape 152"><svg:title/><svg:desc/><text:p text:style-name="Normal"/><draw:enhanced-geometry draw:type="non-primitive" svg:viewBox="0 0 330 187" draw:enhanced-path="M ?f4 ?f5 L ?f4 ?f6 C ?f4 ?f7 ?f8 ?f7 ?f1 ?f7 L ?f1 ?f3 C ?f9 ?f3 ?f10 ?f11 ?f12 ?f11 ?f13 ?f11 ?f14 ?f3 ?f15 ?f3 L ?f15 ?f7 C ?f16 ?f7 ?f17 ?f7 ?f17 ?f6 L ?f17 ?f18 C ?f17 ?f4 ?f19 ?f20 ?f21 ?f20 ?f22 ?f20 ?f23 ?f24 ?f23 ?f25 L ?f23 ?f6 C ?f23 ?f7 ?f22 ?f7 ?f26 ?f7 L ?f26 ?f3 C ?f27 ?f3 ?f6 ?f11 ?f28 ?f11 ?f29 ?f11 ?f30 ?f3 ?f31 ?f3 L ?f31 ?f7 C ?f32 ?f7 ?f0 ?f7 ?f0 ?f6 L ?f0 ?f18 C ?f0 ?f4 ?f33 ?f20 ?f34 ?f20 ?f35 ?f20 ?f36 ?f24 ?f36 ?f25 L ?f36 ?f6 C ?f36 ?f7 ?f35 ?f7 ?f37 ?f7 L ?f37 ?f3 C ?f38 ?f3 ?f39 ?f11 ?f40 ?f11 ?f41 ?f11 ?f42 ?f3 ?f2 ?f3 L ?f2 ?f7 C ?f43 ?f7 ?f44 ?f7 ?f44 ?f45 L ?f44 ?f14 C ?f44 ?f46 ?f44 ?f47 ?f48 ?f49 ?f50 ?f51 ?f35 ?f1 ?f52 ?f1 ?f53 ?f1 ?f11 ?f54 ?f55 ?f5 ?f56 ?f57 ?f58 ?f1 ?f59 ?f1 ?f60 ?f1 ?f61 ?f62 ?f63 ?f46 L ?f63 ?f1 ?f1 ?f57 ?f1 ?f62 C ?f64 ?f62 ?f4 ?f65 ?f4 ?f5 Z N" draw:text-areas="?f70 ?f72 ?f71 ?f73"><draw:equation draw:name="f0" draw:formula="180"/><draw:equation draw:name="f1" draw:formula="0"/><draw:equation draw:name="f2" draw:formula="330"/><draw:equation draw:name="f3" draw:formula="187"/><draw:equation draw:name="f4" draw:formula="34"/><draw:equation draw:name="f5" draw:formula="42"/><draw:equation draw:name="f6" draw:formula="154"/><draw:equation draw:name="f7" draw:formula="174"/><draw:equation draw:name="f8" draw:formula="29"/><draw:equation draw:name="f9" draw:formula="14"/><draw:equation draw:name="f10" draw:formula="36"/><draw:equation draw:name="f11" draw:formula="186"/><draw:equation draw:name="f12" draw:formula="48"/><draw:equation draw:name="f13" draw:formula="59"/><draw:equation draw:name="f14" draw:formula="80"/><draw:equation draw:name="f15" draw:formula="95"/><draw:equation draw:name="f16" draw:formula="67"/><draw:equation draw:name="f17" draw:formula="62"/><draw:equation draw:name="f18" draw:formula="77"/><draw:equation draw:name="f19" draw:formula="92"/><draw:equation draw:name="f20" draw:formula="10"/><draw:equation draw:name="f21" draw:formula="119"/><draw:equation draw:name="f22" draw:formula="146"/><draw:equation draw:name="f23" draw:formula="151"/><draw:equation draw:name="f24" draw:formula="32"/><draw:equation draw:name="f25" draw:formula="56"/><draw:equation draw:name="f26" draw:formula="118"/><draw:equation draw:name="f27" draw:formula="132"/><draw:equation draw:name="f28" draw:formula="166"/><draw:equation draw:name="f29" draw:formula="176"/><draw:equation draw:name="f30" draw:formula="198"/><draw:equation draw:name="f31" draw:formula="212"/><draw:equation draw:name="f32" draw:formula="185"/><draw:equation draw:name="f33" draw:formula="210"/><draw:equation draw:name="f34" draw:formula="238"/><draw:equation draw:name="f35" draw:formula="264"/><draw:equation draw:name="f36" draw:formula="269"/><draw:equation draw:name="f37" draw:formula="235"/><draw:equation draw:name="f38" draw:formula="250"/><draw:equation draw:name="f39" draw:formula="271"/><draw:equation draw:name="f40" draw:formula="283"/><draw:equation draw:name="f41" draw:formula="294"/><draw:equation draw:name="f42" draw:formula="316"/><draw:equation draw:name="f43" draw:formula="308"/><draw:equation draw:name="f44" draw:formula="298"/><draw:equation draw:name="f45" draw:formula="162"/><draw:equation draw:name="f46" draw:formula="44"/><draw:equation draw:name="f47" draw:formula="31"/><draw:equation draw:name="f48" draw:formula="284"/><draw:equation draw:name="f49" draw:formula="16"/><draw:equation draw:name="f50" draw:formula="278"/><draw:equation draw:name="f51" draw:formula="8"/><draw:equation draw:name="f52" draw:formula="240"/><draw:equation draw:name="f53" draw:formula="204"/><draw:equation draw:name="f54" draw:formula="25"/><draw:equation draw:name="f55" draw:formula="179"/><draw:equation draw:name="f56" draw:formula="173"/><draw:equation draw:name="f57" draw:formula="5"/><draw:equation draw:name="f58" draw:formula="142"/><draw:equation draw:name="f59" draw:formula="122"/><draw:equation draw:name="f60" draw:formula="91"/><draw:equation draw:name="f61" draw:formula="72"/><draw:equation draw:name="f62" draw:formula="18"/><draw:equation draw:name="f63" draw:formula="60"/><draw:equation draw:name="f64" draw:formula="30"/><draw:equation draw:name="f65" draw:formula="20"/><draw:equation draw:name="f66" draw:formula="?f3 - ?f1"/><draw:equation draw:name="f67" draw:formula="?f2 - ?f1"/><draw:equation draw:name="f68" draw:formula="?f67 / 330"/><draw:equation draw:name="f69" draw:formula="?f66 / 187"/><draw:equation draw:name="f70" draw:formula="?f1 / ?f68"/><draw:equation draw:name="f71" draw:formula="?f2 / ?f68"/><draw:equation draw:name="f72" draw:formula="?f1 / ?f69"/><draw:equation draw:name="f73" draw:formula="?f3 / ?f69"/></draw:enhanced-geometry></draw:custom-shape><draw:custom-shape svg:x="0.14566in" svg:y="0.04789in" svg:width="0.27254in" svg:height="0.09843in" draw:id="id151" draw:style-name="a151" draw:name="Freeform: Shape 153"><svg:title/><svg:desc/><text:p text:style-name="Normal"/><draw:enhanced-geometry draw:type="non-primitive" svg:viewBox="0 0 192 194" draw:enhanced-path="M ?f4 ?f5 C ?f6 ?f7 ?f8 ?f9 ?f10 ?f9 ?f11 ?f9 ?f2 ?f12 ?f2 ?f13 L ?f2 ?f14 ?f15 ?f14 ?f15 ?f13 C ?f15 ?f16 ?f17 ?f0 ?f11 ?f0 ?f18 ?f0 ?f19 ?f20 ?f19 ?f5 L ?f19 ?f21 C ?f19 ?f22 ?f19 ?f23 ?f24 ?f25 ?f26 ?f27 ?f28 ?f1 ?f29 ?f1 ?f30 ?f1 ?f31 ?f32 ?f31 ?f33 ?f31 ?f34 ?f32 ?f35 ?f36 ?f35 ?f37 ?f35 ?f38 ?f39 ?f38 ?f33 ?f38 ?f37 ?f40 ?f41 ?f42 ?f41 ?f43 ?f44 ?f45 ?f46 ?f47 ?f46 ?f48 ?f46 ?f49 ?f50 ?f49 ?f51 L ?f49 ?f52 C ?f53 ?f54 ?f55 ?f56 ?f30 ?f57 ?f58 ?f59 ?f1 ?f60 ?f1 ?f19 ?f1 ?f61 ?f43 ?f3 ?f35 ?f3 ?f48 ?f3 ?f62 ?f63 ?f4 ?f5 Z M ?f49 ?f64 L ?f49 ?f60 C ?f49 ?f65 ?f66 ?f67 ?f68 ?f67 ?f69 ?f67 ?f36 ?f17 ?f36 ?f70 ?f36 ?f71 ?f69 ?f72 ?f49 ?f64 Z N" draw:text-areas="?f77 ?f79 ?f78 ?f80"><draw:equation draw:name="f0" draw:formula="180"/><draw:equation draw:name="f1" draw:formula="0"/><draw:equation draw:name="f2" draw:formula="192"/><draw:equation draw:name="f3" draw:formula="194"/><draw:equation draw:name="f4" draw:formula="124"/><draw:equation draw:name="f5" draw:formula="158"/><draw:equation draw:name="f6" draw:formula="125"/><draw:equation draw:name="f7" draw:formula="175"/><draw:equation draw:name="f8" draw:formula="137"/><draw:equation draw:name="f9" draw:formula="193"/><draw:equation draw:name="f10" draw:formula="157"/><draw:equation draw:name="f11" draw:formula="166"/><draw:equation draw:name="f12" draw:formula="187"/><draw:equation draw:name="f13" draw:formula="152"/><draw:equation draw:name="f14" draw:formula="128"/><draw:equation draw:name="f15" draw:formula="181"/><draw:equation draw:name="f16" draw:formula="176"/><draw:equation draw:name="f17" draw:formula="170"/><draw:equation draw:name="f18" draw:formula="151"/><draw:equation draw:name="f19" draw:formula="150"/><draw:equation draw:name="f20" draw:formula="160"/><draw:equation draw:name="f21" draw:formula="73"/><draw:equation draw:name="f22" draw:formula="55"/><draw:equation draw:name="f23" draw:formula="40"/><draw:equation draw:name="f24" draw:formula="134"/><draw:equation draw:name="f25" draw:formula="23"/><draw:equation draw:name="f26" draw:formula="118"/><draw:equation draw:name="f27" draw:formula="7"/><draw:equation draw:name="f28" draw:formula="97"/><draw:equation draw:name="f29" draw:formula="77"/><draw:equation draw:name="f30" draw:formula="42"/><draw:equation draw:name="f31" draw:formula="12"/><draw:equation draw:name="f32" draw:formula="20"/><draw:equation draw:name="f33" draw:formula="48"/><draw:equation draw:name="f34" draw:formula="61"/><draw:equation draw:name="f35" draw:formula="68"/><draw:equation draw:name="f36" draw:formula="32"/><draw:equation draw:name="f37" draw:formula="43"/><draw:equation draw:name="f38" draw:formula="52"/><draw:equation draw:name="f39" draw:formula="60"/><draw:equation draw:name="f40" draw:formula="49"/><draw:equation draw:name="f41" draw:formula="29"/><draw:equation draw:name="f42" draw:formula="30"/><draw:equation draw:name="f43" draw:formula="41"/><draw:equation draw:name="f44" draw:formula="14"/><draw:equation draw:name="f45" draw:formula="62"/><draw:equation draw:name="f46" draw:formula="10"/><draw:equation draw:name="f47" draw:formula="76"/><draw:equation draw:name="f48" draw:formula="96"/><draw:equation draw:name="f49" draw:formula="120"/><draw:equation draw:name="f50" draw:formula="26"/><draw:equation draw:name="f51" draw:formula="63"/><draw:equation draw:name="f52" draw:formula="79"/><draw:equation draw:name="f53" draw:formula="98"/><draw:equation draw:name="f54" draw:formula="80"/><draw:equation draw:name="f55" draw:formula="70"/><draw:equation draw:name="f56" draw:formula="81"/><draw:equation draw:name="f57" draw:formula="95"/><draw:equation draw:name="f58" draw:formula="11"/><draw:equation draw:name="f59" draw:formula="109"/><draw:equation draw:name="f60" draw:formula="130"/><draw:equation draw:name="f61" draw:formula="183"/><draw:equation draw:name="f62" draw:formula="115"/><draw:equation draw:name="f63" draw:formula="177"/><draw:equation draw:name="f64" draw:formula="89"/><draw:equation draw:name="f65" draw:formula="171"/><draw:equation draw:name="f66" draw:formula="90"/><draw:equation draw:name="f67" draw:formula="186"/><draw:equation draw:name="f68" draw:formula="71"/><draw:equation draw:name="f69" draw:formula="50"/><draw:equation draw:name="f70" draw:formula="148"/><draw:equation draw:name="f71" draw:formula="126"/><draw:equation draw:name="f72" draw:formula="91"/><draw:equation draw:name="f73" draw:formula="?f3 - ?f1"/><draw:equation draw:name="f74" draw:formula="?f2 - ?f1"/><draw:equation draw:name="f75" draw:formula="?f74 / 192"/><draw:equation draw:name="f76" draw:formula="?f73 / 194"/><draw:equation draw:name="f77" draw:formula="?f1 / ?f75"/><draw:equation draw:name="f78" draw:formula="?f2 / ?f75"/><draw:equation draw:name="f79" draw:formula="?f1 / ?f76"/><draw:equation draw:name="f80" draw:formula="?f3 / ?f76"/></draw:enhanced-geometry></draw:custom-shape><draw:custom-shape svg:x="0.22362in" svg:y="0.05103in" svg:width="0.27254in" svg:height="0.09843in" draw:id="id152" draw:style-name="a152" draw:name="Freeform: Shape 154"><svg:title/><svg:desc/><text:p text:style-name="Normal"/><draw:enhanced-geometry draw:type="non-primitive" svg:viewBox="0 0 214 182" draw:enhanced-path="M ?f3 ?f4 C ?f5 ?f6 ?f7 ?f8 ?f9 ?f10 ?f11 ?f12 ?f13 ?f14 ?f15 ?f14 L ?f15 ?f0 C ?f16 ?f17 ?f2 ?f17 ?f18 ?f17 ?f19 ?f17 ?f20 ?f0 ?f21 ?f0 L ?f21 ?f14 C ?f22 ?f23 ?f24 ?f25 ?f24 ?f26 ?f24 ?f27 ?f22 ?f28 ?f29 ?f30 L ?f31 ?f32 ?f33 ?f34 C ?f35 ?f36 ?f35 ?f26 ?f35 ?f37 ?f35 ?f38 ?f39 ?f14 ?f40 ?f14 L ?f40 ?f0 C ?f33 ?f0 ?f41 ?f17 ?f42 ?f17 ?f27 ?f17 ?f14 ?f17 ?f43 ?f0 L ?f43 ?f14 C ?f44 ?f14 ?f44 ?f14 ?f45 ?f46 L ?f47 ?f48 ?f49 ?f50 C ?f27 ?f11 ?f51 ?f52 ?f0 ?f52 L ?f0 ?f2 C ?f53 ?f2 ?f37 ?f54 ?f10 ?f54 ?f55 ?f54 ?f56 ?f2 ?f57 ?f2 L ?f57 ?f52 C ?f58 ?f59 ?f60 ?f61 ?f60 ?f62 ?f60 ?f63 ?f57 ?f64 ?f65 ?f66 L ?f64 ?f7 C ?f29 ?f67 ?f24 ?f62 ?f24 ?f68 ?f24 ?f61 ?f22 ?f11 ?f69 ?f52 L ?f69 ?f2 C ?f70 ?f2 ?f61 ?f54 ?f71 ?f54 ?f72 ?f54 ?f73 ?f2 ?f1 ?f2 L ?f1 ?f52 C ?f74 ?f52 ?f75 ?f11 ?f76 ?f62 Z N" draw:text-areas="?f81 ?f83 ?f82 ?f84"><draw:equation draw:name="f0" draw:formula="0"/><draw:equation draw:name="f1" draw:formula="214"/><draw:equation draw:name="f2" draw:formula="182"/><draw:equation draw:name="f3" draw:formula="116"/><draw:equation draw:name="f4" draw:formula="83"/><draw:equation draw:name="f5" draw:formula="130"/><draw:equation draw:name="f6" draw:formula="67"/><draw:equation draw:name="f7" draw:formula="145"/><draw:equation draw:name="f8" draw:formula="47"/><draw:equation draw:name="f9" draw:formula="156"/><draw:equation draw:name="f10" draw:formula="35"/><draw:equation draw:name="f11" draw:formula="169"/><draw:equation draw:name="f12" draw:formula="20"/><draw:equation draw:name="f13" draw:formula="186"/><draw:equation draw:name="f14" draw:formula="13"/><draw:equation draw:name="f15" draw:formula="206"/><draw:equation draw:name="f16" draw:formula="196"/><draw:equation draw:name="f17" draw:formula="1"/><draw:equation draw:name="f18" draw:formula="172"/><draw:equation draw:name="f19" draw:formula="158"/><draw:equation draw:name="f20" draw:formula="136"/><draw:equation draw:name="f21" draw:formula="131"/><draw:equation draw:name="f22" draw:formula="139"/><draw:equation draw:name="f23" draw:formula="14"/><draw:equation draw:name="f24" draw:formula="143"/><draw:equation draw:name="f25" draw:formula="19"/><draw:equation draw:name="f26" draw:formula="26"/><draw:equation draw:name="f27" draw:formula="34"/><draw:equation draw:name="f28" draw:formula="38"/><draw:equation draw:name="f29" draw:formula="137"/><draw:equation draw:name="f30" draw:formula="41"/><draw:equation draw:name="f31" draw:formula="110"/><draw:equation draw:name="f32" draw:formula="74"/><draw:equation draw:name="f33" draw:formula="77"/><draw:equation draw:name="f34" draw:formula="31"/><draw:equation draw:name="f35" draw:formula="73"/><draw:equation draw:name="f36" draw:formula="28"/><draw:equation draw:name="f37" draw:formula="24"/><draw:equation draw:name="f38" draw:formula="18"/><draw:equation draw:name="f39" draw:formula="79"/><draw:equation draw:name="f40" draw:formula="89"/><draw:equation draw:name="f41" draw:formula="49"/><draw:equation draw:name="f42" draw:formula="42"/><draw:equation draw:name="f43" draw:formula="2"/><draw:equation draw:name="f44" draw:formula="32"/><draw:equation draw:name="f45" draw:formula="52"/><draw:equation draw:name="f46" draw:formula="40"/><draw:equation draw:name="f47" draw:formula="94"/><draw:equation draw:name="f48" draw:formula="93"/><draw:equation draw:name="f49" draw:formula="54"/><draw:equation draw:name="f50" draw:formula="144"/><draw:equation draw:name="f51" draw:formula="8"/><draw:equation draw:name="f52" draw:formula="170"/><draw:equation draw:name="f53" draw:formula="11"/><draw:equation draw:name="f54" draw:formula="181"/><draw:equation draw:name="f55" draw:formula="48"/><draw:equation draw:name="f56" draw:formula="65"/><draw:equation draw:name="f57" draw:formula="76"/><draw:equation draw:name="f58" draw:formula="66"/><draw:equation draw:name="f59" draw:formula="168"/><draw:equation draw:name="f60" draw:formula="64"/><draw:equation draw:name="f61" draw:formula="163"/><draw:equation draw:name="f62" draw:formula="157"/><draw:equation draw:name="f63" draw:formula="147"/><draw:equation draw:name="f64" draw:formula="133"/><draw:equation draw:name="f65" draw:formula="101"/><draw:equation draw:name="f66" draw:formula="103"/><draw:equation draw:name="f67" draw:formula="150"/><draw:equation draw:name="f68" draw:formula="159"/><draw:equation draw:name="f69" draw:formula="127"/><draw:equation draw:name="f70" draw:formula="140"/><draw:equation draw:name="f71" draw:formula="173"/><draw:equation draw:name="f72" draw:formula="185"/><draw:equation draw:name="f73" draw:formula="202"/><draw:equation draw:name="f74" draw:formula="191"/><draw:equation draw:name="f75" draw:formula="184"/><draw:equation draw:name="f76" draw:formula="174"/><draw:equation draw:name="f77" draw:formula="?f2 - ?f0"/><draw:equation draw:name="f78" draw:formula="?f1 - ?f0"/><draw:equation draw:name="f79" draw:formula="?f78 / 214"/><draw:equation draw:name="f80" draw:formula="?f77 / 182"/><draw:equation draw:name="f81" draw:formula="?f0 / ?f79"/><draw:equation draw:name="f82" draw:formula="?f1 / ?f79"/><draw:equation draw:name="f83" draw:formula="?f0 / ?f80"/><draw:equation draw:name="f84" draw:formula="?f2 / ?f80"/></draw:enhanced-geometry></draw:custom-shape><draw:custom-shape svg:x="0.32164in" svg:y="0.07144in" svg:width="0.27254in" svg:height="0.09843in" draw:id="id153" draw:style-name="a153" draw:name="Freeform: Shape 155"><svg:title/><svg:desc/><text:p text:style-name="Normal"/><draw:enhanced-geometry draw:type="non-primitive" svg:viewBox="0 0 109 196" draw:enhanced-path="M ?f3 ?f4 C ?f3 ?f0 ?f3 ?f0 ?f5 ?f0 ?f6 ?f7 ?f8 ?f7 ?f0 ?f7 L ?f0 ?f9 C ?f10 ?f9 ?f11 ?f9 ?f12 ?f13 L ?f12 ?f14 C ?f12 ?f15 ?f12 ?f16 ?f17 ?f16 L ?f18 ?f16 ?f18 ?f2 C ?f10 ?f2 ?f19 ?f20 ?f21 ?f20 ?f22 ?f20 ?f23 ?f2 ?f1 ?f2 L ?f1 ?f16 ?f24 ?f16 C ?f3 ?f16 ?f3 ?f15 ?f3 ?f14 Z N" draw:text-areas="?f29 ?f31 ?f30 ?f32"><draw:equation draw:name="f0" draw:formula="0"/><draw:equation draw:name="f1" draw:formula="109"/><draw:equation draw:name="f2" draw:formula="196"/><draw:equation draw:name="f3" draw:formula="67"/><draw:equation draw:name="f4" draw:formula="8"/><draw:equation draw:name="f5" draw:formula="59"/><draw:equation draw:name="f6" draw:formula="40"/><draw:equation draw:name="f7" draw:formula="19"/><draw:equation draw:name="f8" draw:formula="12"/><draw:equation draw:name="f9" draw:formula="30"/><draw:equation draw:name="f10" draw:formula="7"/><draw:equation draw:name="f11" draw:formula="26"/><draw:equation draw:name="f12" draw:formula="43"/><draw:equation draw:name="f13" draw:formula="22"/><draw:equation draw:name="f14" draw:formula="172"/><draw:equation draw:name="f15" draw:formula="182"/><draw:equation draw:name="f16" draw:formula="186"/><draw:equation draw:name="f17" draw:formula="13"/><draw:equation draw:name="f18" draw:formula="2"/><draw:equation draw:name="f19" draw:formula="44"/><draw:equation draw:name="f20" draw:formula="195"/><draw:equation draw:name="f21" draw:formula="55"/><draw:equation draw:name="f22" draw:formula="65"/><draw:equation draw:name="f23" draw:formula="102"/><draw:equation draw:name="f24" draw:formula="97"/><draw:equation draw:name="f25" draw:formula="?f2 - ?f0"/><draw:equation draw:name="f26" draw:formula="?f1 - ?f0"/><draw:equation draw:name="f27" draw:formula="?f26 / 109"/><draw:equation draw:name="f28" draw:formula="?f25 / 196"/><draw:equation draw:name="f29" draw:formula="?f0 / ?f27"/><draw:equation draw:name="f30" draw:formula="?f1 / ?f27"/><draw:equation draw:name="f31" draw:formula="?f0 / ?f28"/><draw:equation draw:name="f32" draw:formula="?f2 / ?f28"/></draw:enhanced-geometry></draw:custom-shape><draw:custom-shape svg:x="0.38778in" svg:y="0.0683in" svg:width="0.27254in" svg:height="0.1012in" draw:id="id154" draw:style-name="a154" draw:name="Freeform: Shape 156"><svg:title/><svg:desc/><text:p text:style-name="Normal"/><draw:enhanced-geometry draw:type="non-primitive" svg:viewBox="0 0 200 259" draw:enhanced-path="M ?f4 ?f5 C ?f6 ?f7 ?f2 ?f8 ?f2 ?f9 ?f2 ?f10 ?f6 ?f1 ?f11 ?f1 ?f11 ?f1 ?f12 ?f1 ?f13 ?f14 L ?f9 ?f15 C ?f14 ?f16 ?f1 ?f17 ?f1 ?f18 ?f1 ?f19 ?f14 ?f20 ?f9 ?f21 L ?f22 ?f23 C ?f12 ?f11 ?f11 ?f11 ?f11 ?f11 ?f6 ?f11 ?f2 ?f24 ?f2 ?f25 ?f2 ?f26 ?f27 ?f0 ?f4 ?f28 L ?f29 ?f18 Z M ?f13 ?f3 C ?f11 ?f3 ?f2 ?f3 ?f2 ?f30 ?f2 ?f31 ?f4 ?f31 ?f13 ?f31 L ?f32 ?f31 C ?f9 ?f31 ?f1 ?f31 ?f1 ?f30 ?f1 ?f3 ?f9 ?f3 ?f32 ?f3 Z N" draw:text-areas="?f37 ?f39 ?f38 ?f40"><draw:equation draw:name="f0" draw:formula="180"/><draw:equation draw:name="f1" draw:formula="0"/><draw:equation draw:name="f2" draw:formula="200"/><draw:equation draw:name="f3" draw:formula="259"/><draw:equation draw:name="f4" draw:formula="194"/><draw:equation draw:name="f5" draw:formula="16"/><draw:equation draw:name="f6" draw:formula="198"/><draw:equation draw:name="f7" draw:formula="13"/><draw:equation draw:name="f8" draw:formula="11"/><draw:equation draw:name="f9" draw:formula="7"/><draw:equation draw:name="f10" draw:formula="4"/><draw:equation draw:name="f11" draw:formula="193"/><draw:equation draw:name="f12" draw:formula="192"/><draw:equation draw:name="f13" draw:formula="188"/><draw:equation draw:name="f14" draw:formula="1"/><draw:equation draw:name="f15" draw:formula="89"/><draw:equation draw:name="f16" draw:formula="91"/><draw:equation draw:name="f17" draw:formula="93"/><draw:equation draw:name="f18" draw:formula="97"/><draw:equation draw:name="f19" draw:formula="99"/><draw:equation draw:name="f20" draw:formula="102"/><draw:equation draw:name="f21" draw:formula="104"/><draw:equation draw:name="f22" draw:formula="187"/><draw:equation draw:name="f23" draw:formula="190"/><draw:equation draw:name="f24" draw:formula="189"/><draw:equation draw:name="f25" draw:formula="186"/><draw:equation draw:name="f26" draw:formula="181"/><draw:equation draw:name="f27" draw:formula="197"/><draw:equation draw:name="f28" draw:formula="178"/><draw:equation draw:name="f29" draw:formula="24"/><draw:equation draw:name="f30" draw:formula="251"/><draw:equation draw:name="f31" draw:formula="243"/><draw:equation draw:name="f32" draw:formula="12"/><draw:equation draw:name="f33" draw:formula="?f3 - ?f1"/><draw:equation draw:name="f34" draw:formula="?f2 - ?f1"/><draw:equation draw:name="f35" draw:formula="?f34 / 200"/><draw:equation draw:name="f36" draw:formula="?f33 / 259"/><draw:equation draw:name="f37" draw:formula="?f1 / ?f35"/><draw:equation draw:name="f38" draw:formula="?f2 / ?f35"/><draw:equation draw:name="f39" draw:formula="?f1 / ?f36"/><draw:equation draw:name="f40" draw:formula="?f3 / ?f36"/></draw:enhanced-geometry></draw:custom-shape><draw:custom-shape svg:x="0.47912in" svg:y="0.07144in" svg:width="0.27254in" svg:height="0.09981in" draw:id="id155" draw:style-name="a155" draw:name="Freeform: Shape 157"><svg:title/><svg:desc/><text:p text:style-name="Normal"/><draw:enhanced-geometry draw:type="non-primitive" svg:viewBox="0 0 131 256" draw:enhanced-path="M ?f1 ?f3 C ?f1 ?f4 ?f5 ?f0 ?f6 ?f0 ?f7 ?f0 ?f8 ?f9 ?f8 ?f10 ?f8 ?f11 ?f12 ?f13 ?f14 ?f13 ?f15 ?f13 ?f1 ?f16 ?f1 ?f3 Z M ?f17 ?f18 C ?f19 ?f20 ?f21 ?f22 ?f23 ?f22 ?f24 ?f22 ?f11 ?f22 ?f25 ?f26 ?f27 ?f28 ?f23 ?f29 ?f23 ?f20 ?f23 ?f30 ?f31 ?f32 ?f10 ?f32 ?f33 ?f32 ?f0 ?f34 ?f0 ?f35 ?f0 ?f36 ?f37 ?f2 ?f38 ?f2 ?f21 ?f2 ?f39 ?f40 ?f41 ?f42 L ?f6 ?f43 C ?f6 ?f44 ?f45 ?f46 ?f45 ?f47 ?f45 ?f48 ?f12 ?f49 ?f50 ?f49 ?f51 ?f49 ?f52 ?f53 ?f52 ?f54 ?f52 ?f55 ?f56 ?f55 ?f57 ?f55 ?f58 ?f55 ?f58 ?f14 ?f21 ?f59 ?f60 ?f61 ?f62 ?f63 ?f50 ?f63 ?f64 ?f63 ?f65 ?f66 ?f65 ?f67 ?f65 ?f61 ?f68 ?f68 ?f68 ?f65 Z N" draw:text-areas="?f73 ?f75 ?f74 ?f76"><draw:equation draw:name="f0" draw:formula="0"/><draw:equation draw:name="f1" draw:formula="131"/><draw:equation draw:name="f2" draw:formula="256"/><draw:equation draw:name="f3" draw:formula="11"/><draw:equation draw:name="f4" draw:formula="6"/><draw:equation draw:name="f5" draw:formula="127"/><draw:equation draw:name="f6" draw:formula="119"/><draw:equation draw:name="f7" draw:formula="110"/><draw:equation draw:name="f8" draw:formula="102"/><draw:equation draw:name="f9" draw:formula="8"/><draw:equation draw:name="f10" draw:formula="17"/><draw:equation draw:name="f11" draw:formula="22"/><draw:equation draw:name="f12" draw:formula="106"/><draw:equation draw:name="f13" draw:formula="28"/><draw:equation draw:name="f14" draw:formula="114"/><draw:equation draw:name="f15" draw:formula="122"/><draw:equation draw:name="f16" draw:formula="20"/><draw:equation draw:name="f17" draw:formula="67"/><draw:equation draw:name="f18" draw:formula="211"/><draw:equation draw:name="f19" draw:formula="62"/><draw:equation draw:name="f20" draw:formula="231"/><draw:equation draw:name="f21" draw:formula="47"/><draw:equation draw:name="f22" draw:formula="248"/><draw:equation draw:name="f23" draw:formula="29"/><draw:equation draw:name="f24" draw:formula="25"/><draw:equation draw:name="f25" draw:formula="18"/><draw:equation draw:name="f26" draw:formula="247"/><draw:equation draw:name="f27" draw:formula="26"/><draw:equation draw:name="f28" draw:formula="243"/><draw:equation draw:name="f29" draw:formula="236"/><draw:equation draw:name="f30" draw:formula="224"/><draw:equation draw:name="f31" draw:formula="23"/><draw:equation draw:name="f32" draw:formula="220"/><draw:equation draw:name="f33" draw:formula="7"/><draw:equation draw:name="f34" draw:formula="229"/><draw:equation draw:name="f35" draw:formula="238"/><draw:equation draw:name="f36" draw:formula="249"/><draw:equation draw:name="f37" draw:formula="12"/><draw:equation draw:name="f38" draw:formula="30"/><draw:equation draw:name="f39" draw:formula="83"/><draw:equation draw:name="f40" draw:formula="245"/><draw:equation draw:name="f41" draw:formula="91"/><draw:equation draw:name="f42" draw:formula="209"/><draw:equation draw:name="f43" draw:formula="104"/><draw:equation draw:name="f44" draw:formula="101"/><draw:equation draw:name="f45" draw:formula="120"/><draw:equation draw:name="f46" draw:formula="98"/><draw:equation draw:name="f47" draw:formula="93"/><draw:equation draw:name="f48" draw:formula="78"/><draw:equation draw:name="f49" draw:formula="66"/><draw:equation draw:name="f50" draw:formula="88"/><draw:equation draw:name="f51" draw:formula="55"/><draw:equation draw:name="f52" draw:formula="36"/><draw:equation draw:name="f53" draw:formula="107"/><draw:equation draw:name="f54" draw:formula="111"/><draw:equation draw:name="f55" draw:formula="115"/><draw:equation draw:name="f56" draw:formula="40"/><draw:equation draw:name="f57" draw:formula="41"/><draw:equation draw:name="f58" draw:formula="44"/><draw:equation draw:name="f59" draw:formula="109"/><draw:equation draw:name="f60" draw:formula="54"/><draw:equation draw:name="f61" draw:formula="92"/><draw:equation draw:name="f62" draw:formula="70"/><draw:equation draw:name="f63" draw:formula="74"/><draw:equation draw:name="f64" draw:formula="95"/><draw:equation draw:name="f65" draw:formula="97"/><draw:equation draw:name="f66" draw:formula="79"/><draw:equation draw:name="f67" draw:formula="89"/><draw:equation draw:name="f68" draw:formula="96"/><draw:equation draw:name="f69" draw:formula="?f2 - ?f0"/><draw:equation draw:name="f70" draw:formula="?f1 - ?f0"/><draw:equation draw:name="f71" draw:formula="?f70 / 131"/><draw:equation draw:name="f72" draw:formula="?f69 / 256"/><draw:equation draw:name="f73" draw:formula="?f0 / ?f71"/><draw:equation draw:name="f74" draw:formula="?f1 / ?f71"/><draw:equation draw:name="f75" draw:formula="?f0 / ?f72"/><draw:equation draw:name="f76" draw:formula="?f2 / ?f72"/></draw:enhanced-geometry></draw:custom-shape><draw:custom-shape svg:x="0.55313in" svg:y="0.0683in" svg:width="0.27254in" svg:height="0.1012in" draw:id="id156" draw:style-name="a156" draw:name="Freeform: Shape 158"><svg:title/><svg:desc/><text:p text:style-name="Normal"/><draw:enhanced-geometry draw:type="non-primitive" svg:viewBox="0 0 200 259" draw:enhanced-path="M ?f4 ?f5 C ?f6 ?f7 ?f2 ?f8 ?f2 ?f9 ?f2 ?f10 ?f6 ?f1 ?f11 ?f1 ?f11 ?f1 ?f12 ?f1 ?f13 ?f14 L ?f9 ?f15 C ?f14 ?f16 ?f1 ?f17 ?f1 ?f18 ?f1 ?f19 ?f14 ?f20 ?f9 ?f21 L ?f22 ?f23 C ?f12 ?f11 ?f11 ?f11 ?f11 ?f11 ?f6 ?f11 ?f2 ?f24 ?f2 ?f25 ?f2 ?f26 ?f27 ?f0 ?f4 ?f28 L ?f29 ?f18 Z M ?f13 ?f3 C ?f11 ?f3 ?f2 ?f3 ?f2 ?f30 ?f2 ?f31 ?f4 ?f31 ?f13 ?f31 L ?f32 ?f31 C ?f9 ?f31 ?f1 ?f31 ?f1 ?f30 ?f1 ?f3 ?f9 ?f3 ?f32 ?f3 Z N" draw:text-areas="?f37 ?f39 ?f38 ?f40"><draw:equation draw:name="f0" draw:formula="180"/><draw:equation draw:name="f1" draw:formula="0"/><draw:equation draw:name="f2" draw:formula="200"/><draw:equation draw:name="f3" draw:formula="259"/><draw:equation draw:name="f4" draw:formula="194"/><draw:equation draw:name="f5" draw:formula="16"/><draw:equation draw:name="f6" draw:formula="198"/><draw:equation draw:name="f7" draw:formula="13"/><draw:equation draw:name="f8" draw:formula="11"/><draw:equation draw:name="f9" draw:formula="7"/><draw:equation draw:name="f10" draw:formula="4"/><draw:equation draw:name="f11" draw:formula="193"/><draw:equation draw:name="f12" draw:formula="192"/><draw:equation draw:name="f13" draw:formula="188"/><draw:equation draw:name="f14" draw:formula="1"/><draw:equation draw:name="f15" draw:formula="89"/><draw:equation draw:name="f16" draw:formula="91"/><draw:equation draw:name="f17" draw:formula="93"/><draw:equation draw:name="f18" draw:formula="97"/><draw:equation draw:name="f19" draw:formula="99"/><draw:equation draw:name="f20" draw:formula="102"/><draw:equation draw:name="f21" draw:formula="104"/><draw:equation draw:name="f22" draw:formula="187"/><draw:equation draw:name="f23" draw:formula="190"/><draw:equation draw:name="f24" draw:formula="189"/><draw:equation draw:name="f25" draw:formula="186"/><draw:equation draw:name="f26" draw:formula="181"/><draw:equation draw:name="f27" draw:formula="197"/><draw:equation draw:name="f28" draw:formula="178"/><draw:equation draw:name="f29" draw:formula="24"/><draw:equation draw:name="f30" draw:formula="251"/><draw:equation draw:name="f31" draw:formula="243"/><draw:equation draw:name="f32" draw:formula="12"/><draw:equation draw:name="f33" draw:formula="?f3 - ?f1"/><draw:equation draw:name="f34" draw:formula="?f2 - ?f1"/><draw:equation draw:name="f35" draw:formula="?f34 / 200"/><draw:equation draw:name="f36" draw:formula="?f33 / 259"/><draw:equation draw:name="f37" draw:formula="?f1 / ?f35"/><draw:equation draw:name="f38" draw:formula="?f2 / ?f35"/><draw:equation draw:name="f39" draw:formula="?f1 / ?f36"/><draw:equation draw:name="f40" draw:formula="?f3 / ?f36"/></draw:enhanced-geometry></draw:custom-shape><draw:custom-shape svg:x="0.65038in" svg:y="0.07144in" svg:width="0.27254in" svg:height="0.09843in" draw:id="id157" draw:style-name="a157" draw:name="Freeform: Shape 159"><svg:title/><svg:desc/><text:p text:style-name="Normal"/><draw:enhanced-geometry draw:type="non-primitive" svg:viewBox="0 0 137 202" draw:enhanced-path="M ?f3 ?f4 C ?f5 ?f4 ?f6 ?f7 ?f6 ?f8 ?f6 ?f9 ?f10 ?f11 ?f12 ?f11 ?f13 ?f11 ?f14 ?f15 ?f16 ?f17 ?f18 ?f17 ?f19 ?f20 ?f19 ?f21 ?f19 ?f8 ?f22 ?f23 ?f24 ?f23 ?f25 ?f23 ?f0 ?f26 ?f0 ?f27 ?f0 ?f28 ?f29 ?f2 ?f30 ?f2 ?f31 ?f2 ?f1 ?f32 ?f1 ?f8 ?f1 ?f33 ?f34 ?f35 ?f36 ?f37 ?f38 ?f39 ?f40 ?f41 ?f40 ?f42 ?f40 ?f43 ?f44 ?f0 ?f30 ?f0 ?f45 ?f0 ?f46 ?f16 ?f46 ?f47 ?f46 ?f48 ?f16 ?f49 ?f50 ?f49 ?f19 ?f49 ?f47 ?f51 ?f47 ?f42 ?f47 ?f29 ?f19 ?f50 ?f50 ?f50 ?f45 ?f52 ?f49 ?f25 ?f30 ?f25 ?f53 ?f25 ?f4 ?f16 ?f4 ?f42 ?f4 ?f13 ?f54 ?f30 ?f55 ?f56 ?f56 ?f57 ?f58 ?f5 ?f13 ?f5 ?f59 ?f60 ?f61 ?f60 ?f62 ?f60 ?f63 ?f60 ?f42 ?f60 ?f42 ?f64 ?f42 ?f4 ?f62 ?f4 ?f51 ?f4 Z N" draw:text-areas="?f69 ?f71 ?f70 ?f72"><draw:equation draw:name="f0" draw:formula="0"/><draw:equation draw:name="f1" draw:formula="137"/><draw:equation draw:name="f2" draw:formula="202"/><draw:equation draw:name="f3" draw:formula="65"/><draw:equation draw:name="f4" draw:formula="98"/><draw:equation draw:name="f5" draw:formula="89"/><draw:equation draw:name="f6" draw:formula="106"/><draw:equation draw:name="f7" draw:formula="114"/><draw:equation draw:name="f8" draw:formula="146"/><draw:equation draw:name="f9" draw:formula="182"/><draw:equation draw:name="f10" draw:formula="84"/><draw:equation draw:name="f11" draw:formula="193"/><draw:equation draw:name="f12" draw:formula="66"/><draw:equation draw:name="f13" draw:formula="54"/><draw:equation draw:name="f14" draw:formula="29"/><draw:equation draw:name="f15" draw:formula="190"/><draw:equation draw:name="f16" draw:formula="16"/><draw:equation draw:name="f17" draw:formula="172"/><draw:equation draw:name="f18" draw:formula="30"/><draw:equation draw:name="f19" draw:formula="34"/><draw:equation draw:name="f20" draw:formula="162"/><draw:equation draw:name="f21" draw:formula="156"/><draw:equation draw:name="f22" draw:formula="26"/><draw:equation draw:name="f23" draw:formula="140"/><draw:equation draw:name="f24" draw:formula="17"/><draw:equation draw:name="f25" draw:formula="8"/><draw:equation draw:name="f26" draw:formula="145"/><draw:equation draw:name="f27" draw:formula="157"/><draw:equation draw:name="f28" draw:formula="184"/><draw:equation draw:name="f29" draw:formula="31"/><draw:equation draw:name="f30" draw:formula="67"/><draw:equation draw:name="f31" draw:formula="108"/><draw:equation draw:name="f32" draw:formula="175"/><draw:equation draw:name="f33" draw:formula="122"/><draw:equation draw:name="f34" draw:formula="118"/><draw:equation draw:name="f35" draw:formula="99"/><draw:equation draw:name="f36" draw:formula="85"/><draw:equation draw:name="f37" draw:formula="92"/><draw:equation draw:name="f38" draw:formula="116"/><draw:equation draw:name="f39" draw:formula="81"/><draw:equation draw:name="f40" draw:formula="127"/><draw:equation draw:name="f41" draw:formula="59"/><draw:equation draw:name="f42" draw:formula="41"/><draw:equation draw:name="f43" draw:formula="18"/><draw:equation draw:name="f44" draw:formula="101"/><draw:equation draw:name="f45" draw:formula="35"/><draw:equation draw:name="f46" draw:formula="10"/><draw:equation draw:name="f47" draw:formula="40"/><draw:equation draw:name="f48" draw:formula="50"/><draw:equation draw:name="f49" draw:formula="55"/><draw:equation draw:name="f50" draw:formula="25"/><draw:equation draw:name="f51" draw:formula="49"/><draw:equation draw:name="f52" draw:formula="12"/><draw:equation draw:name="f53" draw:formula="80"/><draw:equation draw:name="f54" draw:formula="95"/><draw:equation draw:name="f55" draw:formula="86"/><draw:equation draw:name="f56" draw:formula="77"/><draw:equation draw:name="f57" draw:formula="87"/><draw:equation draw:name="f58" draw:formula="68"/><draw:equation draw:name="f59" draw:formula="47"/><draw:equation draw:name="f60" draw:formula="90"/><draw:equation draw:name="f61" draw:formula="46"/><draw:equation draw:name="f62" draw:formula="44"/><draw:equation draw:name="f63" draw:formula="43"/><draw:equation draw:name="f64" draw:formula="93"/><draw:equation draw:name="f65" draw:formula="?f2 - ?f0"/><draw:equation draw:name="f66" draw:formula="?f1 - ?f0"/><draw:equation draw:name="f67" draw:formula="?f66 / 137"/><draw:equation draw:name="f68" draw:formula="?f65 / 202"/><draw:equation draw:name="f69" draw:formula="?f0 / ?f67"/><draw:equation draw:name="f70" draw:formula="?f1 / ?f67"/><draw:equation draw:name="f71" draw:formula="?f0 / ?f68"/><draw:equation draw:name="f72" draw:formula="?f2 / ?f68"/></draw:enhanced-geometry></draw:custom-shape><draw:custom-shape svg:x="0.71612in" svg:y="0.09774in" svg:width="0.27254in" svg:height="0.09843in" draw:id="id158" draw:style-name="a158" draw:name="Freeform: Shape 160"><svg:title/><svg:desc/><text:p text:style-name="Normal"/><draw:enhanced-geometry draw:type="non-primitive" svg:viewBox="0 0 181 134" draw:enhanced-path="M ?f3 ?f4 C ?f5 ?f6 ?f7 ?f8 ?f7 ?f9 ?f7 ?f10 ?f11 ?f2 ?f12 ?f2 ?f13 ?f2 ?f14 ?f10 ?f15 ?f16 ?f17 ?f9 ?f18 ?f19 ?f20 ?f21 ?f22 ?f23 ?f24 ?f25 ?f26 ?f27 ?f28 ?f29 ?f30 ?f31 ?f32 ?f33 ?f34 ?f35 ?f33 ?f22 ?f36 ?f37 ?f38 ?f39 ?f40 ?f41 ?f19 ?f41 ?f42 ?f41 ?f42 ?f39 ?f42 ?f43 ?f42 ?f20 ?f44 ?f45 ?f19 ?f40 ?f46 ?f47 ?f48 ?f23 ?f48 ?f21 ?f48 ?f9 ?f9 ?f2 ?f49 ?f2 ?f50 ?f2 ?f1 ?f51 ?f1 ?f52 ?f1 ?f53 ?f54 ?f53 ?f55 ?f53 ?f56 ?f53 ?f56 ?f57 ?f58 ?f25 ?f59 ?f60 ?f61 ?f62 ?f49 ?f62 ?f63 ?f62 ?f42 ?f64 ?f42 ?f19 ?f42 ?f21 ?f63 ?f65 ?f49 ?f66 ?f67 ?f27 ?f68 ?f35 ?f68 ?f69 ?f68 ?f70 ?f42 ?f0 ?f6 ?f0 ?f66 ?f0 ?f71 ?f72 ?f73 ?f74 ?f75 ?f76 ?f20 ?f0 ?f69 ?f0 ?f5 ?f0 ?f77 ?f78 ?f79 ?f72 ?f80 ?f74 ?f0 ?f18 ?f0 ?f81 ?f0 ?f82 ?f80 ?f82 ?f70 ?f82 ?f78 ?f82 ?f78 ?f22 ?f83 ?f15 ?f72 ?f3 ?f5 ?f41 ?f69 ?f41 ?f15 ?f41 ?f84 ?f77 ?f84 ?f3 ?f84 ?f43 ?f15 ?f14 ?f85 ?f22 ?f37 ?f28 ?f69 ?f86 ?f87 ?f71 Z N" draw:text-areas="?f92 ?f94 ?f93 ?f95"><draw:equation draw:name="f0" draw:formula="0"/><draw:equation draw:name="f1" draw:formula="181"/><draw:equation draw:name="f2" draw:formula="134"/><draw:equation draw:name="f3" draw:formula="23"/><draw:equation draw:name="f4" draw:formula="113"/><draw:equation draw:name="f5" draw:formula="22"/><draw:equation draw:name="f6" draw:formula="116"/><draw:equation draw:name="f7" draw:formula="19"/><draw:equation draw:name="f8" draw:formula="123"/><draw:equation draw:name="f9" draw:formula="124"/><draw:equation draw:name="f10" draw:formula="130"/><draw:equation draw:name="f11" draw:formula="25"/><draw:equation draw:name="f12" draw:formula="30"/><draw:equation draw:name="f13" draw:formula="35"/><draw:equation draw:name="f14" draw:formula="40"/><draw:equation draw:name="f15" draw:formula="41"/><draw:equation draw:name="f16" draw:formula="127"/><draw:equation draw:name="f17" draw:formula="42"/><draw:equation draw:name="f18" draw:formula="44"/><draw:equation draw:name="f19" draw:formula="115"/><draw:equation draw:name="f20" draw:formula="47"/><draw:equation draw:name="f21" draw:formula="109"/><draw:equation draw:name="f22" draw:formula="48"/><draw:equation draw:name="f23" draw:formula="103"/><draw:equation draw:name="f24" draw:formula="52"/><draw:equation draw:name="f25" draw:formula="90"/><draw:equation draw:name="f26" draw:formula="53"/><draw:equation draw:name="f27" draw:formula="83"/><draw:equation draw:name="f28" draw:formula="55"/><draw:equation draw:name="f29" draw:formula="75"/><draw:equation draw:name="f30" draw:formula="56"/><draw:equation draw:name="f31" draw:formula="69"/><draw:equation draw:name="f32" draw:formula="58"/><draw:equation draw:name="f33" draw:formula="62"/><draw:equation draw:name="f34" draw:formula="61"/><draw:equation draw:name="f35" draw:formula="50"/><draw:equation draw:name="f36" draw:formula="71"/><draw:equation draw:name="f37" draw:formula="36"/><draw:equation draw:name="f38" draw:formula="79"/><draw:equation draw:name="f39" draw:formula="24"/><draw:equation draw:name="f40" draw:formula="92"/><draw:equation draw:name="f41" draw:formula="8"/><draw:equation draw:name="f42" draw:formula="132"/><draw:equation draw:name="f43" draw:formula="29"/><draw:equation draw:name="f44" draw:formula="120"/><draw:equation draw:name="f45" draw:formula="80"/><draw:equation draw:name="f46" draw:formula="112"/><draw:equation draw:name="f47" draw:formula="101"/><draw:equation draw:name="f48" draw:formula="110"/><draw:equation draw:name="f49" draw:formula="139"/><draw:equation draw:name="f50" draw:formula="168"/><draw:equation draw:name="f51" draw:formula="93"/><draw:equation draw:name="f52" draw:formula="89"/><draw:equation draw:name="f53" draw:formula="85"/><draw:equation draw:name="f54" draw:formula="178"/><draw:equation draw:name="f55" draw:formula="176"/><draw:equation draw:name="f56" draw:formula="173"/><draw:equation draw:name="f57" draw:formula="86"/><draw:equation draw:name="f58" draw:formula="172"/><draw:equation draw:name="f59" draw:formula="164"/><draw:equation draw:name="f60" draw:formula="114"/><draw:equation draw:name="f61" draw:formula="151"/><draw:equation draw:name="f62" draw:formula="126"/><draw:equation draw:name="f63" draw:formula="133"/><draw:equation draw:name="f64" draw:formula="122"/><draw:equation draw:name="f65" draw:formula="104"/><draw:equation draw:name="f66" draw:formula="91"/><draw:equation draw:name="f67" draw:formula="143"/><draw:equation draw:name="f68" draw:formula="155"/><draw:equation draw:name="f69" draw:formula="34"/><draw:equation draw:name="f70" draw:formula="5"/><draw:equation draw:name="f71" draw:formula="74"/><draw:equation draw:name="f72" draw:formula="16"/><draw:equation draw:name="f73" draw:formula="66"/><draw:equation draw:name="f74" draw:formula="28"/><draw:equation draw:name="f75" draw:formula="64"/><draw:equation draw:name="f76" draw:formula="6"/><draw:equation draw:name="f77" draw:formula="14"/><draw:equation draw:name="f78" draw:formula="10"/><draw:equation draw:name="f79" draw:formula="11"/><draw:equation draw:name="f80" draw:formula="4"/><draw:equation draw:name="f81" draw:formula="45"/><draw:equation draw:name="f82" draw:formula="49"/><draw:equation draw:name="f83" draw:formula="12"/><draw:equation draw:name="f84" draw:formula="43"/><draw:equation draw:name="f85" draw:formula="38"/><draw:equation draw:name="f86" draw:formula="68"/><draw:equation draw:name="f87" draw:formula="31"/><draw:equation draw:name="f88" draw:formula="?f2 - ?f0"/><draw:equation draw:name="f89" draw:formula="?f1 - ?f0"/><draw:equation draw:name="f90" draw:formula="?f89 / 181"/><draw:equation draw:name="f91" draw:formula="?f88 / 134"/><draw:equation draw:name="f92" draw:formula="?f0 / ?f90"/><draw:equation draw:name="f93" draw:formula="?f1 / ?f90"/><draw:equation draw:name="f94" draw:formula="?f0 / ?f91"/><draw:equation draw:name="f95" draw:formula="?f2 / ?f91"/></draw:enhanced-geometry></draw:custom-shape><draw:custom-shape svg:x="0.83541in" svg:y="0.00983in" svg:width="0.27254in" svg:height="0.11301in" draw:id="id159" draw:style-name="a159" draw:name="Freeform: Shape 161"><svg:title/><svg:desc/><text:p text:style-name="Normal"/><draw:enhanced-geometry draw:type="non-primitive" svg:viewBox="0 0 356 289" draw:enhanced-path="M ?f3 ?f4 C ?f5 ?f6 ?f7 ?f8 ?f9 ?f8 ?f10 ?f8 ?f1 ?f8 ?f1 ?f11 ?f1 ?f0 ?f12 ?f0 ?f13 ?f0 ?f14 ?f0 ?f15 ?f16 ?f17 ?f16 ?f18 ?f16 ?f19 ?f0 ?f20 ?f0 ?f21 ?f0 ?f22 ?f0 ?f22 ?f23 ?f22 ?f8 ?f24 ?f8 ?f25 ?f8 ?f25 ?f8 ?f19 ?f8 ?f26 ?f27 ?f28 ?f27 ?f29 ?f30 ?f29 ?f31 ?f29 ?f32 ?f29 ?f32 ?f33 ?f34 L ?f25 ?f35 ?f36 ?f35 ?f37 ?f4 C ?f38 ?f6 ?f39 ?f8 ?f40 ?f8 ?f41 ?f8 ?f42 ?f8 ?f42 ?f11 ?f42 ?f0 ?f43 ?f0 ?f44 ?f0 ?f45 ?f0 ?f46 ?f16 ?f35 ?f16 ?f47 ?f16 ?f48 ?f0 ?f49 ?f0 ?f50 ?f0 ?f51 ?f0 ?f51 ?f23 ?f51 ?f8 ?f50 ?f8 ?f52 ?f8 ?f53 ?f8 ?f54 ?f8 ?f55 ?f27 ?f56 ?f27 ?f57 ?f30 ?f57 ?f31 ?f57 ?f32 ?f57 ?f58 ?f59 ?f34 L ?f60 ?f61 C ?f62 ?f29 ?f63 ?f64 ?f65 ?f64 ?f66 ?f64 ?f0 ?f64 ?f0 ?f18 ?f0 ?f2 ?f11 ?f2 ?f67 ?f2 ?f68 ?f2 ?f69 ?f70 ?f71 ?f70 ?f51 ?f70 ?f72 ?f70 ?f73 ?f70 ?f74 ?f70 ?f75 ?f2 ?f76 ?f2 ?f77 ?f2 ?f78 ?f2 ?f78 ?f79 ?f78 ?f64 ?f47 ?f64 ?f80 ?f64 ?f81 ?f64 ?f82 ?f64 ?f82 ?f83 ?f82 ?f84 ?f85 ?f86 ?f87 ?f88 L ?f76 ?f38 ?f89 ?f38 C ?f90 ?f91 ?f91 ?f92 ?f93 ?f88 ?f94 ?f64 ?f95 ?f64 ?f96 ?f64 ?f97 ?f64 ?f98 ?f64 ?f98 ?f18 ?f98 ?f2 ?f99 ?f2 ?f100 ?f2 ?f101 ?f2 ?f102 ?f70 ?f90 ?f70 ?f103 ?f70 ?f89 ?f70 ?f104 ?f70 ?f105 ?f70 ?f106 ?f2 ?f107 ?f2 ?f108 ?f2 ?f70 ?f2 ?f70 ?f79 ?f70 ?f64 ?f109 ?f64 ?f110 ?f64 ?f105 ?f64 ?f111 ?f64 ?f111 ?f83 ?f111 ?f84 ?f111 ?f86 ?f112 ?f88 Z N" draw:text-areas="?f117 ?f119 ?f118 ?f120"><draw:equation draw:name="f0" draw:formula="0"/><draw:equation draw:name="f1" draw:formula="356"/><draw:equation draw:name="f2" draw:formula="289"/><draw:equation draw:name="f3" draw:formula="306"/><draw:equation draw:name="f4" draw:formula="32"/><draw:equation draw:name="f5" draw:formula="310"/><draw:equation draw:name="f6" draw:formula="17"/><draw:equation draw:name="f7" draw:formula="311"/><draw:equation draw:name="f8" draw:formula="13"/><draw:equation draw:name="f9" draw:formula="342"/><draw:equation draw:name="f10" draw:formula="353"/><draw:equation draw:name="f11" draw:formula="5"/><draw:equation draw:name="f12" draw:formula="352"/><draw:equation draw:name="f13" draw:formula="350"/><draw:equation draw:name="f14" draw:formula="338"/><draw:equation draw:name="f15" draw:formula="308"/><draw:equation draw:name="f16" draw:formula="1"/><draw:equation draw:name="f17" draw:formula="296"/><draw:equation draw:name="f18" draw:formula="284"/><draw:equation draw:name="f19" draw:formula="254"/><draw:equation draw:name="f20" draw:formula="241"/><draw:equation draw:name="f21" draw:formula="239"/><draw:equation draw:name="f22" draw:formula="234"/><draw:equation draw:name="f23" draw:formula="8"/><draw:equation draw:name="f24" draw:formula="238"/><draw:equation draw:name="f25" draw:formula="246"/><draw:equation draw:name="f26" draw:formula="262"/><draw:equation draw:name="f27" draw:formula="14"/><draw:equation draw:name="f28" draw:formula="269"/><draw:equation draw:name="f29" draw:formula="272"/><draw:equation draw:name="f30" draw:formula="16"/><draw:equation draw:name="f31" draw:formula="20"/><draw:equation draw:name="f32" draw:formula="23"/><draw:equation draw:name="f33" draw:formula="271"/><draw:equation draw:name="f34" draw:formula="29"/><draw:equation draw:name="f35" draw:formula="132"/><draw:equation draw:name="f36" draw:formula="116"/><draw:equation draw:name="f37" draw:formula="142"/><draw:equation draw:name="f38" draw:formula="145"/><draw:equation draw:name="f39" draw:formula="146"/><draw:equation draw:name="f40" draw:formula="178"/><draw:equation draw:name="f41" draw:formula="188"/><draw:equation draw:name="f42" draw:formula="192"/><draw:equation draw:name="f43" draw:formula="187"/><draw:equation draw:name="f44" draw:formula="186"/><draw:equation draw:name="f45" draw:formula="174"/><draw:equation draw:name="f46" draw:formula="144"/><draw:equation draw:name="f47" draw:formula="119"/><draw:equation draw:name="f48" draw:formula="89"/><draw:equation draw:name="f49" draw:formula="77"/><draw:equation draw:name="f50" draw:formula="73"/><draw:equation draw:name="f51" draw:formula="68"/><draw:equation draw:name="f52" draw:formula="80"/><draw:equation draw:name="f53" draw:formula="82"/><draw:equation draw:name="f54" draw:formula="90"/><draw:equation draw:name="f55" draw:formula="97"/><draw:equation draw:name="f56" draw:formula="104"/><draw:equation draw:name="f57" draw:formula="108"/><draw:equation draw:name="f58" draw:formula="24"/><draw:equation draw:name="f59" draw:formula="107"/><draw:equation draw:name="f60" draw:formula="50"/><draw:equation draw:name="f61" draw:formula="256"/><draw:equation draw:name="f62" draw:formula="46"/><draw:equation draw:name="f63" draw:formula="44"/><draw:equation draw:name="f64" draw:formula="275"/><draw:equation draw:name="f65" draw:formula="12"/><draw:equation draw:name="f66" draw:formula="4"/><draw:equation draw:name="f67" draw:formula="6"/><draw:equation draw:name="f68" draw:formula="18"/><draw:equation draw:name="f69" draw:formula="48"/><draw:equation draw:name="f70" draw:formula="287"/><draw:equation draw:name="f71" draw:formula="60"/><draw:equation draw:name="f72" draw:formula="78"/><draw:equation draw:name="f73" draw:formula="86"/><draw:equation draw:name="f74" draw:formula="96"/><draw:equation draw:name="f75" draw:formula="106"/><draw:equation draw:name="f76" draw:formula="114"/><draw:equation draw:name="f77" draw:formula="118"/><draw:equation draw:name="f78" draw:formula="122"/><draw:equation draw:name="f79" draw:formula="280"/><draw:equation draw:name="f80" draw:formula="110"/><draw:equation draw:name="f81" draw:formula="95"/><draw:equation draw:name="f82" draw:formula="83"/><draw:equation draw:name="f83" draw:formula="268"/><draw:equation draw:name="f84" draw:formula="266"/><draw:equation draw:name="f85" draw:formula="84"/><draw:equation draw:name="f86" draw:formula="263"/><draw:equation draw:name="f87" draw:formula="85"/><draw:equation draw:name="f88" draw:formula="261"/><draw:equation draw:name="f89" draw:formula="242"/><draw:equation draw:name="f90" draw:formula="224"/><draw:equation draw:name="f91" draw:formula="215"/><draw:equation draw:name="f92" draw:formula="255"/><draw:equation draw:name="f93" draw:formula="214"/><draw:equation draw:name="f94" draw:formula="209"/><draw:equation draw:name="f95" draw:formula="202"/><draw:equation draw:name="f96" draw:formula="175"/><draw:equation draw:name="f97" draw:formula="168"/><draw:equation draw:name="f98" draw:formula="164"/><draw:equation draw:name="f99" draw:formula="169"/><draw:equation draw:name="f100" draw:formula="170"/><draw:equation draw:name="f101" draw:formula="182"/><draw:equation draw:name="f102" draw:formula="212"/><draw:equation draw:name="f103" draw:formula="233"/><draw:equation draw:name="f104" draw:formula="251"/><draw:equation draw:name="f105" draw:formula="260"/><draw:equation draw:name="f106" draw:formula="270"/><draw:equation draw:name="f107" draw:formula="278"/><draw:equation draw:name="f108" draw:formula="282"/><draw:equation draw:name="f109" draw:formula="283"/><draw:equation draw:name="f110" draw:formula="276"/><draw:equation draw:name="f111" draw:formula="248"/><draw:equation draw:name="f112" draw:formula="250"/><draw:equation draw:name="f113" draw:formula="?f2 - ?f0"/><draw:equation draw:name="f114" draw:formula="?f1 - ?f0"/><draw:equation draw:name="f115" draw:formula="?f114 / 356"/><draw:equation draw:name="f116" draw:formula="?f113 / 289"/><draw:equation draw:name="f117" draw:formula="?f0 / ?f115"/><draw:equation draw:name="f118" draw:formula="?f1 / ?f115"/><draw:equation draw:name="f119" draw:formula="?f0 / ?f116"/><draw:equation draw:name="f120" draw:formula="?f2 / ?f116"/></draw:enhanced-geometry></draw:custom-shape><draw:custom-shape svg:x="0.99682in" svg:y="0in" svg:width="0.27254in" svg:height="0.16509in" draw:id="id160" draw:style-name="a160" draw:name="Freeform: Shape 162"><svg:title/><svg:desc/><text:p text:style-name="Normal"/><draw:enhanced-geometry draw:type="non-primitive" svg:viewBox="0 0 100 421" draw:enhanced-path="M ?f1 ?f3 C ?f1 ?f4 ?f1 ?f5 ?f6 ?f7 ?f8 ?f9 ?f10 ?f11 ?f10 ?f12 ?f10 ?f13 ?f14 ?f15 ?f16 ?f17 ?f1 ?f18 ?f1 ?f18 ?f1 ?f19 ?f1 ?f20 ?f21 ?f0 ?f22 ?f0 ?f23 ?f0 ?f24 ?f25 ?f26 ?f27 ?f19 ?f28 ?f0 ?f29 ?f0 ?f12 ?f0 ?f30 ?f19 ?f31 ?f32 ?f33 ?f34 ?f35 ?f23 ?f2 ?f22 ?f2 ?f21 ?f2 ?f1 ?f36 ?f1 ?f3 Z N" draw:text-areas="?f41 ?f43 ?f42 ?f44"><draw:equation draw:name="f0" draw:formula="0"/><draw:equation draw:name="f1" draw:formula="100"/><draw:equation draw:name="f2" draw:formula="421"/><draw:equation draw:name="f3" draw:formula="418"/><draw:equation draw:name="f4" draw:formula="417"/><draw:equation draw:name="f5" draw:formula="415"/><draw:equation draw:name="f6" draw:formula="91"/><draw:equation draw:name="f7" draw:formula="408"/><draw:equation draw:name="f8" draw:formula="38"/><draw:equation draw:name="f9" draw:formula="356"/><draw:equation draw:name="f10" draw:formula="25"/><draw:equation draw:name="f11" draw:formula="275"/><draw:equation draw:name="f12" draw:formula="211"/><draw:equation draw:name="f13" draw:formula="138"/><draw:equation draw:name="f14" draw:formula="41"/><draw:equation draw:name="f15" draw:formula="65"/><draw:equation draw:name="f16" draw:formula="94"/><draw:equation draw:name="f17" draw:formula="12"/><draw:equation draw:name="f18" draw:formula="6"/><draw:equation draw:name="f19" draw:formula="5"/><draw:equation draw:name="f20" draw:formula="1"/><draw:equation draw:name="f21" draw:formula="97"/><draw:equation draw:name="f22" draw:formula="95"/><draw:equation draw:name="f23" draw:formula="90"/><draw:equation draw:name="f24" draw:formula="52"/><draw:equation draw:name="f25" draw:formula="29"/><draw:equation draw:name="f26" draw:formula="26"/><draw:equation draw:name="f27" draw:formula="83"/><draw:equation draw:name="f28" draw:formula="129"/><draw:equation draw:name="f29" draw:formula="176"/><draw:equation draw:name="f30" draw:formula="244"/><draw:equation draw:name="f31" draw:formula="294"/><draw:equation draw:name="f32" draw:formula="28"/><draw:equation draw:name="f33" draw:formula="342"/><draw:equation draw:name="f34" draw:formula="54"/><draw:equation draw:name="f35" draw:formula="395"/><draw:equation draw:name="f36" draw:formula="420"/><draw:equation draw:name="f37" draw:formula="?f2 - ?f0"/><draw:equation draw:name="f38" draw:formula="?f1 - ?f0"/><draw:equation draw:name="f39" draw:formula="?f38 / 100"/><draw:equation draw:name="f40" draw:formula="?f37 / 421"/><draw:equation draw:name="f41" draw:formula="?f0 / ?f39"/><draw:equation draw:name="f42" draw:formula="?f1 / ?f39"/><draw:equation draw:name="f43" draw:formula="?f0 / ?f40"/><draw:equation draw:name="f44" draw:formula="?f2 / ?f40"/></draw:enhanced-geometry></draw:custom-shape><draw:custom-shape svg:x="1.04201in" svg:y="0.01297in" svg:width="0.27254in" svg:height="0.14287in" draw:id="id161" draw:style-name="a161" draw:name="Freeform: Shape 163"><svg:title/><svg:desc/><text:p text:style-name="Normal"/><draw:enhanced-geometry draw:type="non-primitive" svg:viewBox="0 0 174 365" draw:enhanced-path="M ?f1 ?f3 C ?f1 ?f4 ?f5 ?f0 ?f6 ?f0 ?f7 ?f0 ?f8 ?f9 ?f8 ?f10 ?f8 ?f11 ?f12 ?f13 ?f14 ?f13 ?f15 ?f13 ?f1 ?f16 ?f1 ?f3 Z M ?f17 ?f18 C ?f19 ?f20 ?f21 ?f22 ?f23 ?f22 ?f24 ?f22 ?f25 ?f22 ?f26 ?f27 ?f28 ?f29 ?f30 ?f31 ?f30 ?f32 ?f30 ?f33 ?f34 ?f35 ?f10 ?f35 ?f36 ?f35 ?f0 ?f37 ?f0 ?f38 ?f0 ?f22 ?f39 ?f2 ?f13 ?f2 ?f40 ?f2 ?f41 ?f42 ?f43 ?f44 L ?f45 ?f46 C ?f6 ?f47 ?f6 ?f48 ?f6 ?f49 ?f6 ?f50 ?f51 ?f52 ?f53 ?f52 ?f54 ?f52 ?f55 ?f56 ?f55 ?f6 ?f55 ?f57 ?f58 ?f57 ?f58 ?f57 ?f59 ?f57 ?f59 ?f57 ?f60 ?f56 ?f54 ?f61 ?f62 ?f63 ?f43 ?f63 ?f64 ?f63 ?f49 ?f65 ?f49 ?f66 ?f49 ?f67 ?f68 ?f69 ?f70 ?f12 Z N" draw:text-areas="?f75 ?f77 ?f76 ?f78"><draw:equation draw:name="f0" draw:formula="0"/><draw:equation draw:name="f1" draw:formula="174"/><draw:equation draw:name="f2" draw:formula="365"/><draw:equation draw:name="f3" draw:formula="16"/><draw:equation draw:name="f4" draw:formula="7"/><draw:equation draw:name="f5" draw:formula="168"/><draw:equation draw:name="f6" draw:formula="158"/><draw:equation draw:name="f7" draw:formula="149"/><draw:equation draw:name="f8" draw:formula="136"/><draw:equation draw:name="f9" draw:formula="10"/><draw:equation draw:name="f10" draw:formula="23"/><draw:equation draw:name="f11" draw:formula="31"/><draw:equation draw:name="f12" draw:formula="142"/><draw:equation draw:name="f13" draw:formula="37"/><draw:equation draw:name="f14" draw:formula="151"/><draw:equation draw:name="f15" draw:formula="163"/><draw:equation draw:name="f16" draw:formula="26"/><draw:equation draw:name="f17" draw:formula="89"/><draw:equation draw:name="f18" draw:formula="300"/><draw:equation draw:name="f19" draw:formula="80"/><draw:equation draw:name="f20" draw:formula="333"/><draw:equation draw:name="f21" draw:formula="60"/><draw:equation draw:name="f22" draw:formula="357"/><draw:equation draw:name="f23" draw:formula="36"/><draw:equation draw:name="f24" draw:formula="34"/><draw:equation draw:name="f25" draw:formula="28"/><draw:equation draw:name="f26" draw:formula="20"/><draw:equation draw:name="f27" draw:formula="352"/><draw:equation draw:name="f28" draw:formula="32"/><draw:equation draw:name="f29" draw:formula="350"/><draw:equation draw:name="f30" draw:formula="40"/><draw:equation draw:name="f31" draw:formula="339"/><draw:equation draw:name="f32" draw:formula="330"/><draw:equation draw:name="f33" draw:formula="323"/><draw:equation draw:name="f34" draw:formula="35"/><draw:equation draw:name="f35" draw:formula="315"/><draw:equation draw:name="f36" draw:formula="12"/><draw:equation draw:name="f37" draw:formula="324"/><draw:equation draw:name="f38" draw:formula="340"/><draw:equation draw:name="f39" draw:formula="17"/><draw:equation draw:name="f40" draw:formula="67"/><draw:equation draw:name="f41" draw:formula="107"/><draw:equation draw:name="f42" draw:formula="344"/><draw:equation draw:name="f43" draw:formula="118"/><draw:equation draw:name="f44" draw:formula="302"/><draw:equation draw:name="f45" draw:formula="156"/><draw:equation draw:name="f46" draw:formula="147"/><draw:equation draw:name="f47" draw:formula="139"/><draw:equation draw:name="f48" draw:formula="133"/><draw:equation draw:name="f49" draw:formula="132"/><draw:equation draw:name="f50" draw:formula="108"/><draw:equation draw:name="f51" draw:formula="140"/><draw:equation draw:name="f52" draw:formula="92"/><draw:equation draw:name="f53" draw:formula="119"/><draw:equation draw:name="f54" draw:formula="76"/><draw:equation draw:name="f55" draw:formula="52"/><draw:equation draw:name="f56" draw:formula="153"/><draw:equation draw:name="f57" draw:formula="162"/><draw:equation draw:name="f58" draw:formula="56"/><draw:equation draw:name="f59" draw:formula="61"/><draw:equation draw:name="f60" draw:formula="65"/><draw:equation draw:name="f61" draw:formula="127"/><draw:equation draw:name="f62" draw:formula="95"/><draw:equation draw:name="f63" draw:formula="102"/><draw:equation draw:name="f64" draw:formula="124"/><draw:equation draw:name="f65" draw:formula="103"/><draw:equation draw:name="f66" draw:formula="121"/><draw:equation draw:name="f67" draw:formula="130"/><draw:equation draw:name="f68" draw:formula="131"/><draw:equation draw:name="f69" draw:formula="135"/><draw:equation draw:name="f70" draw:formula="128"/><draw:equation draw:name="f71" draw:formula="?f2 - ?f0"/><draw:equation draw:name="f72" draw:formula="?f1 - ?f0"/><draw:equation draw:name="f73" draw:formula="?f72 / 174"/><draw:equation draw:name="f74" draw:formula="?f71 / 365"/><draw:equation draw:name="f75" draw:formula="?f0 / ?f73"/><draw:equation draw:name="f76" draw:formula="?f1 / ?f73"/><draw:equation draw:name="f77" draw:formula="?f0 / ?f74"/><draw:equation draw:name="f78" draw:formula="?f2 / ?f74"/></draw:enhanced-geometry></draw:custom-shape><draw:custom-shape svg:x="1.13131in" svg:y="0in" svg:width="0.27254in" svg:height="0.16509in" draw:id="id162" draw:style-name="a162" draw:name="Freeform: Shape 164"><svg:title/><svg:desc/><text:p text:style-name="Normal"/><draw:enhanced-geometry draw:type="non-primitive" svg:viewBox="0 0 100 421" draw:enhanced-path="M ?f1 ?f3 C ?f1 ?f4 ?f5 ?f6 ?f7 ?f8 ?f9 ?f10 ?f11 ?f0 ?f12 ?f0 ?f13 ?f0 ?f0 ?f13 ?f0 ?f12 ?f0 ?f14 ?f0 ?f14 ?f11 ?f15 ?f16 ?f17 ?f18 ?f19 ?f18 ?f3 ?f18 ?f20 ?f21 ?f22 ?f14 ?f23 ?f0 ?f24 ?f0 ?f25 ?f0 ?f26 ?f0 ?f27 ?f13 ?f2 ?f12 ?f2 ?f11 ?f2 ?f28 ?f29 ?f30 ?f31 ?f32 ?f33 ?f1 ?f34 ?f1 ?f3 Z N" draw:text-areas="?f39 ?f41 ?f40 ?f42"><draw:equation draw:name="f0" draw:formula="0"/><draw:equation draw:name="f1" draw:formula="100"/><draw:equation draw:name="f2" draw:formula="421"/><draw:equation draw:name="f3" draw:formula="211"/><draw:equation draw:name="f4" draw:formula="178"/><draw:equation draw:name="f5" draw:formula="95"/><draw:equation draw:name="f6" draw:formula="127"/><draw:equation draw:name="f7" draw:formula="71"/><draw:equation draw:name="f8" draw:formula="79"/><draw:equation draw:name="f9" draw:formula="46"/><draw:equation draw:name="f10" draw:formula="28"/><draw:equation draw:name="f11" draw:formula="8"/><draw:equation draw:name="f12" draw:formula="5"/><draw:equation draw:name="f13" draw:formula="1"/><draw:equation draw:name="f14" draw:formula="6"/><draw:equation draw:name="f15" draw:formula="14"/><draw:equation draw:name="f16" draw:formula="50"/><draw:equation draw:name="f17" draw:formula="56"/><draw:equation draw:name="f18" draw:formula="74"/><draw:equation draw:name="f19" draw:formula="123"/><draw:equation draw:name="f20" draw:formula="284"/><draw:equation draw:name="f21" draw:formula="59"/><draw:equation draw:name="f22" draw:formula="358"/><draw:equation draw:name="f23" draw:formula="411"/><draw:equation draw:name="f24" draw:formula="415"/><draw:equation draw:name="f25" draw:formula="417"/><draw:equation draw:name="f26" draw:formula="418"/><draw:equation draw:name="f27" draw:formula="420"/><draw:equation draw:name="f28" draw:formula="47"/><draw:equation draw:name="f29" draw:formula="393"/><draw:equation draw:name="f30" draw:formula="72"/><draw:equation draw:name="f31" draw:formula="340"/><draw:equation draw:name="f32" draw:formula="94"/><draw:equation draw:name="f33" draw:formula="293"/><draw:equation draw:name="f34" draw:formula="247"/><draw:equation draw:name="f35" draw:formula="?f2 - ?f0"/><draw:equation draw:name="f36" draw:formula="?f1 - ?f0"/><draw:equation draw:name="f37" draw:formula="?f36 / 100"/><draw:equation draw:name="f38" draw:formula="?f35 / 421"/><draw:equation draw:name="f39" draw:formula="?f0 / ?f37"/><draw:equation draw:name="f40" draw:formula="?f1 / ?f37"/><draw:equation draw:name="f41" draw:formula="?f0 / ?f38"/><draw:equation draw:name="f42" draw:formula="?f2 / ?f38"/></draw:enhanced-geometry></draw:custom-shape></draw:g><text:span text:style-name="T76">.</text:span></text:p>
      <text:h text:style-name="P77" text:outline-level="2">Recherche avec tabou</text:h>
      <text:p text:style-name="P78">Enfin vous devez implanter l'approche de recherche avec<text:s/>tabou avec le voisinage suivant :</text:p>
      <text:p text:style-name="P79"><text:span text:style-name="T80"><text:tab/>Choisir un bloc parmi ceux ne faisant pas partie de la tour ni de la liste taboue puis le placer sur le bloc le plus haut dans la tour courante qui puisse le recevoir. <text:s/>Ce mouvement permet en particulier de modifier la<text:s/></text:span><text:span text:style-name="T81">base de la tour. <text:s/>Cette insertion peut engendrer le retrait de certains blocs directement au-dessus pour conserver l'équilibre de la tour: chacun de ces blocs sera alors tabou pour un nombre d'itérations choisi uniformément au hasard dans l'intervalle<text:s/></text:span><draw:g draw:name="Group 165" draw:id="id171" draw:style-name="a171" text:anchor-type="as-char"><svg:title>TexMaths</svg:title><svg:desc>12§display§$[7,10]$§svg§600§FALSE§</svg:desc><draw:custom-shape svg:x="0in" svg:y="0in" svg:width="0.27254in" svg:height="0.16509in" draw:id="id164" draw:style-name="a164" draw:name="Freeform: Shape 166"><svg:title/><svg:desc/><text:p text:style-name="Normal"/><draw:enhanced-geometry draw:type="non-primitive" svg:viewBox="0 0 985 422" draw:enhanced-path="M ?f3 ?f2 L ?f0 ?f2 ?f0 ?f0 ?f1 ?f0 ?f1 ?f2 Z N" draw:text-areas="?f8 ?f10 ?f9 ?f11"><draw:equation draw:name="f0" draw:formula="0"/><draw:equation draw:name="f1" draw:formula="985"/><draw:equation draw:name="f2" draw:formula="422"/><draw:equation draw:name="f3" draw:formula="493"/><draw:equation draw:name="f4" draw:formula="?f2 - ?f0"/><draw:equation draw:name="f5" draw:formula="?f1 - ?f0"/><draw:equation draw:name="f6" draw:formula="?f5 / 985"/><draw:equation draw:name="f7" draw:formula="?f4 / 422"/><draw:equation draw:name="f8" draw:formula="?f0 / ?f6"/><draw:equation draw:name="f9" draw:formula="?f1 / ?f6"/><draw:equation draw:name="f10" draw:formula="?f0 / ?f7"/><draw:equation draw:name="f11" draw:formula="?f2 / ?f7"/></draw:enhanced-geometry></draw:custom-shape><draw:custom-shape svg:x="0.01927in" svg:y="0in" svg:width="0.27254in" svg:height="0.16509in" draw:id="id165" draw:style-name="a165" draw:name="Freeform: Shape 167"><svg:title/><svg:desc/><text:p text:style-name="Normal"/><draw:enhanced-geometry draw:type="non-primitive" svg:viewBox="0 0 59 422" draw:enhanced-path="M ?f1 ?f2 L ?f1 ?f3 ?f4 ?f3 ?f4 ?f4 ?f1 ?f4 ?f1 ?f0 ?f0 ?f0 ?f0 ?f2 Z N" draw:text-areas="?f9 ?f11 ?f10 ?f12"><draw:equation draw:name="f0" draw:formula="0"/><draw:equation draw:name="f1" draw:formula="59"/><draw:equation draw:name="f2" draw:formula="422"/><draw:equation draw:name="f3" draw:formula="406"/><draw:equation draw:name="f4" draw:formula="17"/><draw:equation draw:name="f5" draw:formula="?f2 - ?f0"/><draw:equation draw:name="f6" draw:formula="?f1 - ?f0"/><draw:equation draw:name="f7" draw:formula="?f6 / 59"/><draw:equation draw:name="f8" draw:formula="?f5 / 422"/><draw:equation draw:name="f9" draw:formula="?f0 / ?f7"/><draw:equation draw:name="f10" draw:formula="?f1 / ?f7"/><draw:equation draw:name="f11" draw:formula="?f0 / ?f8"/><draw:equation draw:name="f12" draw:formula="?f2 / ?f8"/></draw:enhanced-geometry></draw:custom-shape><draw:custom-shape svg:x="0.05506in" svg:y="0.01099in" svg:width="0.27254in" svg:height="0.11509in" draw:id="id166" draw:style-name="a166" draw:name="Freeform: Shape 168"><svg:title/><svg:desc/><text:p text:style-name="Normal"/><draw:enhanced-geometry draw:type="non-primitive" svg:viewBox="0 0 182 295" draw:enhanced-path="M ?f3 ?f4 C ?f1 ?f5 ?f1 ?f5 ?f1 ?f6 L ?f7 ?f6 C ?f8 ?f6 ?f9 ?f10 ?f11 ?f0 L ?f12 ?f0 ?f0 ?f13 ?f14 ?f13 C ?f15 ?f16 ?f17 ?f18 ?f19 ?f20 ?f21 ?f22 ?f23 ?f22 ?f24 ?f22 L ?f25 ?f22 C ?f26 ?f27 ?f28 ?f29 ?f30 ?f28 ?f31 ?f32 ?f33 ?f34 ?f33 ?f35 ?f33 ?f36 ?f33 ?f2 ?f37 ?f2 ?f38 ?f2 ?f38 ?f36 ?f38 ?f35 L ?f38 ?f39 C ?f38 ?f40 ?f41 ?f42 ?f43 ?f44 ?f45 ?f46 ?f47 ?f48 ?f49 ?f50 Z N" draw:text-areas="?f55 ?f57 ?f56 ?f58"><draw:equation draw:name="f0" draw:formula="0"/><draw:equation draw:name="f1" draw:formula="182"/><draw:equation draw:name="f2" draw:formula="295"/><draw:equation draw:name="f3" draw:formula="179"/><draw:equation draw:name="f4" draw:formula="29"/><draw:equation draw:name="f5" draw:formula="23"/><draw:equation draw:name="f6" draw:formula="13"/><draw:equation draw:name="f7" draw:formula="79"/><draw:equation draw:name="f8" draw:formula="28"/><draw:equation draw:name="f9" draw:formula="26"/><draw:equation draw:name="f10" draw:formula="8"/><draw:equation draw:name="f11" draw:formula="25"/><draw:equation draw:name="f12" draw:formula="14"/><draw:equation draw:name="f13" draw:formula="88"/><draw:equation draw:name="f14" draw:formula="11"/><draw:equation draw:name="f15" draw:formula="12"/><draw:equation draw:name="f16" draw:formula="80"/><draw:equation draw:name="f17" draw:formula="16"/><draw:equation draw:name="f18" draw:formula="54"/><draw:equation draw:name="f19" draw:formula="22"/><draw:equation draw:name="f20" draw:formula="49"/><draw:equation draw:name="f21" draw:formula="24"/><draw:equation draw:name="f22" draw:formula="46"/><draw:equation draw:name="f23" draw:formula="58"/><draw:equation draw:name="f24" draw:formula="62"/><draw:equation draw:name="f25" draw:formula="151"/><draw:equation draw:name="f26" draw:formula="146"/><draw:equation draw:name="f27" draw:formula="53"/><draw:equation draw:name="f28" draw:formula="113"/><draw:equation draw:name="f29" draw:formula="100"/><draw:equation draw:name="f30" draw:formula="103"/><draw:equation draw:name="f31" draw:formula="65"/><draw:equation draw:name="f32" draw:formula="170"/><draw:equation draw:name="f33" draw:formula="50"/><draw:equation draw:name="f34" draw:formula="229"/><draw:equation draw:name="f35" draw:formula="272"/><draw:equation draw:name="f36" draw:formula="276"/><draw:equation draw:name="f37" draw:formula="71"/><draw:equation draw:name="f38" draw:formula="90"/><draw:equation draw:name="f39" draw:formula="251"/><draw:equation draw:name="f40" draw:formula="228"/><draw:equation draw:name="f41" draw:formula="91"/><draw:equation draw:name="f42" draw:formula="204"/><draw:equation draw:name="f43" draw:formula="95"/><draw:equation draw:name="f44" draw:formula="181"/><draw:equation draw:name="f45" draw:formula="96"/><draw:equation draw:name="f46" draw:formula="172"/><draw:equation draw:name="f47" draw:formula="102"/><draw:equation draw:name="f48" draw:formula="136"/><draw:equation draw:name="f49" draw:formula="121"/><draw:equation draw:name="f50" draw:formula="109"/><draw:equation draw:name="f51" draw:formula="?f2 - ?f0"/><draw:equation draw:name="f52" draw:formula="?f1 - ?f0"/><draw:equation draw:name="f53" draw:formula="?f52 / 182"/><draw:equation draw:name="f54" draw:formula="?f51 / 295"/><draw:equation draw:name="f55" draw:formula="?f0 / ?f53"/><draw:equation draw:name="f56" draw:formula="?f1 / ?f53"/><draw:equation draw:name="f57" draw:formula="?f0 / ?f54"/><draw:equation draw:name="f58" draw:formula="?f2 / ?f54"/></draw:enhanced-geometry></draw:custom-shape><draw:custom-shape svg:x="0.14356in" svg:y="0.10639in" svg:width="0.27254in" svg:height="0.09843in" draw:id="id167" draw:style-name="a167" draw:name="Freeform: Shape 169"><svg:title/><svg:desc/><text:p text:style-name="Normal"/><draw:enhanced-geometry draw:type="non-primitive" svg:viewBox="0 0 50 127" draw:enhanced-path="M ?f1 ?f3 C ?f1 ?f4 ?f5 ?f0 ?f6 ?f0 ?f7 ?f0 ?f0 ?f8 ?f0 ?f6 ?f0 ?f9 ?f7 ?f10 ?f6 ?f10 ?f11 ?f10 ?f12 ?f13 ?f5 ?f5 L ?f5 ?f14 C ?f15 ?f14 ?f15 ?f14 ?f15 ?f3 ?f15 ?f16 ?f17 ?f18 ?f19 ?f20 ?f7 ?f21 ?f7 ?f22 ?f7 ?f23 ?f7 ?f24 ?f19 ?f2 ?f25 ?f2 ?f26 ?f2 ?f1 ?f27 ?f1 ?f3 Z N" draw:text-areas="?f32 ?f34 ?f33 ?f35"><draw:equation draw:name="f0" draw:formula="0"/><draw:equation draw:name="f1" draw:formula="50"/><draw:equation draw:name="f2" draw:formula="127"/><draw:equation draw:name="f3" draw:formula="44"/><draw:equation draw:name="f4" draw:formula="18"/><draw:equation draw:name="f5" draw:formula="40"/><draw:equation draw:name="f6" draw:formula="23"/><draw:equation draw:name="f7" draw:formula="7"/><draw:equation draw:name="f8" draw:formula="12"/><draw:equation draw:name="f9" draw:formula="34"/><draw:equation draw:name="f10" draw:formula="46"/><draw:equation draw:name="f11" draw:formula="30"/><draw:equation draw:name="f12" draw:formula="35"/><draw:equation draw:name="f13" draw:formula="42"/><draw:equation draw:name="f14" draw:formula="38"/><draw:equation draw:name="f15" draw:formula="41"/><draw:equation draw:name="f16" draw:formula="72"/><draw:equation draw:name="f17" draw:formula="29"/><draw:equation draw:name="f18" draw:formula="98"/><draw:equation draw:name="f19" draw:formula="10"/><draw:equation draw:name="f20" draw:formula="118"/><draw:equation draw:name="f21" draw:formula="120"/><draw:equation draw:name="f22" draw:formula="121"/><draw:equation draw:name="f23" draw:formula="122"/><draw:equation draw:name="f24" draw:formula="126"/><draw:equation draw:name="f25" draw:formula="11"/><draw:equation draw:name="f26" draw:formula="17"/><draw:equation draw:name="f27" draw:formula="94"/><draw:equation draw:name="f28" draw:formula="?f2 - ?f0"/><draw:equation draw:name="f29" draw:formula="?f1 - ?f0"/><draw:equation draw:name="f30" draw:formula="?f29 / 50"/><draw:equation draw:name="f31" draw:formula="?f28 / 127"/><draw:equation draw:name="f32" draw:formula="?f0 / ?f30"/><draw:equation draw:name="f33" draw:formula="?f1 / ?f30"/><draw:equation draw:name="f34" draw:formula="?f0 / ?f31"/><draw:equation draw:name="f35" draw:formula="?f2 / ?f31"/></draw:enhanced-geometry></draw:custom-shape><draw:custom-shape svg:x="0.1897in" svg:y="0.01295in" svg:width="0.27254in" svg:height="0.11023in" draw:id="id168" draw:style-name="a168" draw:name="Freeform: Shape 170"><svg:title/><svg:desc/><text:p text:style-name="Normal"/><draw:enhanced-geometry draw:type="non-primitive" svg:viewBox="0 0 140 282" draw:enhanced-path="M ?f3 ?f4 C ?f3 ?f5 ?f3 ?f0 ?f6 ?f0 ?f7 ?f8 ?f9 ?f8 ?f0 ?f8 L ?f0 ?f10 C ?f11 ?f10 ?f12 ?f10 ?f13 ?f14 L ?f13 ?f15 C ?f13 ?f16 ?f17 ?f18 ?f19 ?f18 L ?f20 ?f18 ?f20 ?f2 C ?f21 ?f22 ?f17 ?f22 ?f23 ?f22 ?f24 ?f22 ?f25 ?f22 ?f1 ?f2 L ?f1 ?f18 ?f26 ?f18 C ?f24 ?f18 ?f3 ?f16 ?f3 ?f15 Z N" draw:text-areas="?f31 ?f33 ?f32 ?f34"><draw:equation draw:name="f0" draw:formula="0"/><draw:equation draw:name="f1" draw:formula="140"/><draw:equation draw:name="f2" draw:formula="282"/><draw:equation draw:name="f3" draw:formula="88"/><draw:equation draw:name="f4" draw:formula="11"/><draw:equation draw:name="f5" draw:formula="1"/><draw:equation draw:name="f6" draw:formula="78"/><draw:equation draw:name="f7" draw:formula="52"/><draw:equation draw:name="f8" draw:formula="28"/><draw:equation draw:name="f9" draw:formula="13"/><draw:equation draw:name="f10" draw:formula="41"/><draw:equation draw:name="f11" draw:formula="8"/><draw:equation draw:name="f12" draw:formula="34"/><draw:equation draw:name="f13" draw:formula="55"/><draw:equation draw:name="f14" draw:formula="29"/><draw:equation draw:name="f15" draw:formula="248"/><draw:equation draw:name="f16" draw:formula="264"/><draw:equation draw:name="f17" draw:formula="54"/><draw:equation draw:name="f18" draw:formula="269"/><draw:equation draw:name="f19" draw:formula="16"/><draw:equation draw:name="f20" draw:formula="2"/><draw:equation draw:name="f21" draw:formula="18"/><draw:equation draw:name="f22" draw:formula="281"/><draw:equation draw:name="f23" draw:formula="72"/><draw:equation draw:name="f24" draw:formula="89"/><draw:equation draw:name="f25" draw:formula="126"/><draw:equation draw:name="f26" draw:formula="127"/><draw:equation draw:name="f27" draw:formula="?f2 - ?f0"/><draw:equation draw:name="f28" draw:formula="?f1 - ?f0"/><draw:equation draw:name="f29" draw:formula="?f28 / 140"/><draw:equation draw:name="f30" draw:formula="?f27 / 282"/><draw:equation draw:name="f31" draw:formula="?f0 / ?f29"/><draw:equation draw:name="f32" draw:formula="?f1 / ?f29"/><draw:equation draw:name="f33" draw:formula="?f0 / ?f30"/><draw:equation draw:name="f34" draw:formula="?f2 / ?f30"/></draw:enhanced-geometry></draw:custom-shape><draw:custom-shape svg:x="0.26431in" svg:y="0.01295in" svg:width="0.27254in" svg:height="0.1137in" draw:id="id169" draw:style-name="a169" draw:name="Freeform: Shape 171"><svg:title/><svg:desc/><text:p text:style-name="Normal"/><draw:enhanced-geometry draw:type="non-primitive" svg:viewBox="0 0 179 292" draw:enhanced-path="M ?f2 ?f4 C ?f2 ?f5 ?f6 ?f7 ?f8 ?f9 ?f10 ?f11 ?f12 ?f1 ?f13 ?f1 ?f14 ?f1 ?f15 ?f16 ?f17 ?f18 ?f19 ?f7 ?f1 ?f5 ?f1 ?f4 ?f1 ?f2 ?f20 ?f21 ?f22 ?f23 ?f24 ?f25 ?f26 ?f3 ?f27 ?f3 ?f28 ?f3 ?f29 ?f30 ?f31 ?f32 ?f6 ?f33 ?f2 ?f0 ?f2 ?f4 Z M ?f27 ?f30 C ?f34 ?f30 ?f9 ?f35 ?f36 ?f37 ?f38 ?f39 ?f38 ?f40 ?f38 ?f41 ?f38 ?f42 ?f38 ?f43 ?f44 ?f14 ?f45 ?f46 ?f47 ?f48 ?f27 ?f48 ?f49 ?f48 ?f50 ?f51 ?f52 ?f53 ?f29 ?f54 ?f29 ?f55 ?f29 ?f41 ?f29 ?f56 ?f29 ?f57 ?f52 ?f58 ?f59 ?f60 ?f12 ?f30 ?f27 ?f30 Z N" draw:text-areas="?f65 ?f67 ?f66 ?f68"><draw:equation draw:name="f0" draw:formula="180"/><draw:equation draw:name="f1" draw:formula="0"/><draw:equation draw:name="f2" draw:formula="179"/><draw:equation draw:name="f3" draw:formula="292"/><draw:equation draw:name="f4" draw:formula="146"/><draw:equation draw:name="f5" draw:formula="113"/><draw:equation draw:name="f6" draw:formula="176"/><draw:equation draw:name="f7" draw:formula="79"/><draw:equation draw:name="f8" draw:formula="162"/><draw:equation draw:name="f9" draw:formula="48"/><draw:equation draw:name="f10" draw:formula="143"/><draw:equation draw:name="f11" draw:formula="7"/><draw:equation draw:name="f12" draw:formula="108"/><draw:equation draw:name="f13" draw:formula="90"/><draw:equation draw:name="f14" draw:formula="64"/><draw:equation draw:name="f15" draw:formula="34"/><draw:equation draw:name="f16" draw:formula="11"/><draw:equation draw:name="f17" draw:formula="16"/><draw:equation draw:name="f18" draw:formula="50"/><draw:equation draw:name="f19" draw:formula="2"/><draw:equation draw:name="f20" draw:formula="1"/><draw:equation draw:name="f21" draw:formula="216"/><draw:equation draw:name="f22" draw:formula="19"/><draw:equation draw:name="f23" draw:formula="248"/><draw:equation draw:name="f24" draw:formula="37"/><draw:equation draw:name="f25" draw:formula="283"/><draw:equation draw:name="f26" draw:formula="68"/><draw:equation draw:name="f27" draw:formula="89"/><draw:equation draw:name="f28" draw:formula="112"/><draw:equation draw:name="f29" draw:formula="144"/><draw:equation draw:name="f30" draw:formula="282"/><draw:equation draw:name="f31" draw:formula="163"/><draw:equation draw:name="f32" draw:formula="242"/><draw:equation draw:name="f33" draw:formula="214"/><draw:equation draw:name="f34" draw:formula="73"/><draw:equation draw:name="f35" draw:formula="271"/><draw:equation draw:name="f36" draw:formula="40"/><draw:equation draw:name="f37" draw:formula="230"/><draw:equation draw:name="f38" draw:formula="35"/><draw:equation draw:name="f39" draw:formula="205"/><draw:equation draw:name="f40" draw:formula="167"/><draw:equation draw:name="f41" draw:formula="142"/><draw:equation draw:name="f42" draw:formula="114"/><draw:equation draw:name="f43" draw:formula="86"/><draw:equation draw:name="f44" draw:formula="38"/><draw:equation draw:name="f45" draw:formula="47"/><draw:equation draw:name="f46" draw:formula="13"/><draw:equation draw:name="f47" draw:formula="78"/><draw:equation draw:name="f48" draw:formula="10"/><draw:equation draw:name="f49" draw:formula="103"/><draw:equation draw:name="f50" draw:formula="131"/><draw:equation draw:name="f51" draw:formula="17"/><draw:equation draw:name="f52" draw:formula="139"/><draw:equation draw:name="f53" draw:formula="59"/><draw:equation draw:name="f54" draw:formula="83"/><draw:equation draw:name="f55" draw:formula="115"/><draw:equation draw:name="f56" draw:formula="173"/><draw:equation draw:name="f57" draw:formula="202"/><draw:equation draw:name="f58" draw:formula="229"/><draw:equation draw:name="f59" draw:formula="132"/><draw:equation draw:name="f60" draw:formula="269"/><draw:equation draw:name="f61" draw:formula="?f3 - ?f1"/><draw:equation draw:name="f62" draw:formula="?f2 - ?f1"/><draw:equation draw:name="f63" draw:formula="?f62 / 179"/><draw:equation draw:name="f64" draw:formula="?f61 / 292"/><draw:equation draw:name="f65" draw:formula="?f1 / ?f63"/><draw:equation draw:name="f66" draw:formula="?f2 / ?f63"/><draw:equation draw:name="f67" draw:formula="?f1 / ?f64"/><draw:equation draw:name="f68" draw:formula="?f3 / ?f64"/></draw:enhanced-geometry></draw:custom-shape><draw:custom-shape svg:x="0.34485in" svg:y="0in" svg:width="0.27254in" svg:height="0.16509in" draw:id="id170" draw:style-name="a170" draw:name="Freeform: Shape 172"><svg:title/><svg:desc/><text:p text:style-name="Normal"/><draw:enhanced-geometry draw:type="non-primitive" svg:viewBox="0 0 59 422" draw:enhanced-path="M ?f1 ?f0 L ?f0 ?f0 ?f0 ?f3 ?f4 ?f3 ?f4 ?f5 ?f0 ?f5 ?f0 ?f2 ?f1 ?f2 Z N" draw:text-areas="?f10 ?f12 ?f11 ?f13"><draw:equation draw:name="f0" draw:formula="0"/><draw:equation draw:name="f1" draw:formula="59"/><draw:equation draw:name="f2" draw:formula="422"/><draw:equation draw:name="f3" draw:formula="17"/><draw:equation draw:name="f4" draw:formula="42"/><draw:equation draw:name="f5" draw:formula="406"/><draw:equation draw:name="f6" draw:formula="?f2 - ?f0"/><draw:equation draw:name="f7" draw:formula="?f1 - ?f0"/><draw:equation draw:name="f8" draw:formula="?f7 / 59"/><draw:equation draw:name="f9" draw:formula="?f6 / 422"/><draw:equation draw:name="f10" draw:formula="?f0 / ?f8"/><draw:equation draw:name="f11" draw:formula="?f1 / ?f8"/><draw:equation draw:name="f12" draw:formula="?f0 / ?f9"/><draw:equation draw:name="f13" draw:formula="?f2 / ?f9"/></draw:enhanced-geometry></draw:custom-shape></draw:g><text:span text:style-name="T82">. Le voisin choisi est celui qui maximise la hauteur de la tour.</text:span></text:p>
      <text:p text:style-name="P83"><text:tab/>Démarrez avec une tour vide et arrêtez après 100 itérations sans amélioration de la meilleure solution trouvée.</text:p>
      <text:h text:style-name="P84" text:outline-level="1"/>
      <text:soft-page-break/>
      <text:h text:style-name="P85" text:outline-level="1">Jeu de données</text:h>
      <text:p text:style-name="P86"><text:tab/>Pour tester les algorithmes, vous devez<text:s/>générer un jeu de données avec 10 exemplaires</text:p>
      <text:p text:style-name="P87">pour les tailles: 100, 500, 1000, 5000, 10000, 50000 et 100000. Vous pouvez utiliser le script suivant:</text:p>
      <text:p text:style-name="P88"/>
      <text:p text:style-name="P89">#!/bin/bash</text:p>
      <text:p text:style-name="P90">for n in {100,500,1000,5000,10000,50000,100000}; do</text:p>
      <text:p text:style-name="P91"><text:span text:style-name="T92"><text:s text:c="4"/></text:span><text:span text:style-name="T93">for i in {1..10}; do</text:span></text:p>
      <text:p text:style-name="P94"><text:s text:c="8"/>#<text:s/>Génération d'une permutation de 1 à 3n</text:p>
      <text:p text:style-name="P95"><text:s text:c="8"/>shuf -i 1-$((3*$n)) |</text:p>
      <text:p text:style-name="P96"><text:s text:c="8"/># Regroupement par bloc de 3</text:p>
      <text:p text:style-name="P97"><text:span text:style-name="T98"><text:s text:c="8"/></text:span><text:span text:style-name="T99">awk 'BEGIN {i=0} {printf $1; if (++i%3==0) printf "\n"; <text:s/>else printf " "}' |</text:span></text:p>
      <text:p text:style-name="P100"><text:span text:style-name="T101"><text:tab/></text:span><text:span text:style-name="T102"># On génère trois orientations différentes</text:span></text:p>
      <text:p text:style-name="P103"><text:s text:c="8"/>awk '{</text:p>
      <text:p text:style-name="P104"><text:span text:style-name="T105"><text:tab/></text:span><text:span text:style-name="T106"><text:tab/></text:span><text:span text:style-name="T107">prin</text:span><text:span text:style-name="T108">tf $1; if ($2 &lt; $3) print " "$2" "$3; else print " "$3" "$2;</text:span></text:p>
      <text:p text:style-name="P109"><text:tab/><text:tab/>printf $2; if ($1 &lt; $3) print " "$1" "$3; else print " "$3" "$1;</text:p>
      <text:p text:style-name="P110"><text:tab/><text:tab/>printf $3; if ($1 &lt; $2) print " "$1" "$2; else print " "$2" "$1;</text:p>
      <text:p text:style-name="P111"><text:tab/>}' &gt; b${n}_${i}.txt</text:p>
      <text:p text:style-name="P112"><text:s text:c="4"/>done</text:p>
      <text:p text:style-name="P113">done</text:p>
      <text:p text:style-name="P114"/>
      <text:p text:style-name="Standard"><text:span text:style-name="T115">Chaque ligne représente l</text:span><text:span text:style-name="T116">es trois dimensions d’un bloc (hauteur, largeur, profondeur). Chaque taille<text:s/></text:span><text:span text:style-name="T117">n<text:s/></text:span><text:span text:style-name="T118">contient<text:s/></text:span><text:span text:style-name="T119">3n<text:s/></text:span><text:span text:style-name="T120">blocs. Si vous regardez le script, on génère trois blocs à partir de chaque groupe de trois entiers généré par<text:s/></text:span><text:span text:style-name="T121">shuf</text:span><text:span text:style-name="T122"><text:s/>+<text:s/></text:span><text:span text:style-name="T123">awk</text:span><text:span text:style-name="T124">.</text:span></text:p>
      <text:soft-page-break/>
      <text:h text:style-name="P125" text:outline-level="1">Présentation des résultats</text:h>
      <table:table table:style-name="Table126">
        <table:table-columns>
          <table:table-column table:style-name="TableColumn127"/>
          <table:table-column table:style-name="TableColumn128"/>
        </table:table-columns>
        <table:table-row table:style-name="TableRow129">
          <table:table-cell table:style-name="TableCell130">
            <text:p text:style-name="P131">0</text:p>
          </table:table-cell>
          <table:table-cell table:style-name="TableCell132">
            <text:p text:style-name="P133"><text:s/>/ 4 pt</text:p>
          </table:table-cell>
        </table:table-row>
      </table:table>
      <text:p text:style-name="Standard"/>
      <text:h text:style-name="Heading3" text:outline-level="3">Tableau des résulats</text:h>
      <text:p text:style-name="P134"><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h text:style-name="P135" text:outline-level="3">Graphs pour analyse hybride</text:h>
      <text:p text:style-name="Textbody"><text:span text:style-name="T136"><text:tab/></text:span><text:span text:style-name="T137">Voir questions plus bas.</text:span></text:p>
      <text:soft-page-break/>
      <text:h text:style-name="P138" text:outline-level="1">Analyse et discussion</text:h>
      <table:table table:style-name="Table139">
        <table:table-columns>
          <table:table-column table:style-name="TableColumn140"/>
          <table:table-column table:style-name="TableColumn141"/>
        </table:table-columns>
        <table:table-row table:style-name="TableRow142">
          <table:table-cell table:style-name="TableCell143">
            <text:p text:style-name="P144">0</text:p>
          </table:table-cell>
          <table:table-cell table:style-name="TableCell145">
            <text:p text:style-name="P146"><text:s/>/ 6 pt</text:p>
          </table:table-cell>
        </table:table-row>
      </table:table>
      <text:h text:style-name="P147" text:outline-level="3">Tentez une analyse asymptotique du temps de calcul pour chaque algorithme.</text:h>
      <text:p text:style-name="P148">L’ensemble des blocs sont<text:s/>prétriés en ordre décroissant de surface avant d’appeler chacun des algorithmes.</text:p>
      <text:p text:style-name="P149"/>
      <text:p text:style-name="P150">Vorace :</text:p>
      <text:p text:style-name="Textbody"><text:span text:style-name="T151">L’algorithme fait usage d’une boucle unique qui parcoure l’ensemble des blocs une fois. L’ensemble des opérations effectuées à l’intérieur de cette boucle sont en temps constant. On peut donc affirmer que l’algorithme glouton probabiliste développé est de l’ordre de O(</text:span><text:span text:style-name="T152">n</text:span><text:span text:style-name="T153">) où<text:s/></text:span><text:span text:style-name="T154">n</text:span><text:span text:style-name="T155"><text:s/>est le nombre de blocs<text:s/></text:span><text:span text:style-name="T156">disponibles</text:span><text:span text:style-name="T157"><text:s/>pour construire la tour.</text:span></text:p>
      <text:p text:style-name="P158"/>
      <text:p text:style-name="P159">Programmation dynamique :</text:p>
      <text:p text:style-name="P160">L’algorithme est constitué de plusieurs boucles.</text:p>
      <text:p text:style-name="Textbody"><text:span text:style-name="T161">La première initialise les deux tableaux utilisés pour la mémorisation des résultats; elle est dans l’ordre exact de O(</text:span><text:span text:style-name="T162">n</text:span><text:span text:style-name="T163">) ou<text:s/></text:span><text:span text:style-name="T164">n</text:span><text:span text:style-name="T165"><text:s/>est le nombre de blocs qui sont disponible pour construire la tour.</text:span></text:p>
      <text:p text:style-name="Textbody"><text:span text:style-name="T166">La seconde boucle contient une boucle imbriqu</text:span><text:span text:style-name="T167">é</text:span><text:span text:style-name="T168">e. La boucle imbriquée opère sur les index allant de 0 à<text:s/></text:span><text:span text:style-name="T169">i</text:span><text:span text:style-name="T170">; les opérations sont en temps constants ce qui met cette boucle dans l’ordre de O(</text:span><text:span text:style-name="T171">n</text:span><text:span text:style-name="T172">). L’imbrication exécute la seconde boucle<text:s/></text:span><text:span text:style-name="T173">n</text:span><text:span text:style-name="T174"><text:s/>fois, ce qui met ce couple de boucles dans l’ordre de O(</text:span><text:span text:style-name="T175">n</text:span><text:span text:style-name="T176">2</text:span><text:span text:style-name="T177">).</text:span></text:p>
      <text:p text:style-name="Textbody"><text:span text:style-name="T178">De plus, les deux boucles permettant de reconstruire la solution<text:s/></text:span><text:span text:style-name="T179">à</text:span><text:span text:style-name="T180"><text:s/>partir des tableaux opèrent chacune en O(</text:span><text:span text:style-name="T181">n</text:span><text:span text:style-name="T182">).</text:span></text:p>
      <text:p text:style-name="Textbody"><text:span text:style-name="T183">Finalement, pour pouvoir afficher la tour de bas en haut, il faut inverser la tour construire par les boucles précédentes, puisqu’elle est construite à l’envers. Cette opération est dans l’ordre de O(</text:span><text:span text:style-name="T184">n</text:span><text:span text:style-name="T185">)</text:span></text:p>
      <text:p text:style-name="Textbody"><text:span text:style-name="T186">Nos observations indiquent donc que l’algorithme en programmation dynamique est de l’ordre de O(</text:span><text:span text:style-name="T187">n</text:span><text:span text:style-name="T188">2</text:span><text:span text:style-name="T189">).</text:span></text:p>
      <text:p text:style-name="P190"/>
      <text:p text:style-name="P191">Tabou :</text:p>
      <text:p text:style-name="Textbody"><text:span text:style-name="T192">Nous utilisons un algorithme g</text:span><text:span text:style-name="T193">louton pour construire la solution initiale sur laquelle l’algorithme tabou op</text:span><text:span text:style-name="T194">è</text:span><text:span text:style-name="T195">rera. Cet algorithme est de l’ordre de O(</text:span><text:span text:style-name="T196">n</text:span><text:span text:style-name="T197">).</text:span></text:p>
      <text:p text:style-name="Textbody"><text:span text:style-name="T198">Par la suite, les blocs sont triés dans l’ordre décroissant de hauteur en utilisant l’algorithme<text:s/></text:span><text:span text:style-name="T199">std::sort</text:span><text:span text:style-name="T200"><text:s/>en O(</text:span><text:span text:style-name="T201">nlogn</text:span><text:span text:style-name="T202">).</text:span></text:p>
      <text:soft-page-break/>
      <text:p text:style-name="Textbody"><text:span text:style-name="T203">Pour pouvoir parcourir la pile de blocs de haut en bas, il est n</text:span><text:span text:style-name="T204">é</text:span><text:span text:style-name="T205">cessaire d’inverser l’ordre des éléments dans le tableau, ce qui se fait dans l’ordre de O(</text:span><text:span text:style-name="T206">n</text:span><text:span text:style-name="T207">).</text:span></text:p>
      <text:p text:style-name="P208"><text:span text:style-name="T209">L’algorithme tabou parcoure la liste des blocs disponibles. Le code de la boucle est exécuté<text:s/></text:span><text:span text:style-name="T210">n</text:span><text:span text:style-name="T211"><text:s/>fois, ou<text:s/></text:span><text:span text:style-name="T212">n</text:span><text:span text:style-name="T213"><text:s/>est le nombre de blocs disponibles. L’itération sur les blocs de la pile construite exécute le code à l’intérieur de la boucle<text:s/></text:span><text:span text:style-name="T214">m</text:span><text:span text:style-name="T215"><text:s/>fois, où<text:s/></text:span><text:span text:style-name="T216">m</text:span><text:span text:style-name="T217"><text:s/>est le nombre de blocs dans la tour. Si le bloc peut être inséré dans enlever les éléments plus haut, l’insertion se fait en O(</text:span><text:span text:style-name="T218">m</text:span><text:span text:style-name="T219">). Sinon, il faut retirer les blocs par-dessus. Ce retrait se fait également en O(</text:span><text:span text:style-name="T220">m</text:span><text:span text:style-name="T221">). Le reste des opérations s’effectue en temps constant. Cette imbrication possède donc une complexité asymptotique dans l’ordre de O(</text:span><text:span text:style-name="T222">nm</text:span><text:span text:style-name="T223">2</text:span><text:span text:style-name="T224">). Le tout est exécuté</text:span><text:span text:style-name="T225"><text:s/>100 fois par solution avec<text:s/></text:span><text:span text:style-name="T226">k</text:span><text:span text:style-name="T227"><text:s/>solutions possibles</text:span><text:span text:style-name="T228">, donc un maximum de 100</text:span><text:span text:style-name="T229">k</text:span><text:span text:style-name="T230"><text:s/>fois.</text:span></text:p>
      <text:p text:style-name="P231"><text:span text:style-name="T232">Nos observations indiquent donc que l’algorithme tabou est de l’ordre O(</text:span><text:span text:style-name="T233">knm</text:span><text:span text:style-name="T234">2</text:span><text:span text:style-name="T235">).</text:span></text:p>
      <text:p text:style-name="P236"/>
      <text:h text:style-name="P237" text:outline-level="3">Servez-vous de vos temps d'exécution pour confirmer et/ou préciser l'analyse asymptotique théorique de vos algorithmes avec la méthode<text:s/>hybride de votre choix.</text:h>
      <text:p text:style-name="P238"><text:tab/>La méthode peut varier d'un algorithme à l'autre. Justifiez les choix ici et mettez les graphiques dans la section précédente. Attention, vous devrez vous poser des questions pour l’algorithme tabou.</text:p>
      <text:h text:style-name="P239" text:outline-level="3">Discutez des trois algorithmes<text:s/>en fonction de la qualité respective des solutions obtenues, de la consommation de ressources (temps de calcul, espace mémoire) et de la difficulté d'implantation.</text:h>
      <text:p text:style-name="P240"/>
      <text:h text:style-name="P241" text:outline-level="3">Indiquez sous quelles conditions vous utiliseriez chaque algorithmes.</text:h>
      <text:p text:style-name="P242"/>
      <text:soft-page-break/>
      <text:h text:style-name="P243" text:outline-level="1">Autres critères de<text:s/>correction</text:h>
      <text:h text:style-name="P244" text:outline-level="3">Respect de l’interface tp.sh</text:h>
      <table:table table:style-name="Table245">
        <table:table-columns>
          <table:table-column table:style-name="TableColumn246"/>
          <table:table-column table:style-name="TableColumn247"/>
        </table:table-columns>
        <table:table-row table:style-name="TableRow248">
          <table:table-cell table:style-name="TableCell249">
            <text:p text:style-name="P250">0</text:p>
          </table:table-cell>
          <table:table-cell table:style-name="TableCell251">
            <text:p text:style-name="P252"><text:s/>/ 1 pt</text:p>
          </table:table-cell>
        </table:table-row>
      </table:table>
      <text:p text:style-name="Standard"/>
      <text:p text:style-name="Standard">Utilisation</text:p>
      <text:p text:style-name="P253"><text:tab/>tp.sh -a [vorace | progdyn | tabou] -e [path_vers_exemplaire]</text:p>
      <text:p text:style-name="P254"/>
      <text:p text:style-name="P255">Arguments optionnels</text:p>
      <text:p text:style-name="P256"><text:tab/>-p<text:s/><text:tab/>affiche les blocs utilisés dans la construction de la tour chacun sur une ligne (hauteur,<text:s/><text:tab/><text:tab/><text:tab/>largeur,<text:s/>profondeur) en commençant par le bas.</text:p>
      <text:p text:style-name="P257"><text:tab/>-t<text:tab/>affiche le temps d’exécution en ms, sans unité ni texte superflu</text:p>
      <text:p text:style-name="P258"/>
      <text:p text:style-name="P259">Important: l’option -e doit accepter des fichiers avec des paths absolus.</text:p>
      <text:p text:style-name="P260"/>
      <text:h text:style-name="Heading3" text:outline-level="3">Qualité du code</text:h>
      <table:table table:style-name="Table261">
        <table:table-columns>
          <table:table-column table:style-name="TableColumn262"/>
          <table:table-column table:style-name="TableColumn263"/>
        </table:table-columns>
        <table:table-row table:style-name="TableRow264">
          <table:table-cell table:style-name="TableCell265">
            <text:p text:style-name="P266">0</text:p>
          </table:table-cell>
          <table:table-cell table:style-name="TableCell267">
            <text:p text:style-name="P268"><text:s/>/ 1 pt</text:p>
          </table:table-cell>
        </table:table-row>
      </table:table>
      <text:p text:style-name="Standard"/>
      <text:h text:style-name="Heading3" text:outline-level="3">Présentation générale</text:h>
      <table:table table:style-name="Table269">
        <table:table-columns>
          <table:table-column table:style-name="TableColumn270"/>
          <table:table-column table:style-name="TableColumn271"/>
        </table:table-columns>
        <table:table-row table:style-name="TableRow272">
          <table:table-cell table:style-name="TableCell273">
            <text:p text:style-name="P274">0</text:p>
          </table:table-cell>
          <table:table-cell table:style-name="TableCell275">
            <text:p text:style-name="P276"><text:s/>/ 1 pt</text:p>
          </table:table-cell>
        </table:table-row>
      </table:table>
      <text:p text:style-name="Textbody"/>
      <text:list text:style-name="LFO2" text:continue-numbering="true">
        <text:list-item>
          <text:p text:style-name="P277">Concision</text:p>
        </text:list-item>
        <text:list-item>
          <text:p text:style-name="P278">Qualité du français</text:p>
        </text:list-item>
      </text:list>
      <text:h text:style-name="Heading3" text:outline-level="3">Pénalité retard</text:h>
      <table:table table:style-name="Table279">
        <table:table-columns>
          <table:table-column table:style-name="TableColumn280"/>
        </table:table-columns>
        <table:table-row table:style-name="TableRow281">
          <table:table-cell table:style-name="TableCell282">
            <text:p text:style-name="P283">0</text:p>
          </table:table-cell>
        </table:table-row>
      </table:table>
      <text:p text:style-name="Textbody"/>
      <text:list text:style-name="LFO3" text:continue-numbering="true">
        <text:list-item>
          <text:p text:style-name="P284"><text:span text:style-name="T285">-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lim E</dc:creator>
    <meta:creation-date>2018-01-08T17:34:00Z</meta:creation-date>
    <dc:date>2018-03-22T21:40:00Z</dc:date>
    <meta:template xlink:href="Normal.dotm" xlink:type="simple"/>
    <meta:editing-cycles>63</meta:editing-cycles>
    <meta:editing-duration>PT18180S</meta:editing-duration>
    <meta:document-statistic meta:page-count="8" meta:paragraph-count="18" meta:word-count="1415" meta:character-count="9469" meta:row-count="67" meta:non-whitespace-character-count="8072"/>
  </office:meta>
</office:document-meta>
</file>